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MS Sans Serif1" svg:font-family="'MS Sans Serif'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3.72cm"/>
    </style:style>
    <style:style style:name="co10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12.502cm"/>
    </style:style>
    <style:style style:name="co12" style:family="table-column">
      <style:table-column-properties fo:break-before="auto" style:column-width="8.894cm"/>
    </style:style>
    <style:style style:name="co13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2.88cm"/>
    </style:style>
    <style:style style:name="co14" style:family="table-column">
      <style:table-column-properties fo:break-before="auto" style:column-width="11.243cm"/>
    </style:style>
    <style:style style:name="co15" style:family="table-column">
      <style:table-column-properties fo:break-before="auto" style:column-width="11.104cm"/>
    </style:style>
    <style:style style:name="co16" style:family="table-column">
      <style:table-column-properties fo:break-before="auto" style:column-width="3.02cm"/>
    </style:style>
    <style:style style:name="co17" style:family="table-column">
      <style:table-column-properties fo:break-before="auto" style:column-width="3.581cm"/>
    </style:style>
    <style:style style:name="co18" style:family="table-column">
      <style:table-column-properties fo:break-before="auto" style:column-width="1.79cm"/>
    </style:style>
    <style:style style:name="co19" style:family="table-column">
      <style:table-column-properties fo:break-before="auto" style:column-width="2.267cm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236cm" fo:break-before="auto" style:use-optimal-row-height="false"/>
    </style:style>
    <style:style style:name="ta2" style:family="table" style:master-page-name="PageStyle_5f_placemark">
      <style:table-properties table:display="true" style:writing-mode="lr-tb"/>
    </style:style>
    <style:style style:name="ta3" style:family="table" style:master-page-name="PageStyle_5f_loc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Обычный_5f_location_5f_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location" table:style-name="ta3" table:print="false">
        <office:forms form:automatic-focus="false" form:apply-design-mode="false"/>
        <table:table-column table:style-name="co7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number-columns-repeated="251" table:default-cell-style-name="ce4"/>
        <table:table-row table:style-name="ro3">
          <table:table-cell table:style-name="ce1" office:value-type="string">
            <text:p>location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hierarhy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author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1</text:p>
          </table:table-cell>
          <table:table-cell table:style-name="ce1" office:value-type="string">
            <text:p>севернее урочища Карагуз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2</text:p>
          </table:table-cell>
          <table:table-cell table:style-name="ce1" office:value-type="string">
            <text:p>левый берег Горькой речки, выше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4</text:p>
          </table:table-cell>
          <table:table-cell table:style-name="ce1" office:value-type="string">
            <text:p>северо-восточ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5</text:p>
          </table:table-cell>
          <table:table-cell table:style-name="ce1" office:value-type="string">
            <text:p>юго-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6</text:p>
          </table:table-cell>
          <table:table-cell table:style-name="ce1" office:value-type="string">
            <text:p>0,5 км юго-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7</text:p>
          </table:table-cell>
          <table:table-cell table:style-name="ce1" office:value-type="string">
            <text:p>0,7 км западнее сред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8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09</text:p>
          </table:table-cell>
          <table:table-cell table:style-name="ce1" office:value-type="string">
            <text:p>восточ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0</text:p>
          </table:table-cell>
          <table:table-cell table:style-name="ce1" office:value-type="string">
            <text:p>правый берег Горькой речки, ниже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1</text:p>
          </table:table-cell>
          <table:table-cell table:style-name="ce1" office:value-type="string">
            <text:p>запад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2</text:p>
          </table:table-cell>
          <table:table-cell table:style-name="ce1" office:value-type="string">
            <text:p>берег озера Баскунчак к востоку от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3</text:p>
          </table:table-cell>
          <table:table-cell table:style-name="ce1" office:value-type="string">
            <text:p>берег озера Баскунчак к юго-востоку от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4</text:p>
          </table:table-cell>
          <table:table-cell table:style-name="ce1" office:value-type="string">
            <text:p>1 км юж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5</text:p>
          </table:table-cell>
          <table:table-cell table:style-name="ce1" office:value-type="string">
            <text:p>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6</text:p>
          </table:table-cell>
          <table:table-cell table:style-name="ce1" office:value-type="string">
            <text:p>2 км северо-восточнее горы Большое Богдо (понижение в степи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7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космоснимок х18 (+-2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8</text:p>
          </table:table-cell>
          <table:table-cell table:style-name="ce1" office:value-type="string">
            <text:p>северо-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19</text:p>
          </table:table-cell>
          <table:table-cell table:style-name="ce1" office:value-type="string">
            <text:p>2 км северо-восточнее горы Большое Богдо (понижение, Alhagi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0</text:p>
          </table:table-cell>
          <table:table-cell table:style-name="ce1" office:value-type="string">
            <text:p>1,5 км восточнее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1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2</text:p>
          </table:table-cell>
          <table:table-cell table:style-name="ce1" office:value-type="string">
            <text:p>южнее верхней части балки Кордо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3</text:p>
          </table:table-cell>
          <table:table-cell table:style-name="ce1" office:value-type="string">
            <text:p>0,7 км запад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4</text:p>
          </table:table-cell>
          <table:table-cell table:style-name="ce1" office:value-type="string">
            <text:p>запад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5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6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7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8</text:p>
          </table:table-cell>
          <table:table-cell table:style-name="ce1" office:value-type="string">
            <text:p>запад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29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0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1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2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3</text:p>
          </table:table-cell>
          <table:table-cell table:style-name="ce1" office:value-type="string">
            <text:p>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4</text:p>
          </table:table-cell>
          <table:table-cell table:style-name="ce1" office:value-type="string">
            <text:p>0,5 км северо-восточнее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5</text:p>
          </table:table-cell>
          <table:table-cell table:style-name="ce1" office:value-type="string">
            <text:p>1 км северо-восточнее горы Большое Богдо (склоны и дно балки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6</text:p>
          </table:table-cell>
          <table:table-cell table:style-name="ce1" office:value-type="string">
            <text:p>0,5-1 км северо-восточнее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7</text:p>
          </table:table-cell>
          <table:table-cell table:style-name="ce1" office:value-type="string">
            <text:p>северный склон горы Большое Богдо (выходы красных гли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8</text:p>
          </table:table-cell>
          <table:table-cell table:style-name="ce1" office:value-type="string">
            <text:p>северный склон горы Большое Богдо (выходы песчаника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39</text:p>
          </table:table-cell>
          <table:table-cell table:style-name="ce1" office:value-type="string">
            <text:p>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0</text:p>
          </table:table-cell>
          <table:table-cell table:style-name="ce1" office:value-type="string">
            <text:p>берег озера Баскунчак юго-восточнее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1</text:p>
          </table:table-cell>
          <table:table-cell table:style-name="ce1" office:value-type="string">
            <text:p>южнее верхней части балки Кордо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2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2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3</text:p>
          </table:table-cell>
          <table:table-cell table:style-name="ce1" office:value-type="string">
            <text:p>0,5 км 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4</text:p>
          </table:table-cell>
          <table:table-cell table:style-name="ce1" office:value-type="string">
            <text:p>1 км 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5</text:p>
          </table:table-cell>
          <table:table-cell table:style-name="ce1" office:value-type="string">
            <text:p>0,5 км 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6</text:p>
          </table:table-cell>
          <table:table-cell table:style-name="ce1" office:value-type="string">
            <text:p>0,5 км 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7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8</text:p>
          </table:table-cell>
          <table:table-cell table:style-name="ce1" office:value-type="string">
            <text:p>северо-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49</text:p>
          </table:table-cell>
          <table:table-cell table:style-name="ce1" office:value-type="string">
            <text:p>юго-восточный склон горы Большое Богдо к юго-западу от вершин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0</text:p>
          </table:table-cell>
          <table:table-cell table:style-name="ce1" office:value-type="string">
            <text:p>урочище Шарбулак (0,5 км севернее лимана в юго-западной части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1</text:p>
          </table:table-cell>
          <table:table-cell table:style-name="ce1" office:value-type="string">
            <text:p>запад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2</text:p>
          </table:table-cell>
          <table:table-cell table:style-name="ce1" office:value-type="string">
            <text:p>юго-восточный берег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3</text:p>
          </table:table-cell>
          <table:table-cell table:style-name="ce1" office:value-type="string">
            <text:p>юго-восточный берег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4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5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6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7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8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59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0</text:p>
          </table:table-cell>
          <table:table-cell table:style-name="ce1" office:value-type="string">
            <text:p>запад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1</text:p>
          </table:table-cell>
          <table:table-cell table:style-name="ce1" office:value-type="string">
            <text:p>юго-восточнее берега озера Баскунчак близ урочища Серебристые топол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2</text:p>
          </table:table-cell>
          <table:table-cell table:style-name="ce1" office:value-type="string">
            <text:p>восточный склон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3</text:p>
          </table:table-cell>
          <table:table-cell table:style-name="ce1" office:value-type="string">
            <text:p>северо-западный склон горы Большое Богдо (1,7 км западнее вершины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4</text:p>
          </table:table-cell>
          <table:table-cell table:style-name="ce1" office:value-type="string">
            <text:p>балка Сурикова близ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5</text:p>
          </table:table-cell>
          <table:table-cell table:style-name="ce1" office:value-type="string">
            <text:p>балка Сурикова (восточн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6</text:p>
          </table:table-cell>
          <table:table-cell table:style-name="ce1" office:value-type="string">
            <text:p>западнее сред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7</text:p>
          </table:table-cell>
          <table:table-cell table:style-name="ce1" office:value-type="string">
            <text:p>балка Сурикова близ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8</text:p>
          </table:table-cell>
          <table:table-cell table:style-name="ce1" office:value-type="string">
            <text:p>балка Сурикова, у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69</text:p>
          </table:table-cell>
          <table:table-cell table:style-name="ce1" office:value-type="string">
            <text:p>восточнее ниж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0</text:p>
          </table:table-cell>
          <table:table-cell table:style-name="ce1" office:value-type="string">
            <text:p>юго-восточный склон горы Большое Богдо к юго-западу от вершин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1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2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3</text:p>
          </table:table-cell>
          <table:table-cell table:style-name="ce1" office:value-type="string">
            <text:p>запад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4</text:p>
          </table:table-cell>
          <table:table-cell table:style-name="ce1" office:value-type="string">
            <text:p>восточнее вершины горы Большое Богдо (выходы красных глин над урочищем Шарбулак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5</text:p>
          </table:table-cell>
          <table:table-cell table:style-name="ce1" office:value-type="string">
            <text:p>восточ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6</text:p>
          </table:table-cell>
          <table:table-cell table:style-name="ce1" office:value-type="string">
            <text:p>запад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7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8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79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0</text:p>
          </table:table-cell>
          <table:table-cell table:style-name="ce1" office:value-type="string">
            <text:p>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1</text:p>
          </table:table-cell>
          <table:table-cell table:style-name="ce1" office:value-type="string">
            <text:p>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2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3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4</text:p>
          </table:table-cell>
          <table:table-cell table:style-name="ce1" office:value-type="string">
            <text:p>северо-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5</text:p>
          </table:table-cell>
          <table:table-cell table:style-name="ce1" office:value-type="string">
            <text:p>северо-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6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7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8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89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0</text:p>
          </table:table-cell>
          <table:table-cell table:style-name="ce1" office:value-type="string">
            <text:p>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1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2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3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4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5</text:p>
          </table:table-cell>
          <table:table-cell table:style-name="ce1" office:value-type="string">
            <text:p>запад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6</text:p>
          </table:table-cell>
          <table:table-cell table:style-name="ce1" office:value-type="string">
            <text:p>лиман в юго-западной части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7</text:p>
          </table:table-cell>
          <table:table-cell table:style-name="ce1" office:value-type="string">
            <text:p>западная часть урочища Шарбулак (южнее пещеры Шарбулакская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8</text:p>
          </table:table-cell>
          <table:table-cell table:style-name="ce1" office:value-type="string">
            <text:p>средня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099</text:p>
          </table:table-cell>
          <table:table-cell table:style-name="ce1" office:value-type="string">
            <text:p>средня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0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1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2</text:p>
          </table:table-cell>
          <table:table-cell table:style-name="ce1" office:value-type="string">
            <text:p>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3</text:p>
          </table:table-cell>
          <table:table-cell table:style-name="ce1" office:value-type="string">
            <text:p>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4</text:p>
          </table:table-cell>
          <table:table-cell table:style-name="ce1" office:value-type="string">
            <text:p>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5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6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7</text:p>
          </table:table-cell>
          <table:table-cell table:style-name="ce1" office:value-type="string">
            <text:p>окрестности озера Карасун и пещеры Первомайск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8</text:p>
          </table:table-cell>
          <table:table-cell table:style-name="ce1" office:value-type="string">
            <text:p>юж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09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0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1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2</text:p>
          </table:table-cell>
          <table:table-cell table:style-name="ce1" office:value-type="string">
            <text:p>балка Сурикова (восточн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3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4</text:p>
          </table:table-cell>
          <table:table-cell table:style-name="ce1" office:value-type="string">
            <text:p>балка Сурикова близ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5</text:p>
          </table:table-cell>
          <table:table-cell table:style-name="ce1" office:value-type="string">
            <text:p>северный склон горы Большое Богдо (выходы песчаника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6</text:p>
          </table:table-cell>
          <table:table-cell table:style-name="ce1" office:value-type="string">
            <text:p>западная часть северо-западного склона горы Большое богдо северне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7</text:p>
          </table:table-cell>
          <table:table-cell table:style-name="ce1" office:value-type="string">
            <text:p>лиман в юго-западной части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8</text:p>
          </table:table-cell>
          <table:table-cell table:style-name="ce1" office:value-type="string">
            <text:p>западная часть урочища Шарбулак (юго-восточнее пещеры Шарбулакская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19</text:p>
          </table:table-cell>
          <table:table-cell table:style-name="ce1" office:value-type="string">
            <text:p>лиман в юго-западной части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0</text:p>
          </table:table-cell>
          <table:table-cell table:style-name="ce1" office:value-type="string">
            <text:p>балка Сурикова (восточн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1</text:p>
          </table:table-cell>
          <table:table-cell table:style-name="ce1" office:value-type="string">
            <text:p>балка Сурикова близ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2</text:p>
          </table:table-cell>
          <table:table-cell table:style-name="ce1" office:value-type="string">
            <text:p>Балка Сурикова (устье) и берег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3</text:p>
          </table:table-cell>
          <table:table-cell table:style-name="ce1" office:value-type="string">
            <text:p>балка Сурикова (восточн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4</text:p>
          </table:table-cell>
          <table:table-cell table:style-name="ce1" office:value-type="string">
            <text:p>балка Сурикова выше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5</text:p>
          </table:table-cell>
          <table:table-cell table:style-name="ce1" office:value-type="string">
            <text:p>балка Сурикова у верхней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6</text:p>
          </table:table-cell>
          <table:table-cell table:style-name="ce1" office:value-type="string">
            <text:p>склон горы Большое Богдо северо-восточнее верхней части балки Сурикова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7</text:p>
          </table:table-cell>
          <table:table-cell table:style-name="ce1" office:value-type="string">
            <text:p>балка Сурикова (западный склон у верхней дамбы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8</text:p>
          </table:table-cell>
          <table:table-cell table:style-name="ce1" office:value-type="string">
            <text:p>западная часть юго-восточного склона горы Большое Богдо ниже песчаниковых скал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29</text:p>
          </table:table-cell>
          <table:table-cell table:style-name="ce1" office:value-type="string">
            <text:p>устье балки 2 км северо-восточнее вершины горы Большое Богдо (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0</text:p>
          </table:table-cell>
          <table:table-cell table:style-name="ce1" office:value-type="string">
            <text:p>устье балки 2,5 км северо-восточнее вершины горы Большое Богдо и берег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1</text:p>
          </table:table-cell>
          <table:table-cell table:style-name="ce1" office:value-type="string">
            <text:p>устье балки 2 км северо-восточнее вершины горы Большое Богдо (ниже "Красного озера") и берег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2</text:p>
          </table:table-cell>
          <table:table-cell table:style-name="ce1" office:value-type="string">
            <text:p>2 км северо-восточнее вершины горы Большое Богдо (северо-восточнее дамбы у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3</text:p>
          </table:table-cell>
          <table:table-cell table:style-name="ce1" office:value-type="string">
            <text:p>2 км северо-восточнее вершины горы Большое Богдо ("Красное озеро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4</text:p>
          </table:table-cell>
          <table:table-cell table:style-name="ce1" office:value-type="string">
            <text:p>2 км северо-восточнее вершины горы Большое Богдо ("Красное озеро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5</text:p>
          </table:table-cell>
          <table:table-cell table:style-name="ce1" office:value-type="string">
            <text:p>2 км северо-восточнее вершины горы Большое Богдо (восточный склон балки 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6</text:p>
          </table:table-cell>
          <table:table-cell table:style-name="ce1" office:value-type="string">
            <text:p>2 км северо-восточнее вершины горы Большое Богдо (восточный склон балки 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7</text:p>
          </table:table-cell>
          <table:table-cell table:style-name="ce1" office:value-type="string">
            <text:p>восточ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8</text:p>
          </table:table-cell>
          <table:table-cell table:style-name="ce1" office:value-type="string">
            <text:p>южнее песчаниковых скал западной части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39</text:p>
          </table:table-cell>
          <table:table-cell table:style-name="ce1" office:value-type="string">
            <text:p>лиман в юго-западной части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0</text:p>
          </table:table-cell>
          <table:table-cell table:style-name="ce1" office:value-type="string">
            <text:p>западная часть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1</text:p>
          </table:table-cell>
          <table:table-cell table:style-name="ce1" office:value-type="string">
            <text:p>севернее западной части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космоснимок х18 (+-10м)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2</text:p>
          </table:table-cell>
          <table:table-cell table:style-name="ce1" office:value-type="string">
            <text:p>восточ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3</text:p>
          </table:table-cell>
          <table:table-cell table:style-name="ce1" office:value-type="string">
            <text:p>устье Горькой речки, восточный берег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4</text:p>
          </table:table-cell>
          <table:table-cell table:style-name="ce1" office:value-type="string">
            <text:p>правый берег Горькой речки, ниже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3-145</text:p>
          </table:table-cell>
          <table:table-cell table:style-name="ce1" office:value-type="string">
            <text:p>левый берег Горькой речки, выше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1</text:p>
          </table:table-cell>
          <table:table-cell table:style-name="ce1" office:value-type="string">
            <text:p>юго-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2</text:p>
          </table:table-cell>
          <table:table-cell table:style-name="ce1" office:value-type="string">
            <text:p>Горькая речка (выше дамбы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3</text:p>
          </table:table-cell>
          <table:table-cell table:style-name="ce1" office:value-type="string">
            <text:p>1,5 км севернее устья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4</text:p>
          </table:table-cell>
          <table:table-cell table:style-name="ce1" office:value-type="string">
            <text:p>1,5 км севернее устья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5</text:p>
          </table:table-cell>
          <table:table-cell table:style-name="ce1" office:value-type="string">
            <text:p>над правым берегом Горькой речки ниже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6</text:p>
          </table:table-cell>
          <table:table-cell table:style-name="ce1" office:value-type="string">
            <text:p>Горькая речка (у дамбы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7</text:p>
          </table:table-cell>
          <table:table-cell table:style-name="ce1" office:value-type="string">
            <text:p>урочище Карагуз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8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09</text:p>
          </table:table-cell>
          <table:table-cell table:style-name="ce1" office:value-type="string">
            <text:p>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0</text:p>
          </table:table-cell>
          <table:table-cell table:style-name="ce1" office:value-type="string">
            <text:p>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1</text:p>
          </table:table-cell>
          <table:table-cell table:style-name="ce1" office:value-type="string">
            <text:p>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2</text:p>
          </table:table-cell>
          <table:table-cell table:style-name="ce1" office:value-type="string">
            <text:p>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3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4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5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6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7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8</text:p>
          </table:table-cell>
          <table:table-cell table:style-name="ce1" office:value-type="string">
            <text:p>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19</text:p>
          </table:table-cell>
          <table:table-cell table:style-name="ce1" office:value-type="string">
            <text:p>0,5-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0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1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2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3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4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5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6</text:p>
          </table:table-cell>
          <table:table-cell table:style-name="ce1" office:value-type="string">
            <text:p>юго-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7</text:p>
          </table:table-cell>
          <table:table-cell table:style-name="ce1" office:value-type="string">
            <text:p>восточ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8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29</text:p>
          </table:table-cell>
          <table:table-cell table:style-name="ce1" office:value-type="string">
            <text:p>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0</text:p>
          </table:table-cell>
          <table:table-cell table:style-name="ce1" office:value-type="string">
            <text:p>0-1 км севернее и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1</text:p>
          </table:table-cell>
          <table:table-cell table:style-name="ce1" office:value-type="string">
            <text:p>северо-западная часть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2</text:p>
          </table:table-cell>
          <table:table-cell table:style-name="ce1" office:value-type="string">
            <text:p>север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3</text:p>
          </table:table-cell>
          <table:table-cell table:style-name="ce1" office:value-type="string">
            <text:p>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4</text:p>
          </table:table-cell>
          <table:table-cell table:style-name="ce1" office:value-type="string">
            <text:p>0,5 км северо-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5</text:p>
          </table:table-cell>
          <table:table-cell table:style-name="ce1" office:value-type="string">
            <text:p>0,5-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6</text:p>
          </table:table-cell>
          <table:table-cell table:style-name="ce1" office:value-type="string">
            <text:p>0,5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7</text:p>
          </table:table-cell>
          <table:table-cell table:style-name="ce1" office:value-type="string">
            <text:p>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8</text:p>
          </table:table-cell>
          <table:table-cell table:style-name="ce1" office:value-type="string">
            <text:p>северо-восточ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39</text:p>
          </table:table-cell>
          <table:table-cell table:style-name="ce1" office:value-type="string">
            <text:p>0,5-1 км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0</text:p>
          </table:table-cell>
          <table:table-cell table:style-name="ce1" office:value-type="string">
            <text:p>бывший поселок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1</text:p>
          </table:table-cell>
          <table:table-cell table:style-name="ce1" office:value-type="string">
            <text:p>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2</text:p>
          </table:table-cell>
          <table:table-cell table:style-name="ce1" office:value-type="string">
            <text:p>верховья балки Сурикова (прав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3</text:p>
          </table:table-cell>
          <table:table-cell table:style-name="ce1" office:value-type="string">
            <text:p>юж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4</text:p>
          </table:table-cell>
          <table:table-cell table:style-name="ce1" office:value-type="string">
            <text:p>близ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5</text:p>
          </table:table-cell>
          <table:table-cell table:style-name="ce1" office:value-type="string">
            <text:p>восточ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6</text:p>
          </table:table-cell>
          <table:table-cell table:style-name="ce1" office:value-type="string">
            <text:p>северо-восточная часть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6a</text:p>
          </table:table-cell>
          <table:table-cell table:style-name="ce1" office:value-type="string">
            <text:p>южнее вершины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table:number-columns-repeated="2"/>
          <table:table-cell table:number-columns-repeated="251"/>
        </table:table-row>
        <table:table-row table:style-name="ro3">
          <table:table-cell table:style-name="ce1" office:value-type="string">
            <text:p>14-047</text:p>
          </table:table-cell>
          <table:table-cell table:style-name="ce1" office:value-type="string">
            <text:p>урочище Шарбулак (пещера Водяная и близ нее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8</text:p>
          </table:table-cell>
          <table:table-cell table:style-name="ce1" office:value-type="string">
            <text:p>урочище Шарбулак северо-восточнее пещеры Водян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49</text:p>
          </table:table-cell>
          <table:table-cell table:style-name="ce1" office:value-type="string">
            <text:p>0-1 км севернее и западнее бывшего поселка НИАГЛОС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Зеленый сад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0</text:p>
          </table:table-cell>
          <table:table-cell table:style-name="ce1" office:value-type="string">
            <text:p>север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1</text:p>
          </table:table-cell>
          <table:table-cell table:style-name="ce1" office:value-type="string">
            <text:p>верховье балки Кордон (прав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2</text:p>
          </table:table-cell>
          <table:table-cell table:style-name="ce1" office:value-type="string">
            <text:p>верховье балки Кордон (прав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3</text:p>
          </table:table-cell>
          <table:table-cell table:style-name="ce1" office:value-type="string">
            <text:p>верховье балки Кордон (прав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4</text:p>
          </table:table-cell>
          <table:table-cell table:style-name="ce1" office:value-type="string">
            <text:p>верховье балки Кордон (правый склон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5</text:p>
          </table:table-cell>
          <table:table-cell table:style-name="ce1" office:value-type="string">
            <text:p>Низовья Горькой речки близ дамбы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6</text:p>
          </table:table-cell>
          <table:table-cell table:style-name="ce1" office:value-type="string">
            <text:p>север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7</text:p>
          </table:table-cell>
          <table:table-cell table:style-name="ce1" office:value-type="string">
            <text:p>север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8</text:p>
          </table:table-cell>
          <table:table-cell table:style-name="ce1" office:value-type="string">
            <text:p>устье балки 2 км северо-восточнее вершины горы Большое Богдо (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59</text:p>
          </table:table-cell>
          <table:table-cell table:style-name="ce1" office:value-type="string">
            <text:p>восточнее устья балки 2 км северо-восточнее вершины горы Большое Богдо (ниже "Красного озера", берег озера Баскунчак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0</text:p>
          </table:table-cell>
          <table:table-cell table:style-name="ce1" office:value-type="string">
            <text:p>устье балки 2 км северо-восточнее вершины горы Большое Богдо (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1</text:p>
          </table:table-cell>
          <table:table-cell table:style-name="ce1" office:value-type="string">
            <text:p>устье балки 2 км северо-восточнее вершины горы Большое Богдо (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2</text:p>
          </table:table-cell>
          <table:table-cell table:style-name="ce1" office:value-type="string">
            <text:p>близ устья балки 2 км северо-восточнее вершины горы Большое Богдо (ниж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3</text:p>
          </table:table-cell>
          <table:table-cell table:style-name="ce1" office:value-type="string">
            <text:p>устье балки 2,5 км северо-восточнее вершины горы Большое Богдо и берег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4</text:p>
          </table:table-cell>
          <table:table-cell table:style-name="ce1" office:value-type="string">
            <text:p>2 км северо-восточнее вершины горы Большое Богдо (северо-восточнее дамбы у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5</text:p>
          </table:table-cell>
          <table:table-cell table:style-name="ce1" office:value-type="string">
            <text:p>восточ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6</text:p>
          </table:table-cell>
          <table:table-cell table:style-name="ce1" office:value-type="string">
            <text:p>2 км северо-восточнее вершины горы Большое Богдо ("Красное озеро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7</text:p>
          </table:table-cell>
          <table:table-cell table:style-name="ce1" office:value-type="string">
            <text:p>2 км северо-восточнее вершины горы Большое Богдо ("Красное озеро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8</text:p>
          </table:table-cell>
          <table:table-cell table:style-name="ce1" office:value-type="string">
            <text:p>2 км северо-восточнее вершины горы Большое Богдо ("Красное озеро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69</text:p>
          </table:table-cell>
          <table:table-cell table:style-name="ce1" office:value-type="string">
            <text:p>2 км северо-восточнее вершины горы Большое Богдо (берег озера Баскунчак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0</text:p>
          </table:table-cell>
          <table:table-cell table:style-name="ce1" office:value-type="string">
            <text:p>2 км северо-восточнее вершины горы Большое Богдо (восточнее "Красного озера")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1</text:p>
          </table:table-cell>
          <table:table-cell table:style-name="ce1" office:value-type="string">
            <text:p>левый берег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2</text:p>
          </table:table-cell>
          <table:table-cell table:style-name="ce1" office:value-type="string">
            <text:p>восточнее низовья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3</text:p>
          </table:table-cell>
          <table:table-cell table:style-name="ce1" office:value-type="string">
            <text:p>левый берег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4</text:p>
          </table:table-cell>
          <table:table-cell table:style-name="ce1" office:value-type="string">
            <text:p>левый берег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5</text:p>
          </table:table-cell>
          <table:table-cell table:style-name="ce1" office:value-type="string">
            <text:p>левый берег Горькой речки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6</text:p>
          </table:table-cell>
          <table:table-cell table:style-name="ce1" office:value-type="string">
            <text:p>урочище Шарбулак близ пещеры Водяная-1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7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8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79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0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1</text:p>
          </table:table-cell>
          <table:table-cell table:style-name="ce1" office:value-type="string">
            <text:p>юго-восточ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2</text:p>
          </table:table-cell>
          <table:table-cell table:style-name="ce1" office:value-type="string">
            <text:p>юго-запад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3</text:p>
          </table:table-cell>
          <table:table-cell table:style-name="ce1" office:value-type="string">
            <text:p>юго-запад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4</text:p>
          </table:table-cell>
          <table:table-cell table:style-name="ce1" office:value-type="string">
            <text:p>юго-восточ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5</text:p>
          </table:table-cell>
          <table:table-cell table:style-name="ce1" office:value-type="string">
            <text:p>восточная часть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6</text:p>
          </table:table-cell>
          <table:table-cell table:style-name="ce1" office:value-type="string">
            <text:p>восточная часть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7</text:p>
          </table:table-cell>
          <table:table-cell table:style-name="ce1" office:value-type="string">
            <text:p>восточная часть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8</text:p>
          </table:table-cell>
          <table:table-cell table:style-name="ce1" office:value-type="string">
            <text:p>восточная часть урочища Шарбул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89</text:p>
          </table:table-cell>
          <table:table-cell table:style-name="ce1" office:value-type="string">
            <text:p>урочище "Серебристые тополя"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0</text:p>
          </table:table-cell>
          <table:table-cell table:style-name="ce1" office:value-type="string">
            <text:p>северный берег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1</text:p>
          </table:table-cell>
          <table:table-cell table:style-name="ce1" office:value-type="string">
            <text:p>северо-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2</text:p>
          </table:table-cell>
          <table:table-cell table:style-name="ce1" office:value-type="string">
            <text:p>берег озера Баскунчак 1 км 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3</text:p>
          </table:table-cell>
          <table:table-cell table:style-name="ce1" office:value-type="string">
            <text:p>берег озера Баскунчак 4,5 км восточнее устья балки Белая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4</text:p>
          </table:table-cell>
          <table:table-cell table:style-name="ce1" office:value-type="string">
            <text:p>балка Белая 0,5 км севернее озера Баскунчак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5</text:p>
          </table:table-cell>
          <table:table-cell table:style-name="ce1" office:value-type="string">
            <text:p>юго-западнее озера Карасун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6</text:p>
          </table:table-cell>
          <table:table-cell table:style-name="ce1" office:value-type="string">
            <text:p>урочище Шарбулак 0,5 км западнее пещеры Водяная-1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>
          <table:table-cell table:style-name="ce1" office:value-type="string">
            <text:p>14-097</text:p>
          </table:table-cell>
          <table:table-cell table:style-name="ce1" office:value-type="string">
            <text:p>севернее песчаниковых скал юго-восточного склона горы Большое Богдо</text:p>
          </table:table-cell>
          <table:table-cell table:style-name="ce1" office:value-type="string">
            <text:p>Астраханская область, Ахтубинский район, ГПЗ "Богдинско-Баскунчакский", участок «Окрестность озера Баскунчак»</text:p>
          </table:table-cell>
          <table:table-cell table:style-name="ce1" office:value-type="string">
            <text:p>GPS Garmin H</text:p>
          </table:table-cell>
          <table:table-cell table:style-name="ce1" office:value-type="string">
            <text:p>Гребенников К.А.</text:p>
          </table:table-cell>
          <table:table-cell table:number-columns-repeated="251"/>
        </table:table-row>
        <table:table-row table:style-name="ro3" table:number-rows-repeated="1048332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placemark" table:style-name="ta2" table:print="false">
        <office:forms form:automatic-focus="false" form:apply-design-mode="false"/>
        <table:table-column table:style-name="co8" table:default-cell-style-name="ce3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51" table:default-cell-style-name="Default"/>
        <table:table-row table:style-name="ro2">
          <table:table-cell table:style-name="ce1" office:value-type="string">
            <text:p>location</text:p>
          </table:table-cell>
          <table:table-cell table:style-name="ce1" office:value-type="string">
            <text:p>placemark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coordinates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1</text:p>
          </table:table-cell>
          <table:table-cell table:style-name="Default" office:value-type="string">
            <text:p>13-001#01</text:p>
          </table:table-cell>
          <table:table-cell office:value-type="string">
            <text:p>Point</text:p>
          </table:table-cell>
          <table:table-cell office:value-type="string">
            <text:p>46.98418,48.2132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2</text:p>
          </table:table-cell>
          <table:table-cell table:style-name="Default" office:value-type="string">
            <text:p>13-002#01</text:p>
          </table:table-cell>
          <table:table-cell office:value-type="string">
            <text:p>Point</text:p>
          </table:table-cell>
          <table:table-cell office:value-type="string">
            <text:p>46.981094,48.21984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3</text:p>
          </table:table-cell>
          <table:table-cell table:style-name="Default" office:value-type="string">
            <text:p>13-003#01</text:p>
          </table:table-cell>
          <table:table-cell office:value-type="string">
            <text:p>Point</text:p>
          </table:table-cell>
          <table:table-cell office:value-type="string">
            <text:p>46.190643,48.28405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4</text:p>
          </table:table-cell>
          <table:table-cell table:style-name="Default" office:value-type="string">
            <text:p>13-004#01</text:p>
          </table:table-cell>
          <table:table-cell office:value-type="string">
            <text:p>Point</text:p>
          </table:table-cell>
          <table:table-cell office:value-type="string">
            <text:p>46.958681,48.26200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5</text:p>
          </table:table-cell>
          <table:table-cell table:style-name="Default" office:value-type="string">
            <text:p>13-005#01</text:p>
          </table:table-cell>
          <table:table-cell office:value-type="string">
            <text:p>Point</text:p>
          </table:table-cell>
          <table:table-cell office:value-type="string">
            <text:p>46.857839,48.14133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6</text:p>
          </table:table-cell>
          <table:table-cell table:style-name="Default" office:value-type="string">
            <text:p>13-006#01</text:p>
          </table:table-cell>
          <table:table-cell office:value-type="string">
            <text:p>LineString</text:p>
          </table:table-cell>
          <table:table-cell office:value-type="string">
            <text:p>46.85866,48.13889,0 46.85879,48.13889,0 46.85894,48.13883,0 46.85899,48.13883,0 46.85884,48.13876,0 46.85879,48.13874,0 46.85886,48.13881,0 46.85896,48.13883,0 46.85894,48.13889,0 46.85911,48.13883,0 46.85929,48.13879,0 46.85944,48.13872,0 46.85959,48.13868,0 46.85976,48.13866,0 46.85993,48.13864,0 46.86002,48.13861,0 46.8601,48.13861,0 46.86006,48.13864,0 46.86002,48.13866,0 46.85999,48.1387,0 46.86012,48.13872,0 46.86029,48.13872,0 46.8604,48.1387,0 46.86057,48.1387,0 46.86074,48.13868,0 46.86094,48.13864,0 46.86109,48.13857,0 46.86122,48.13853,0 46.86124,48.13851,0 46.86139,48.13846,0 46.86154,48.13844,0 46.86167,48.13844,0 46.86173,48.13842,0 46.86184,48.1384,0 46.86186,48.1384,0 46.86201,48.1383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7</text:p>
          </table:table-cell>
          <table:table-cell table:style-name="Default" office:value-type="string">
            <text:p>13-007#01</text:p>
          </table:table-cell>
          <table:table-cell office:value-type="string">
            <text:p>Point</text:p>
          </table:table-cell>
          <table:table-cell office:value-type="string">
            <text:p>46.83382,48.1553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8</text:p>
          </table:table-cell>
          <table:table-cell table:style-name="Default" office:value-type="string">
            <text:p>13-008#01</text:p>
          </table:table-cell>
          <table:table-cell office:value-type="string">
            <text:p>Point</text:p>
          </table:table-cell>
          <table:table-cell office:value-type="string">
            <text:p>46.89897,48.0581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09</text:p>
          </table:table-cell>
          <table:table-cell table:style-name="Default" office:value-type="string">
            <text:p>13-009#01</text:p>
          </table:table-cell>
          <table:table-cell office:value-type="string">
            <text:p>Point</text:p>
          </table:table-cell>
          <table:table-cell office:value-type="string">
            <text:p>46.959035,48.26136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0</text:p>
          </table:table-cell>
          <table:table-cell table:style-name="Default" office:value-type="string">
            <text:p>13-010#01</text:p>
          </table:table-cell>
          <table:table-cell office:value-type="string">
            <text:p>Point</text:p>
          </table:table-cell>
          <table:table-cell office:value-type="string">
            <text:p>46.978358,48.21986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1</text:p>
          </table:table-cell>
          <table:table-cell table:style-name="Default" office:value-type="string">
            <text:p>13-011#01</text:p>
          </table:table-cell>
          <table:table-cell office:value-type="string">
            <text:p>Point</text:p>
          </table:table-cell>
          <table:table-cell office:value-type="string">
            <text:p>46.818395,48.13330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2</text:p>
          </table:table-cell>
          <table:table-cell table:style-name="Default" office:value-type="string">
            <text:p>13-012#01</text:p>
          </table:table-cell>
          <table:table-cell office:value-type="string">
            <text:p>Point</text:p>
          </table:table-cell>
          <table:table-cell office:value-type="string">
            <text:p>46.932621,48.25398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3</text:p>
          </table:table-cell>
          <table:table-cell table:style-name="Default" office:value-type="string">
            <text:p>13-013#01</text:p>
          </table:table-cell>
          <table:table-cell office:value-type="string">
            <text:p>Point</text:p>
          </table:table-cell>
          <table:table-cell office:value-type="string">
            <text:p>46.931999,48.24700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4</text:p>
          </table:table-cell>
          <table:table-cell table:style-name="Default" office:value-type="string">
            <text:p>13-014#01</text:p>
          </table:table-cell>
          <table:table-cell office:value-type="string">
            <text:p>LineString</text:p>
          </table:table-cell>
          <table:table-cell office:value-type="string">
            <text:p>46.95522,48.25176,0 46.95531,48.25189,0 46.95533,48.25191,0 46.95537,48.25195,0 46.95535,48.25225,0 46.95539,48.25243,0 46.95539,48.2524,0 46.95537,48.2524,0 46.95539,48.2524,0 46.95537,48.2524,0 46.95542,48.25238,0 46.95544,48.25236,0 46.95546,48.25238,0 46.95544,48.25238,0 46.95542,48.25238,0 46.95544,48.25238,0 46.95539,48.25236,0 46.95539,48.25234,0 46.95539,48.25236,0 46.95539,48.25234,0 46.95539,48.25236,0 46.95535,48.25243,0 46.95537,48.25249,0 46.95537,48.25255,0 46.95544,48.25266,0 46.9555,48.25277,0 46.95554,48.2529,0 46.95554,48.253,0 46.95552,48.253,0 46.95544,48.25292,0 46.95542,48.25294,0 46.95537,48.25292,0 46.95537,48.2529,0 46.95537,48.25283,0 46.95537,48.25275,0 46.95535,48.25264,0 46.95535,48.25255,0 46.95537,48.25245,0 46.95542,48.2524,0 46.95544,48.25236,0 46.95544,48.25238,0 46.95544,48.2524,0 46.95546,48.2524,0 46.95546,48.25238,0 46.95548,48.25238,0 46.9555,48.2524,0 46.95546,48.2524,0 46.95531,48.2524,0 46.9552,48.25243,0 46.95522,48.2524,0 46.95524,48.25236,0 46.95522,48.25236,0 46.95527,48.2524,0 46.95529,48.2524,0 46.95527,48.25238,0 46.95533,48.25238,0 46.95535,48.25238,0 46.95537,48.25238,0 46.95539,48.25234,0 46.95542,48.25234,0 46.95539,48.25234,0 46.95542,48.25234,0 46.95542,48.25236,0 46.95542,48.25238,0 46.95546,48.2524,0 46.95539,48.2524,0 46.9555,48.2524,0 46.95557,48.25243,0 46.95563,48.25247,0 46.95565,48.25249,0 46.9557,48.25258,0 46.9558,48.25268,0 46.95585,48.2527,0 46.95589,48.2527,0 46.95591,48.2527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5</text:p>
          </table:table-cell>
          <table:table-cell table:style-name="Default" office:value-type="string">
            <text:p>13-015#01</text:p>
          </table:table-cell>
          <table:table-cell office:value-type="string">
            <text:p>Point</text:p>
          </table:table-cell>
          <table:table-cell office:value-type="string">
            <text:p>46.960655,48.26013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6</text:p>
          </table:table-cell>
          <table:table-cell table:style-name="Default" office:value-type="string">
            <text:p>13-016#01</text:p>
          </table:table-cell>
          <table:table-cell office:value-type="string">
            <text:p>Polygon</text:p>
          </table:table-cell>
          <table:table-cell office:value-type="string">
            <text:p>46.886036,48.146272,0 46.885951,48.146336,0 46.885993,48.146436,0 46.886079,48.146501,0 46.88624,48.146537,0 46.886423,48.146551,0 46.886605,48.146501,0 46.88668,48.146401,0 46.886637,48.146322,0 46.886508,48.146279,0 46.886294,48.146222,0 46.886036,48.14627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7</text:p>
          </table:table-cell>
          <table:table-cell table:style-name="Default" office:value-type="string">
            <text:p>13-017#01</text:p>
          </table:table-cell>
          <table:table-cell office:value-type="string">
            <text:p>Polygon</text:p>
          </table:table-cell>
          <table:table-cell office:value-type="string">
            <text:p>46.898857,48.058045,0 46.899179,48.058167,0 46.899759,48.058432,0 46.900284,48.058626,0 46.900638,48.058841,0 46.901057,48.059135,0 46.901497,48.059336,0 46.90184,48.059673,0 46.902065,48.059938,0 46.901819,48.060282,0 46.901497,48.060282,0 46.900939,48.060067,0 46.900789,48.060024,0 46.900563,48.060182,0 46.900263,48.060426,0 46.900038,48.060555,0 46.899598,48.06082,0 46.899254,48.060978,0 46.8989,48.060971,0 46.898686,48.060835,0 46.898804,48.060641,0 46.898965,48.060483,0 46.89905,48.060232,0 46.89919,48.059953,0 46.899394,48.059709,0 46.899372,48.059451,0 46.89919,48.059164,0 46.898943,48.058934,0 46.898696,48.058734,0 46.898568,48.05844,0 46.8986,48.058232,0 46.898664,48.058038,0 46.898847,48.05803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8</text:p>
          </table:table-cell>
          <table:table-cell table:style-name="Default" office:value-type="string">
            <text:p>13-018#01</text:p>
          </table:table-cell>
          <table:table-cell office:value-type="string">
            <text:p>Point</text:p>
          </table:table-cell>
          <table:table-cell office:value-type="string">
            <text:p>46.861628,48.1466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19</text:p>
          </table:table-cell>
          <table:table-cell table:style-name="Default" office:value-type="string">
            <text:p>13-019#01</text:p>
          </table:table-cell>
          <table:table-cell office:value-type="string">
            <text:p>Point</text:p>
          </table:table-cell>
          <table:table-cell office:value-type="string">
            <text:p>46.8865,48.1487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0</text:p>
          </table:table-cell>
          <table:table-cell table:style-name="Default" office:value-type="string">
            <text:p>13-020#01</text:p>
          </table:table-cell>
          <table:table-cell office:value-type="string">
            <text:p>Point</text:p>
          </table:table-cell>
          <table:table-cell office:value-type="string">
            <text:p>46.88022,48.1380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1</text:p>
          </table:table-cell>
          <table:table-cell table:style-name="Default" office:value-type="string">
            <text:p>13-021#01</text:p>
          </table:table-cell>
          <table:table-cell office:value-type="string">
            <text:p>Point</text:p>
          </table:table-cell>
          <table:table-cell office:value-type="string">
            <text:p>46.899523,48.05837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2</text:p>
          </table:table-cell>
          <table:table-cell table:style-name="Default" office:value-type="string">
            <text:p>13-022#01</text:p>
          </table:table-cell>
          <table:table-cell office:value-type="string">
            <text:p>Point</text:p>
          </table:table-cell>
          <table:table-cell office:value-type="string">
            <text:p>46.81499,48.16138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3</text:p>
          </table:table-cell>
          <table:table-cell table:style-name="Default" office:value-type="string">
            <text:p>13-023#01</text:p>
          </table:table-cell>
          <table:table-cell office:value-type="string">
            <text:p>Point</text:p>
          </table:table-cell>
          <table:table-cell office:value-type="string">
            <text:p>46.83552,48.1436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4</text:p>
          </table:table-cell>
          <table:table-cell table:style-name="Default" office:value-type="string">
            <text:p>13-024#01</text:p>
          </table:table-cell>
          <table:table-cell office:value-type="string">
            <text:p>Point</text:p>
          </table:table-cell>
          <table:table-cell office:value-type="string">
            <text:p>46.84483,48.1434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5</text:p>
          </table:table-cell>
          <table:table-cell table:style-name="Default" office:value-type="string">
            <text:p>13-025#01</text:p>
          </table:table-cell>
          <table:table-cell office:value-type="string">
            <text:p>LineString</text:p>
          </table:table-cell>
          <table:table-cell office:value-type="string">
            <text:p>46.82255,48.13183,0 46.82266,48.13185,0 46.82279,48.13192,0 46.82285,48.132,0 46.82294,48.13203,0 46.82296,48.13203,0 46.82289,48.13215,0 46.82285,48.13218,0 46.82287,48.13218,0 46.82287,48.13222,0 46.82289,48.13222,0 46.82289,48.13218,0 46.82294,48.13218,0 46.82296,48.13222,0 46.823,48.13224,0 46.82298,48.13228,0 46.823,48.13233,0 46.82313,48.13235,0 46.82319,48.13235,0 46.82317,48.13246,0 46.82322,48.13243,0 46.82319,48.13246,0 46.82324,48.13248,0 46.82328,48.1325,0 46.8233,48.13252,0 46.82319,48.13256,0 46.82317,48.13258,0 46.82322,48.13258,0 46.82334,48.13261,0 46.82337,48.13254,0 46.82339,48.13252,0 46.82337,48.1325,0 46.82337,48.13248,0 46.82343,48.1325,0 46.82345,48.13256,0 46.82343,48.13248,0 46.82343,48.13246,0 46.82347,48.13241,0 46.82349,48.13237,0 46.82354,48.13231,0 46.82352,48.13224,0 46.82349,48.13222,0 46.82354,48.13222,0 46.82358,48.1322,0 46.8236,48.13218,0 46.8236,48.13222,0 46.8236,48.1322,0 46.8236,48.13218,0 46.8236,48.1322,0 46.82367,48.13224,0 46.82373,48.13231,0 46.82382,48.13231,0 46.82384,48.13226,0 46.82397,48.13222,0 46.82403,48.13218,0 46.8239,48.13215,0 46.82379,48.13211,0 46.82362,48.13218,0 46.82356,48.13222,0 46.82356,48.1322,0 46.82354,48.13222,0 46.82354,48.1322,0 46.82358,48.1322,0 46.82358,48.13222,0 46.82358,48.1322,0 46.82371,48.13222,0 46.82373,48.13224,0 46.82377,48.13228,0 46.82375,48.13231,0 46.82382,48.13228,0 46.82395,48.13224,0 46.82403,48.1322,0 46.82401,48.13222,0 46.82401,48.13224,0 46.82405,48.13222,0 46.8241,48.13226,0 46.82412,48.13233,0 46.8242,48.13233,0 46.82427,48.13226,0 46.82442,48.1322,0 46.82459,48.13218,0 46.82465,48.13215,0 46.82472,48.13213,0 46.8248,48.13213,0 46.82485,48.13211,0 46.82489,48.13209,0 46.82493,48.13209,0 46.82493,48.13207,0 46.82502,48.132,0 46.82498,48.13198,0 46.82504,48.13194,0 46.82508,48.13192,0 46.82485,48.1319,0 46.82495,48.13188,0 46.825,48.13188,0 46.825,48.13185,0 46.82502,48.13188,0 46.82506,48.13185,0 46.82502,48.13183,0 46.82504,48.13179,0 46.8251,48.13179,0 46.82515,48.13177,0 46.82521,48.13177,0 46.82525,48.13177,0 46.82528,48.13179,0 46.8253,48.13181,0 46.82525,48.13179,0 46.8253,48.13181,0 46.82528,48.13185,0 46.82528,48.13183,0 46.82525,48.13183,0 46.8253,48.13185,0 46.82534,48.13185,0 46.82532,48.13183,0 46.82538,48.13183,0 46.82547,48.13185,0 46.82551,48.13185,0 46.82553,48.13188,0 46.8256,48.13196,0 46.82562,48.1319,0 46.8256,48.1319,0 46.8256,48.13192,0 46.82562,48.13196,0 46.82558,48.13188,0 46.82558,48.13181,0 46.82551,48.13177,0 46.82558,48.13175,0 46.82558,48.13179,0 46.82562,48.13179,0 46.82558,48.13179,0 46.82566,48.13175,0 46.8257,48.13173,0 46.82573,48.13173,0 46.82575,48.13183,0 46.82588,48.13194,0 46.82592,48.13196,0 46.82592,48.13192,0 46.8259,48.13192,0 46.82594,48.13194,0 46.8259,48.13194,0 46.82585,48.13194,0 46.82588,48.13188,0 46.82592,48.13192,0 46.8259,48.13181,0 46.826,48.13175,0 46.82603,48.1317,0 46.826,48.1317,0 46.826,48.13173,0 46.82598,48.13177,0 46.82596,48.13179,0 46.82594,48.13179,0 46.82596,48.13181,0 46.82596,48.13179,0 46.82596,48.13181,0 46.82596,48.13183,0 46.82598,48.13185,0 46.82598,48.13188,0 46.82605,48.13192,0 46.82616,48.13192,0 46.82616,48.13188,0 46.82618,48.13185,0 46.82626,48.13181,0 46.82631,48.13183,0 46.82631,48.13179,0 46.82624,48.13179,0 46.82622,48.1317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6</text:p>
          </table:table-cell>
          <table:table-cell table:style-name="Default" office:value-type="string">
            <text:p>13-026#01</text:p>
          </table:table-cell>
          <table:table-cell office:value-type="string">
            <text:p>LineString</text:p>
          </table:table-cell>
          <table:table-cell office:value-type="string">
            <text:p>46.8265,48.13168,0 46.82656,48.13166,0 46.82658,48.13164,0 46.82661,48.13164,0 46.82661,48.13158,0 46.82665,48.13155,0 46.82669,48.13151,0 46.82671,48.13149,0 46.82667,48.13147,0 46.82669,48.13145,0 46.82673,48.13145,0 46.82678,48.13143,0 46.82684,48.1314,0 46.82688,48.1314,0 46.82699,48.1314,0 46.82761,48.13136,0 46.82725,48.13136,0 46.8271,48.13134,0 46.8271,48.13136,0 46.82719,48.1314,0 46.82723,48.13147,0 46.82716,48.13149,0 46.82716,48.13147,0 46.82712,48.13147,0 46.82699,48.13134,0 46.82688,48.13138,0 46.8268,48.13145,0 46.82684,48.13136,0 46.82673,48.13134,0 46.8268,48.13134,0 46.82682,48.13138,0 46.82688,48.13136,0 46.82688,48.1313,0 46.82691,48.13128,0 46.8268,48.1313,0 46.82667,48.13132,0 46.82665,48.13136,0 46.82667,48.13136,0 46.82667,48.13138,0 46.82673,48.13147,0 46.82671,48.13145,0 46.8268,48.1314,0 46.82686,48.13143,0 46.82699,48.1313,0 46.82706,48.13128,0 46.82714,48.1313,0 46.82714,48.13134,0 46.82714,48.13138,0 46.82712,48.13134,0 46.82721,48.13132,0 46.82716,48.13134,0 46.82712,48.13138,0 46.82725,48.13136,0 46.82744,48.13136,0 46.82746,48.13138,0 46.82753,48.13143,0 46.82759,48.13147,0 46.82764,48.13149,0 46.82766,48.13153,0 46.82761,48.13153,0 46.82764,48.13155,0 46.82774,48.1316,0 46.82781,48.1316,0 46.82783,48.13162,0 46.82787,48.13166,0 46.82787,48.13173,0 46.82789,48.13175,0 46.82796,48.13173,0 46.828,48.13177,0 46.82798,48.13183,0 46.828,48.13181,0 46.82809,48.13179,0 46.82806,48.13175,0 46.82798,48.1317,0 46.82796,48.1317,0 46.82798,48.1317,0 46.82789,48.13168,0 46.82791,48.13166,0 46.82791,48.13168,0 46.82798,48.13164,0 46.828,48.13158,0 46.828,48.13155,0 46.82804,48.13153,0 46.82809,48.13151,0 46.82815,48.13147,0 46.82819,48.13143,0 46.82819,48.1314,0 46.82826,48.13143,0 46.82826,48.1314,0 46.82826,48.13138,0 46.82826,48.1314,0 46.82828,48.1314,0 46.82832,48.13143,0 46.82837,48.13147,0 46.82832,48.1314,0 46.8283,48.13134,0 46.82824,48.1313,0 46.8283,48.13128,0 46.82843,48.13123,0 46.82856,48.13125,0 46.82869,48.13125,0 46.82877,48.13125,0 46.82884,48.13128,0 46.82888,48.13136,0 46.82892,48.13138,0 46.82901,48.13132,0 46.82909,48.1313,0 46.82916,48.1313,0 46.8292,48.13132,0 46.82922,48.13134,0 46.82925,48.13134,0 46.82925,48.13138,0 46.82929,48.13143,0 46.8294,48.13149,0 46.82948,48.13153,0 46.8295,48.13153,0 46.82952,48.13153,0 46.82957,48.13153,0 46.82957,48.13155,0 46.82963,48.1316,0 46.82963,48.13164,0 46.82965,48.13164,0 46.82963,48.13164,0 46.82965,48.13166,0 46.82974,48.1317,0 46.82987,48.13175,0 46.82989,48.13175,0 46.82993,48.13177,0 46.83002,48.13181,0 46.83002,48.13183,0 46.83008,48.1319,0 46.83015,48.13192,0 46.83019,48.13198,0 46.83025,48.13198,0 46.83038,48.13198,0 46.83045,48.13198,0 46.83049,48.1319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7</text:p>
          </table:table-cell>
          <table:table-cell table:style-name="Default" office:value-type="string">
            <text:p>13-027#01</text:p>
          </table:table-cell>
          <table:table-cell office:value-type="string">
            <text:p>LineString</text:p>
          </table:table-cell>
          <table:table-cell office:value-type="string">
            <text:p>46.8306,48.13194,0 46.83066,48.13192,0 46.8307,48.13192,0 46.83077,48.13192,0 46.83079,48.13188,0 46.83077,48.13183,0 46.83075,48.13181,0 46.83073,48.13179,0 46.83064,48.13175,0 46.83055,48.13175,0 46.83045,48.13173,0 46.83045,48.1317,0 46.83043,48.13175,0 46.8304,48.13175,0 46.8304,48.13173,0 46.83045,48.13173,0 46.83043,48.13173,0 46.83047,48.13177,0 46.83047,48.13175,0 46.83043,48.13175,0 46.8304,48.13179,0 46.83043,48.13179,0 46.83049,48.13181,0 46.83051,48.13183,0 46.83051,48.13185,0 46.83053,48.13183,0 46.83053,48.13181,0 46.83055,48.13179,0 46.83053,48.13177,0 46.83051,48.1317,0 46.83047,48.13177,0 46.83043,48.13175,0 46.83043,48.13177,0 46.83043,48.13166,0 46.83043,48.13168,0 46.83043,48.1317,0 46.83045,48.1317,0 46.83047,48.1317,0 46.83051,48.13168,0 46.83058,48.13164,0 46.83064,48.13166,0 46.8306,48.13162,0 46.8306,48.13158,0 46.83062,48.13151,0 46.8307,48.13149,0 46.83077,48.13145,0 46.83079,48.13147,0 46.83075,48.13149,0 46.83073,48.13149,0 46.83077,48.13147,0 46.83081,48.13143,0 46.83073,48.13136,0 46.83068,48.1313,0 46.83066,48.13128,0 46.83066,48.13125,0 46.83068,48.13125,0 46.8307,48.13128,0 46.8307,48.13125,0 46.83064,48.13121,0 46.8306,48.13119,0 46.83062,48.13119,0 46.8306,48.13119,0 46.83058,48.13121,0 46.8306,48.13119,0 46.83064,48.13121,0 46.83066,48.13121,0 46.83073,48.13125,0 46.83073,48.13128,0 46.83075,48.13128,0 46.83075,48.13125,0 46.83073,48.13125,0 46.83066,48.13121,0 46.83066,48.13123,0 46.83066,48.13121,0 46.8307,48.13121,0 46.83073,48.13121,0 46.83066,48.13115,0 46.83066,48.13123,0 46.83077,48.13136,0 46.83075,48.13136,0 46.83068,48.13128,0 46.83066,48.13125,0 46.83064,48.13125,0 46.83064,48.13121,0 46.83066,48.13121,0 46.83064,48.13123,0 46.83066,48.13125,0 46.83068,48.1313,0 46.83066,48.13123,0 46.83062,48.13123,0 46.8306,48.13123,0 46.8306,48.13121,0 46.83058,48.13119,0 46.8306,48.13121,0 46.83064,48.13123,0 46.83062,48.13121,0 46.83066,48.13123,0 46.8307,48.1312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8</text:p>
          </table:table-cell>
          <table:table-cell table:style-name="Default" office:value-type="string">
            <text:p>13-028#01</text:p>
          </table:table-cell>
          <table:table-cell office:value-type="string">
            <text:p>LineString</text:p>
          </table:table-cell>
          <table:table-cell office:value-type="string">
            <text:p>46.83088,48.1313,0 46.83103,48.13132,0 46.83115,48.13134,0 46.83133,48.13138,0 46.83135,48.13138,0 46.83152,48.1314,0 46.83161,48.13138,0 46.83161,48.13136,0 46.83158,48.13136,0 46.83169,48.13138,0 46.8318,48.13145,0 46.83182,48.13147,0 46.83184,48.13149,0 46.83188,48.13151,0 46.83193,48.13153,0 46.83197,48.13151,0 46.83206,48.13151,0 46.83216,48.13153,0 46.83233,48.13158,0 46.83246,48.13162,0 46.83255,48.13166,0 46.83257,48.13166,0 46.83261,48.13166,0 46.83274,48.13162,0 46.83289,48.13158,0 46.83294,48.13158,0 46.83306,48.13155,0 46.83309,48.13155,0 46.83311,48.13158,0 46.83332,48.13155,0 46.83354,48.13153,0 46.83371,48.13147,0 46.83388,48.13145,0 46.83407,48.13143,0 46.83409,48.1314,0 46.83412,48.13138,0 46.83427,48.13136,0 46.83429,48.13132,0 46.83435,48.13123,0 46.83437,48.13121,0 46.83433,48.13119,0 46.83429,48.13117,0 46.83418,48.13117,0 46.83418,48.13119,0 46.8342,48.13117,0 46.83437,48.13112,0 46.83437,48.1311,0 46.83452,48.13108,0 46.83465,48.13106,0 46.83478,48.13108,0 46.83478,48.1311,0 46.83487,48.13117,0 46.83489,48.13119,0 46.83487,48.13117,0 46.83485,48.13117,0 46.83495,48.13112,0 46.8351,48.13106,0 46.83525,48.131,0 46.8354,48.13093,0 46.83555,48.13087,0 46.83573,48.13078,0 46.83585,48.1307,0 46.83594,48.13065,0 46.83596,48.13059,0 46.83596,48.13052,0 46.83603,48.1305,0 46.83607,48.13048,0 46.83613,48.13046,0 46.83622,48.13033,0 46.83618,48.13022,0 46.8362,48.13022,0 46.8362,48.1302,0 46.83637,48.1301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29</text:p>
          </table:table-cell>
          <table:table-cell table:style-name="Default" office:value-type="string">
            <text:p>13-029#01</text:p>
          </table:table-cell>
          <table:table-cell office:value-type="string">
            <text:p>LineString</text:p>
          </table:table-cell>
          <table:table-cell office:value-type="string">
            <text:p>46.84697,48.14303,0 46.84705,48.14308,0 46.84708,48.14308,0 46.8471,48.14306,0 46.8471,48.14308,0 46.84708,48.14308,0 46.84708,48.1431,0 46.8471,48.14308,0 46.84714,48.14303,0 46.84716,48.14303,0 46.84716,48.14306,0 46.84716,48.14303,0 46.84714,48.14303,0 46.84716,48.14303,0 46.84716,48.14301,0 46.84716,48.14303,0 46.84714,48.14306,0 46.84712,48.14308,0 46.84708,48.1431,0 46.84701,48.14312,0 46.84701,48.14318,0 46.84712,48.14312,0 46.84716,48.14308,0 46.84716,48.14306,0 46.84708,48.1431,0 46.84716,48.14303,0 46.8471,48.1431,0 46.84708,48.1431,0 46.84708,48.14312,0 46.84708,48.1431,0 46.84705,48.1431,0 46.84712,48.1431,0 46.84723,48.14303,0 46.84731,48.14295,0 46.84742,48.14286,0 46.84755,48.14282,0 46.84761,48.14282,0 46.84761,48.14284,0 46.84763,48.14284,0 46.84768,48.14286,0 46.84772,48.14288,0 46.84778,48.14288,0 46.84783,48.14297,0 46.84787,48.14299,0 46.84793,48.14297,0 46.84804,48.14297,0 46.84804,48.14295,0 46.84806,48.14295,0 46.84821,48.14291,0 46.84836,48.14288,0 46.84843,48.14291,0 46.84849,48.14293,0 46.8486,48.14297,0 46.84875,48.14299,0 46.84884,48.14303,0 46.8489,48.14306,0 46.84894,48.14306,0 46.84899,48.14308,0 46.84905,48.14314,0 46.84907,48.14316,0 46.84918,48.14325,0 46.84924,48.14327,0 46.84933,48.14331,0 46.84942,48.14336,0 46.84948,48.14336,0 46.84952,48.14344,0 46.84957,48.14346,0 46.84961,48.14351,0 46.84965,48.14351,0 46.84969,48.14353,0 46.84974,48.14359,0 46.84978,48.14359,0 46.8498,48.14359,0 46.84978,48.14359,0 46.84976,48.14359,0 46.84974,48.14359,0 46.84974,48.14361,0 46.84974,48.14372,0 46.84974,48.14383,0 46.84972,48.14387,0 46.84974,48.14387,0 46.84969,48.14387,0 46.84969,48.14391,0 46.84972,48.144,0 46.84972,48.14402,0 46.84976,48.14404,0 46.84978,48.14406,0 46.84976,48.14409,0 46.84982,48.14417,0 46.84984,48.14419,0 46.84984,48.14417,0 46.84991,48.14419,0 46.84993,48.14419,0 46.84995,48.14419,0 46.84999,48.14421,0 46.84999,48.14432,0 46.85004,48.14436,0 46.85002,48.14436,0 46.85006,48.14443,0 46.85008,48.14449,0 46.85012,48.14451,0 46.8501,48.1446,0 46.8501,48.14462,0 46.8501,48.1446,0 46.8501,48.14454,0 46.85006,48.14443,0 46.84999,48.14432,0 46.84993,48.14419,0 46.84989,48.14424,0 46.84987,48.14432,0 46.84991,48.14434,0 46.84995,48.14445,0 46.84999,48.14454,0 46.84999,48.14458,0 46.85006,48.14464,0 46.85008,48.14464,0 46.8501,48.1446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0</text:p>
          </table:table-cell>
          <table:table-cell table:style-name="Default" office:value-type="string">
            <text:p>13-030#01</text:p>
          </table:table-cell>
          <table:table-cell office:value-type="string">
            <text:p>LineString</text:p>
          </table:table-cell>
          <table:table-cell office:value-type="string">
            <text:p>46.85019,48.14473,0 46.85025,48.14479,0 46.8503,48.14488,0 46.8503,48.14492,0 46.85032,48.14497,0 46.85025,48.14497,0 46.85021,48.14503,0 46.85019,48.14505,0 46.85014,48.14507,0 46.85008,48.14514,0 46.85004,48.14518,0 46.85004,48.1452,0 46.85006,48.1452,0 46.85004,48.1452,0 46.85006,48.1452,0 46.85004,48.14516,0 46.85004,48.14518,0 46.84999,48.1452,0 46.84999,48.14522,0 46.84997,48.14524,0 46.85002,48.14529,0 46.85004,48.14531,0 46.85006,48.14533,0 46.85019,48.14535,0 46.85023,48.14537,0 46.85027,48.14539,0 46.85027,48.14533,0 46.8503,48.14535,0 46.85032,48.14535,0 46.8503,48.14535,0 46.85027,48.14533,0 46.85025,48.14533,0 46.85027,48.14531,0 46.8503,48.14529,0 46.85038,48.14522,0 46.85036,48.14522,0 46.85051,48.14518,0 46.85057,48.14522,0 46.8506,48.1452,0 46.85062,48.14518,0 46.8507,48.14512,0 46.85075,48.14512,0 46.85077,48.14509,0 46.85079,48.14507,0 46.85083,48.14503,0 46.85087,48.14501,0 46.85085,48.14499,0 46.85087,48.14499,0 46.8509,48.14499,0 46.85094,48.14497,0 46.85096,48.14494,0 46.85098,48.1449,0 46.85111,48.14488,0 46.85117,48.14488,0 46.85115,48.14492,0 46.85122,48.14488,0 46.85124,48.14486,0 46.85124,48.14488,0 46.85124,48.14486,0 46.85124,48.14484,0 46.85128,48.14481,0 46.85128,48.14479,0 46.8513,48.14479,0 46.85135,48.14477,0 46.85139,48.14481,0 46.85139,48.14479,0 46.85145,48.14479,0 46.85145,48.14477,0 46.85152,48.14479,0 46.85154,48.14479,0 46.85154,48.14477,0 46.85154,48.14475,0 46.85154,48.14473,0 46.85152,48.14473,0 46.85152,48.14471,0 46.85152,48.14469,0 46.85152,48.14464,0 46.85154,48.14462,0 46.85156,48.14462,0 46.85158,48.1446,0 46.8516,48.14456,0 46.85163,48.14454,0 46.85167,48.14447,0 46.85165,48.14436,0 46.8516,48.14432,0 46.85156,48.1443,0 46.85158,48.1443,0 46.8516,48.1443,0 46.85163,48.14432,0 46.85167,48.14445,0 46.85175,48.14451,0 46.85184,48.1446,0 46.85186,48.14466,0 46.85188,48.14469,0 46.85188,48.14464,0 46.8519,48.1446,0 46.85193,48.14451,0 46.85193,48.14445,0 46.85193,48.14441,0 46.85193,48.14432,0 46.8519,48.14421,0 46.8519,48.14415,0 46.85193,48.14415,0 46.85195,48.14406,0 46.85199,48.14398,0 46.85199,48.14396,0 46.85201,48.14391,0 46.85203,48.14389,0 46.85199,48.14389,0 46.85188,48.14391,0 46.8518,48.14391,0 46.85173,48.14396,0 46.85173,48.14394,0 46.85175,48.14394,0 46.85175,48.14396,0 46.85173,48.14394,0 46.85163,48.14396,0 46.8516,48.14396,0 46.85152,48.14398,0 46.85145,48.14402,0 46.85143,48.14402,0 46.85141,48.14402,0 46.85133,48.14406,0 46.8513,48.14409,0 46.85126,48.14413,0 46.85122,48.14415,0 46.85109,48.14421,0 46.851,48.1443,0 46.85096,48.1443,0 46.85092,48.14434,0 46.85087,48.14436,0 46.85079,48.14445,0 46.85066,48.14447,0 46.85062,48.14449,0 46.85053,48.14458,0 46.85051,48.14462,0 46.85049,48.14464,0 46.8504,48.14466,0 46.8503,48.14466,0 46.85017,48.14471,0 46.85017,48.14473,0 46.85017,48.14477,0 46.85017,48.14486,0 46.85017,48.14494,0 46.8501,48.14503,0 46.85006,48.14514,0 46.85002,48.14522,0 46.84995,48.14531,0 46.84995,48.14535,0 46.84993,48.14542,0 46.84993,48.14544,0 46.84993,48.14537,0 46.84993,48.14533,0 46.84997,48.14529,0 46.84999,48.14524,0 46.85002,48.14524,0 46.85002,48.14522,0 46.85002,48.1452,0 46.84999,48.1452,0 46.84999,48.14518,0 46.85002,48.14518,0 46.85004,48.1452,0 46.85002,48.1452,0 46.84999,48.1452,0 46.85002,48.14522,0 46.85002,48.14524,0 46.85002,48.14522,0 46.84999,48.1452,0 46.84995,48.1452,0 46.84993,48.1452,0 46.84991,48.1452,0 46.84984,48.14516,0 46.84982,48.14516,0 46.84967,48.14509,0 46.84957,48.14501,0 46.84959,48.14503,0 46.84963,48.14507,0 46.84965,48.14509,0 46.84965,48.1452,0 46.84972,48.14524,0 46.84976,48.14524,0 46.84984,48.14529,0 46.84993,48.14527,0 46.85002,48.14522,0 46.85004,48.14524,0 46.8501,48.14524,0 46.85014,48.1452,0 46.85021,48.1452,0 46.85025,48.14514,0 46.85027,48.14514,0 46.85027,48.14509,0 46.85032,48.14505,0 46.85036,48.14501,0 46.85032,48.14497,0 46.85023,48.14492,0 46.85019,48.14494,0 46.85006,48.14492,0 46.85002,48.14494,0 46.84995,48.14499,0 46.84995,48.14505,0 46.84995,48.14512,0 46.84993,48.14516,0 46.84999,48.1452,0 46.84995,48.14524,0 46.84993,48.14524,0 46.84993,48.14527,0 46.84995,48.14527,0 46.84999,48.14524,0 46.85004,48.14524,0 46.85002,48.14527,0 46.85002,48.14524,0 46.85002,48.14527,0 46.85002,48.14524,0 46.84999,48.14524,0 46.85002,48.14524,0 46.84999,48.14524,0 46.84997,48.14524,0 46.84997,48.14527,0 46.84987,48.14533,0 46.8498,48.14537,0 46.84974,48.1454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1</text:p>
          </table:table-cell>
          <table:table-cell table:style-name="Default" office:value-type="string">
            <text:p>13-031#01</text:p>
          </table:table-cell>
          <table:table-cell office:value-type="string">
            <text:p>LineString</text:p>
          </table:table-cell>
          <table:table-cell office:value-type="string">
            <text:p>46.84924,48.1455,0 46.84922,48.14554,0 46.84916,48.14561,0 46.84909,48.14565,0 46.84907,48.14569,0 46.84905,48.14578,0 46.84907,48.14587,0 46.84899,48.14593,0 46.84884,48.14597,0 46.84869,48.14597,0 46.84862,48.14593,0 46.84847,48.14597,0 46.84841,48.14602,0 46.8483,48.14606,0 46.84821,48.14615,0 46.84817,48.14617,0 46.84815,48.14617,0 46.84808,48.14621,0 46.84802,48.14627,0 46.848,48.14627,0 46.84798,48.14632,0 46.848,48.14638,0 46.84802,48.1464,0 46.84804,48.14638,0 46.84798,48.14634,0 46.84787,48.14632,0 46.84778,48.1463,0 46.84768,48.14634,0 46.84761,48.14642,0 46.84768,48.14649,0 46.8477,48.14647,0 46.84772,48.14649,0 46.84772,48.14651,0 46.84774,48.1466,0 46.84772,48.14664,0 46.8477,48.14664,0 46.84768,48.14664,0 46.84768,48.14666,0 46.84768,48.14664,0 46.8477,48.14662,0 46.84772,48.14662,0 46.84774,48.14662,0 46.84772,48.14662,0 46.8477,48.14662,0 46.8477,48.14666,0 46.8477,48.14668,0 46.8477,48.1467,0 46.8477,48.14668,0 46.8477,48.14662,0 46.84772,48.1466,0 46.8477,48.1466,0 46.84763,48.14657,0 46.84763,48.14655,0 46.84763,48.14651,0 46.84766,48.14647,0 46.84763,48.14647,0 46.84757,48.1464,0 46.84751,48.1464,0 46.84748,48.14638,0 46.84751,48.14636,0 46.84744,48.14636,0 46.84731,48.14636,0 46.84721,48.1464,0 46.84714,48.14647,0 46.84718,48.14649,0 46.84723,48.14649,0 46.84723,48.14651,0 46.84727,48.14653,0 46.84733,48.14651,0 46.84742,48.14655,0 46.84751,48.1466,0 46.84761,48.14662,0 46.84761,48.14664,0 46.84768,48.14662,0 46.8477,48.14662,0 46.84772,48.14664,0 46.84772,48.14662,0 46.84774,48.14664,0 46.84776,48.14662,0 46.84778,48.14664,0 46.84783,48.14664,0 46.84781,48.14664,0 46.84774,48.1466,0 46.84772,48.14662,0 46.8477,48.14662,0 46.8477,48.14664,0 46.84768,48.14664,0 46.8477,48.14662,0 46.84768,48.14662,0 46.84766,48.14662,0 46.84761,48.14664,0 46.84761,48.14666,0 46.84772,48.14662,0 46.84761,48.14666,0 46.84751,48.14668,0 46.84742,48.1467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2</text:p>
          </table:table-cell>
          <table:table-cell table:style-name="Default" office:value-type="string">
            <text:p>13-032#01</text:p>
          </table:table-cell>
          <table:table-cell office:value-type="string">
            <text:p>LineString</text:p>
          </table:table-cell>
          <table:table-cell office:value-type="string">
            <text:p>46.84686,48.14687,0 46.84682,48.1469,0 46.84673,48.14692,0 46.84669,48.14694,0 46.84663,48.14694,0 46.8466,48.14696,0 46.84656,48.14698,0 46.8465,48.147,0 46.84652,48.147,0 46.8465,48.147,0 46.84645,48.147,0 46.84643,48.14698,0 46.84643,48.147,0 46.84639,48.14703,0 46.84633,48.14703,0 46.84626,48.14707,0 46.84624,48.14709,0 46.8462,48.14711,0 46.84609,48.14713,0 46.84607,48.14713,0 46.84607,48.14715,0 46.84609,48.14715,0 46.84609,48.14713,0 46.84607,48.14713,0 46.84607,48.14715,0 46.84609,48.14715,0 46.84607,48.14715,0 46.84602,48.14718,0 46.84596,48.1472,0 46.84602,48.14718,0 46.846,48.1472,0 46.84602,48.1472,0 46.846,48.14718,0 46.84596,48.14713,0 46.84592,48.14715,0 46.84592,48.14711,0 46.84592,48.14707,0 46.84598,48.14705,0 46.84598,48.14707,0 46.84602,48.14707,0 46.84609,48.14707,0 46.84607,48.14709,0 46.84607,48.14718,0 46.84611,48.14718,0 46.84611,48.1472,0 46.84611,48.14722,0 46.84609,48.14722,0 46.84605,48.1472,0 46.84607,48.14718,0 46.84607,48.14713,0 46.84607,48.14711,0 46.84607,48.14713,0 46.84607,48.14715,0 46.84605,48.14711,0 46.84602,48.14711,0 46.84605,48.14711,0 46.84607,48.14713,0 46.84609,48.14715,0 46.84611,48.14715,0 46.84609,48.14715,0 46.84605,48.14718,0 46.84594,48.14718,0 46.84592,48.14718,0 46.84592,48.1472,0 46.8459,48.14722,0 46.84592,48.14722,0 46.84592,48.14718,0 46.84592,48.14715,0 46.84594,48.14715,0 46.84592,48.14718,0 46.8459,48.1472,0 46.84587,48.1472,0 46.8459,48.1472,0 46.84587,48.14718,0 46.84587,48.1472,0 46.84583,48.14722,0 46.84583,48.14724,0 46.84579,48.14728,0 46.84577,48.1473,0 46.84577,48.14733,0 46.84579,48.1473,0 46.84581,48.14733,0 46.84583,48.1473,0 46.84587,48.1473,0 46.8459,48.14728,0 46.8459,48.1473,0 46.8459,48.14728,0 46.84592,48.14726,0 46.84594,48.14724,0 46.84594,48.14722,0 46.84592,48.1472,0 46.8459,48.1472,0 46.84587,48.1472,0 46.84585,48.14722,0 46.84585,48.1472,0 46.84585,48.14718,0 46.84585,48.1472,0 46.84587,48.1472,0 46.84587,48.14722,0 46.84581,48.14724,0 46.84575,48.14726,0 46.84572,48.14726,0 46.84568,48.14728,0 46.8456,48.14733,0 46.84551,48.14728,0 46.84547,48.14728,0 46.84542,48.14724,0 46.8454,48.14724,0 46.84536,48.14722,0 46.84525,48.14726,0 46.84523,48.14728,0 46.84519,48.14728,0 46.84519,48.14735,0 46.84527,48.14739,0 46.84532,48.14743,0 46.84536,48.14743,0 46.84538,48.14741,0 46.84542,48.14741,0 46.84551,48.14739,0 46.84551,48.14737,0 46.84549,48.14726,0 46.84545,48.1473,0 46.84545,48.14733,0 46.84545,48.1473,0 46.84547,48.14728,0 46.84547,48.14726,0 46.84545,48.14726,0 46.84547,48.14728,0 46.84547,48.1473,0 46.84547,48.14728,0 46.84549,48.1473,0 46.84547,48.14728,0 46.84545,48.14728,0 46.84545,48.14726,0 46.8454,48.14728,0 46.84538,48.1473,0 46.84538,48.14728,0 46.84553,48.14733,0 46.84575,48.14726,0 46.84592,48.14722,0 46.84609,48.1471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3</text:p>
          </table:table-cell>
          <table:table-cell table:style-name="Default" office:value-type="string">
            <text:p>13-033#01</text:p>
          </table:table-cell>
          <table:table-cell office:value-type="string">
            <text:p>Point</text:p>
          </table:table-cell>
          <table:table-cell office:value-type="string">
            <text:p>46.86019,48.1421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4</text:p>
          </table:table-cell>
          <table:table-cell table:style-name="Default" office:value-type="string">
            <text:p>13-034#01</text:p>
          </table:table-cell>
          <table:table-cell office:value-type="string">
            <text:p>LineString</text:p>
          </table:table-cell>
          <table:table-cell office:value-type="string">
            <text:p>46.86263,48.14415,0 46.86268,48.14424,0 46.86276,48.14432,0 46.86276,48.14434,0 46.86276,48.14436,0 46.86285,48.14449,0 46.86289,48.1446,0 46.86289,48.14464,0 46.86291,48.14471,0 46.86293,48.14477,0 46.86296,48.14479,0 46.863,48.14488,0 46.86315,48.14497,0 46.86326,48.14503,0 46.86341,48.14507,0 46.86349,48.14512,0 46.8636,48.14518,0 46.86375,48.14524,0 46.86388,48.14531,0 46.86399,48.14535,0 46.86411,48.14539,0 46.86416,48.14539,0 46.86422,48.14544,0 46.86433,48.14544,0 46.86439,48.14546,0 46.86448,48.14552,0 46.86461,48.14557,0 46.86463,48.14557,0 46.86467,48.14561,0 46.86469,48.14565,0 46.86474,48.14567,0 46.86482,48.14572,0 46.86486,48.1457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5</text:p>
          </table:table-cell>
          <table:table-cell table:style-name="Default" office:value-type="string">
            <text:p>13-035#01</text:p>
          </table:table-cell>
          <table:table-cell office:value-type="string">
            <text:p>LineString</text:p>
          </table:table-cell>
          <table:table-cell office:value-type="string">
            <text:p>46.86538,48.1458,0 46.86555,48.1458,0 46.86568,48.14582,0 46.86577,48.14584,0 46.86592,48.14589,0 46.86604,48.14591,0 46.86613,48.14597,0 46.86624,48.14604,0 46.86632,48.14608,0 46.86647,48.1461,0 46.8666,48.14612,0 46.86675,48.14617,0 46.8669,48.14623,0 46.86697,48.1463,0 46.8671,48.14638,0 46.8672,48.1464,0 46.86733,48.14645,0 46.86746,48.14649,0 46.86761,48.1466,0 46.86768,48.1466,0 46.86783,48.14666,0 46.86795,48.14672,0 46.86806,48.14672,0 46.86815,48.14683,0 46.86817,48.14696,0 46.86826,48.14703,0 46.86838,48.14698,0 46.86847,48.14698,0 46.86849,48.14696,0 46.86847,48.14696,0 46.86849,48.14698,0 46.8686,48.14696,0 46.86873,48.14692,0 46.86883,48.1469,0 46.86898,48.14683,0 46.86909,48.1467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6</text:p>
          </table:table-cell>
          <table:table-cell table:style-name="Default" office:value-type="string">
            <text:p>13-036#01</text:p>
          </table:table-cell>
          <table:table-cell office:value-type="string">
            <text:p>LineString</text:p>
          </table:table-cell>
          <table:table-cell office:value-type="string">
            <text:p>46.86907,48.1467,0 46.86903,48.14666,0 46.86901,48.14657,0 46.86896,48.14653,0 46.8689,48.14645,0 46.86879,48.14636,0 46.86866,48.1463,0 46.86862,48.14627,0 46.86849,48.14619,0 46.86838,48.14608,0 46.86828,48.14597,0 46.86817,48.14591,0 46.8681,48.14589,0 46.868,48.14578,0 46.86785,48.14569,0 46.86774,48.14559,0 46.86763,48.14548,0 46.86748,48.14539,0 46.8674,48.14531,0 46.86729,48.1452,0 46.86725,48.14518,0 46.86725,48.14516,0 46.8672,48.14512,0 46.86716,48.14507,0 46.86714,48.14505,0 46.8671,48.14501,0 46.86699,48.14492,0 46.86688,48.14481,0 46.86675,48.14473,0 46.8666,48.14464,0 46.86647,48.14456,0 46.86637,48.14447,0 46.86626,48.14436,0 46.86613,48.1443,0 46.86602,48.14419,0 46.86592,48.14413,0 46.86585,48.14406,0 46.86572,48.14396,0 46.86562,48.14389,0 46.86547,48.14381,0 46.86534,48.1437,0 46.86523,48.14361,0 46.86512,48.14353,0 46.86499,48.14344,0 46.86493,48.1434,0 46.8648,48.14331,0 46.86474,48.14329,0 46.86467,48.14327,0 46.86465,48.1432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7</text:p>
          </table:table-cell>
          <table:table-cell table:style-name="Default" office:value-type="string">
            <text:p>13-037#01</text:p>
          </table:table-cell>
          <table:table-cell office:value-type="string">
            <text:p>LineString</text:p>
          </table:table-cell>
          <table:table-cell office:value-type="string">
            <text:p>46.85478,48.14554,0 46.8548,48.14548,0 46.85478,48.14546,0 46.85482,48.14544,0 46.85484,48.14544,0 46.85484,48.14542,0 46.85482,48.14546,0 46.85482,48.14548,0 46.85482,48.14539,0 46.8548,48.14537,0 46.85484,48.14537,0 46.85482,48.14544,0 46.85493,48.1455,0 46.85497,48.14546,0 46.85497,48.14548,0 46.85502,48.14548,0 46.85499,48.14548,0 46.85497,48.1455,0 46.85495,48.1455,0 46.85495,48.14548,0 46.85493,48.14548,0 46.85489,48.14548,0 46.85487,48.14548,0 46.85482,48.1455,0 46.8548,48.1455,0 46.85482,48.1455,0 46.85484,48.14548,0 46.85484,48.14544,0 46.85478,48.1455,0 46.8548,48.1455,0 46.85482,48.14544,0 46.85482,48.14542,0 46.8548,48.14544,0 46.8548,48.14539,0 46.85482,48.14537,0 46.85482,48.14535,0 46.8548,48.14535,0 46.85478,48.14531,0 46.85478,48.14533,0 46.85478,48.14531,0 46.85476,48.14531,0 46.8548,48.14527,0 46.8548,48.14524,0 46.8548,48.14527,0 46.85482,48.14527,0 46.85476,48.14524,0 46.85474,48.14524,0 46.85472,48.1452,0 46.85469,48.1452,0 46.85467,48.14518,0 46.85465,48.14516,0 46.85465,48.14514,0 46.85465,48.14516,0 46.85467,48.14516,0 46.85469,48.14518,0 46.85469,48.14522,0 46.85469,48.14518,0 46.85467,48.14512,0 46.85467,48.14514,0 46.85467,48.14522,0 46.85472,48.14518,0 46.85469,48.1452,0 46.85469,48.14522,0 46.85472,48.14522,0 46.85474,48.14527,0 46.85469,48.14522,0 46.85467,48.1452,0 46.85465,48.1452,0 46.85465,48.14518,0 46.85461,48.14518,0 46.85459,48.14516,0 46.85459,48.14514,0 46.85457,48.14509,0 46.85459,48.14507,0 46.85467,48.14507,0 46.85469,48.14507,0 46.85478,48.14507,0 46.85495,48.14505,0 46.85504,48.14501,0 46.85508,48.14501,0 46.8551,48.14501,0 46.85514,48.14497,0 46.85512,48.14499,0 46.85514,48.14497,0 46.8551,48.14492,0 46.8551,48.1449,0 46.8551,48.14494,0 46.85512,48.14497,0 46.8551,48.14492,0 46.85506,48.14484,0 46.85506,48.14481,0 46.85506,48.14479,0 46.85504,48.14479,0 46.85506,48.14484,0 46.85508,48.14484,0 46.85506,48.14484,0 46.8551,48.14486,0 46.85514,48.14492,0 46.85514,48.14497,0 46.85517,48.14499,0 46.85519,48.14501,0 46.85523,48.14507,0 46.85517,48.14501,0 46.8551,48.1449,0 46.85506,48.1449,0 46.85508,48.14486,0 46.85506,48.14477,0 46.85504,48.14477,0 46.85502,48.14484,0 46.85508,48.14488,0 46.85517,48.1449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8</text:p>
          </table:table-cell>
          <table:table-cell table:style-name="Default" office:value-type="string">
            <text:p>13-038#01</text:p>
          </table:table-cell>
          <table:table-cell office:value-type="string">
            <text:p>LineString</text:p>
          </table:table-cell>
          <table:table-cell office:value-type="string">
            <text:p>46.85581,48.14544,0 46.85583,48.14544,0 46.85587,48.14544,0 46.85587,48.14542,0 46.8559,48.14542,0 46.85602,48.14539,0 46.85615,48.14542,0 46.85622,48.14542,0 46.85626,48.14546,0 46.85632,48.1455,0 46.85635,48.14554,0 46.8563,48.14559,0 46.8563,48.14561,0 46.8563,48.14563,0 46.85632,48.14567,0 46.85632,48.14569,0 46.85632,48.14567,0 46.85628,48.14574,0 46.85624,48.1458,0 46.85624,48.14582,0 46.85628,48.14582,0 46.85626,48.14584,0 46.8562,48.14587,0 46.85617,48.14584,0 46.85617,48.14587,0 46.85615,48.14587,0 46.85613,48.1458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39</text:p>
          </table:table-cell>
          <table:table-cell table:style-name="Default" office:value-type="string">
            <text:p>13-039#01</text:p>
          </table:table-cell>
          <table:table-cell office:value-type="string">
            <text:p>Point</text:p>
          </table:table-cell>
          <table:table-cell office:value-type="string">
            <text:p>46.858199,48.14202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0</text:p>
          </table:table-cell>
          <table:table-cell table:style-name="Default" office:value-type="string">
            <text:p>13-040#01</text:p>
          </table:table-cell>
          <table:table-cell office:value-type="string">
            <text:p>Point</text:p>
          </table:table-cell>
          <table:table-cell office:value-type="string">
            <text:p>46.870612,48.15426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1</text:p>
          </table:table-cell>
          <table:table-cell table:style-name="Default" office:value-type="string">
            <text:p>13-041#01</text:p>
          </table:table-cell>
          <table:table-cell office:value-type="string">
            <text:p>Polygon</text:p>
          </table:table-cell>
          <table:table-cell office:value-type="string">
            <text:p>46.811791,48.162742,0 46.81369,48.161318,0 46.814865,48.160807,0 46.815138,48.1613,0 46.81567,48.161669,0 46.816324,48.161966,0 46.81656,48.162241,0 46.816399,48.162817,0 46.816297,48.163125,0 46.815696,48.163905,0 46.814468,48.16364,0 46.813427,48.163215,0 46.811791,48.16274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2</text:p>
          </table:table-cell>
          <table:table-cell table:style-name="Default" office:value-type="string">
            <text:p>13-042#01</text:p>
          </table:table-cell>
          <table:table-cell office:value-type="string">
            <text:p>LineString</text:p>
          </table:table-cell>
          <table:table-cell office:value-type="string">
            <text:p>46.90154,48.05991,0 46.90151,48.05995,0 46.90154,48.06001,0 46.90158,48.0601,0 46.90164,48.0601,0 46.90171,48.06014,0 46.90173,48.06014,0 46.90177,48.06012,0 46.90181,48.0601,0 46.90175,48.06014,0 46.90171,48.06014,0 46.90169,48.06014,0 46.90169,48.06012,0 46.90169,48.06014,0 46.90166,48.06014,0 46.90164,48.06014,0 46.9016,48.06016,0 46.9016,48.06014,0 46.90164,48.06014,0 46.90177,48.06016,0 46.90192,48.06019,0 46.90203,48.06016,0 46.90218,48.06021,0 46.90227,48.06029,0 46.90231,48.06034,0 46.90224,48.06038,0 46.90222,48.06042,0 46.9022,48.06046,0 46.90207,48.06049,0 46.90197,48.06053,0 46.90184,48.06059,0 46.90173,48.0607,0 46.90171,48.06072,0 46.90169,48.06074,0 46.90171,48.06079,0 46.90181,48.06081,0 46.90171,48.06085,0 46.90171,48.06087,0 46.9016,48.06089,0 46.90151,48.06096,0 46.90147,48.061,0 46.90156,48.06104,0 46.90171,48.06109,0 46.90179,48.06113,0 46.90186,48.06119,0 46.90197,48.06122,0 46.90203,48.06126,0 46.90207,48.06128,0 46.90207,48.06126,0 46.90207,48.06128,0 46.90209,48.06126,0 46.90207,48.06134,0 46.90209,48.06139,0 46.90203,48.0613,0 46.90205,48.0613,0 46.9022,48.06139,0 46.90233,48.06143,0 46.90239,48.06141,0 46.90242,48.06145,0 46.90242,48.06154,0 46.90244,48.06152,0 46.90244,48.06149,0 46.90244,48.06147,0 46.90244,48.06145,0 46.90244,48.06143,0 46.90244,48.06141,0 46.90244,48.06143,0 46.90242,48.06149,0 46.90242,48.06147,0 46.90244,48.06145,0 46.90242,48.06147,0 46.90242,48.06145,0 46.90244,48.06145,0 46.90244,48.06143,0 46.90244,48.06141,0 46.90242,48.06141,0 46.90244,48.06141,0 46.90242,48.06141,0 46.90244,48.06141,0 46.90244,48.06143,0 46.90244,48.06141,0 46.90239,48.06139,0 46.90227,48.06137,0 46.90212,48.0613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3</text:p>
          </table:table-cell>
          <table:table-cell table:style-name="Default" office:value-type="string">
            <text:p>13-043#01</text:p>
          </table:table-cell>
          <table:table-cell office:value-type="string">
            <text:p>LineString</text:p>
          </table:table-cell>
          <table:table-cell office:value-type="string">
            <text:p>46.89986,48.06358,0 46.89976,48.06362,0 46.89978,48.06362,0 46.89978,48.06364,0 46.89978,48.06362,0 46.89978,48.06364,0 46.8998,48.06362,0 46.89984,48.06362,0 46.8998,48.06366,0 46.89978,48.06366,0 46.8998,48.06364,0 46.89978,48.06364,0 46.8998,48.0637,0 46.89976,48.0637,0 46.89976,48.06366,0 46.89978,48.06364,0 46.89967,48.06353,0 46.89954,48.06345,0 46.89948,48.06334,0 46.89945,48.0633,0 46.89945,48.06325,0 46.89943,48.06323,0 46.89945,48.06317,0 46.89948,48.06313,0 46.89948,48.0631,0 46.8995,48.06313,0 46.89945,48.06321,0 46.89945,48.06323,0 46.89948,48.06325,0 46.8995,48.06328,0 46.8995,48.0633,0 46.89945,48.0633,0 46.89943,48.06332,0 46.89941,48.06334,0 46.89939,48.06332,0 46.89933,48.06328,0 46.8993,48.06328,0 46.89939,48.06332,0 46.89948,48.06334,0 46.89952,48.06332,0 46.89956,48.06332,0 46.89954,48.06336,0 46.8995,48.06336,0 46.89948,48.06334,0 46.89943,48.06334,0 46.89945,48.06332,0 46.89948,48.06332,0 46.89948,48.06334,0 46.89948,48.06336,0 46.89948,48.06334,0 46.89948,48.06332,0 46.89943,48.06332,0 46.89941,48.0633,0 46.89939,48.06332,0 46.89937,48.06332,0 46.89945,48.06328,0 46.89948,48.06328,0 46.89958,48.06323,0 46.89973,48.06323,0 46.89991,48.06323,0 46.89993,48.06323,0 46.89999,48.06323,0 46.90018,48.06323,0 46.90033,48.06323,0 46.90046,48.06321,0 46.90059,48.06319,0 46.90074,48.06313,0 46.90087,48.06308,0 46.90102,48.06308,0 46.90104,48.06319,0 46.901,48.06328,0 46.90094,48.06336,0 46.90091,48.0634,0 46.90089,48.06338,0 46.90074,48.0634,0 46.90055,48.06336,0 46.90036,48.06334,0 46.90018,48.0633,0 46.90001,48.06328,0 46.8998,48.06328,0 46.89965,48.06328,0 46.89956,48.06328,0 46.8995,48.06328,0 46.89958,48.0633,0 46.89971,48.0633,0 46.89993,48.06332,0 46.90008,48.06332,0 46.90027,48.06336,0 46.90044,48.06338,0 46.90059,48.0634,0 46.90076,48.06338,0 46.90085,48.06338,0 46.90089,48.06338,0 46.90094,48.06338,0 46.90094,48.0634,0 46.90094,48.06338,0 46.90094,48.0634,0 46.90096,48.06338,0 46.90109,48.06336,0 46.90121,48.06334,0 46.90126,48.06332,0 46.90132,48.0633,0 46.90149,48.06328,0 46.9016,48.0633,0 46.90179,48.0633,0 46.90197,48.06332,0 46.90214,48.06332,0 46.90231,48.06334,0 46.90239,48.06332,0 46.90248,48.06334,0 46.90246,48.06336,0 46.9025,48.06338,0 46.90248,48.06338,0 46.90246,48.0633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4</text:p>
          </table:table-cell>
          <table:table-cell table:style-name="Default" office:value-type="string">
            <text:p>13-044#01</text:p>
          </table:table-cell>
          <table:table-cell office:value-type="string">
            <text:p>LineString</text:p>
          </table:table-cell>
          <table:table-cell office:value-type="string">
            <text:p>46.90332,48.06418,0 46.90336,48.06418,0 46.90338,48.06418,0 46.90342,48.0642,0 46.90342,48.06418,0 46.90338,48.06418,0 46.90336,48.06418,0 46.90336,48.06416,0 46.90338,48.06416,0 46.90338,48.0642,0 46.90338,48.06422,0 46.9034,48.06422,0 46.9034,48.0642,0 46.9034,48.06418,0 46.90342,48.06416,0 46.9034,48.06416,0 46.9034,48.06413,0 46.90342,48.06413,0 46.90349,48.06411,0 46.90351,48.06413,0 46.90349,48.06413,0 46.90342,48.06416,0 46.9034,48.06418,0 46.9034,48.06424,0 46.90345,48.06426,0 46.90342,48.06424,0 46.90351,48.06428,0 46.90362,48.06437,0 46.90366,48.06441,0 46.90364,48.0645,0 46.90362,48.0645,0 46.9036,48.0645,0 46.90362,48.0645,0 46.90362,48.06452,0 46.90368,48.06448,0 46.90362,48.06448,0 46.90357,48.0645,0 46.9036,48.0645,0 46.90362,48.06452,0 46.90362,48.0645,0 46.9036,48.06443,0 46.90364,48.06443,0 46.90364,48.06446,0 46.90362,48.06448,0 46.90362,48.0645,0 46.90364,48.06452,0 46.90366,48.06452,0 46.90364,48.06452,0 46.90362,48.0645,0 46.90366,48.06448,0 46.90368,48.06448,0 46.90372,48.06448,0 46.90387,48.06452,0 46.9039,48.06452,0 46.90394,48.06454,0 46.90396,48.06454,0 46.90398,48.06454,0 46.90396,48.06454,0 46.90394,48.06456,0 46.90407,48.06461,0 46.90418,48.06463,0 46.90426,48.06467,0 46.90439,48.06467,0 46.90443,48.06471,0 46.9045,48.06473,0 46.90463,48.06478,0 46.90471,48.06482,0 46.9048,48.06486,0 46.90484,48.06486,0 46.90493,48.06491,0 46.90503,48.06497,0 46.90508,48.06501,0 46.9051,48.06504,0 46.9051,48.06508,0 46.90518,48.06512,0 46.90516,48.06521,0 46.90525,48.06527,0 46.90527,48.06529,0 46.90531,48.06531,0 46.90533,48.06531,0 46.90527,48.06531,0 46.90523,48.06536,0 46.90523,48.06534,0 46.90523,48.06531,0 46.90523,48.06534,0 46.90523,48.06531,0 46.90523,48.06534,0 46.90523,48.06536,0 46.90525,48.06531,0 46.90525,48.06534,0 46.90525,48.06536,0 46.90527,48.06538,0 46.90525,48.06542,0 46.90523,48.06544,0 46.90523,48.06538,0 46.90523,48.06536,0 46.90521,48.06536,0 46.90523,48.06536,0 46.90525,48.06534,0 46.90527,48.06531,0 46.90523,48.06531,0 46.90523,48.06529,0 46.90525,48.06531,0 46.90531,48.06534,0 46.90544,48.06534,0 46.90551,48.06529,0 46.90555,48.06529,0 46.90557,48.06527,0 46.90557,48.06525,0 46.90557,48.06527,0 46.90555,48.06527,0 46.90555,48.06525,0 46.90557,48.06525,0 46.90557,48.06523,0 46.90555,48.06523,0 46.90557,48.06527,0 46.90561,48.06525,0 46.90568,48.06521,0 46.9057,48.06516,0 46.90572,48.06514,0 46.90574,48.06508,0 46.90578,48.06504,0 46.90581,48.06506,0 46.90583,48.0651,0 46.90578,48.06516,0 46.90576,48.06521,0 46.90578,48.06529,0 46.90578,48.06534,0 46.90578,48.0654,0 46.90576,48.06549,0 46.90589,48.06553,0 46.90591,48.06557,0 46.90598,48.06564,0 46.90611,48.0657,0 46.90621,48.06576,0 46.90626,48.06579,0 46.90624,48.06585,0 46.90619,48.06589,0 46.90621,48.06594,0 46.90619,48.06602,0 46.90619,48.06609,0 46.90621,48.06617,0 46.90619,48.06626,0 46.90626,48.06634,0 46.90628,48.06643,0 46.90626,48.06645,0 46.90626,48.06652,0 46.90628,48.06654,0 46.90636,48.06662,0 46.90639,48.06667,0 46.90641,48.06669,0 46.90643,48.06669,0 46.90645,48.06671,0 46.90649,48.06675,0 46.90654,48.06679,0 46.90656,48.06686,0 46.90649,48.0669,0 46.90641,48.06692,0 46.9063,48.06699,0 46.90617,48.06705,0 46.90604,48.06712,0 46.90611,48.06714,0 46.90609,48.06714,0 46.90611,48.06714,0 46.90609,48.06714,0 46.90615,48.0671,0 46.90617,48.06701,0 46.90619,48.06697,0 46.90619,48.06695,0 46.90619,48.0669,0 46.90621,48.06682,0 46.9063,48.06675,0 46.90632,48.06675,0 46.90639,48.06671,0 46.90639,48.06673,0 46.90639,48.06671,0 46.90639,48.06673,0 46.90639,48.06671,0 46.90645,48.06669,0 46.90651,48.06664,0 46.9066,48.06658,0 46.90671,48.06652,0 46.90679,48.06643,0 46.90681,48.06643,0 46.90684,48.06634,0 46.90688,48.06632,0 46.9069,48.06634,0 46.90696,48.06632,0 46.90707,48.06632,0 46.90709,48.0663,0 46.90718,48.0663,0 46.90733,48.06639,0 46.90744,48.06645,0 46.90757,48.06652,0 46.90763,48.06656,0 46.90765,48.06656,0 46.90776,48.0666,0 46.90787,48.06658,0 46.90793,48.06654,0 46.90791,48.06654,0 46.90795,48.06652,0 46.90804,48.06645,0 46.90812,48.06639,0 46.90827,48.06634,0 46.90836,48.0663,0 46.90849,48.06624,0 46.90857,48.06617,0 46.90868,48.06611,0 46.9087,48.06609,0 46.90881,48.06602,0 46.90885,48.06594,0 46.90887,48.06589,0 46.90885,48.06587,0 46.90881,48.06583,0 46.90868,48.06576,0 46.90857,48.06572,0 46.90849,48.06568,0 46.90838,48.06559,0 46.9083,48.06553,0 46.90823,48.06549,0 46.90812,48.06546,0 46.90802,48.0654,0 46.90793,48.06538,0 46.90793,48.0654,0 46.90789,48.06542,0 46.90787,48.06542,0 46.90789,48.06542,0 46.90793,48.06538,0 46.90784,48.06531,0 46.90774,48.06525,0 46.90761,48.06519,0 46.9075,48.0651,0 46.90744,48.06506,0 46.90735,48.06504,0 46.90731,48.06499,0 46.90724,48.06495,0 46.90716,48.06491,0 46.90703,48.06486,0 46.90696,48.06482,0 46.90684,48.06476,0 46.90681,48.06469,0 46.90684,48.06458,0 46.90688,48.06448,0 46.90696,48.06441,0 46.90696,48.06437,0 46.90699,48.06428,0 46.90696,48.06426,0 46.90701,48.06422,0 46.90705,48.06411,0 46.90707,48.06407,0 46.90703,48.06398,0 46.90705,48.06394,0 46.90709,48.06388,0 46.90703,48.06381,0 46.90692,48.06373,0 46.90686,48.06368,0 46.90692,48.06375,0 46.9069,48.06379,0 46.9069,48.06377,0 46.90688,48.06377,0 46.9069,48.06377,0 46.9069,48.06375,0 46.9069,48.06373,0 46.90692,48.06375,0 46.90692,48.06377,0 46.90692,48.06383,0 46.9069,48.06394,0 46.90692,48.06405,0 46.9069,48.06411,0 46.9069,48.06424,0 46.90686,48.06435,0 46.90686,48.06439,0 46.90686,48.06452,0 46.90681,48.06463,0 46.90681,48.06473,0 46.90692,48.06482,0 46.90707,48.06491,0 46.9072,48.06499,0 46.90733,48.06508,0 46.90748,48.06514,0 46.90761,48.06521,0 46.90776,48.06529,0 46.90789,48.06536,0 46.90789,48.0654,0 46.90787,48.06542,0 46.90789,48.0654,0 46.90784,48.06531,0 46.90787,48.06525,0 46.90787,48.06514,0 46.90789,48.06506,0 46.90787,48.06504,0 46.90784,48.06495,0 46.9078,48.06484,0 46.90772,48.06476,0 46.90769,48.06463,0 46.90763,48.06454,0 46.90765,48.06446,0 46.90763,48.06435,0 46.90759,48.06426,0 46.90759,48.06422,0 46.90757,48.06411,0 46.90757,48.06405,0 46.90759,48.06398,0 46.90759,48.0639,0 46.90759,48.06381,0 46.90754,48.06377,0 46.9075,48.06368,0 46.9075,48.06366,0 46.9075,48.06364,0 46.90744,48.06362,0 46.90731,48.06355,0 46.90729,48.06355,0 46.90731,48.06355,0 46.90716,48.06351,0 46.90696,48.06345,0 46.9069,48.06345,0 46.90677,48.06338,0 46.90664,48.06334,0 46.90649,48.06325,0 46.90636,48.06319,0 46.90634,48.06319,0 46.90634,48.06313,0 46.90639,48.0631,0 46.90643,48.06313,0 46.90643,48.0631,0 46.90645,48.0631,0 46.90645,48.06313,0 46.90641,48.0631,0 46.90641,48.06308,0 46.90645,48.0631,0 46.90643,48.0631,0 46.90639,48.06306,0 46.90636,48.06306,0 46.90643,48.06315,0 46.90645,48.06317,0 46.90643,48.06319,0 46.90645,48.06315,0 46.90641,48.06306,0 46.90639,48.06306,0 46.90636,48.06313,0 46.90634,48.06315,0 46.90628,48.06319,0 46.9063,48.06319,0 46.9063,48.06317,0 46.90632,48.0631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5</text:p>
          </table:table-cell>
          <table:table-cell table:style-name="Default" office:value-type="string">
            <text:p>13-045#01</text:p>
          </table:table-cell>
          <table:table-cell office:value-type="string">
            <text:p>Point</text:p>
          </table:table-cell>
          <table:table-cell office:value-type="string">
            <text:p>46.89978,48.06365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6</text:p>
          </table:table-cell>
          <table:table-cell table:style-name="Default" office:value-type="string">
            <text:p>13-046#01</text:p>
          </table:table-cell>
          <table:table-cell office:value-type="string">
            <text:p>Point</text:p>
          </table:table-cell>
          <table:table-cell office:value-type="string">
            <text:p>46.903385,48.0641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7</text:p>
          </table:table-cell>
          <table:table-cell table:style-name="Default" office:value-type="string">
            <text:p>13-047#01</text:p>
          </table:table-cell>
          <table:table-cell office:value-type="string">
            <text:p>LineString</text:p>
          </table:table-cell>
          <table:table-cell office:value-type="string">
            <text:p>46.89976,48.05943,0 46.89971,48.05935,0 46.89965,48.05926,0 46.89956,48.05916,0 46.89948,48.05907,0 46.89941,48.05896,0 46.89935,48.05886,0 46.89933,48.05875,0 46.89926,48.0586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8</text:p>
          </table:table-cell>
          <table:table-cell table:style-name="Default" office:value-type="string">
            <text:p>13-048#01</text:p>
          </table:table-cell>
          <table:table-cell office:value-type="string">
            <text:p>LineString</text:p>
          </table:table-cell>
          <table:table-cell office:value-type="string">
            <text:p>46.89754,48.06128,0 46.89754,48.06132,0 46.89748,48.06134,0 46.89739,48.06137,0 46.89737,48.06143,0 46.89724,48.06149,0 46.8972,48.06152,0 46.89714,48.06152,0 46.89699,48.06156,0 46.89684,48.0616,0 46.89682,48.0616,0 46.89679,48.06162,0 46.89675,48.0616,0 46.89679,48.0616,0 46.89675,48.0616,0 46.89675,48.06158,0 46.89677,48.06158,0 46.89679,48.06158,0 46.89677,48.06158,0 46.89675,48.06158,0 46.89673,48.06162,0 46.89667,48.06167,0 46.89675,48.06167,0 46.89677,48.06165,0 46.89675,48.06165,0 46.89686,48.06162,0 46.89684,48.06158,0 46.89684,48.0616,0 46.89684,48.06158,0 46.89684,48.0616,0 46.89686,48.0616,0 46.89684,48.0616,0 46.89684,48.06162,0 46.89688,48.06167,0 46.89682,48.06169,0 46.89677,48.06169,0 46.89684,48.06171,0 46.89684,48.06173,0 46.89692,48.06175,0 46.89703,48.06175,0 46.89699,48.06175,0 46.89686,48.06177,0 46.89684,48.0618,0 46.89679,48.06173,0 46.89673,48.06171,0 46.89667,48.06171,0 46.89664,48.06167,0 46.89667,48.0616,0 46.89673,48.06156,0 46.89675,48.06156,0 46.89684,48.06158,0 46.89679,48.06156,0 46.89675,48.06158,0 46.89677,48.06158,0 46.89677,48.06156,0 46.89675,48.06158,0 46.89677,48.06156,0 46.89675,48.06156,0 46.89675,48.06154,0 46.89677,48.06154,0 46.89675,48.06154,0 46.89677,48.06158,0 46.89677,48.06162,0 46.89677,48.0616,0 46.89675,48.06162,0 46.89675,48.0616,0 46.89677,48.0616,0 46.89684,48.06158,0 46.89688,48.06162,0 46.8969,48.0616,0 46.89692,48.06158,0 46.89694,48.06156,0 46.89692,48.06152,0 46.89679,48.06152,0 46.89675,48.06149,0 46.89673,48.06158,0 46.89671,48.06162,0 46.89671,48.06165,0 46.89669,48.0616,0 46.89667,48.06158,0 46.89669,48.06156,0 46.89671,48.06154,0 46.89671,48.06152,0 46.89673,48.06152,0 46.89673,48.06154,0 46.89675,48.06156,0 46.89673,48.06156,0 46.89671,48.06154,0 46.89673,48.06154,0 46.89664,48.06156,0 46.89662,48.0616,0 46.8966,48.06158,0 46.8966,48.06152,0 46.89664,48.06154,0 46.89664,48.06156,0 46.89662,48.06156,0 46.89664,48.06156,0 46.89671,48.06154,0 46.89677,48.06154,0 46.89675,48.06147,0 46.89673,48.06147,0 46.89667,48.06147,0 46.89651,48.06147,0 46.89643,48.06147,0 46.89641,48.06141,0 46.89634,48.06141,0 46.89617,48.06143,0 46.896,48.06145,0 46.89587,48.06147,0 46.89585,48.06147,0 46.8957,48.06149,0 46.89568,48.06149,0 46.89553,48.06152,0 46.89538,48.06154,0 46.89529,48.06156,0 46.89516,48.06158,0 46.89512,48.0616,0 46.89508,48.06154,0 46.8951,48.06143,0 46.89506,48.06141,0 46.89506,48.06139,0 46.89503,48.06139,0 46.89506,48.06141,0 46.89508,48.06145,0 46.89503,48.06143,0 46.89501,48.06145,0 46.89497,48.06147,0 46.89506,48.06154,0 46.89503,48.06165,0 46.89484,48.06167,0 46.89469,48.06171,0 46.89461,48.06175,0 46.89452,48.06175,0 46.89441,48.06177,0 46.89426,48.0618,0 46.89411,48.06182,0 46.894,48.06188,0 46.89379,48.06188,0 46.89364,48.0619,0 46.89351,48.06195,0 46.8934,48.06199,0 46.8933,48.06199,0 46.89317,48.06199,0 46.893,48.06197,0 46.89289,48.06199,0 46.89285,48.06199,0 46.89295,48.06197,0 46.89304,48.06195,0 46.89306,48.06195,0 46.89308,48.06192,0 46.89308,48.0619,0 46.8931,48.06195,0 46.89315,48.06195,0 46.89317,48.06195,0 46.89319,48.06197,0 46.89317,48.06197,0 46.89312,48.06197,0 46.89315,48.06195,0 46.89312,48.06192,0 46.89312,48.06195,0 46.89315,48.06192,0 46.89319,48.06195,0 46.89321,48.06195,0 46.89325,48.06192,0 46.8933,48.06192,0 46.89332,48.06192,0 46.89334,48.06195,0 46.89336,48.06195,0 46.89338,48.06192,0 46.89342,48.06192,0 46.89349,48.06192,0 46.8936,48.0619,0 46.89364,48.06188,0 46.8937,48.06188,0 46.89377,48.06186,0 46.89383,48.06184,0 46.89388,48.06184,0 46.8939,48.06184,0 46.89398,48.06182,0 46.89407,48.0618,0 46.89413,48.0618,0 46.8942,48.06177,0 46.89422,48.06177,0 46.8943,48.06175,0 46.89439,48.06175,0 46.89445,48.06173,0 46.89456,48.06171,0 46.89467,48.06169,0 46.89478,48.06167,0 46.8948,48.06167,0 46.89482,48.06167,0 46.89486,48.06165,0 46.89491,48.06165,0 46.89503,48.06162,0 46.89508,48.06162,0 46.89516,48.0616,0 46.89525,48.06158,0 46.89536,48.06154,0 46.89542,48.06154,0 46.89546,48.06152,0 46.89559,48.06149,0 46.89566,48.06147,0 46.8957,48.06145,0 46.89574,48.06143,0 46.89583,48.06141,0 46.89585,48.06139,0 46.89585,48.06141,0 46.89587,48.06139,0 46.89585,48.06139,0 46.89583,48.06139,0 46.89579,48.06141,0 46.89581,48.06141,0 46.89585,48.06141,0 46.89587,48.06141,0 46.896,48.06137,0 46.89613,48.06132,0 46.89619,48.0613,0 46.89626,48.0613,0 46.89632,48.06126,0 46.89634,48.06122,0 46.89639,48.06113,0 46.89634,48.06109,0 46.89641,48.06107,0 46.89647,48.06104,0 46.89649,48.06104,0 46.89654,48.06107,0 46.89651,48.06104,0 46.89651,48.06107,0 46.89651,48.06104,0 46.89651,48.06107,0 46.89651,48.06104,0 46.89654,48.06104,0 46.89656,48.06102,0 46.89654,48.06104,0 46.89656,48.06102,0 46.89664,48.06096,0 46.89673,48.06102,0 46.89677,48.06109,0 46.89671,48.06115,0 46.8966,48.06119,0 46.89656,48.06119,0 46.89664,48.06117,0 46.89667,48.06117,0 46.89677,48.06115,0 46.89679,48.06115,0 46.89686,48.06113,0 46.8969,48.06113,0 46.89694,48.06104,0 46.89697,48.06094,0 46.89697,48.06083,0 46.89701,48.06072,0 46.89697,48.06064,0 46.89697,48.06059,0 46.89699,48.06062,0 46.89707,48.06072,0 46.89716,48.06081,0 46.8972,48.06085,0 46.89718,48.06083,0 46.89716,48.06083,0 46.89718,48.06085,0 46.89727,48.06094,0 46.89727,48.06102,0 46.89731,48.06102,0 46.89735,48.06102,0 46.89739,48.0610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49</text:p>
          </table:table-cell>
          <table:table-cell table:style-name="Default" office:value-type="string">
            <text:p>13-049#01</text:p>
          </table:table-cell>
          <table:table-cell office:value-type="string">
            <text:p>LineString</text:p>
          </table:table-cell>
          <table:table-cell office:value-type="string">
            <text:p>46.85019,48.13469,0 46.85017,48.13469,0 46.85014,48.13467,0 46.85012,48.13467,0 46.85017,48.13469,0 46.85012,48.13471,0 46.85004,48.13473,0 46.84999,48.13473,0 46.84991,48.13471,0 46.8498,48.13471,0 46.8498,48.13477,0 46.84993,48.13475,0 46.8501,48.13473,0 46.85012,48.13471,0 46.85014,48.13471,0 46.85023,48.13471,0 46.85023,48.13473,0 46.85019,48.13471,0 46.85017,48.13471,0 46.85014,48.13473,0 46.85014,48.13471,0 46.85017,48.13482,0 46.85025,48.13488,0 46.8504,48.13492,0 46.85053,48.13499,0 46.85053,48.13509,0 46.85053,48.13512,0 46.85055,48.13512,0 46.85047,48.1352,0 46.8504,48.13524,0 46.85042,48.13527,0 46.8504,48.13529,0 46.85038,48.13531,0 46.85034,48.13537,0 46.8504,48.13542,0 46.85051,48.13546,0 46.85066,48.13552,0 46.85066,48.13555,0 46.85072,48.13557,0 46.85085,48.13561,0 46.85098,48.13565,0 46.851,48.13578,0 46.85094,48.13593,0 46.85094,48.13604,0 46.85102,48.13615,0 46.85098,48.13623,0 46.85094,48.13632,0 46.85092,48.13645,0 46.85085,48.13653,0 46.85077,48.1366,0 46.85075,48.1366,0 46.8507,48.13664,0 46.85062,48.13664,0 46.8506,48.13664,0 46.85051,48.13666,0 46.8504,48.1367,0 46.85042,48.1367,0 46.85051,48.13673,0 46.85042,48.13673,0 46.8504,48.13673,0 46.85042,48.13673,0 46.8504,48.13673,0 46.85042,48.13677,0 46.85045,48.13677,0 46.85049,48.13679,0 46.85049,48.13681,0 46.85055,48.13685,0 46.85057,48.13688,0 46.85062,48.13688,0 46.85064,48.1369,0 46.8507,48.13696,0 46.85072,48.13696,0 46.85072,48.13698,0 46.85075,48.137,0 46.85072,48.13705,0 46.8507,48.13711,0 46.8507,48.13713,0 46.85072,48.13715,0 46.85075,48.13715,0 46.85075,48.13718,0 46.85077,48.13718,0 46.85077,48.1372,0 46.85081,48.1372,0 46.85081,48.13722,0 46.85079,48.13724,0 46.85077,48.13724,0 46.85072,48.13724,0 46.85072,48.1372,0 46.8507,48.13722,0 46.85068,48.1372,0 46.85068,48.13718,0 46.85064,48.13713,0 46.85062,48.13713,0 46.8506,48.13713,0 46.85057,48.13711,0 46.85055,48.13709,0 46.85051,48.13703,0 46.85049,48.13703,0 46.85047,48.137,0 46.85045,48.137,0 46.85042,48.13698,0 46.85032,48.13698,0 46.85027,48.13692,0 46.8503,48.13683,0 46.85036,48.13677,0 46.85042,48.13673,0 46.8504,48.13673,0 46.85027,48.1367,0 46.85021,48.1367,0 46.85008,48.13673,0 46.85002,48.13673,0 46.84989,48.13673,0 46.84978,48.13666,0 46.84974,48.13662,0 46.84972,48.13668,0 46.84969,48.13668,0 46.84967,48.13668,0 46.84976,48.13664,0 46.84976,48.13662,0 46.84974,48.13662,0 46.84972,48.13662,0 46.84974,48.13662,0 46.84976,48.13662,0 46.84976,48.1366,0 46.84976,48.13662,0 46.84982,48.13666,0 46.84984,48.13668,0 46.84989,48.1367,0 46.84993,48.13673,0 46.84995,48.13675,0 46.85002,48.13677,0 46.85006,48.13679,0 46.85017,48.13685,0 46.85019,48.1369,0 46.8503,48.13688,0 46.85047,48.13683,0 46.8506,48.13679,0 46.85066,48.13677,0 46.85079,48.13675,0 46.8509,48.13673,0 46.8509,48.1367,0 46.85087,48.13673,0 46.85094,48.136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0</text:p>
          </table:table-cell>
          <table:table-cell table:style-name="Default" office:value-type="string">
            <text:p>13-050#01</text:p>
          </table:table-cell>
          <table:table-cell office:value-type="string">
            <text:p>LineString</text:p>
          </table:table-cell>
          <table:table-cell office:value-type="string">
            <text:p>46.84723,48.12816,0 46.84727,48.12821,0 46.84733,48.12825,0 46.84733,48.12823,0 46.84729,48.12827,0 46.84727,48.12827,0 46.84729,48.12827,0 46.84731,48.12827,0 46.84731,48.12823,0 46.84733,48.12816,0 46.84731,48.12816,0 46.84729,48.12821,0 46.84729,48.12823,0 46.84733,48.12827,0 46.84733,48.12829,0 46.84736,48.12834,0 46.84736,48.12838,0 46.84744,48.12846,0 46.84751,48.12855,0 46.84755,48.12866,0 46.84755,48.12872,0 46.84757,48.12883,0 46.84763,48.12894,0 46.84772,48.12907,0 46.84774,48.12919,0 46.84774,48.12932,0 46.84772,48.12939,0 46.84768,48.12952,0 46.84761,48.12956,0 46.84757,48.12971,0 46.84759,48.12984,0 46.84763,48.12997,0 46.84763,48.13001,0 46.84763,48.13003,0 46.8477,48.13014,0 46.84774,48.1302,0 46.84774,48.13022,0 46.84781,48.13022,0 46.84791,48.13025,0 46.84802,48.13025,0 46.84821,48.13022,0 46.84841,48.1302,0 46.84845,48.1302,0 46.84854,48.13022,0 46.8486,48.13022,0 46.84864,48.13022,0 46.84864,48.13018,0 46.84864,48.13022,0 46.84862,48.13022,0 46.8486,48.13025,0 46.84858,48.13025,0 46.84858,48.13022,0 46.8486,48.1302,0 46.84856,48.13018,0 46.84858,48.1302,0 46.84858,48.13022,0 46.8486,48.1302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1</text:p>
          </table:table-cell>
          <table:table-cell table:style-name="Default" office:value-type="string">
            <text:p>13-051#01</text:p>
          </table:table-cell>
          <table:table-cell office:value-type="string">
            <text:p>Point</text:p>
          </table:table-cell>
          <table:table-cell office:value-type="string">
            <text:p>46.818389,48.1333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2</text:p>
          </table:table-cell>
          <table:table-cell table:style-name="Default" office:value-type="string">
            <text:p>13-052#01</text:p>
          </table:table-cell>
          <table:table-cell office:value-type="string">
            <text:p>LineString</text:p>
          </table:table-cell>
          <table:table-cell office:value-type="string">
            <text:p>46.94979,48.13276,0 46.94975,48.13276,0 46.94975,48.13282,0 46.94967,48.13286,0 46.94964,48.13291,0 46.94969,48.13299,0 46.94975,48.13308,0 46.94977,48.13316,0 46.94979,48.13327,0 46.94984,48.13334,0 46.94988,48.13342,0 46.94992,48.13351,0 46.94992,48.13359,0 46.9499,48.1337,0 46.94992,48.13376,0 46.95007,48.13376,0 46.95016,48.13376,0 46.95018,48.13383,0 46.95009,48.13394,0 46.95003,48.13404,0 46.94997,48.13413,0 46.94994,48.13424,0 46.94992,48.13434,0 46.94988,48.13445,0 46.94988,48.13456,0 46.94988,48.13462,0 46.9499,48.13469,0 46.94992,48.13477,0 46.94992,48.13484,0 46.94992,48.1349,0 46.94994,48.13494,0 46.94999,48.13503,0 46.94997,48.13507,0 46.94997,48.13514,0 46.95001,48.13518,0 46.95007,48.1352,0 46.95009,48.13522,0 46.95012,48.13529,0 46.95014,48.13531,0 46.95014,48.13529,0 46.95014,48.13531,0 46.95009,48.13529,0 46.95009,48.13527,0 46.95009,48.13529,0 46.95007,48.13535,0 46.95007,48.13537,0 46.95001,48.13544,0 46.94997,48.13546,0 46.9499,48.13552,0 46.9499,48.13557,0 46.94986,48.13561,0 46.94984,48.13565,0 46.94979,48.1357,0 46.94977,48.13576,0 46.94973,48.13576,0 46.94971,48.13576,0 46.94971,48.1358,0 46.94969,48.13582,0 46.94969,48.13587,0 46.94969,48.13591,0 46.94969,48.13593,0 46.94967,48.13593,0 46.94967,48.13591,0 46.9496,48.13589,0 46.94949,48.13585,0 46.94941,48.1358,0 46.94937,48.13576,0 46.94926,48.1357,0 46.94915,48.13565,0 46.94917,48.13565,0 46.94919,48.13565,0 46.94909,48.13563,0 46.94894,48.13561,0 46.94887,48.13561,0 46.94879,48.13557,0 46.94874,48.13557,0 46.9487,48.13555,0 46.94866,48.13557,0 46.94861,48.13555,0 46.94851,48.13555,0 46.94849,48.13555,0 46.94853,48.13555,0 46.94859,48.1355,0 46.94872,48.13542,0 46.94874,48.13535,0 46.94872,48.13533,0 46.94868,48.13524,0 46.94864,48.13518,0 46.94859,48.13514,0 46.94849,48.13512,0 46.94836,48.13516,0 46.94834,48.13507,0 46.94838,48.13499,0 46.94842,48.13494,0 46.94842,48.13497,0 46.94842,48.13494,0 46.94834,48.1349,0 46.94836,48.13488,0 46.94827,48.13484,0 46.94823,48.13479,0 46.94821,48.13477,0 46.94816,48.13471,0 46.9481,48.13471,0 46.94801,48.13469,0 46.94788,48.13464,0 46.94778,48.13462,0 46.9478,48.1346,0 46.94771,48.13458,0 46.94758,48.13454,0 46.94743,48.13447,0 46.94731,48.13441,0 46.94718,48.13447,0 46.94713,48.13449,0 46.94715,48.13449,0 46.94713,48.13449,0 46.94705,48.13445,0 46.94698,48.13443,0 46.9469,48.13447,0 46.94681,48.13456,0 46.94673,48.13458,0 46.94666,48.13454,0 46.94664,48.13449,0 46.94651,48.13452,0 46.94638,48.13452,0 46.9463,48.13452,0 46.94623,48.13445,0 46.94615,48.13443,0 46.94608,48.13441,0 46.94604,48.13437,0 46.94595,48.13432,0 46.94589,48.13432,0 46.94578,48.13428,0 46.94565,48.13424,0 46.94555,48.13419,0 46.94544,48.13413,0 46.94535,48.13409,0 46.94525,48.13404,0 46.94514,48.134,0 46.94512,48.134,0 46.94507,48.13398,0 46.94503,48.13396,0 46.94503,48.13398,0 46.94505,48.13396,0 46.94503,48.13398,0 46.94501,48.13398,0 46.94501,48.134,0 46.94499,48.134,0 46.94499,48.13402,0 46.94501,48.134,0 46.94499,48.134,0 46.94501,48.134,0 46.94499,48.13398,0 46.94497,48.13398,0 46.94492,48.13396,0 46.94494,48.13398,0 46.94494,48.134,0 46.94501,48.134,0 46.94501,48.13398,0 46.94492,48.13396,0 46.94492,48.13387,0 46.94494,48.13381,0 46.94488,48.13376,0 46.94486,48.1337,0 46.94486,48.13361,0 46.94475,48.13359,0 46.94473,48.13353,0 46.94475,48.13349,0 46.94484,48.13342,0 46.94488,48.13336,0 46.94486,48.13327,0 46.9449,48.13321,0 46.94486,48.13318,0 46.94494,48.13318,0 46.94499,48.13316,0 46.94484,48.13316,0 46.94477,48.13318,0 46.9446,48.13318,0 46.94447,48.13318,0 46.94437,48.13316,0 46.94428,48.13314,0 46.94415,48.13316,0 46.94404,48.13323,0 46.94396,48.13331,0 46.94398,48.13334,0 46.94394,48.13329,0 46.94379,48.13325,0 46.94374,48.13323,0 46.94364,48.13318,0 46.94355,48.13314,0 46.94353,48.13312,0 46.94344,48.13308,0 46.9434,48.13306,0 46.94338,48.13306,0 46.94331,48.13299,0 46.94321,48.13293,0 46.94319,48.13286,0 46.94319,48.13284,0 46.94316,48.13278,0 46.94314,48.13278,0 46.94312,48.13278,0 46.94306,48.13273,0 46.94297,48.13273,0 46.94282,48.13271,0 46.94278,48.13265,0 46.9428,48.13254,0 46.9428,48.13241,0 46.94282,48.13233,0 46.9428,48.13222,0 46.94282,48.13209,0 46.94276,48.13198,0 46.94282,48.13198,0 46.94297,48.13194,0 46.94301,48.13192,0 46.94301,48.1319,0 46.94304,48.13188,0 46.94295,48.13185,0 46.94293,48.13185,0 46.94282,48.13181,0 46.94265,48.13181,0 46.94261,48.131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3</text:p>
          </table:table-cell>
          <table:table-cell table:style-name="Default" office:value-type="string">
            <text:p>13-053#01</text:p>
          </table:table-cell>
          <table:table-cell office:value-type="string">
            <text:p>LineString</text:p>
          </table:table-cell>
          <table:table-cell office:value-type="string">
            <text:p>46.94185,48.13119,0 46.94181,48.13119,0 46.94179,48.13119,0 46.94173,48.13119,0 46.94168,48.13119,0 46.94162,48.13119,0 46.94145,48.13119,0 46.94143,48.13119,0 46.9414,48.13119,0 46.94123,48.13117,0 46.94113,48.13117,0 46.94115,48.13117,0 46.94115,48.13119,0 46.9411,48.13119,0 46.941,48.13119,0 46.94093,48.13117,0 46.94082,48.13117,0 46.94076,48.13117,0 46.94063,48.13117,0 46.94057,48.13115,0 46.94044,48.13112,0 46.94031,48.1311,0 46.94014,48.1311,0 46.93999,48.13112,0 46.93997,48.13112,0 46.93988,48.13115,0 46.93988,48.13117,0 46.93992,48.13121,0 46.93992,48.13123,0 46.93988,48.13125,0 46.93984,48.13134,0 46.93986,48.13134,0 46.93975,48.1314,0 46.93967,48.1314,0 46.9396,48.1314,0 46.93956,48.13136,0 46.93945,48.1314,0 46.93934,48.13147,0 46.93928,48.13151,0 46.93917,48.13149,0 46.93902,48.13151,0 46.93885,48.13153,0 46.93877,48.13155,0 46.93864,48.13162,0 46.93851,48.13166,0 46.93838,48.13173,0 46.93829,48.13177,0 46.93827,48.13175,0 46.93821,48.13175,0 46.93823,48.13175,0 46.93821,48.13175,0 46.93812,48.13175,0 46.93797,48.13175,0 46.93789,48.13175,0 46.93774,48.1317,0 46.93756,48.1317,0 46.93739,48.13168,0 46.93737,48.13162,0 46.93737,48.1316,0 46.93739,48.13158,0 46.93741,48.13151,0 46.93741,48.13149,0 46.93741,48.13151,0 46.93739,48.13158,0 46.93726,48.13155,0 46.9372,48.13153,0 46.93709,48.13145,0 46.93709,48.1314,0 46.93694,48.13132,0 46.93681,48.13125,0 46.93681,48.13119,0 46.93683,48.13119,0 46.93683,48.13117,0 46.93677,48.13121,0 46.93668,48.13121,0 46.93662,48.13117,0 46.9366,48.13121,0 46.93653,48.13121,0 46.93647,48.13115,0 46.93649,48.1311,0 46.93647,48.13104,0 46.93645,48.13106,0 46.93638,48.13102,0 46.93634,48.131,0 46.9363,48.13095,0 46.93625,48.13089,0 46.93623,48.1308,0 46.93621,48.13078,0 46.93625,48.13076,0 46.93628,48.13076,0 46.9363,48.13076,0 46.93625,48.13076,0 46.93615,48.13067,0 46.93608,48.13061,0 46.93606,48.13052,0 46.93606,48.13046,0 46.936,48.13035,0 46.93598,48.13033,0 46.93598,48.13029,0 46.93593,48.13022,0 46.93593,48.13018,0 46.9358,48.13014,0 46.93576,48.13014,0 46.93572,48.13012,0 46.93572,48.13014,0 46.93572,48.13012,0 46.93572,48.13014,0 46.9357,48.13014,0 46.93568,48.13014,0 46.9357,48.13014,0 46.93568,48.13014,0 46.93565,48.13014,0 46.93565,48.13012,0 46.93568,48.13012,0 46.9357,48.1301,0 46.93572,48.1301,0 46.93572,48.1301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4</text:p>
          </table:table-cell>
          <table:table-cell table:style-name="Default" office:value-type="string">
            <text:p>13-054#01</text:p>
          </table:table-cell>
          <table:table-cell office:value-type="string">
            <text:p>Point</text:p>
          </table:table-cell>
          <table:table-cell office:value-type="string">
            <text:p>46.950086,48.13173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5</text:p>
          </table:table-cell>
          <table:table-cell table:style-name="Default" office:value-type="string">
            <text:p>13-055#01</text:p>
          </table:table-cell>
          <table:table-cell office:value-type="string">
            <text:p>LineString</text:p>
          </table:table-cell>
          <table:table-cell office:value-type="string">
            <text:p>46.950139,48.131714,0 46.95015,48.131728,0 46.950172,48.131725,0 46.950182,48.131717,0 46.950182,48.1317,0 46.950161,48.131678,0 46.950129,48.131671,0 46.950096,48.131664,0 46.950075,48.131671,0 46.95008,48.131689,0 46.950102,48.131696,0 46.950139,48.13171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6</text:p>
          </table:table-cell>
          <table:table-cell table:style-name="Default" office:value-type="string">
            <text:p>13-056#01</text:p>
          </table:table-cell>
          <table:table-cell office:value-type="string">
            <text:p>LineString</text:p>
          </table:table-cell>
          <table:table-cell office:value-type="string">
            <text:p>46.95546,48.13265,0 46.95546,48.13267,0 46.95546,48.13265,0 46.95544,48.13265,0 46.95546,48.13265,0 46.95544,48.13267,0 46.95544,48.13269,0 46.95535,48.13273,0 46.95516,48.13271,0 46.95509,48.13271,0 46.95509,48.13269,0 46.95501,48.13269,0 46.95484,48.13267,0 46.95464,48.13261,0 46.95443,48.13256,0 46.95426,48.13252,0 46.95424,48.1325,0 46.95409,48.13248,0 46.95389,48.13243,0 46.9537,48.13239,0 46.95353,48.13235,0 46.95338,48.13233,0 46.95318,48.13231,0 46.95301,48.13228,0 46.95282,48.13226,0 46.95265,48.13224,0 46.95246,48.1322,0 46.9523,48.13218,0 46.95209,48.13211,0 46.9519,48.13209,0 46.95173,48.13205,0 46.95155,48.13203,0 46.9514,48.132,0 46.95123,48.13198,0 46.95108,48.13192,0 46.95091,48.13188,0 46.95072,48.13183,0 46.95055,48.13181,0 46.95035,48.13177,0 46.9502,48.13173,0 46.95014,48.13168,0 46.95014,48.13164,0 46.95012,48.13162,0 46.95014,48.13162,0 46.95014,48.13166,0 46.95014,48.13164,0 46.95012,48.13168,0 46.95005,48.13164,0 46.95009,48.13164,0 46.95012,48.13166,0 46.95009,48.13168,0 46.95012,48.13168,0 46.95007,48.13168,0 46.95009,48.13168,0 46.95012,48.13168,0 46.95009,48.1317,0 46.95012,48.1317,0 46.95012,48.13168,0 46.95014,48.13168,0 46.95014,48.13166,0 46.95012,48.13166,0 46.95014,48.1317,0 46.95016,48.13177,0 46.95009,48.13177,0 46.95007,48.13175,0 46.95001,48.13173,0 46.94999,48.13173,0 46.94997,48.13173,0 46.94994,48.13173,0 46.9499,48.1317,0 46.94992,48.1317,0 46.94994,48.1317,0 46.94992,48.1317,0 46.94999,48.13173,0 46.95001,48.13173,0 46.94999,48.13173,0 46.94992,48.13173,0 46.9499,48.1317,0 46.94994,48.13173,0 46.94999,48.13173,0 46.95001,48.13173,0 46.94997,48.13173,0 46.94994,48.13173,0 46.94992,48.13173,0 46.94997,48.13173,0 46.94992,48.13173,0 46.94988,48.1317,0 46.94986,48.1317,0 46.9499,48.1317,0 46.94994,48.1317,0 46.94997,48.1317,0 46.95005,48.13173,0 46.95003,48.13173,0 46.95001,48.13173,0 46.95003,48.13173,0 46.95005,48.1317,0 46.95012,48.1317,0 46.95014,48.13168,0 46.95007,48.13168,0 46.95003,48.13168,0 46.94999,48.13168,0 46.9499,48.13166,0 46.94997,48.13168,0 46.94999,48.13168,0 46.95003,48.13168,0 46.95003,48.1317,0 46.94997,48.13168,0 46.94992,48.13168,0 46.94999,48.13168,0 46.95001,48.1317,0 46.95003,48.1317,0 46.94997,48.13168,0 46.94994,48.13168,0 46.94992,48.13168,0 46.94994,48.13168,0 46.95001,48.1317,0 46.95005,48.1317,0 46.95005,48.13168,0 46.95001,48.13168,0 46.94999,48.1317,0 46.95001,48.13173,0 46.95009,48.13173,0 46.95007,48.13173,0 46.95005,48.13173,0 46.94997,48.13173,0 46.94994,48.13173,0 46.94994,48.1317,0 46.94988,48.1317,0 46.94992,48.1317,0 46.94994,48.1317,0 46.94999,48.13173,0 46.95003,48.13175,0 46.95001,48.13175,0 46.95001,48.13173,0 46.94997,48.13173,0 46.95003,48.13175,0 46.95005,48.13175,0 46.95007,48.13177,0 46.95012,48.13175,0 46.95009,48.13175,0 46.95001,48.13173,0 46.95003,48.13175,0 46.95007,48.13173,0 46.95005,48.13175,0 46.95007,48.13175,0 46.95005,48.13175,0 46.95007,48.13175,0 46.95003,48.13173,0 46.94988,48.13168,0 46.94986,48.13166,0 46.94982,48.13166,0 46.94984,48.13166,0 46.94986,48.13166,0 46.94986,48.13168,0 46.94988,48.13168,0 46.94986,48.1317,0 46.94988,48.1317,0 46.94986,48.13173,0 46.94986,48.1317,0 46.94979,48.13149,0 46.94982,48.13168,0 46.94997,48.13175,0 46.95005,48.13175,0 46.95009,48.13175,0 46.95009,48.13173,0 46.95012,48.13173,0 46.95018,48.13173,0 46.95029,48.13175,0 46.95024,48.13173,0 46.95012,48.13175,0 46.95009,48.13175,0 46.95005,48.13175,0 46.95012,48.13175,0 46.95012,48.13173,0 46.95014,48.13173,0 46.95016,48.13173,0 46.95027,48.13175,0 46.95029,48.13175,0 46.95029,48.13173,0 46.95027,48.13173,0 46.95024,48.13175,0 46.95033,48.1317,0 46.95027,48.13173,0 46.95014,48.13173,0 46.95014,48.1317,0 46.95012,48.1317,0 46.95012,48.13168,0 46.95012,48.1317,0 46.95014,48.13166,0 46.95014,48.13168,0 46.95014,48.13166,0 46.95014,48.13164,0 46.95012,48.13168,0 46.95012,48.1317,0 46.95012,48.13173,0 46.95009,48.13173,0 46.95009,48.13175,0 46.95007,48.13173,0 46.95012,48.13173,0 46.95009,48.13173,0 46.95007,48.13173,0 46.95001,48.13173,0 46.9499,48.1317,0 46.94979,48.13166,0 46.94971,48.1316,0 46.94962,48.13155,0 46.94958,48.13153,0 46.94956,48.13153,0 46.94954,48.13151,0 46.94952,48.13151,0 46.94943,48.13151,0 46.94941,48.13151,0 46.94934,48.13151,0 46.94926,48.13149,0 46.94915,48.13147,0 46.94911,48.13147,0 46.94906,48.13149,0 46.94898,48.13153,0 46.949,48.1316,0 46.94906,48.13162,0 46.94906,48.1316,0 46.949,48.13155,0 46.949,48.13149,0 46.94902,48.13147,0 46.94898,48.13143,0 46.94889,48.1314,0 46.94883,48.13138,0 46.94879,48.13138,0 46.94868,48.13136,0 46.94857,48.13138,0 46.94851,48.13136,0 46.94846,48.13136,0 46.94838,48.13136,0 46.94836,48.13136,0 46.94827,48.13134,0 46.94821,48.13134,0 46.94814,48.13134,0 46.94808,48.13134,0 46.94801,48.13132,0 46.94797,48.13132,0 46.94795,48.13132,0 46.94793,48.13132,0 46.94788,48.13134,0 46.94791,48.13134,0 46.94797,48.13134,0 46.94803,48.13136,0 46.94812,48.13136,0 46.94818,48.13138,0 46.94829,48.13138,0 46.9484,48.13138,0 46.94849,48.1314,0 46.94857,48.1314,0 46.94866,48.1314,0 46.94874,48.1314,0 46.94881,48.1314,0 46.94883,48.1314,0 46.94894,48.13143,0 46.94902,48.13143,0 46.94911,48.13145,0 46.94917,48.13145,0 46.94928,48.13149,0 46.94939,48.13151,0 46.94943,48.13151,0 46.94941,48.13151,0 46.94943,48.13151,0 46.94949,48.13153,0 46.94958,48.13155,0 46.94967,48.1316,0 46.94977,48.13166,0 46.94988,48.1317,0 46.95001,48.13173,0 46.95005,48.13173,0 46.95012,48.13173,0 46.95014,48.13173,0 46.95012,48.13173,0 46.95009,48.13173,0 46.95012,48.13173,0 46.95027,48.13173,0 46.95031,48.1317,0 46.9502,48.13173,0 46.95012,48.13173,0 46.95009,48.13173,0 46.95007,48.13173,0 46.95005,48.13173,0 46.95003,48.13173,0 46.95005,48.13173,0 46.95003,48.13173,0 46.95001,48.13173,0 46.95003,48.13173,0 46.95005,48.13173,0 46.95001,48.13173,0 46.95003,48.13166,0 46.95001,48.13166,0 46.95001,48.13168,0 46.95005,48.1317,0 46.95012,48.1317,0 46.95009,48.1317,0 46.95014,48.13173,0 46.9502,48.13175,0 46.95027,48.13177,0 46.95031,48.13179,0 46.95029,48.13177,0 46.95031,48.13177,0 46.95035,48.13179,0 46.95037,48.13179,0 46.95048,48.13181,0 46.95057,48.13183,0 46.95065,48.13185,0 46.95067,48.13185,0 46.95067,48.13188,0 46.95072,48.13185,0 46.95072,48.13183,0 46.95067,48.13181,0 46.95057,48.13179,0 46.95052,48.13179,0 46.9505,48.13179,0 46.95035,48.13177,0 46.95031,48.13177,0 46.95024,48.13175,0 46.95012,48.13173,0 46.95009,48.1317,0 46.95005,48.1317,0 46.95001,48.1317,0 46.94997,48.1317,0 46.94994,48.1317,0 46.94988,48.13168,0 46.94982,48.13166,0 46.94979,48.13166,0 46.94977,48.13164,0 46.94975,48.13162,0 46.94967,48.13158,0 46.94964,48.13155,0 46.94962,48.13153,0 46.94956,48.13153,0 46.94949,48.13151,0 46.94956,48.13149,0 46.94962,48.13149,0 46.94964,48.13147,0 46.94967,48.13147,0 46.94969,48.13147,0 46.94975,48.13145,0 46.94982,48.13143,0 46.94984,48.13143,0 46.94975,48.13145,0 46.94967,48.13147,0 46.9496,48.13149,0 46.94949,48.13151,0 46.94947,48.13151,0 46.94945,48.13151,0 46.94941,48.13151,0 46.94947,48.13151,0 46.94956,48.13153,0 46.94962,48.13155,0 46.94971,48.13162,0 46.94982,48.13166,0 46.9499,48.1317,0 46.94997,48.1317,0 46.94999,48.13173,0 46.95007,48.13173,0 46.95007,48.1317,0 46.95005,48.13173,0 46.95014,48.13175,0 46.95029,48.13175,0 46.95031,48.13173,0 46.95033,48.13173,0 46.95035,48.1317,0 46.95042,48.1317,0 46.95046,48.13173,0 46.95046,48.13177,0 46.95048,48.13177,0 46.95052,48.13179,0 46.95055,48.13181,0 46.95057,48.13181,0 46.95065,48.13183,0 46.95076,48.13185,0 46.95082,48.13185,0 46.95091,48.13188,0 46.95095,48.13188,0 46.95091,48.1319,0 46.95087,48.13188,0 46.95085,48.13188,0 46.95076,48.13188,0 46.95067,48.13185,0 46.95057,48.13183,0 46.95048,48.13181,0 46.95042,48.13181,0 46.95042,48.13179,0 46.95035,48.13179,0 46.95031,48.13179,0 46.95024,48.13177,0 46.95016,48.13175,0 46.95012,48.13175,0 46.95009,48.13175,0 46.95012,48.13175,0 46.95014,48.13175,0 46.95014,48.13173,0 46.95009,48.13173,0 46.95009,48.1317,0 46.95007,48.13177,0 46.95007,48.13175,0 46.95005,48.13175,0 46.95007,48.13175,0 46.95005,48.13175,0 46.95001,48.13173,0 46.94997,48.13173,0 46.94992,48.13173,0 46.9499,48.1317,0 46.94984,48.13168,0 46.94977,48.13173,0 46.94975,48.1317,0 46.94977,48.13166,0 46.94977,48.13164,0 46.94971,48.13162,0 46.94971,48.1316,0 46.94964,48.13158,0 46.9496,48.13155,0 46.94958,48.13153,0 46.94967,48.13158,0 46.94973,48.1316,0 46.94982,48.13164,0 46.94984,48.13166,0 46.94994,48.1317,0 46.95003,48.1317,0 46.95005,48.1317,0 46.95007,48.13164,0 46.95007,48.13166,0 46.95007,48.13168,0 46.95007,48.1317,0 46.95009,48.1317,0 46.95012,48.1317,0 46.95016,48.13173,0 46.95027,48.13175,0 46.95035,48.13177,0 46.95022,48.13175,0 46.95018,48.13173,0 46.95016,48.13173,0 46.95012,48.13175,0 46.95009,48.13175,0 46.95007,48.13175,0 46.95005,48.13175,0 46.95007,48.13175,0 46.95018,48.13175,0 46.95027,48.13177,0 46.95035,48.13177,0 46.95044,48.13179,0 46.9505,48.13179,0 46.95063,48.13181,0 46.95067,48.13183,0 46.95076,48.13183,0 46.95085,48.13185,0 46.95093,48.13188,0 46.951,48.1319,0 46.95104,48.13192,0 46.95108,48.13192,0 46.9511,48.13194,0 46.95119,48.13194,0 46.95119,48.13196,0 46.95123,48.13198,0 46.95117,48.13196,0 46.95115,48.13194,0 46.95106,48.13192,0 46.95097,48.1319,0 46.95089,48.1319,0 46.95087,48.1319,0 46.95076,48.13185,0 46.95067,48.13185,0 46.95057,48.13183,0 46.95048,48.13181,0 46.95044,48.13179,0 46.95042,48.13179,0 46.95031,48.13177,0 46.95018,48.13175,0 46.95012,48.1317,0 46.95009,48.13173,0 46.95007,48.13173,0 46.95003,48.1317,0 46.95005,48.1317,0 46.95007,48.13173,0 46.95005,48.13175,0 46.95005,48.13173,0 46.95003,48.13173,0 46.94999,48.1317,0 46.9499,48.13168,0 46.94988,48.13168,0 46.94984,48.13166,0 46.94979,48.13166,0 46.94979,48.13164,0 46.94977,48.13164,0 46.94979,48.13164,0 46.94986,48.13168,0 46.94999,48.13173,0 46.95009,48.13173,0 46.95007,48.13173,0 46.95005,48.1317,0 46.95005,48.13166,0 46.95007,48.13166,0 46.95005,48.13168,0 46.95007,48.13173,0 46.95009,48.13173,0 46.95009,48.13175,0 46.95014,48.13175,0 46.95018,48.13177,0 46.9502,48.13177,0 46.95022,48.13177,0 46.95024,48.13179,0 46.95029,48.13179,0 46.95033,48.13181,0 46.9504,48.13181,0 46.95042,48.13183,0 46.95048,48.13185,0 46.95055,48.13185,0 46.95057,48.13185,0 46.9507,48.13185,0 46.95072,48.13185,0 46.95074,48.13188,0 46.9508,48.13188,0 46.95078,48.13188,0 46.95076,48.13185,0 46.95074,48.13185,0 46.95065,48.13185,0 46.95061,48.13183,0 46.95059,48.13183,0 46.95057,48.13183,0 46.95048,48.13181,0 46.9504,48.13179,0 46.95031,48.13179,0 46.95027,48.13177,0 46.95016,48.13175,0 46.95007,48.1317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7</text:p>
          </table:table-cell>
          <table:table-cell table:style-name="Default" office:value-type="string">
            <text:p>13-057#01</text:p>
          </table:table-cell>
          <table:table-cell office:value-type="string">
            <text:p>LineString</text:p>
          </table:table-cell>
          <table:table-cell office:value-type="string">
            <text:p>46.950247,48.130915,0 46.95044,48.130915,0 46.950601,48.130772,0 46.950708,48.130579,0 46.950681,48.130343,0 46.950756,48.13021,0 46.950799,48.130063,0 46.950729,48.129884,0 46.950628,48.12987,0 46.950424,48.129995,0 46.950241,48.130199,0 46.950268,48.130382,0 46.950193,48.130518,0 46.950086,48.130586,0 46.950118,48.130783,0 46.950236,48.13091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8</text:p>
          </table:table-cell>
          <table:table-cell table:style-name="Default" office:value-type="string">
            <text:p>13-058#01</text:p>
          </table:table-cell>
          <table:table-cell office:value-type="string">
            <text:p>LineString</text:p>
          </table:table-cell>
          <table:table-cell office:value-type="string">
            <text:p>46.95093,48.12883,0 46.95095,48.12881,0 46.95095,48.12879,0 46.95095,48.12876,0 46.95097,48.12876,0 46.95106,48.12872,0 46.95121,48.12868,0 46.95136,48.12866,0 46.95149,48.12866,0 46.95158,48.12866,0 46.95164,48.12859,0 46.95166,48.12855,0 46.9517,48.12851,0 46.9517,48.12849,0 46.95173,48.1284,0 46.95173,48.12831,0 46.95183,48.12821,0 46.95192,48.12812,0 46.95185,48.12804,0 46.95185,48.12797,0 46.95183,48.12795,0 46.95185,48.12793,0 46.95181,48.12788,0 46.95185,48.12778,0 46.95183,48.12778,0 46.9517,48.12782,0 46.95158,48.12786,0 46.95153,48.12786,0 46.95151,48.12786,0 46.95151,48.12784,0 46.95155,48.12773,0 46.9517,48.12769,0 46.95177,48.12767,0 46.95179,48.12767,0 46.95181,48.12761,0 46.95185,48.12754,0 46.95177,48.12758,0 46.95162,48.12756,0 46.95155,48.12752,0 46.95155,48.12748,0 46.95149,48.1274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59</text:p>
          </table:table-cell>
          <table:table-cell table:style-name="Default" office:value-type="string">
            <text:p>13-059#01</text:p>
          </table:table-cell>
          <table:table-cell office:value-type="string">
            <text:p>LineString</text:p>
          </table:table-cell>
          <table:table-cell office:value-type="string">
            <text:p>46.95151,48.12735,0 46.95149,48.12733,0 46.95149,48.12731,0 46.95147,48.12733,0 46.95134,48.12735,0 46.95117,48.12735,0 46.9511,48.12735,0 46.95108,48.12735,0 46.951,48.12728,0 46.95097,48.12726,0 46.95093,48.12726,0 46.95091,48.12724,0 46.95087,48.12737,0 46.95087,48.12746,0 46.95087,48.12754,0 46.95085,48.12765,0 46.9508,48.12773,0 46.95082,48.1278,0 46.95082,48.12778,0 46.9508,48.12778,0 46.9508,48.12776,0 46.9508,48.12778,0 46.9508,48.12776,0 46.9507,48.12769,0 46.95065,48.12771,0 46.95074,48.12769,0 46.95074,48.12771,0 46.95076,48.12771,0 46.95078,48.12769,0 46.95082,48.1278,0 46.95085,48.1278,0 46.9508,48.12778,0 46.95078,48.12776,0 46.95078,48.12773,0 46.95082,48.12778,0 46.9508,48.12786,0 46.95078,48.12788,0 46.95076,48.1278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0</text:p>
          </table:table-cell>
          <table:table-cell table:style-name="Default" office:value-type="string">
            <text:p>13-060#01</text:p>
          </table:table-cell>
          <table:table-cell office:value-type="string">
            <text:p>LineString</text:p>
          </table:table-cell>
          <table:table-cell office:value-type="string">
            <text:p>46.81834,48.13346,0 46.81832,48.13344,0 46.81832,48.13342,0 46.8183,48.13342,0 46.81837,48.1334,0 46.81837,48.13338,0 46.81832,48.1334,0 46.8183,48.1334,0 46.81839,48.1334,0 46.81852,48.1334,0 46.81856,48.1334,0 46.81854,48.13338,0 46.81856,48.13338,0 46.81865,48.13334,0 46.81877,48.13327,0 46.8189,48.13321,0 46.81907,48.13312,0 46.81922,48.13308,0 46.81937,48.13303,0 46.81952,48.13297,0 46.81965,48.13291,0 46.81967,48.13299,0 46.8197,48.13306,0 46.81978,48.1331,0 46.81995,48.1331,0 46.82002,48.13308,0 46.82006,48.13308,0 46.82006,48.13306,0 46.82004,48.13306,0 46.81985,48.13306,0 46.81967,48.13306,0 46.8195,48.13301,0 46.81931,48.13303,0 46.81916,48.13308,0 46.81901,48.13314,0 46.81884,48.13323,0 46.81869,48.13329,0 46.81852,48.13336,0 46.81837,48.1334,0 46.81832,48.1333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1</text:p>
          </table:table-cell>
          <table:table-cell table:style-name="Default" office:value-type="string">
            <text:p>13-061#01</text:p>
          </table:table-cell>
          <table:table-cell office:value-type="string">
            <text:p>Point</text:p>
          </table:table-cell>
          <table:table-cell office:value-type="string">
            <text:p>46.955439,48.13265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2</text:p>
          </table:table-cell>
          <table:table-cell table:style-name="Default" office:value-type="string">
            <text:p>13-062#01</text:p>
          </table:table-cell>
          <table:table-cell office:value-type="string">
            <text:p>LineString</text:p>
          </table:table-cell>
          <table:table-cell office:value-type="string">
            <text:p>46.858,48.14117,0 46.85793,48.14125,0 46.85778,48.14132,0 46.85776,48.14138,0 46.85778,48.14142,0 46.85781,48.14147,0 46.85783,48.14151,0 46.85785,48.14153,0 46.85791,48.1416,0 46.85796,48.1417,0 46.85802,48.14181,0 46.85806,48.1419,0 46.85808,48.14198,0 46.85811,48.14211,0 46.85802,48.14222,0 46.85808,48.14233,0 46.85815,48.14239,0 46.85821,48.14245,0 46.85823,48.14254,0 46.85828,48.14258,0 46.85826,48.14258,0 46.85828,48.14258,0 46.85826,48.14258,0 46.85826,48.14265,0 46.85823,48.1428,0 46.85823,48.14293,0 46.85821,48.14306,0 46.85823,48.14316,0 46.85823,48.14318,0 46.85826,48.14321,0 46.85823,48.14321,0 46.85823,48.14323,0 46.85815,48.14325,0 46.85815,48.14329,0 46.85817,48.14329,0 46.85815,48.14327,0 46.85813,48.14327,0 46.85815,48.14327,0 46.85819,48.14323,0 46.85821,48.14325,0 46.85821,48.14323,0 46.85823,48.14323,0 46.85823,48.14325,0 46.85823,48.14323,0 46.85823,48.14325,0 46.85823,48.14323,0 46.85821,48.14323,0 46.85823,48.14323,0 46.85819,48.14327,0 46.85817,48.14327,0 46.85819,48.14327,0 46.85819,48.14325,0 46.85819,48.14329,0 46.85817,48.14327,0 46.85821,48.14325,0 46.85823,48.14325,0 46.85826,48.14325,0 46.85823,48.14327,0 46.85821,48.14329,0 46.85821,48.14327,0 46.85823,48.14325,0 46.85823,48.14327,0 46.85821,48.14325,0 46.85819,48.14325,0 46.85823,48.14325,0 46.85821,48.14325,0 46.85819,48.14314,0 46.85821,48.14299,0 46.85821,48.14286,0 46.85821,48.14273,0 46.85821,48.14263,0 46.85821,48.1426,0 46.85815,48.14248,0 46.85813,48.14241,0 46.85811,48.14241,0 46.85811,48.14239,0 46.85811,48.14237,0 46.85808,48.14237,0 46.85808,48.14235,0 46.85806,48.14235,0 46.85804,48.14233,0 46.85806,48.14233,0 46.85811,48.14237,0 46.85817,48.14243,0 46.85821,48.1425,0 46.85821,48.14258,0 46.85821,48.14254,0 46.85817,48.14248,0 46.85811,48.14239,0 46.85804,48.14235,0 46.85802,48.14235,0 46.858,48.1423,0 46.858,48.14228,0 46.858,48.1423,0 46.858,48.14228,0 46.858,48.1423,0 46.85802,48.14233,0 46.85802,48.1423,0 46.858,48.1423,0 46.858,48.14228,0 46.85802,48.14228,0 46.85806,48.14222,0 46.85811,48.14213,0 46.85813,48.14211,0 46.85813,48.14209,0 46.85808,48.14203,0 46.85804,48.14194,0 46.85802,48.14192,0 46.85802,48.1419,0 46.85802,48.14188,0 46.858,48.14183,0 46.85796,48.14179,0 46.85796,48.14177,0 46.85796,48.14175,0 46.85793,48.1417,0 46.85789,48.14164,0 46.85787,48.14157,0 46.85783,48.14155,0 46.85781,48.14151,0 46.85774,48.14145,0 46.85774,48.14142,0 46.85776,48.1414,0 46.85783,48.14134,0 46.85791,48.1413,0 46.85793,48.14127,0 46.85796,48.14127,0 46.858,48.14123,0 46.85802,48.14123,0 46.85804,48.14119,0 46.85806,48.14119,0 46.85806,48.14117,0 46.85808,48.14117,0 46.858,48.14123,0 46.85802,48.14123,0 46.858,48.14123,0 46.85802,48.14123,0 46.85804,48.14121,0 46.85802,48.14125,0 46.858,48.14123,0 46.85804,48.14119,0 46.85806,48.14119,0 46.85806,48.14117,0 46.85808,48.14115,0 46.85806,48.14117,0 46.85808,48.14117,0 46.85813,48.1411,0 46.85817,48.14108,0 46.85817,48.1411,0 46.85821,48.14108,0 46.85828,48.14102,0 46.85832,48.14097,0 46.85836,48.14095,0 46.85849,48.14093,0 46.85853,48.14093,0 46.85853,48.14091,0 46.85853,48.14089,0 46.85849,48.14091,0 46.85843,48.14095,0 46.85838,48.141,0 46.85828,48.14106,0 46.85811,48.1411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3</text:p>
          </table:table-cell>
          <table:table-cell table:style-name="Default" office:value-type="string">
            <text:p>13-063#01</text:p>
          </table:table-cell>
          <table:table-cell office:value-type="string">
            <text:p>LineString</text:p>
          </table:table-cell>
          <table:table-cell office:value-type="string">
            <text:p>46.83163,48.1422,0 46.83169,48.14222,0 46.83169,48.1422,0 46.83169,48.14218,0 46.83169,48.1422,0 46.83171,48.1422,0 46.83171,48.14218,0 46.83171,48.1422,0 46.83161,48.14222,0 46.83161,48.14228,0 46.83169,48.1423,0 46.83173,48.14222,0 46.83169,48.14215,0 46.83167,48.14215,0 46.83169,48.14215,0 46.83171,48.14213,0 46.83171,48.14209,0 46.83171,48.14207,0 46.83178,48.14198,0 46.83178,48.14192,0 46.83165,48.14188,0 46.83158,48.14188,0 46.83158,48.14192,0 46.83161,48.14194,0 46.83161,48.14192,0 46.83156,48.14194,0 46.8315,48.14196,0 46.8315,48.142,0 46.83152,48.14203,0 46.8315,48.14203,0 46.83152,48.14203,0 46.8315,48.14203,0 46.8315,48.14205,0 46.8315,48.14207,0 46.83152,48.14207,0 46.83163,48.14215,0 46.83169,48.1422,0 46.83176,48.14228,0 46.83182,48.14235,0 46.83195,48.14243,0 46.83208,48.14252,0 46.83225,48.14254,0 46.83231,48.14256,0 46.83231,48.14258,0 46.83216,48.14254,0 46.83212,48.14248,0 46.8321,48.14243,0 46.83218,48.14241,0 46.83225,48.14235,0 46.83225,48.14228,0 46.83227,48.14222,0 46.83221,48.14218,0 46.8321,48.14215,0 46.8321,48.14211,0 46.83216,48.14211,0 46.83227,48.14207,0 46.8324,48.14198,0 46.83249,48.14192,0 46.83253,48.14183,0 46.83251,48.14179,0 46.83255,48.14173,0 46.83255,48.14168,0 46.83259,48.14164,0 46.83261,48.14157,0 46.83268,48.14162,0 46.83279,48.14166,0 46.83285,48.1417,0 46.83285,48.14175,0 46.83283,48.14183,0 46.83298,48.14188,0 46.83306,48.14183,0 46.83311,48.14194,0 46.83304,48.14203,0 46.83309,48.14213,0 46.83306,48.14213,0 46.83302,48.14218,0 46.83306,48.14222,0 46.83304,48.14218,0 46.83311,48.14218,0 46.83309,48.14213,0 46.83298,48.1422,0 46.83285,48.14226,0 46.83272,48.14233,0 46.83259,48.14237,0 46.83257,48.14237,0 46.83249,48.14243,0 46.83242,48.1425,0 46.8324,48.1425,0 46.83242,48.1425,0 46.83242,48.14248,0 46.83242,48.1425,0 46.83231,48.14254,0 46.83229,48.14256,0 46.83231,48.1425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4</text:p>
          </table:table-cell>
          <table:table-cell table:style-name="Default" office:value-type="string">
            <text:p>13-064#01</text:p>
          </table:table-cell>
          <table:table-cell office:value-type="string">
            <text:p>LineString</text:p>
          </table:table-cell>
          <table:table-cell office:value-type="string">
            <text:p>46.8407,48.14902,0 46.84066,48.14911,0 46.84064,48.14911,0 46.84064,48.14913,0 46.84057,48.14921,0 46.8406,48.14921,0 46.8406,48.14919,0 46.84062,48.14919,0 46.84066,48.14921,0 46.84072,48.14926,0 46.8407,48.14917,0 46.84072,48.14904,0 46.84072,48.14902,0 46.84072,48.149,0 46.8407,48.149,0 46.8407,48.14902,0 46.84072,48.149,0 46.84075,48.149,0 46.84081,48.149,0 46.8409,48.14904,0 46.84098,48.14906,0 46.841,48.14904,0 46.84107,48.14909,0 46.84111,48.14911,0 46.84109,48.14909,0 46.84111,48.14911,0 46.84103,48.14902,0 46.84113,48.14893,0 46.84128,48.14891,0 46.84143,48.14898,0 46.84156,48.14902,0 46.84158,48.14909,0 46.84158,48.14915,0 46.84154,48.14919,0 46.84156,48.14926,0 46.84154,48.14926,0 46.84143,48.1493,0 46.84137,48.1493,0 46.84135,48.14932,0 46.84148,48.14934,0 46.84152,48.14939,0 46.84152,48.14943,0 46.84145,48.14977,0 46.84145,48.14954,0 46.84148,48.14939,0 46.84152,48.1493,0 46.8415,48.14928,0 46.84158,48.14924,0 46.84158,48.14921,0 46.8416,48.14924,0 46.84158,48.14917,0 46.84158,48.14909,0 46.84145,48.14911,0 46.84143,48.14913,0 46.84158,48.14915,0 46.84163,48.14904,0 46.8415,48.14898,0 46.84137,48.14891,0 46.84122,48.14889,0 46.84113,48.14896,0 46.84103,48.14902,0 46.841,48.14902,0 46.84109,48.14909,0 46.84109,48.14904,0 46.84105,48.149,0 46.841,48.149,0 46.84098,48.149,0 46.84088,48.14898,0 46.84077,48.14898,0 46.84072,48.14896,0 46.84072,48.14898,0 46.8407,48.14896,0 46.84072,48.14896,0 46.84072,48.14898,0 46.84075,48.14902,0 46.84085,48.14911,0 46.84098,48.14913,0 46.84103,48.14915,0 46.84103,48.14913,0 46.84103,48.14915,0 46.84107,48.14926,0 46.84111,48.14936,0 46.84113,48.14943,0 46.84118,48.14943,0 46.84122,48.14943,0 46.84124,48.14943,0 46.84126,48.14943,0 46.84133,48.14945,0 46.84135,48.14945,0 46.84135,48.14947,0 46.84143,48.14947,0 46.84145,48.14947,0 46.84148,48.14951,0 46.8415,48.14954,0 46.8415,48.14956,0 46.84152,48.14956,0 46.84156,48.14956,0 46.84158,48.14958,0 46.84165,48.14956,0 46.84165,48.14954,0 46.84158,48.14951,0 46.84158,48.14945,0 46.84158,48.14939,0 46.8416,48.14934,0 46.8416,48.14936,0 46.84165,48.14936,0 46.84163,48.14932,0 46.84158,48.14928,0 46.84156,48.14928,0 46.84152,48.14919,0 46.84156,48.14921,0 46.8416,48.14911,0 46.84163,48.14904,0 46.84165,48.14904,0 46.84173,48.14902,0 46.84178,48.14902,0 46.84178,48.14896,0 46.84182,48.14893,0 46.84184,48.14887,0 46.84186,48.14883,0 46.84193,48.14885,0 46.84197,48.14887,0 46.84201,48.14887,0 46.84214,48.14889,0 46.84227,48.14889,0 46.84227,48.14891,0 46.84223,48.14889,0 46.84221,48.14889,0 46.84218,48.14887,0 46.84214,48.14889,0 46.84214,48.14887,0 46.8421,48.14881,0 46.84203,48.14878,0 46.84199,48.14874,0 46.84203,48.14868,0 46.84206,48.14866,0 46.84208,48.14863,0 46.84208,48.14859,0 46.84206,48.14857,0 46.84203,48.14857,0 46.84201,48.14857,0 46.84199,48.14863,0 46.84201,48.14866,0 46.84199,48.14861,0 46.84188,48.14855,0 46.84186,48.14855,0 46.84184,48.14855,0 46.84186,48.14851,0 46.84186,48.14848,0 46.84186,48.14846,0 46.84184,48.14846,0 46.84184,48.14844,0 46.84182,48.14844,0 46.84182,48.14842,0 46.84184,48.1484,0 46.84186,48.14833,0 46.84191,48.14823,0 46.84182,48.14825,0 46.84175,48.14833,0 46.84175,48.14838,0 46.84173,48.1484,0 46.84171,48.1484,0 46.84169,48.14842,0 46.84165,48.14844,0 46.8416,48.14848,0 46.8416,48.14851,0 46.84163,48.14851,0 46.84163,48.14855,0 46.8416,48.14866,0 46.84154,48.1487,0 46.8415,48.14872,0 46.84145,48.14874,0 46.84145,48.14872,0 46.84141,48.14872,0 46.84135,48.14878,0 46.84137,48.14883,0 46.84128,48.14887,0 46.84115,48.14891,0 46.84103,48.149,0 46.84103,48.14904,0 46.841,48.14904,0 46.8409,48.14902,0 46.84081,48.149,0 46.84077,48.149,0 46.84075,48.149,0 46.84072,48.149,0 46.84072,48.14898,0 46.84075,48.14898,0 46.84072,48.14898,0 46.84072,48.14896,0 46.84072,48.14898,0 46.84083,48.14896,0 46.841,48.14891,0 46.84118,48.14891,0 46.84133,48.14893,0 46.84145,48.14898,0 46.8415,48.14898,0 46.8415,48.149,0 46.84154,48.14902,0 46.84167,48.14902,0 46.8418,48.149,0 46.84191,48.14889,0 46.84201,48.14887,0 46.8421,48.14889,0 46.84221,48.1488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5</text:p>
          </table:table-cell>
          <table:table-cell table:style-name="Default" office:value-type="string">
            <text:p>13-065#01</text:p>
          </table:table-cell>
          <table:table-cell office:value-type="string">
            <text:p>LineString</text:p>
          </table:table-cell>
          <table:table-cell office:value-type="string">
            <text:p>46.84278,48.15082,0 46.84276,48.15091,0 46.8427,48.15104,0 46.84261,48.1511,0 46.84261,48.15112,0 46.84257,48.15119,0 46.84253,48.15127,0 46.84244,48.15136,0 46.84227,48.15138,0 46.84212,48.1514,0 46.84199,48.15142,0 46.84193,48.15147,0 46.84197,48.15147,0 46.84188,48.1514,0 46.84188,48.15138,0 46.84193,48.1514,0 46.84195,48.15147,0 46.84197,48.15147,0 46.84184,48.15151,0 46.84171,48.15157,0 46.84165,48.1516,0 46.84165,48.15162,0 46.84154,48.1516,0 46.8415,48.15162,0 46.8416,48.15157,0 46.84171,48.15153,0 46.84173,48.15151,0 46.84178,48.15149,0 46.84182,48.15149,0 46.84186,48.15147,0 46.84197,48.15147,0 46.84197,48.15149,0 46.84197,48.15155,0 46.84201,48.1516,0 46.84206,48.15166,0 46.84206,48.15172,0 46.84208,48.15177,0 46.84216,48.15181,0 46.84221,48.15187,0 46.84214,48.15196,0 46.8421,48.15202,0 46.84206,48.15205,0 46.84197,48.15205,0 46.84193,48.15202,0 46.84188,48.152,0 46.84178,48.15196,0 46.84178,48.15198,0 46.84175,48.15196,0 46.84165,48.15198,0 46.84158,48.15198,0 46.84156,48.15196,0 46.84148,48.15198,0 46.84143,48.152,0 46.84141,48.152,0 46.84143,48.15198,0 46.84141,48.15196,0 46.84143,48.15192,0 46.84145,48.1519,0 46.84145,48.15187,0 46.84148,48.15185,0 46.8415,48.15181,0 46.84156,48.15179,0 46.84167,48.15177,0 46.84171,48.15179,0 46.84171,48.15175,0 46.84175,48.1517,0 46.8418,48.1517,0 46.84182,48.15172,0 46.84186,48.15172,0 46.84188,48.15175,0 46.84184,48.15172,0 46.84186,48.15172,0 46.84186,48.15175,0 46.84184,48.15175,0 46.84186,48.15175,0 46.84184,48.15172,0 46.8418,48.15175,0 46.84182,48.15172,0 46.84182,48.1517,0 46.8418,48.15168,0 46.84175,48.15164,0 46.84171,48.15157,0 46.8416,48.15157,0 46.84156,48.15153,0 46.84152,48.15149,0 46.84145,48.15147,0 46.84148,48.15145,0 46.84148,48.15142,0 46.84145,48.15142,0 46.84148,48.1514,0 46.84148,48.15134,0 46.84152,48.15132,0 46.84152,48.15127,0 46.84154,48.15117,0 46.84152,48.15112,0 46.8415,48.15108,0 46.84148,48.15106,0 46.84152,48.15099,0 46.8415,48.15089,0 46.84148,48.15087,0 46.8415,48.15087,0 46.84148,48.15087,0 46.84145,48.15082,0 46.84148,48.15082,0 46.8415,48.15084,0 46.84154,48.15084,0 46.84158,48.15087,0 46.84163,48.15087,0 46.84165,48.15087,0 46.84169,48.15093,0 46.84173,48.15097,0 46.84178,48.15102,0 46.8418,48.15104,0 46.84191,48.15112,0 46.84195,48.15112,0 46.84197,48.15112,0 46.84195,48.15112,0 46.84197,48.15112,0 46.84193,48.15112,0 46.84195,48.15112,0 46.84195,48.15117,0 46.84197,48.15127,0 46.84197,48.15134,0 46.84193,48.15142,0 46.84195,48.15147,0 46.84197,48.15147,0 46.84199,48.1514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6</text:p>
          </table:table-cell>
          <table:table-cell table:style-name="Default" office:value-type="string">
            <text:p>13-066#01</text:p>
          </table:table-cell>
          <table:table-cell office:value-type="string">
            <text:p>Point</text:p>
          </table:table-cell>
          <table:table-cell office:value-type="string">
            <text:p>46.83497,48.1452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7</text:p>
          </table:table-cell>
          <table:table-cell table:style-name="Default" office:value-type="string">
            <text:p>13-067#01</text:p>
          </table:table-cell>
          <table:table-cell office:value-type="string">
            <text:p>Point</text:p>
          </table:table-cell>
          <table:table-cell office:value-type="string">
            <text:p>46.84111,48.149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7</text:p>
          </table:table-cell>
          <table:table-cell table:style-name="Default" office:value-type="string">
            <text:p>13-067#02</text:p>
          </table:table-cell>
          <table:table-cell office:value-type="string">
            <text:p>Point</text:p>
          </table:table-cell>
          <table:table-cell office:value-type="string">
            <text:p>46.84101,48.1490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7</text:p>
          </table:table-cell>
          <table:table-cell table:style-name="Default" office:value-type="string">
            <text:p>13-067#03</text:p>
          </table:table-cell>
          <table:table-cell office:value-type="string">
            <text:p>Point</text:p>
          </table:table-cell>
          <table:table-cell office:value-type="string">
            <text:p>46.84155,48.1492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7</text:p>
          </table:table-cell>
          <table:table-cell table:style-name="Default" office:value-type="string">
            <text:p>13-067#04</text:p>
          </table:table-cell>
          <table:table-cell office:value-type="string">
            <text:p>Point</text:p>
          </table:table-cell>
          <table:table-cell office:value-type="string">
            <text:p>46.84141,48.1491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8</text:p>
          </table:table-cell>
          <table:table-cell table:style-name="Default" office:value-type="string">
            <text:p>13-068#01</text:p>
          </table:table-cell>
          <table:table-cell office:value-type="string">
            <text:p>Point</text:p>
          </table:table-cell>
          <table:table-cell office:value-type="string">
            <text:p>46.842663,48.15407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69</text:p>
          </table:table-cell>
          <table:table-cell table:style-name="Default" office:value-type="string">
            <text:p>13-069#01</text:p>
          </table:table-cell>
          <table:table-cell office:value-type="string">
            <text:p>Point</text:p>
          </table:table-cell>
          <table:table-cell office:value-type="string">
            <text:p>46.84593,48.15814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0</text:p>
          </table:table-cell>
          <table:table-cell table:style-name="Default" office:value-type="string">
            <text:p>13-070#01</text:p>
          </table:table-cell>
          <table:table-cell office:value-type="string">
            <text:p>Point</text:p>
          </table:table-cell>
          <table:table-cell office:value-type="string">
            <text:p>46.84943,48.1347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1</text:p>
          </table:table-cell>
          <table:table-cell table:style-name="Default" office:value-type="string">
            <text:p>13-071#01</text:p>
          </table:table-cell>
          <table:table-cell office:value-type="string">
            <text:p>Point</text:p>
          </table:table-cell>
          <table:table-cell office:value-type="string">
            <text:p>46.82334,48.1324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2</text:p>
          </table:table-cell>
          <table:table-cell table:style-name="Default" office:value-type="string">
            <text:p>13-072#01</text:p>
          </table:table-cell>
          <table:table-cell office:value-type="string">
            <text:p>Point</text:p>
          </table:table-cell>
          <table:table-cell office:value-type="string">
            <text:p>46.82351,48.1323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2</text:p>
          </table:table-cell>
          <table:table-cell table:style-name="Default" office:value-type="string">
            <text:p>13-072#02</text:p>
          </table:table-cell>
          <table:table-cell office:value-type="string">
            <text:p>Point</text:p>
          </table:table-cell>
          <table:table-cell office:value-type="string">
            <text:p>46.82345,48.1324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3</text:p>
          </table:table-cell>
          <table:table-cell table:style-name="Default" office:value-type="string">
            <text:p>13-073#01</text:p>
          </table:table-cell>
          <table:table-cell office:value-type="string">
            <text:p>LineString</text:p>
          </table:table-cell>
          <table:table-cell office:value-type="string">
            <text:p>46.82476,48.13128,0 46.82493,48.13123,0 46.82513,48.13117,0 46.82532,48.13112,0 46.82551,48.13108,0 46.82568,48.13104,0 46.82575,48.13102,0 46.82579,48.13102,0 46.82588,48.13102,0 46.82577,48.131,0 46.82581,48.131,0 46.82598,48.13095,0 46.82613,48.13091,0 46.82622,48.13089,0 46.82639,48.13085,0 46.82652,48.1308,0 46.82656,48.13078,0 46.82673,48.13074,0 46.82688,48.13072,0 46.82708,48.1307,0 46.82719,48.1307,0 46.82725,48.13067,0 46.8274,48.13067,0 46.82757,48.13065,0 46.82776,48.13063,0 46.82794,48.13061,0 46.82813,48.13059,0 46.82834,48.13055,0 46.82856,48.1305,0 46.82875,48.13048,0 46.82894,48.13044,0 46.82912,48.13042,0 46.82933,48.13037,0 46.82952,48.13033,0 46.82967,48.13031,0 46.82989,48.13027,0 46.83006,48.1302,0 46.83028,48.13018,0 46.83049,48.13014,0 46.83068,48.13014,0 46.83083,48.13014,0 46.83105,48.13012,0 46.83122,48.13016,0 46.83135,48.13018,0 46.83148,48.13022,0 46.83167,48.13029,0 46.83184,48.13035,0 46.83201,48.13042,0 46.83218,48.13048,0 46.83236,48.13055,0 46.83255,48.13059,0 46.83272,48.13063,0 46.83289,48.13067,0 46.83309,48.1307,0 46.83326,48.13074,0 46.83345,48.13078,0 46.83367,48.13082,0 46.83382,48.13085,0 46.83399,48.13087,0 46.83418,48.13089,0 46.83435,48.13091,0 46.83455,48.13095,0 46.83472,48.13097,0 46.83491,48.13104,0 46.83508,48.13108,0 46.83527,48.13115,0 46.83545,48.13119,0 46.83564,48.13123,0 46.83581,48.13125,0 46.836,48.13132,0 46.8362,48.13136,0 46.83628,48.13138,0 46.83628,48.1314,0 46.83641,48.1314,0 46.83658,48.13145,0 46.83678,48.13149,0 46.83695,48.13153,0 46.83712,48.1316,0 46.83729,48.13164,0 46.83746,48.13173,0 46.83761,48.13179,0 46.83774,48.13185,0 46.83789,48.1319,0 46.83806,48.13198,0 46.83821,48.13205,0 46.83841,48.13209,0 46.83856,48.13215,0 46.83875,48.13222,0 46.83894,48.13226,0 46.83914,48.13231,0 46.83933,48.13235,0 46.8395,48.13239,0 46.83969,48.13243,0 46.83987,48.13248,0 46.84004,48.13254,0 46.84025,48.13258,0 46.84045,48.13261,0 46.84064,48.13265,0 46.84083,48.13267,0 46.84103,48.13271,0 46.84122,48.13276,0 46.84141,48.1328,0 46.84152,48.13282,0 46.84171,48.13286,0 46.84191,48.13293,0 46.8421,48.13297,0 46.84229,48.13301,0 46.84248,48.13308,0 46.84268,48.13314,0 46.84285,48.13321,0 46.84302,48.13327,0 46.84319,48.13334,0 46.84339,48.1334,0 46.84356,48.13346,0 46.84373,48.13355,0 46.84386,48.13364,0 46.84403,48.13372,0 46.8442,48.13379,0 46.84439,48.13383,0 46.84459,48.13383,0 46.8448,48.13385,0 46.84495,48.13385,0 46.84491,48.13389,0 46.845,48.13383,0 46.84517,48.13387,0 46.84538,48.13387,0 46.84557,48.13387,0 46.84577,48.13387,0 46.84587,48.1339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4</text:p>
          </table:table-cell>
          <table:table-cell table:style-name="Default" office:value-type="string">
            <text:p>13-074#01</text:p>
          </table:table-cell>
          <table:table-cell office:value-type="string">
            <text:p>Point</text:p>
          </table:table-cell>
          <table:table-cell office:value-type="string">
            <text:p>46.860489,48.14071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5</text:p>
          </table:table-cell>
          <table:table-cell table:style-name="Default" office:value-type="string">
            <text:p>13-075#01</text:p>
          </table:table-cell>
          <table:table-cell office:value-type="string">
            <text:p>LineString</text:p>
          </table:table-cell>
          <table:table-cell office:value-type="string">
            <text:p>46.85963,48.1407,0 46.85954,48.14065,0 46.85948,48.14054,0 46.85939,48.14048,0 46.85933,48.14044,0 46.85924,48.14037,0 46.85918,48.14031,0 46.85911,48.14027,0 46.85905,48.1402,0 46.85894,48.14014,0 46.85884,48.14007,0 46.85877,48.14001,0 46.85866,48.13994,0 46.85858,48.13988,0 46.85849,48.13982,0 46.85841,48.13975,0 46.85836,48.13971,0 46.8583,48.13969,0 46.85823,48.13967,0 46.85823,48.13964,0 46.85823,48.13967,0 46.85817,48.1396,0 46.85815,48.13958,0 46.85806,48.13954,0 46.858,48.13947,0 46.85793,48.13943,0 46.85791,48.13941,0 46.85783,48.13936,0 46.85772,48.1393,0 46.85766,48.13928,0 46.85766,48.13926,0 46.85763,48.13924,0 46.85757,48.13919,0 46.85748,48.13915,0 46.85742,48.13911,0 46.85735,48.13909,0 46.85727,48.139,0 46.85716,48.13894,0 46.8571,48.13889,0 46.85701,48.13885,0 46.85697,48.13885,0 46.85699,48.13885,0 46.85699,48.13883,0 46.85693,48.13879,0 46.85684,48.13874,0 46.85678,48.13868,0 46.85667,48.13864,0 46.8566,48.13857,0 46.8565,48.13853,0 46.85647,48.13851,0 46.85643,48.13846,0 46.85632,48.1384,0 46.85626,48.13836,0 46.8562,48.13831,0 46.85613,48.13827,0 46.85605,48.13825,0 46.856,48.13821,0 46.8559,48.13814,0 46.85579,48.13808,0 46.8557,48.13801,0 46.85564,48.13797,0 46.85555,48.13791,0 46.85547,48.13784,0 46.85536,48.1378,0 46.85527,48.13773,0 46.85521,48.13769,0 46.85512,48.13765,0 46.85499,48.13758,0 46.85489,48.13752,0 46.85476,48.13743,0 46.85465,48.13737,0 46.85457,48.13735,0 46.85454,48.13733,0 46.85446,48.13726,0 46.85444,48.13726,0 46.85435,48.1372,0 46.85426,48.13715,0 46.85418,48.13707,0 46.85407,48.13703,0 46.85396,48.13694,0 46.85384,48.1369,0 46.85375,48.13685,0 46.85364,48.13681,0 46.8536,48.13681,0 46.85349,48.13675,0 46.85343,48.1367,0 46.85334,48.13668,0 46.85326,48.13662,0 46.85317,48.13658,0 46.85306,48.13651,0 46.85293,48.13645,0 46.85283,48.1364,0 46.85274,48.13638,0 46.8527,48.13636,0 46.85259,48.1363,0 46.85255,48.13627,0 46.85246,48.13625,0 46.85233,48.13619,0 46.8522,48.13615,0 46.8521,48.13608,0 46.8521,48.13606,0 46.85201,48.136,0 46.85199,48.136,0 46.85193,48.13597,0 46.85186,48.13591,0 46.85173,48.13587,0 46.85165,48.1358,0 46.85156,48.13576,0 46.85152,48.1357,0 46.85145,48.13565,0 46.85137,48.13557,0 46.85128,48.13548,0 46.85124,48.13544,0 46.85117,48.13537,0 46.85113,48.13533,0 46.85113,48.13531,0 46.85109,48.13527,0 46.85102,48.1352,0 46.85098,48.13518,0 46.85094,48.13514,0 46.85083,48.13507,0 46.85072,48.13503,0 46.85062,48.13499,0 46.85053,48.13497,0 46.85053,48.13494,0 46.85053,48.13499,0 46.85047,48.13492,0 46.85034,48.13488,0 46.85021,48.13486,0 46.85019,48.13484,0 46.85012,48.13484,0 46.85006,48.13482,0 46.84999,48.13479,0 46.84987,48.13477,0 46.84978,48.13475,0 46.84965,48.13471,0 46.84954,48.13471,0 46.84944,48.13467,0 46.84931,48.13462,0 46.8492,48.1346,0 46.84911,48.13456,0 46.84899,48.13452,0 46.84888,48.13447,0 46.84877,48.13441,0 46.84864,48.13437,0 46.84851,48.13432,0 46.84849,48.1343,0 46.84819,48.13439,0 46.84774,48.13449,0 46.84787,48.13449,0 46.84813,48.13437,0 46.84828,48.13428,0 46.84824,48.13426,0 46.84813,48.13421,0 46.848,48.13419,0 46.84793,48.13417,0 46.84778,48.13417,0 46.84766,48.13413,0 46.84757,48.13411,0 46.84742,48.13409,0 46.84727,48.13404,0 46.84718,48.13404,0 46.84712,48.13402,0 46.84703,48.13402,0 46.84693,48.134,0 46.84682,48.13398,0 46.84669,48.13396,0 46.84654,48.13391,0 46.84639,48.13389,0 46.8463,48.13389,0 46.84622,48.13387,0 46.84609,48.13385,0 46.84594,48.13385,0 46.84581,48.13385,0 46.84572,48.13385,0 46.84564,48.13387,0 46.84566,48.13387,0 46.84568,48.13387,0 46.84566,48.13385,0 46.84564,48.13385,0 46.84553,48.13387,0 46.84549,48.13385,0 46.84542,48.13383,0 46.8454,48.13383,0 46.84527,48.13385,0 46.84517,48.13383,0 46.84504,48.13383,0 46.84493,48.13381,0 46.84489,48.13383,0 46.84476,48.13381,0 46.84461,48.13381,0 46.84448,48.13381,0 46.84437,48.13379,0 46.84431,48.13379,0 46.84418,48.1337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6</text:p>
          </table:table-cell>
          <table:table-cell table:style-name="Default" office:value-type="string">
            <text:p>13-076#01</text:p>
          </table:table-cell>
          <table:table-cell office:value-type="string">
            <text:p>LineString</text:p>
          </table:table-cell>
          <table:table-cell office:value-type="string">
            <text:p>46.84083,48.13267,0 46.84088,48.13267,0 46.84085,48.13265,0 46.84083,48.13265,0 46.84075,48.13265,0 46.84064,48.13263,0 46.84051,48.13263,0 46.84038,48.13261,0 46.8403,48.13258,0 46.84021,48.13256,0 46.84012,48.13256,0 46.84002,48.13252,0 46.83989,48.1325,0 46.8398,48.13248,0 46.83972,48.13246,0 46.83961,48.13241,0 46.8395,48.13241,0 46.8395,48.13239,0 46.83948,48.13239,0 46.83935,48.13235,0 46.83922,48.13231,0 46.83907,48.13228,0 46.83894,48.13224,0 46.83882,48.1322,0 46.83869,48.13215,0 46.83856,48.13211,0 46.83843,48.13209,0 46.8383,48.13203,0 46.83819,48.13198,0 46.83804,48.13194,0 46.83794,48.1319,0 46.83781,48.13185,0 46.83768,48.13179,0 46.83766,48.13179,0 46.83755,48.13173,0 46.83744,48.13168,0 46.83731,48.13164,0 46.83716,48.13158,0 46.83703,48.13153,0 46.83691,48.13151,0 46.83678,48.13147,0 46.83663,48.13143,0 46.83652,48.13143,0 46.83648,48.13143,0 46.83635,48.13138,0 46.83622,48.13136,0 46.83607,48.13134,0 46.83605,48.1313,0 46.83607,48.13128,0 46.83607,48.1313,0 46.83603,48.1313,0 46.8359,48.13128,0 46.83577,48.13121,0 46.83564,48.13119,0 46.83551,48.13119,0 46.83551,48.13117,0 46.83542,48.13117,0 46.83534,48.13115,0 46.83525,48.13112,0 46.83523,48.1311,0 46.83519,48.1311,0 46.83517,48.1311,0 46.83515,48.1311,0 46.83504,48.13104,0 46.83491,48.131,0 46.8348,48.13097,0 46.83465,48.13091,0 46.83452,48.13089,0 46.83437,48.13087,0 46.83424,48.13085,0 46.83407,48.13082,0 46.83392,48.13082,0 46.83377,48.13082,0 46.83362,48.13078,0 46.83352,48.13076,0 46.83339,48.13074,0 46.83324,48.1307,0 46.83311,48.13065,0 46.83304,48.13067,0 46.83291,48.13063,0 46.83279,48.13061,0 46.8327,48.13059,0 46.83261,48.13059,0 46.83251,48.13055,0 46.83249,48.13055,0 46.83233,48.1305,0 46.83221,48.13046,0 46.83208,48.1304,0 46.83193,48.13035,0 46.8318,48.13031,0 46.83165,48.13027,0 46.83148,48.13025,0 46.83135,48.1302,0 46.83122,48.13018,0 46.83107,48.13014,0 46.83105,48.13014,0 46.83103,48.13014,0 46.83092,48.13016,0 46.83081,48.13016,0 46.83075,48.13016,0 46.83062,48.13016,0 46.83049,48.13018,0 46.83036,48.13018,0 46.8303,48.13018,0 46.83023,48.1302,0 46.83012,48.13022,0 46.82995,48.13022,0 46.82985,48.13025,0 46.82972,48.13027,0 46.82961,48.13027,0 46.8295,48.13031,0 46.82937,48.13035,0 46.82922,48.13037,0 46.82914,48.1304,0 46.82899,48.13044,0 46.82888,48.13044,0 46.82875,48.13046,0 46.82864,48.13046,0 46.82864,48.13048,0 46.82856,48.1305,0 46.82839,48.13052,0 46.82824,48.13052,0 46.82815,48.13055,0 46.828,48.13057,0 46.82785,48.13061,0 46.8277,48.13063,0 46.82757,48.13065,0 46.82749,48.13065,0 46.82734,48.13067,0 46.82723,48.1307,0 46.82708,48.13072,0 46.82688,48.13072,0 46.82671,48.13074,0 46.82658,48.13078,0 46.82646,48.1308,0 46.82633,48.13085,0 46.82622,48.13089,0 46.82616,48.13089,0 46.82618,48.13091,0 46.82622,48.13091,0 46.82624,48.13091,0 46.82626,48.13093,0 46.82626,48.13091,0 46.82624,48.13089,0 46.82624,48.13091,0 46.82624,48.13093,0 46.82622,48.13093,0 46.82624,48.13091,0 46.82626,48.13091,0 46.82628,48.13091,0 46.82628,48.13095,0 46.82622,48.13095,0 46.8262,48.13095,0 46.82613,48.13095,0 46.82609,48.13095,0 46.82609,48.13093,0 46.82613,48.13093,0 46.82611,48.13093,0 46.8262,48.13091,0 46.82622,48.13091,0 46.82622,48.13093,0 46.82624,48.13091,0 46.82628,48.13091,0 46.82633,48.13089,0 46.82635,48.13089,0 46.82637,48.13089,0 46.82639,48.13085,0 46.82643,48.13085,0 46.82646,48.13089,0 46.82643,48.13089,0 46.82643,48.13087,0 46.82643,48.13085,0 46.82646,48.13085,0 46.8265,48.13082,0 46.82652,48.13082,0 46.82648,48.13082,0 46.82646,48.13082,0 46.82637,48.13085,0 46.82633,48.13087,0 46.82631,48.13087,0 46.82626,48.13085,0 46.82626,48.13087,0 46.82628,48.13087,0 46.82626,48.13087,0 46.82631,48.13087,0 46.82626,48.13087,0 46.82631,48.13087,0 46.82637,48.13085,0 46.82639,48.13082,0 46.82633,48.13089,0 46.82628,48.13091,0 46.82633,48.13093,0 46.82628,48.13091,0 46.82631,48.13091,0 46.82628,48.13091,0 46.82624,48.13091,0 46.82622,48.13093,0 46.82607,48.1309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7</text:p>
          </table:table-cell>
          <table:table-cell table:style-name="Default" office:value-type="string">
            <text:p>13-077#01</text:p>
          </table:table-cell>
          <table:table-cell office:value-type="string">
            <text:p>LineString</text:p>
          </table:table-cell>
          <table:table-cell office:value-type="string">
            <text:p>46.82528,48.13125,0 46.8253,48.13128,0 46.82532,48.13125,0 46.82528,48.13128,0 46.8253,48.13128,0 46.82528,48.13128,0 46.82536,48.1313,0 46.8254,48.13136,0 46.82547,48.13143,0 46.82555,48.13147,0 46.82562,48.13149,0 46.82566,48.13153,0 46.8257,48.13155,0 46.82573,48.13155,0 46.82575,48.13164,0 46.82581,48.13164,0 46.82583,48.13164,0 46.82581,48.13164,0 46.82577,48.13166,0 46.82577,48.13168,0 46.82579,48.13168,0 46.82581,48.13168,0 46.82588,48.13168,0 46.82594,48.1317,0 46.82596,48.13173,0 46.82598,48.13173,0 46.82596,48.13175,0 46.82598,48.13175,0 46.82603,48.13173,0 46.826,48.13173,0 46.82596,48.13173,0 46.826,48.1317,0 46.82598,48.1317,0 46.826,48.13168,0 46.826,48.1317,0 46.82592,48.13173,0 46.826,48.13175,0 46.826,48.13177,0 46.82603,48.13181,0 46.82605,48.13181,0 46.82605,48.13183,0 46.82605,48.13188,0 46.826,48.13185,0 46.82598,48.13183,0 46.826,48.13188,0 46.82598,48.1319,0 46.82596,48.1319,0 46.82594,48.1319,0 46.82594,48.13192,0 46.82596,48.13198,0 46.826,48.13192,0 46.826,48.13194,0 46.82605,48.13192,0 46.82607,48.1319,0 46.82611,48.1319,0 46.82607,48.13194,0 46.82607,48.13196,0 46.82607,48.13194,0 46.82605,48.13194,0 46.82605,48.13196,0 46.82607,48.13192,0 46.82603,48.13196,0 46.826,48.13196,0 46.826,48.13194,0 46.826,48.13196,0 46.82603,48.13196,0 46.82607,48.13192,0 46.82613,48.13188,0 46.82618,48.13185,0 46.82622,48.13185,0 46.82624,48.13185,0 46.82628,48.13181,0 46.82626,48.13179,0 46.82628,48.13181,0 46.82626,48.13179,0 46.82628,48.13179,0 46.82628,48.13175,0 46.82631,48.13175,0 46.82633,48.13173,0 46.82635,48.13168,0 46.82637,48.13164,0 46.82633,48.13162,0 46.82633,48.13158,0 46.82639,48.13153,0 46.82646,48.13149,0 46.8265,48.13147,0 46.82654,48.13147,0 46.82654,48.13145,0 46.82661,48.13147,0 46.82661,48.13145,0 46.82663,48.13145,0 46.82663,48.13143,0 46.82667,48.13143,0 46.82665,48.13138,0 46.82667,48.13136,0 46.82667,48.13132,0 46.82671,48.13128,0 46.82673,48.13123,0 46.8268,48.13125,0 46.82688,48.13125,0 46.82697,48.13125,0 46.82703,48.13123,0 46.82706,48.13123,0 46.82703,48.13125,0 46.82701,48.1313,0 46.82701,48.13128,0 46.82703,48.13123,0 46.82708,48.13125,0 46.8271,48.13125,0 46.82714,48.13125,0 46.82719,48.13125,0 46.82721,48.13123,0 46.82727,48.13125,0 46.82725,48.13125,0 46.82729,48.13125,0 46.82734,48.13125,0 46.82731,48.13125,0 46.82729,48.13123,0 46.82723,48.13125,0 46.82727,48.13125,0 46.82742,48.13125,0 46.82746,48.13123,0 46.82753,48.13125,0 46.82759,48.1313,0 46.82766,48.13132,0 46.82774,48.13134,0 46.82779,48.13136,0 46.82785,48.13136,0 46.82787,48.13138,0 46.82787,48.13136,0 46.82787,48.13138,0 46.82789,48.13138,0 46.82794,48.1314,0 46.82796,48.13143,0 46.82798,48.13143,0 46.82802,48.13145,0 46.828,48.13147,0 46.82798,48.13147,0 46.828,48.13147,0 46.82794,48.13147,0 46.82791,48.13147,0 46.82789,48.13151,0 46.82787,48.13158,0 46.82789,48.13162,0 46.82791,48.1316,0 46.82789,48.13166,0 46.82789,48.13168,0 46.82791,48.13168,0 46.82791,48.1317,0 46.82789,48.1317,0 46.82791,48.1317,0 46.82794,48.13168,0 46.82791,48.13168,0 46.82794,48.13168,0 46.82794,48.1317,0 46.82789,48.1317,0 46.82787,48.13173,0 46.82787,48.1317,0 46.82789,48.1317,0 46.82787,48.1317,0 46.82789,48.13173,0 46.82796,48.1317,0 46.82796,48.13173,0 46.82794,48.13175,0 46.82791,48.13179,0 46.82789,48.13183,0 46.82794,48.13192,0 46.82798,48.13192,0 46.82804,48.1319,0 46.82815,48.13185,0 46.82822,48.13183,0 46.82832,48.13188,0 46.82837,48.13188,0 46.82837,48.1319,0 46.82843,48.13192,0 46.82854,48.13194,0 46.82858,48.13203,0 46.82862,48.13207,0 46.82871,48.13213,0 46.82871,48.13218,0 46.82871,48.13215,0 46.82869,48.13215,0 46.8286,48.13215,0 46.82862,48.13215,0 46.82862,48.13213,0 46.82862,48.13215,0 46.82864,48.13215,0 46.82867,48.1321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8</text:p>
          </table:table-cell>
          <table:table-cell table:style-name="Default" office:value-type="string">
            <text:p>13-078#01</text:p>
          </table:table-cell>
          <table:table-cell office:value-type="string">
            <text:p>LineString</text:p>
          </table:table-cell>
          <table:table-cell office:value-type="string">
            <text:p>46.8304,48.13291,0 46.83049,48.13291,0 46.83055,48.13288,0 46.83064,48.13291,0 46.83068,48.13288,0 46.83073,48.13286,0 46.83075,48.13286,0 46.83081,48.13288,0 46.83092,48.13288,0 46.831,48.13291,0 46.83109,48.13286,0 46.83111,48.13286,0 46.83111,48.13288,0 46.83118,48.13288,0 46.83128,48.13288,0 46.83139,48.13288,0 46.83143,48.13282,0 46.83152,48.13278,0 46.83154,48.13278,0 46.83152,48.1328,0 46.83152,48.13278,0 46.83152,48.1328,0 46.83152,48.13278,0 46.83152,48.1328,0 46.83163,48.13278,0 46.83173,48.13278,0 46.83173,48.13276,0 46.83171,48.13271,0 46.83169,48.13271,0 46.83163,48.13276,0 46.83152,48.13278,0 46.83148,48.13276,0 46.83148,48.13273,0 46.83148,48.13271,0 46.83148,48.13276,0 46.83148,48.13269,0 46.83158,48.13265,0 46.83161,48.13267,0 46.83163,48.13269,0 46.83165,48.13267,0 46.83169,48.13269,0 46.83169,48.13267,0 46.83165,48.13265,0 46.83165,48.13263,0 46.83167,48.13261,0 46.83167,48.13258,0 46.83178,48.13252,0 46.83184,48.13254,0 46.83195,48.13252,0 46.83201,48.13248,0 46.83201,48.13246,0 46.83203,48.13241,0 46.83203,48.13237,0 46.83201,48.13235,0 46.83201,48.13233,0 46.83201,48.13231,0 46.8321,48.13235,0 46.83218,48.13237,0 46.83218,48.13233,0 46.83214,48.13231,0 46.83216,48.13233,0 46.83218,48.13231,0 46.83225,48.13231,0 46.83223,48.13228,0 46.83216,48.13222,0 46.83214,48.13222,0 46.83212,48.13224,0 46.83208,48.13222,0 46.8321,48.13226,0 46.83214,48.13231,0 46.83218,48.13226,0 46.83227,48.13224,0 46.83229,48.1322,0 46.83229,48.13218,0 46.83227,48.13218,0 46.83227,48.1322,0 46.83223,48.1322,0 46.83216,48.13222,0 46.83218,48.13224,0 46.83221,48.13224,0 46.83223,48.13224,0 46.83221,48.13224,0 46.83223,48.13222,0 46.83229,48.13215,0 46.83229,48.13213,0 46.83227,48.13209,0 46.83229,48.13209,0 46.83225,48.13205,0 46.83225,48.13203,0 46.83233,48.13194,0 46.83231,48.13188,0 46.83229,48.13183,0 46.83225,48.13177,0 46.83216,48.13173,0 46.83212,48.13168,0 46.83214,48.13162,0 46.83214,48.13155,0 46.83218,48.13147,0 46.83221,48.13143,0 46.83212,48.13136,0 46.83214,48.1313,0 46.8321,48.13123,0 46.83201,48.13119,0 46.83197,48.13119,0 46.83191,48.13119,0 46.83193,48.13119,0 46.83193,48.1311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79</text:p>
          </table:table-cell>
          <table:table-cell table:style-name="Default" office:value-type="string">
            <text:p>13-079#01</text:p>
          </table:table-cell>
          <table:table-cell office:value-type="string">
            <text:p>LineString</text:p>
          </table:table-cell>
          <table:table-cell office:value-type="string">
            <text:p>46.89939,48.06034,0 46.89933,48.06044,0 46.89926,48.06055,0 46.89913,48.06066,0 46.89898,48.06074,0 46.89879,48.06081,0 46.8986,48.06085,0 46.8984,48.06087,0 46.89821,48.06094,0 46.89802,48.06098,0 46.89789,48.06102,0 46.89772,48.06107,0 46.89757,48.06107,0 46.8975,48.06107,0 46.89733,48.06109,0 46.89729,48.06117,0 46.89737,48.06122,0 46.89735,48.0613,0 46.89735,48.06134,0 46.89735,48.06137,0 46.89733,48.06141,0 46.89731,48.06141,0 46.89729,48.06137,0 46.8972,48.06137,0 46.89709,48.06132,0 46.89703,48.06141,0 46.89688,48.06143,0 46.89671,48.06145,0 46.89656,48.06145,0 46.8966,48.06143,0 46.89662,48.06143,0 46.8966,48.06143,0 46.89662,48.06143,0 46.89664,48.06143,0 46.89667,48.06141,0 46.89669,48.06141,0 46.89671,48.06141,0 46.89673,48.06141,0 46.89675,48.06141,0 46.89679,48.06141,0 46.89677,48.06141,0 46.89667,48.06141,0 46.89669,48.06141,0 46.89677,48.06139,0 46.89682,48.06139,0 46.89673,48.06139,0 46.89667,48.06145,0 46.89673,48.06152,0 46.89673,48.06149,0 46.89664,48.06143,0 46.89673,48.06141,0 46.89682,48.06141,0 46.89664,48.06143,0 46.89654,48.06143,0 46.89639,48.06143,0 46.89624,48.06143,0 46.89604,48.06147,0 46.89591,48.06152,0 46.89579,48.0616,0 46.89581,48.06162,0 46.89583,48.06162,0 46.89581,48.06162,0 46.89583,48.06158,0 46.89591,48.06154,0 46.89606,48.06149,0 46.89619,48.06147,0 46.89621,48.06145,0 46.89628,48.06139,0 46.8963,48.0613,0 46.89634,48.06128,0 46.89651,48.06122,0 46.89669,48.06117,0 46.89684,48.06113,0 46.89701,48.06111,0 46.89716,48.06109,0 46.89733,48.06107,0 46.8975,48.06107,0 46.89767,48.06104,0 46.89782,48.061,0 46.89793,48.06096,0 46.89793,48.06094,0 46.89791,48.06098,0 46.89795,48.06096,0 46.89797,48.06098,0 46.89797,48.06096,0 46.89795,48.06096,0 46.89791,48.06094,0 46.89787,48.06092,0 46.89776,48.06085,0 46.8977,48.06083,0 46.89767,48.06083,0 46.89765,48.06083,0 46.89763,48.06081,0 46.89765,48.06081,0 46.89774,48.06085,0 46.89774,48.06087,0 46.89776,48.06087,0 46.89778,48.06087,0 46.89767,48.06081,0 46.89763,48.06081,0 46.89765,48.06081,0 46.89774,48.06085,0 46.89776,48.06092,0 46.89774,48.06089,0 46.89767,48.06085,0 46.89765,48.06083,0 46.89763,48.06079,0 46.89774,48.06085,0 46.89776,48.06085,0 46.89776,48.06083,0 46.8977,48.06079,0 46.89767,48.06079,0 46.89776,48.06077,0 46.89774,48.06079,0 46.89774,48.06081,0 46.8977,48.06079,0 46.8977,48.06081,0 46.8977,48.06085,0 46.8978,48.06087,0 46.89782,48.06092,0 46.89789,48.06092,0 46.89789,48.06098,0 46.89782,48.061,0 46.8978,48.06104,0 46.89776,48.06104,0 46.89759,48.06104,0 46.89752,48.06096,0 46.89742,48.06087,0 46.89727,48.06079,0 46.89722,48.06074,0 46.89718,48.0607,0 46.8972,48.06079,0 46.89727,48.06087,0 46.89735,48.06096,0 46.89739,48.06102,0 46.89735,48.06102,0 46.89737,48.06104,0 46.89744,48.06107,0 46.89757,48.06104,0 46.89772,48.06102,0 46.89782,48.061,0 46.89795,48.06098,0 46.89804,48.06107,0 46.89812,48.06113,0 46.89825,48.06115,0 46.8984,48.06109,0 46.89845,48.06113,0 46.89842,48.06124,0 46.89842,48.0613,0 46.8984,48.06132,0 46.89847,48.06132,0 46.89847,48.0613,0 46.89842,48.0613,0 46.89838,48.0613,0 46.8984,48.0613,0 46.8984,48.06128,0 46.8984,48.0613,0 46.89836,48.0613,0 46.89836,48.06132,0 46.89836,48.0613,0 46.89838,48.0613,0 46.8984,48.0613,0 46.89836,48.06126,0 46.89838,48.06126,0 46.8984,48.06126,0 46.89842,48.06124,0 46.89842,48.06126,0 46.8984,48.06126,0 46.8984,48.06128,0 46.89845,48.06128,0 46.89842,48.06128,0 46.89845,48.06128,0 46.89842,48.06132,0 46.89842,48.0613,0 46.89845,48.06134,0 46.89847,48.06134,0 46.89838,48.06137,0 46.8984,48.06137,0 46.89842,48.06134,0 46.8984,48.06132,0 46.89847,48.0613,0 46.89845,48.0613,0 46.89842,48.06137,0 46.89845,48.06137,0 46.89847,48.06134,0 46.89857,48.06132,0 46.89866,48.06134,0 46.8987,48.06141,0 46.89877,48.06139,0 46.89879,48.06139,0 46.89875,48.06137,0 46.89879,48.06132,0 46.89877,48.0613,0 46.89877,48.06132,0 46.89877,48.0613,0 46.89879,48.0613,0 46.89877,48.06132,0 46.89868,48.06132,0 46.89855,48.06128,0 46.89847,48.06128,0 46.89842,48.06128,0 46.89836,48.06126,0 46.89827,48.06119,0 46.89812,48.06115,0 46.89795,48.06119,0 46.89776,48.06124,0 46.89759,48.06126,0 46.89746,48.06128,0 46.89744,48.06126,0 46.89729,48.06134,0 46.89716,48.06137,0 46.89701,48.06137,0 46.89684,48.06139,0 46.89673,48.06139,0 46.89667,48.06141,0 46.89664,48.06139,0 46.89662,48.06128,0 46.89671,48.06126,0 46.89673,48.06126,0 46.89671,48.06124,0 46.89673,48.06119,0 46.89686,48.06115,0 46.89703,48.06113,0 46.89707,48.06111,0 46.89722,48.06111,0 46.89729,48.06109,0 46.89746,48.06109,0 46.89765,48.06107,0 46.89774,48.06104,0 46.89772,48.061,0 46.89778,48.061,0 46.89787,48.06098,0 46.89793,48.06098,0 46.89812,48.06092,0 46.8983,48.06089,0 46.89847,48.06085,0 46.89864,48.06083,0 46.89873,48.06081,0 46.89879,48.060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0</text:p>
          </table:table-cell>
          <table:table-cell table:style-name="Default" office:value-type="string">
            <text:p>13-080#01</text:p>
          </table:table-cell>
          <table:table-cell office:value-type="string">
            <text:p>LineString</text:p>
          </table:table-cell>
          <table:table-cell office:value-type="string">
            <text:p>46.90325,48.0572,0 46.9033,48.05722,0 46.90338,48.05718,0 46.90342,48.0572,0 46.90353,48.05727,0 46.90366,48.05733,0 46.90377,48.05729,0 46.90381,48.05729,0 46.9039,48.05729,0 46.90403,48.05722,0 46.90411,48.05714,0 46.90413,48.05707,0 46.90418,48.05712,0 46.90422,48.0572,0 46.90433,48.05731,0 46.90437,48.05733,0 46.90435,48.05735,0 46.90439,48.05735,0 46.90439,48.05737,0 46.90439,48.05733,0 46.90439,48.05729,0 46.90443,48.05731,0 46.9045,48.05733,0 46.9046,48.05737,0 46.90465,48.05742,0 46.90471,48.05746,0 46.90475,48.05746,0 46.90482,48.05748,0 46.90484,48.05755,0 46.9049,48.05763,0 46.90499,48.0577,0 46.90508,48.05776,0 46.90516,48.05776,0 46.90531,48.05774,0 46.90538,48.05778,0 46.9054,48.0578,0 46.90538,48.05778,0 46.90536,48.05778,0 46.90538,48.05778,0 46.90542,48.057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1</text:p>
          </table:table-cell>
          <table:table-cell table:style-name="Default" office:value-type="string">
            <text:p>13-081#01</text:p>
          </table:table-cell>
          <table:table-cell office:value-type="string">
            <text:p>Point</text:p>
          </table:table-cell>
          <table:table-cell office:value-type="string">
            <text:p>46.905895,48.05769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2</text:p>
          </table:table-cell>
          <table:table-cell table:style-name="Default" office:value-type="string">
            <text:p>13-082#01</text:p>
          </table:table-cell>
          <table:table-cell office:value-type="string">
            <text:p>LineString</text:p>
          </table:table-cell>
          <table:table-cell office:value-type="string">
            <text:p>46.90596,48.05868,0 46.90593,48.05868,0 46.90593,48.05871,0 46.90596,48.05873,0 46.90593,48.05877,0 46.90591,48.05883,0 46.90583,48.05892,0 46.90572,48.05898,0 46.90563,48.05907,0 46.90553,48.05916,0 46.90553,48.05918,0 46.90561,48.0592,0 46.90566,48.05924,0 46.90566,48.05926,0 46.90568,48.05926,0 46.9057,48.05933,0 46.90566,48.05926,0 46.90563,48.05926,0 46.90559,48.05928,0 46.90546,48.05937,0 46.90536,48.05943,0 46.90529,48.05948,0 46.90525,48.05954,0 46.90527,48.05954,0 46.90529,48.05954,0 46.90536,48.05956,0 46.90538,48.05956,0 46.90531,48.05954,0 46.90525,48.05956,0 46.90521,48.05961,0 46.90516,48.05963,0 46.90514,48.05963,0 46.90512,48.05961,0 46.90516,48.05959,0 46.90514,48.05963,0 46.90514,48.05965,0 46.9051,48.05969,0 46.90503,48.05971,0 46.90495,48.05969,0 46.90488,48.05969,0 46.90486,48.05969,0 46.90486,48.05971,0 46.90497,48.05971,0 46.90503,48.05971,0 46.90506,48.05971,0 46.90508,48.05974,0 46.90516,48.05974,0 46.90523,48.05974,0 46.90529,48.05974,0 46.90533,48.05976,0 46.90542,48.05978,0 46.90544,48.05982,0 46.90548,48.05984,0 46.90548,48.05986,0 46.90551,48.05984,0 46.90546,48.05986,0 46.90544,48.05991,0 46.90544,48.05993,0 46.90548,48.05997,0 46.90546,48.05997,0 46.90546,48.05999,0 46.90531,48.06001,0 46.90518,48.05995,0 46.90501,48.05993,0 46.90488,48.05997,0 46.90475,48.05997,0 46.9046,48.06001,0 46.90448,48.06008,0 46.90439,48.06008,0 46.90437,48.0601,0 46.90437,48.06016,0 46.90439,48.06016,0 46.90441,48.06016,0 46.90439,48.06019,0 46.90441,48.06025,0 46.90441,48.06029,0 46.90433,48.06036,0 46.9043,48.06038,0 46.90424,48.06044,0 46.90426,48.06051,0 46.90433,48.06059,0 46.90433,48.06064,0 46.90426,48.06074,0 46.90418,48.06085,0 46.90409,48.06092,0 46.90398,48.061,0 46.90381,48.06098,0 46.90377,48.06098,0 46.90375,48.06102,0 46.90375,48.06115,0 46.90372,48.06122,0 46.90377,48.06128,0 46.90385,48.06132,0 46.90392,48.06137,0 46.90396,48.0613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3</text:p>
          </table:table-cell>
          <table:table-cell table:style-name="Default" office:value-type="string">
            <text:p>13-083#01</text:p>
          </table:table-cell>
          <table:table-cell office:value-type="string">
            <text:p>LineString</text:p>
          </table:table-cell>
          <table:table-cell office:value-type="string">
            <text:p>46.90448,48.06134,0 46.9045,48.06134,0 46.90454,48.06137,0 46.90467,48.06143,0 46.90473,48.06145,0 46.90473,48.06143,0 46.90478,48.06147,0 46.9049,48.06152,0 46.90497,48.06154,0 46.90503,48.06158,0 46.90514,48.06165,0 46.90527,48.06169,0 46.90533,48.06175,0 46.90536,48.06177,0 46.90538,48.06175,0 46.90531,48.06177,0 46.90521,48.06184,0 46.90512,48.06188,0 46.9051,48.0619,0 46.90508,48.06199,0 46.90508,48.06203,0 46.9051,48.06203,0 46.90503,48.06199,0 46.90499,48.06203,0 46.90501,48.06205,0 46.9049,48.0621,0 46.90486,48.06212,0 46.90486,48.06214,0 46.90482,48.06218,0 46.9048,48.06218,0 46.90482,48.06218,0 46.9048,48.06214,0 46.90478,48.0621,0 46.90471,48.06207,0 46.90467,48.06205,0 46.90465,48.06203,0 46.90465,48.06201,0 46.90458,48.06197,0 46.90454,48.06195,0 46.9045,48.06195,0 46.90441,48.06195,0 46.90435,48.0619,0 46.9043,48.06186,0 46.90426,48.0618,0 46.90415,48.0618,0 46.90409,48.06186,0 46.904,48.06186,0 46.90396,48.0618,0 46.90394,48.06173,0 46.90392,48.06173,0 46.90383,48.06165,0 46.90375,48.06162,0 46.90364,48.0616,0 46.90355,48.06154,0 46.90355,48.06152,0 46.90353,48.06152,0 46.90345,48.06149,0 46.90334,48.06152,0 46.90338,48.06149,0 46.90336,48.06152,0 46.90336,48.06149,0 46.90336,48.06147,0 46.90336,48.06149,0 46.90338,48.06154,0 46.90336,48.06154,0 46.90336,48.06152,0 46.90334,48.06152,0 46.90334,48.06149,0 46.90332,48.06145,0 46.90323,48.06141,0 46.90321,48.06139,0 46.90315,48.06128,0 46.90304,48.06117,0 46.90297,48.06107,0 46.90295,48.06096,0 46.90291,48.06085,0 46.90284,48.06074,0 46.90269,48.06066,0 46.90263,48.06057,0 46.90254,48.06046,0 46.90242,48.06038,0 46.90231,48.06031,0 46.90227,48.06029,0 46.90214,48.06023,0 46.90201,48.06014,0 46.9019,48.06004,0 46.90177,48.05995,0 46.90164,48.05989,0 46.90149,48.05982,0 46.90134,48.05976,0 46.90121,48.05971,0 46.90111,48.0596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4</text:p>
          </table:table-cell>
          <table:table-cell table:style-name="Default" office:value-type="string">
            <text:p>13-084#01</text:p>
          </table:table-cell>
          <table:table-cell office:value-type="string">
            <text:p>Point</text:p>
          </table:table-cell>
          <table:table-cell office:value-type="string">
            <text:p>46.89662,48.0614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4</text:p>
          </table:table-cell>
          <table:table-cell table:style-name="Default" office:value-type="string">
            <text:p>13-084#02</text:p>
          </table:table-cell>
          <table:table-cell office:value-type="string">
            <text:p>Point</text:p>
          </table:table-cell>
          <table:table-cell office:value-type="string">
            <text:p>46.89681,48.0613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5</text:p>
          </table:table-cell>
          <table:table-cell table:style-name="Default" office:value-type="string">
            <text:p>13-085#01</text:p>
          </table:table-cell>
          <table:table-cell office:value-type="string">
            <text:p>Point</text:p>
          </table:table-cell>
          <table:table-cell office:value-type="string">
            <text:p>46.89777,48.0608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5</text:p>
          </table:table-cell>
          <table:table-cell table:style-name="Default" office:value-type="string">
            <text:p>13-085#02</text:p>
          </table:table-cell>
          <table:table-cell office:value-type="string">
            <text:p>Point</text:p>
          </table:table-cell>
          <table:table-cell office:value-type="string">
            <text:p>46.89761,48.060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6</text:p>
          </table:table-cell>
          <table:table-cell table:style-name="Default" office:value-type="string">
            <text:p>13-086#01</text:p>
          </table:table-cell>
          <table:table-cell office:value-type="string">
            <text:p>LineString</text:p>
          </table:table-cell>
          <table:table-cell office:value-type="string">
            <text:p>46.89742,48.0613,0 46.89746,48.06132,0 46.89754,48.0613,0 46.89757,48.06132,0 46.89754,48.06132,0 46.89759,48.06132,0 46.89759,48.0613,0 46.89757,48.0613,0 46.89757,48.06128,0 46.89757,48.0613,0 46.89759,48.0613,0 46.89767,48.06126,0 46.89772,48.06126,0 46.89782,48.06124,0 46.89793,48.06122,0 46.89795,48.06119,0 46.898,48.06119,0 46.89802,48.06119,0 46.89808,48.06117,0 46.89812,48.06117,0 46.89812,48.06115,0 46.89815,48.06115,0 46.89817,48.06115,0 46.89825,48.06111,0 46.89832,48.06109,0 46.89834,48.06109,0 46.89838,48.06107,0 46.89849,48.06102,0 46.89855,48.061,0 46.89868,48.06096,0 46.89873,48.06092,0 46.89881,48.06089,0 46.8989,48.06085,0 46.89892,48.06085,0 46.89894,48.06085,0 46.89896,48.06085,0 46.89898,48.06085,0 46.89898,48.06083,0 46.89903,48.06081,0 46.89913,48.06077,0 46.89918,48.06074,0 46.89913,48.060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7</text:p>
          </table:table-cell>
          <table:table-cell table:style-name="Default" office:value-type="string">
            <text:p>13-087#01</text:p>
          </table:table-cell>
          <table:table-cell office:value-type="string">
            <text:p>LineString</text:p>
          </table:table-cell>
          <table:table-cell office:value-type="string">
            <text:p>46.89956,48.05916,0 46.89952,48.05909,0 46.8995,48.05905,0 46.8995,48.05907,0 46.89952,48.05907,0 46.89948,48.05911,0 46.89945,48.05913,0 46.89943,48.05916,0 46.89939,48.05913,0 46.89941,48.05909,0 46.89941,48.05903,0 46.89939,48.05896,0 46.89937,48.05888,0 46.89935,48.05886,0 46.89933,48.05886,0 46.8993,48.05886,0 46.8993,48.05883,0 46.89933,48.05875,0 46.89933,48.05871,0 46.89933,48.05862,0 46.89928,48.05858,0 46.89918,48.0585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8</text:p>
          </table:table-cell>
          <table:table-cell table:style-name="Default" office:value-type="string">
            <text:p>13-088#01</text:p>
          </table:table-cell>
          <table:table-cell office:value-type="string">
            <text:p>LineString</text:p>
          </table:table-cell>
          <table:table-cell office:value-type="string">
            <text:p>46.89926,48.06074,0 46.89928,48.06081,0 46.89926,48.06083,0 46.89928,48.06085,0 46.89928,48.06083,0 46.89926,48.06083,0 46.8993,48.06087,0 46.89928,48.06087,0 46.8993,48.06087,0 46.89928,48.06085,0 46.89928,48.06083,0 46.89926,48.06085,0 46.89918,48.06085,0 46.89913,48.06085,0 46.89913,48.06083,0 46.8992,48.06083,0 46.89926,48.06083,0 46.89928,48.06083,0 46.89926,48.06079,0 46.89924,48.06077,0 46.89926,48.06079,0 46.89926,48.06081,0 46.89924,48.06081,0 46.8992,48.06081,0 46.89915,48.06081,0 46.89905,48.06083,0 46.89896,48.06087,0 46.8989,48.06089,0 46.89888,48.06092,0 46.89879,48.06094,0 46.8987,48.06098,0 46.89862,48.06098,0 46.89855,48.06096,0 46.89851,48.06089,0 46.89845,48.06087,0 46.89842,48.06085,0 46.89832,48.06085,0 46.8983,48.06085,0 46.89825,48.06085,0 46.89823,48.06085,0 46.89817,48.06089,0 46.89821,48.06087,0 46.8983,48.06087,0 46.8983,48.06085,0 46.89836,48.06085,0 46.89838,48.06085,0 46.8984,48.06085,0 46.89836,48.06085,0 46.8983,48.06087,0 46.89836,48.06087,0 46.89838,48.06085,0 46.8984,48.06085,0 46.89847,48.06085,0 46.89845,48.06085,0 46.89851,48.06083,0 46.89853,48.06083,0 46.89851,48.06083,0 46.89845,48.06085,0 46.89836,48.06087,0 46.8983,48.06089,0 46.89827,48.06089,0 46.89825,48.06087,0 46.89819,48.06089,0 46.89812,48.06092,0 46.8981,48.06094,0 46.89802,48.06096,0 46.89797,48.06096,0 46.89793,48.06098,0 46.89785,48.061,0 46.8978,48.06102,0 46.89776,48.06102,0 46.89782,48.061,0 46.89785,48.061,0 46.89791,48.06098,0 46.898,48.06096,0 46.89804,48.06096,0 46.8981,48.06094,0 46.89815,48.06092,0 46.89819,48.06089,0 46.89815,48.06089,0 46.89815,48.06092,0 46.8981,48.06092,0 46.89806,48.06094,0 46.89802,48.06096,0 46.89797,48.06096,0 46.89793,48.06098,0 46.89791,48.06098,0 46.89787,48.061,0 46.89785,48.061,0 46.89789,48.06098,0 46.89795,48.06096,0 46.898,48.06094,0 46.898,48.06096,0 46.89802,48.06096,0 46.89812,48.06092,0 46.89821,48.06089,0 46.8983,48.06089,0 46.89838,48.06087,0 46.89847,48.06085,0 46.89857,48.06083,0 46.8986,48.06083,0 46.89864,48.06081,0 46.89868,48.06081,0 46.89873,48.06079,0 46.8987,48.06079,0 46.89864,48.06081,0 46.89862,48.06081,0 46.89855,48.06081,0 46.89847,48.06083,0 46.89845,48.06083,0 46.89842,48.06083,0 46.89836,48.06085,0 46.89836,48.06087,0 46.89834,48.06087,0 46.89832,48.06087,0 46.89823,48.06087,0 46.89819,48.06089,0 46.8981,48.06092,0 46.89808,48.06092,0 46.89804,48.06094,0 46.898,48.06094,0 46.89797,48.06096,0 46.89795,48.06096,0 46.89791,48.06096,0 46.89795,48.06096,0 46.89797,48.06096,0 46.89806,48.06096,0 46.8981,48.06094,0 46.89817,48.06092,0 46.89823,48.06092,0 46.89827,48.06089,0 46.89823,48.06089,0 46.89825,48.06089,0 46.89836,48.06085,0 46.89845,48.06083,0 46.89851,48.06081,0 46.8986,48.06081,0 46.89862,48.06081,0 46.89868,48.06079,0 46.89875,48.06077,0 46.89883,48.06077,0 46.89888,48.06074,0 46.89896,48.06072,0 46.899,48.06068,0 46.89905,48.06066,0 46.89909,48.06062,0 46.89918,48.06055,0 46.8992,48.06049,0 46.89922,48.06044,0 46.89924,48.0604,0 46.89926,48.06036,0 46.8993,48.06034,0 46.8993,48.06031,0 46.8993,48.06029,0 46.89933,48.06027,0 46.8993,48.06027,0 46.8993,48.06029,0 46.89933,48.06025,0 46.89933,48.06023,0 46.89933,48.06021,0 46.89935,48.06014,0 46.89939,48.06008,0 46.89939,48.06004,0 46.89943,48.05997,0 46.89943,48.05995,0 46.89943,48.05993,0 46.89945,48.05991,0 46.8995,48.05986,0 46.89954,48.0598,0 46.8996,48.05976,0 46.89965,48.05969,0 46.89971,48.05967,0 46.89969,48.05969,0 46.89965,48.05974,0 46.8996,48.05978,0 46.8996,48.05976,0 46.89969,48.05969,0 46.89973,48.05967,0 46.89976,48.0596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89</text:p>
          </table:table-cell>
          <table:table-cell table:style-name="Default" office:value-type="string">
            <text:p>13-089#01</text:p>
          </table:table-cell>
          <table:table-cell office:value-type="string">
            <text:p>LineString</text:p>
          </table:table-cell>
          <table:table-cell office:value-type="string">
            <text:p>46.89928,48.05868,0 46.89926,48.05864,0 46.89922,48.05858,0 46.8992,48.05856,0 46.89913,48.05856,0 46.89915,48.05858,0 46.89911,48.05858,0 46.89907,48.05862,0 46.899,48.05862,0 46.89894,48.05862,0 46.89892,48.0586,0 46.89888,48.05858,0 46.89885,48.0586,0 46.89885,48.05862,0 46.89885,48.0586,0 46.89885,48.05858,0 46.89885,48.05856,0 46.89883,48.05856,0 46.89888,48.05858,0 46.8989,48.0586,0 46.89892,48.0586,0 46.8989,48.0586,0 46.8989,48.05858,0 46.89888,48.05858,0 46.89883,48.05853,0 46.89877,48.05856,0 46.89875,48.05856,0 46.89873,48.05856,0 46.8987,48.05853,0 46.89868,48.05853,0 46.89868,48.05856,0 46.89877,48.05853,0 46.89885,48.05856,0 46.89883,48.05862,0 46.89881,48.05866,0 46.89888,48.05868,0 46.89888,48.05871,0 46.89888,48.05868,0 46.89894,48.05871,0 46.89896,48.05873,0 46.89898,48.05875,0 46.89898,48.05877,0 46.89894,48.05881,0 46.89892,48.05879,0 46.89896,48.05875,0 46.89905,48.05871,0 46.89911,48.05866,0 46.89911,48.05868,0 46.89911,48.05864,0 46.89911,48.05858,0 46.89911,48.05856,0 46.89909,48.05856,0 46.89911,48.05856,0 46.89911,48.05853,0 46.89911,48.05856,0 46.89911,48.05853,0 46.89913,48.05851,0 46.89911,48.05851,0 46.89911,48.05853,0 46.89911,48.05851,0 46.89909,48.05849,0 46.89911,48.05849,0 46.89907,48.05849,0 46.89907,48.05851,0 46.89905,48.05851,0 46.89905,48.0585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0</text:p>
          </table:table-cell>
          <table:table-cell table:style-name="Default" office:value-type="string">
            <text:p>13-090#01</text:p>
          </table:table-cell>
          <table:table-cell office:value-type="string">
            <text:p>LineString</text:p>
          </table:table-cell>
          <table:table-cell office:value-type="string">
            <text:p>46.899008,48.058392,0 46.898922,48.058305,0 46.898857,48.058212,0 46.898761,48.058169,0 46.898632,48.058118,0 46.898493,48.058075,0 46.898353,48.057996,0 46.898299,48.057888,0 46.898224,48.057802,0 46.898117,48.057672,0 46.897978,48.057572,0 46.897827,48.057457,0 46.897613,48.057413,0 46.897323,48.057399,0 46.897012,48.057385,0 46.896722,48.057421,0 46.896433,48.057442,0 46.896154,48.057507,0 46.895875,48.05755,0 46.895585,48.057579,0 46.895242,48.057622,0 46.89492,48.057672,0 46.894566,48.057737,0 46.89419,48.057802,0 46.893858,48.057852,0 46.893461,48.057975,0 46.893257,48.05804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1</text:p>
          </table:table-cell>
          <table:table-cell table:style-name="Default" office:value-type="string">
            <text:p>13-091#01</text:p>
          </table:table-cell>
          <table:table-cell office:value-type="string">
            <text:p>LineString</text:p>
          </table:table-cell>
          <table:table-cell office:value-type="string">
            <text:p>46.899254,48.0586,0 46.899265,48.058758,0 46.899287,48.058895,0 46.899372,48.059025,0 46.899512,48.059132,0 46.899608,48.05924,0 46.899769,48.059298,0 46.899877,48.059348,0 46.900048,48.059406,0 46.900166,48.059456,0 46.900316,48.059456,0 46.900424,48.059463,0 46.900499,48.059471,0 46.900606,48.059528,0 46.900756,48.059586,0 46.900896,48.059672,0 46.900885,48.059758,0 46.900907,48.059852,0 46.901078,48.05988,0 46.901186,48.059837,0 46.901379,48.059751,0 46.90154,48.059686,0 46.901722,48.059636,0 46.901829,48.05964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2</text:p>
          </table:table-cell>
          <table:table-cell table:style-name="Default" office:value-type="string">
            <text:p>13-092#01</text:p>
          </table:table-cell>
          <table:table-cell office:value-type="string">
            <text:p>LineString</text:p>
          </table:table-cell>
          <table:table-cell office:value-type="string">
            <text:p>46.89956,48.0592,0 46.89965,48.05931,0 46.89971,48.05941,0 46.89973,48.05954,0 46.89969,48.05965,0 46.89958,48.05976,0 46.8995,48.05984,0 46.89941,48.05995,0 46.89937,48.06008,0 46.89935,48.06019,0 46.89928,48.06029,0 46.89922,48.06042,0 46.89915,48.06055,0 46.89905,48.06064,0 46.89888,48.06072,0 46.8987,48.06077,0 46.89853,48.06081,0 46.89836,48.06085,0 46.89819,48.06087,0 46.89817,48.06096,0 46.89815,48.06102,0 46.89808,48.06109,0 46.898,48.06117,0 46.89806,48.06126,0 46.89821,48.0613,0 46.89834,48.06134,0 46.8984,48.06134,0 46.8984,48.06128,0 46.8984,48.0613,0 46.89838,48.0613,0 46.8984,48.0613,0 46.89834,48.06134,0 46.89825,48.06141,0 46.89825,48.06143,0 46.89827,48.06143,0 46.89825,48.06143,0 46.89827,48.06143,0 46.89819,48.06141,0 46.898,48.06143,0 46.89785,48.06139,0 46.8978,48.06137,0 46.89776,48.0613,0 46.89774,48.0613,0 46.89774,48.06132,0 46.8977,48.06132,0 46.89772,48.06132,0 46.8977,48.06132,0 46.89772,48.06132,0 46.8977,48.06134,0 46.89772,48.06141,0 46.8977,48.06152,0 46.89763,48.06162,0 46.89752,48.06171,0 46.8975,48.06177,0 46.89742,48.06177,0 46.89739,48.06177,0 46.89748,48.06177,0 46.89754,48.06184,0 46.89757,48.06184,0 46.89754,48.06175,0 46.89748,48.06165,0 46.89748,48.06154,0 46.89739,48.06145,0 46.89733,48.06139,0 46.89729,48.06128,0 46.89729,48.06119,0 46.89727,48.06107,0 46.89737,48.06104,0 46.89754,48.06104,0 46.8977,48.06102,0 46.89787,48.06098,0 46.89804,48.06094,0 46.89819,48.06089,0 46.89832,48.06085,0 46.89849,48.06081,0 46.89866,48.06079,0 46.89885,48.06074,0 46.89903,48.06068,0 46.89913,48.06062,0 46.89922,48.06049,0 46.89924,48.06044,0 46.89928,48.06034,0 46.89933,48.06021,0 46.89937,48.06008,0 46.89941,48.05995,0 46.89952,48.05982,0 46.89958,48.0598,0 46.89963,48.05974,0 46.89971,48.05965,0 46.89976,48.05954,0 46.89973,48.05941,0 46.89969,48.0593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3</text:p>
          </table:table-cell>
          <table:table-cell table:style-name="Default" office:value-type="string">
            <text:p>13-093#01</text:p>
          </table:table-cell>
          <table:table-cell office:value-type="string">
            <text:p>Point</text:p>
          </table:table-cell>
          <table:table-cell office:value-type="string">
            <text:p>46.89844,48.0612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3</text:p>
          </table:table-cell>
          <table:table-cell table:style-name="Default" office:value-type="string">
            <text:p>13-093#02</text:p>
          </table:table-cell>
          <table:table-cell office:value-type="string">
            <text:p>Point</text:p>
          </table:table-cell>
          <table:table-cell office:value-type="string">
            <text:p>46.89839,48.0613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3</text:p>
          </table:table-cell>
          <table:table-cell table:style-name="Default" office:value-type="string">
            <text:p>13-093#03</text:p>
          </table:table-cell>
          <table:table-cell office:value-type="string">
            <text:p>Point</text:p>
          </table:table-cell>
          <table:table-cell office:value-type="string">
            <text:p>46.89827,48.0614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3</text:p>
          </table:table-cell>
          <table:table-cell table:style-name="Default" office:value-type="string">
            <text:p>13-093#04</text:p>
          </table:table-cell>
          <table:table-cell office:value-type="string">
            <text:p>Point</text:p>
          </table:table-cell>
          <table:table-cell office:value-type="string">
            <text:p>46.89752,48.0618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3</text:p>
          </table:table-cell>
          <table:table-cell table:style-name="Default" office:value-type="string">
            <text:p>13-093#05</text:p>
          </table:table-cell>
          <table:table-cell office:value-type="string">
            <text:p>Point</text:p>
          </table:table-cell>
          <table:table-cell office:value-type="string">
            <text:p>46.89774,48.0613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4</text:p>
          </table:table-cell>
          <table:table-cell table:style-name="Default" office:value-type="string">
            <text:p>13-094#01</text:p>
          </table:table-cell>
          <table:table-cell office:value-type="string">
            <text:p>Point</text:p>
          </table:table-cell>
          <table:table-cell office:value-type="string">
            <text:p>46.899619,48.05961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5</text:p>
          </table:table-cell>
          <table:table-cell table:style-name="Default" office:value-type="string">
            <text:p>13-095#-01</text:p>
          </table:table-cell>
          <table:table-cell office:value-type="string">
            <text:p>LineString</text:p>
          </table:table-cell>
          <table:table-cell office:value-type="string">
            <text:p>46.82386,48.13147,0 46.82388,48.13149,0 46.82386,48.13149,0 46.8239,48.13149,0 46.82395,48.13153,0 46.82379,48.13153,0 46.82379,48.13149,0 46.82392,48.13145,0 46.82399,48.13143,0 46.82399,48.13145,0 46.82395,48.13147,0 46.82388,48.13151,0 46.82379,48.13153,0 46.82371,48.13151,0 46.8236,48.13155,0 46.82352,48.13158,0 46.82341,48.13162,0 46.82332,48.13164,0 46.82319,48.13164,0 46.82311,48.13164,0 46.82304,48.13166,0 46.82294,48.1317,0 46.82292,48.1317,0 46.82281,48.1317,0 46.82268,48.13173,0 46.82259,48.13173,0 46.82251,48.13175,0 46.82246,48.13175,0 46.82238,48.13177,0 46.82227,48.13175,0 46.82221,48.13177,0 46.8221,48.13177,0 46.82197,48.13179,0 46.82186,48.13181,0 46.82178,48.13185,0 46.82169,48.13188,0 46.82167,48.1319,0 46.82158,48.13194,0 46.82148,48.13198,0 46.82141,48.13203,0 46.82133,48.13205,0 46.82124,48.13207,0 46.8212,48.13209,0 46.82111,48.13213,0 46.82101,48.1322,0 46.82094,48.13224,0 46.82086,48.13226,0 46.82077,48.13231,0 46.82073,48.13233,0 46.82064,48.13237,0 46.82055,48.13241,0 46.82049,48.13243,0 46.82049,48.13246,0 46.82043,48.13248,0 46.82036,48.13252,0 46.82032,48.13252,0 46.82021,48.13256,0 46.82015,48.13258,0 46.82004,48.13263,0 46.81993,48.13267,0 46.81987,48.13271,0 46.81978,48.13273,0 46.81967,48.1328,0 46.81961,48.13284,0 46.81955,48.13288,0 46.81946,48.13291,0 46.8194,48.13293,0 46.81937,48.1329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6</text:p>
          </table:table-cell>
          <table:table-cell table:style-name="Default" office:value-type="string">
            <text:p>13-096#01</text:p>
          </table:table-cell>
          <table:table-cell office:value-type="string">
            <text:p>LineString</text:p>
          </table:table-cell>
          <table:table-cell office:value-type="string">
            <text:p>46.84448,48.12559,0 46.84454,48.1255,0 46.84457,48.12542,0 46.84457,48.12537,0 46.84467,48.12537,0 46.84484,48.12535,0 46.84502,48.12537,0 46.84517,48.12537,0 46.84534,48.12537,0 46.84549,48.12531,0 46.84551,48.12531,0 46.84562,48.12527,0 46.84568,48.12525,0 46.8457,48.12525,0 46.84566,48.12525,0 46.8456,48.12525,0 46.84557,48.12525,0 46.84557,48.12522,0 46.8456,48.12522,0 46.8456,48.12518,0 46.84557,48.12512,0 46.8456,48.12516,0 46.8456,48.12518,0 46.84568,48.12525,0 46.84562,48.12522,0 46.84557,48.12518,0 46.84551,48.12516,0 46.84549,48.12514,0 46.84549,48.12516,0 46.84547,48.1251,0 46.84547,48.12505,0 46.84551,48.12505,0 46.84557,48.12503,0 46.8456,48.12499,0 46.84562,48.12499,0 46.84566,48.12497,0 46.84566,48.12495,0 46.8457,48.12497,0 46.84575,48.12499,0 46.84579,48.12499,0 46.84587,48.12501,0 46.84592,48.12501,0 46.84598,48.12499,0 46.846,48.12499,0 46.84602,48.12499,0 46.84609,48.12503,0 46.84611,48.12503,0 46.84613,48.12503,0 46.8462,48.12503,0 46.84626,48.12503,0 46.84635,48.12501,0 46.84637,48.12501,0 46.84643,48.12499,0 46.84633,48.12505,0 46.84622,48.12507,0 46.84611,48.1251,0 46.84594,48.1251,0 46.8459,48.12512,0 46.84583,48.12518,0 46.8457,48.12525,0 46.84568,48.12525,0 46.84566,48.12525,0 46.84568,48.12525,0 46.84566,48.12527,0 46.84568,48.12527,0 46.84566,48.12522,0 46.84562,48.12518,0 46.8456,48.12516,0 46.84562,48.12516,0 46.8456,48.12518,0 46.84566,48.1252,0 46.84568,48.12522,0 46.84568,48.12529,0 46.84564,48.12537,0 46.84564,48.12548,0 46.84562,48.12559,0 46.84562,48.12563,0 46.84564,48.12567,0 46.8457,48.12567,0 46.8459,48.12565,0 46.84607,48.12565,0 46.84622,48.12561,0 46.84635,48.12557,0 46.84645,48.12548,0 46.84652,48.12544,0 46.8465,48.12544,0 46.8465,48.12548,0 46.84648,48.12548,0 46.84648,48.12555,0 46.84637,48.12555,0 46.84637,48.12561,0 46.84639,48.12572,0 46.84635,48.1258,0 46.84628,48.12591,0 46.84626,48.126,0 46.84628,48.1261,0 46.84626,48.12621,0 46.84624,48.12623,0 46.8463,48.12625,0 46.84643,48.12625,0 46.84645,48.12625,0 46.84648,48.12625,0 46.84652,48.12621,0 46.8465,48.12621,0 46.8465,48.12623,0 46.84654,48.12628,0 46.8466,48.1263,0 46.84665,48.12634,0 46.84669,48.12636,0 46.84675,48.12638,0 46.84682,48.12643,0 46.84686,48.12645,0 46.8469,48.12651,0 46.8469,48.12649,0 46.84686,48.12647,0 46.84675,48.12643,0 46.84665,48.12638,0 46.8466,48.12632,0 46.84663,48.12632,0 46.8466,48.12632,0 46.84663,48.12632,0 46.84675,48.12638,0 46.84682,48.1264,0 46.84684,48.1264,0 46.84684,48.12643,0 46.84684,48.12645,0 46.84686,48.12647,0 46.84686,48.12645,0 46.84686,48.12647,0 46.84699,48.1265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7</text:p>
          </table:table-cell>
          <table:table-cell table:style-name="Default" office:value-type="string">
            <text:p>13-097#01</text:p>
          </table:table-cell>
          <table:table-cell office:value-type="string">
            <text:p>LineString</text:p>
          </table:table-cell>
          <table:table-cell office:value-type="string">
            <text:p>46.86431,48.13037,0 46.86431,48.13042,0 46.86439,48.1305,0 46.86448,48.13063,0 46.86454,48.13072,0 46.86456,48.13074,0 46.86463,48.13078,0 46.86461,48.13082,0 46.86463,48.13082,0 46.86469,48.13087,0 46.8648,48.13095,0 46.86489,48.13106,0 46.86497,48.13115,0 46.8651,48.13121,0 46.86523,48.13123,0 46.86523,48.13128,0 46.86534,48.13136,0 46.86544,48.1314,0 46.86555,48.13145,0 46.86564,48.13153,0 46.86574,48.13162,0 46.86577,48.13164,0 46.86581,48.13166,0 46.86589,48.13173,0 46.866,48.13175,0 46.86609,48.13177,0 46.86626,48.13175,0 46.86641,48.13177,0 46.86656,48.13183,0 46.86669,48.13188,0 46.86671,48.13188,0 46.86673,48.13188,0 46.86673,48.1319,0 46.86667,48.13194,0 46.86662,48.13198,0 46.86662,48.132,0 46.86658,48.13205,0 46.86654,48.13211,0 46.8666,48.13211,0 46.86671,48.13207,0 46.86673,48.13205,0 46.86675,48.13205,0 46.86677,48.132,0 46.86688,48.13194,0 46.86695,48.13192,0 46.86701,48.13188,0 46.86707,48.13185,0 46.86714,48.13181,0 46.86725,48.13175,0 46.8674,48.13175,0 46.86755,48.13173,0 46.86772,48.1317,0 46.86789,48.13173,0 46.86791,48.13168,0 46.86793,48.13168,0 46.868,48.1317,0 46.86817,48.13175,0 46.86828,48.13181,0 46.8683,48.13181,0 46.8683,48.13179,0 46.86838,48.13173,0 46.86843,48.1317,0 46.86849,48.13168,0 46.86868,48.13164,0 46.86871,48.13162,0 46.86877,48.13164,0 46.86888,48.13155,0 46.8689,48.13153,0 46.8689,48.13149,0 46.86898,48.13143,0 46.86903,48.13143,0 46.86903,48.1314,0 46.86901,48.13136,0 46.86896,48.13136,0 46.86881,48.13136,0 46.86862,48.13136,0 46.86847,48.13136,0 46.86828,48.13138,0 46.8681,48.1314,0 46.86795,48.13143,0 46.86789,48.13145,0 46.86776,48.13145,0 46.86772,48.13145,0 46.86755,48.13147,0 46.86748,48.13147,0 46.8674,48.13149,0 46.86725,48.13151,0 46.8671,48.13153,0 46.86695,48.13155,0 46.86686,48.13158,0 46.86671,48.13158,0 46.86654,48.13158,0 46.86639,48.13155,0 46.86622,48.13155,0 46.86611,48.13158,0 46.86607,48.13166,0 46.866,48.13168,0 46.86594,48.13162,0 46.86589,48.13155,0 46.86583,48.13158,0 46.8657,48.1316,0 46.86562,48.1316,0 46.86557,48.13162,0 46.86549,48.13168,0 46.86544,48.13168,0 46.86542,48.13168,0 46.86534,48.13175,0 46.86527,48.13177,0 46.86517,48.13183,0 46.86506,48.13188,0 46.86493,48.13192,0 46.86486,48.13192,0 46.86469,48.13198,0 46.8645,48.132,0 46.86431,48.132,0 46.86414,48.132,0 46.86394,48.13203,0 46.86377,48.13205,0 46.86358,48.13205,0 46.86343,48.13205,0 46.86323,48.13205,0 46.86311,48.13205,0 46.86291,48.13205,0 46.86268,48.13205,0 46.86253,48.13203,0 46.86231,48.13203,0 46.86214,48.132,0 46.86195,48.13196,0 46.86175,48.13192,0 46.86156,48.13188,0 46.86137,48.1319,0 46.86122,48.13194,0 46.86115,48.1319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8</text:p>
          </table:table-cell>
          <table:table-cell table:style-name="Default" office:value-type="string">
            <text:p>13-098#01</text:p>
          </table:table-cell>
          <table:table-cell office:value-type="string">
            <text:p>LineString</text:p>
          </table:table-cell>
          <table:table-cell office:value-type="string">
            <text:p>46.84596,48.13394,0 46.84598,48.13398,0 46.84598,48.134,0 46.84592,48.134,0 46.84587,48.13402,0 46.84585,48.13396,0 46.84585,48.13394,0 46.84581,48.13394,0 46.84572,48.13396,0 46.84566,48.13389,0 46.84562,48.13387,0 46.84557,48.13387,0 46.84549,48.13387,0 46.84534,48.13387,0 46.84517,48.13385,0 46.84512,48.13385,0 46.84497,48.13385,0 46.84489,48.13385,0 46.84484,48.13389,0 46.84482,48.13396,0 46.84478,48.13398,0 46.84474,48.13398,0 46.84472,48.13398,0 46.84469,48.13398,0 46.84469,48.13396,0 46.84467,48.13396,0 46.84463,48.13398,0 46.84467,48.134,0 46.84463,48.134,0 46.84465,48.134,0 46.84469,48.13398,0 46.84472,48.13396,0 46.84469,48.13396,0 46.84469,48.134,0 46.84474,48.13394,0 46.84474,48.13391,0 46.84472,48.13385,0 46.84469,48.13383,0 46.84463,48.13383,0 46.8445,48.13383,0 46.84439,48.13383,0 46.84429,48.13379,0 46.8442,48.13376,0 46.84422,48.1337,0 46.84418,48.13368,0 46.84416,48.13372,0 46.84407,48.1337,0 46.84401,48.1337,0 46.84401,48.13372,0 46.84399,48.13372,0 46.84403,48.13372,0 46.84407,48.13368,0 46.84405,48.1337,0 46.84401,48.13374,0 46.84399,48.13374,0 46.84388,48.13376,0 46.84379,48.13381,0 46.84371,48.13381,0 46.84364,48.13383,0 46.84358,48.13383,0 46.84347,48.13387,0 46.84345,48.13389,0 46.84341,48.13391,0 46.84339,48.13396,0 46.84336,48.13398,0 46.84336,48.13396,0 46.84345,48.1338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099</text:p>
          </table:table-cell>
          <table:table-cell table:style-name="Default" office:value-type="string">
            <text:p>13-099#01</text:p>
          </table:table-cell>
          <table:table-cell office:value-type="string">
            <text:p>LineString</text:p>
          </table:table-cell>
          <table:table-cell office:value-type="string">
            <text:p>46.8404,48.13263,0 46.8403,48.13261,0 46.84019,48.13256,0 46.84017,48.13258,0 46.84019,48.13256,0 46.84023,48.13256,0 46.84027,48.13256,0 46.8403,48.13258,0 46.84038,48.13261,0 46.84045,48.13261,0 46.8404,48.13261,0 46.84034,48.13261,0 46.84025,48.13258,0 46.84023,48.13258,0 46.84021,48.13258,0 46.84017,48.13256,0 46.84015,48.13256,0 46.84017,48.13256,0 46.84021,48.13256,0 46.84023,48.13256,0 46.84025,48.13256,0 46.84021,48.13256,0 46.84015,48.13254,0 46.84015,48.13256,0 46.84012,48.13256,0 46.84012,48.13263,0 46.84015,48.13267,0 46.84017,48.13269,0 46.84015,48.13271,0 46.84017,48.13278,0 46.84017,48.13284,0 46.84019,48.13286,0 46.84019,48.13288,0 46.84023,48.13293,0 46.84025,48.13297,0 46.84027,48.13299,0 46.84025,48.13301,0 46.8403,48.13301,0 46.84034,48.13306,0 46.8403,48.1331,0 46.8404,48.13312,0 46.84053,48.13312,0 46.84057,48.13306,0 46.8406,48.13301,0 46.84062,48.13295,0 46.84064,48.13286,0 46.84057,48.1328,0 46.84057,48.13271,0 46.84053,48.13267,0 46.84042,48.13265,0 46.84032,48.13261,0 46.84023,48.13256,0 46.84015,48.1325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0</text:p>
          </table:table-cell>
          <table:table-cell table:style-name="Default" office:value-type="string">
            <text:p>13-100#01</text:p>
          </table:table-cell>
          <table:table-cell office:value-type="string">
            <text:p>LineString</text:p>
          </table:table-cell>
          <table:table-cell office:value-type="string">
            <text:p>46.89976,48.05941,0 46.89973,48.05939,0 46.89971,48.05933,0 46.89963,48.05924,0 46.89956,48.05916,0 46.89958,48.05907,0 46.89969,48.05903,0 46.89971,48.05903,0 46.89973,48.05903,0 46.89967,48.05896,0 46.89954,48.05896,0 46.89948,48.0589,0 46.89939,48.05883,0 46.89937,48.05873,0 46.89933,48.05864,0 46.89926,48.05856,0 46.89918,48.05849,0 46.89913,48.05849,0 46.89911,48.05849,0 46.89913,48.05849,0 46.89922,48.05838,0 46.89924,48.05836,0 46.8992,48.05847,0 46.89913,48.05847,0 46.89909,48.0584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1</text:p>
          </table:table-cell>
          <table:table-cell table:style-name="Default" office:value-type="string">
            <text:p>13-101#01</text:p>
          </table:table-cell>
          <table:table-cell office:value-type="string">
            <text:p>Point</text:p>
          </table:table-cell>
          <table:table-cell office:value-type="string">
            <text:p>46.89911,48.0584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2</text:p>
          </table:table-cell>
          <table:table-cell table:style-name="Default" office:value-type="string">
            <text:p>13-102#01</text:p>
          </table:table-cell>
          <table:table-cell office:value-type="string">
            <text:p>LineString</text:p>
          </table:table-cell>
          <table:table-cell office:value-type="string">
            <text:p>46.899201,48.058607,0 46.899244,48.058708,0 46.899287,48.058802,0 46.89934,48.058917,0 46.899394,48.059068,0 46.899555,48.059176,0 46.899694,48.059255,0 46.899812,48.059319,0 46.899973,48.059363,0 46.900252,48.059449,0 46.900467,48.059499,0 46.900692,48.059557,0 46.900939,48.059622,0 46.901175,48.059643,0 46.901346,48.059665,0 46.901604,48.05966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3</text:p>
          </table:table-cell>
          <table:table-cell table:style-name="Default" office:value-type="string">
            <text:p>13-103#01</text:p>
          </table:table-cell>
          <table:table-cell office:value-type="string">
            <text:p>Point</text:p>
          </table:table-cell>
          <table:table-cell office:value-type="string">
            <text:p>46.96094,48.2598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4</text:p>
          </table:table-cell>
          <table:table-cell table:style-name="Default" office:value-type="string">
            <text:p>13-104#01</text:p>
          </table:table-cell>
          <table:table-cell office:value-type="string">
            <text:p>Point</text:p>
          </table:table-cell>
          <table:table-cell office:value-type="string">
            <text:p>46.960355,48.25981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5</text:p>
          </table:table-cell>
          <table:table-cell table:style-name="Default" office:value-type="string">
            <text:p>13-105#01</text:p>
          </table:table-cell>
          <table:table-cell office:value-type="string">
            <text:p>LineString</text:p>
          </table:table-cell>
          <table:table-cell office:value-type="string">
            <text:p>46.95902,48.26204,0 46.95889,48.26197,0 46.95879,48.26193,0 46.9587,48.26193,0 46.95868,48.26189,0 46.95859,48.26187,0 46.95846,48.26191,0 46.9584,48.26191,0 46.9584,48.26202,0 46.95844,48.26212,0 46.95848,48.26217,0 46.95848,48.26219,0 46.95842,48.26223,0 46.95848,48.26225,0 46.95844,48.2623,0 46.95842,48.26232,0 46.95838,48.26232,0 46.95831,48.26232,0 46.95823,48.26234,0 46.95818,48.26232,0 46.95812,48.26234,0 46.95801,48.26232,0 46.95793,48.26236,0 46.95791,48.26236,0 46.95793,48.26236,0 46.95803,48.2623,0 46.95806,48.26225,0 46.95814,48.26221,0 46.95818,48.26215,0 46.95816,48.26208,0 46.95806,48.26204,0 46.95803,48.26204,0 46.95806,48.26195,0 46.95806,48.26193,0 46.95801,48.26189,0 46.9581,48.26182,0 46.95812,48.26176,0 46.95818,48.26174,0 46.95823,48.26174,0 46.95831,48.26174,0 46.95836,48.26169,0 46.9584,48.26172,0 46.95838,48.26176,0 46.95836,48.26176,0 46.95838,48.26176,0 46.95842,48.26178,0 46.95846,48.26178,0 46.95848,48.2618,0 46.95848,48.26182,0 46.9584,48.2618,0 46.95838,48.2618,0 46.9584,48.2618,0 46.9584,48.26182,0 46.95846,48.2618,0 46.95848,48.2618,0 46.95855,48.26176,0 46.95859,48.26174,0 46.95866,48.26172,0 46.95872,48.26169,0 46.95879,48.26167,0 46.95879,48.26161,0 46.95881,48.26159,0 46.95889,48.26159,0 46.95889,48.26157,0 46.95881,48.26152,0 46.95874,48.26154,0 46.95866,48.26163,0 46.95859,48.26165,0 46.95851,48.26167,0 46.95851,48.26169,0 46.95838,48.26174,0 46.95833,48.26176,0 46.95836,48.26176,0 46.95842,48.26178,0 46.95846,48.2618,0 46.95844,48.2618,0 46.95825,48.26182,0 46.95814,48.26189,0 46.95808,48.26193,0 46.95806,48.262,0 46.95812,48.26206,0 46.95827,48.26212,0 46.95836,48.26219,0 46.95838,48.26221,0 46.95836,48.26223,0 46.95836,48.26221,0 46.95836,48.26219,0 46.95825,48.2621,0 46.95814,48.26208,0 46.95812,48.26202,0 46.9581,48.26195,0 46.95812,48.26193,0 46.95814,48.26189,0 46.95816,48.26178,0 46.95821,48.26167,0 46.95825,48.26159,0 46.95833,48.26154,0 46.95833,48.26152,0 46.95838,48.2615,0 46.9584,48.26152,0 46.95838,48.26152,0 46.95838,48.26154,0 46.95838,48.26159,0 46.95838,48.26161,0 46.95836,48.26161,0 46.95833,48.26163,0 46.95829,48.26167,0 46.95831,48.26167,0 46.95842,48.26159,0 46.95855,48.26154,0 46.9587,48.26152,0 46.95879,48.26152,0 46.95887,48.26152,0 46.95887,48.26159,0 46.95883,48.26159,0 46.95872,48.26165,0 46.95859,48.26169,0 46.95844,48.26174,0 46.95833,48.26182,0 46.95836,48.2619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6</text:p>
          </table:table-cell>
          <table:table-cell table:style-name="Default" office:value-type="string">
            <text:p>13-106#01</text:p>
          </table:table-cell>
          <table:table-cell office:value-type="string">
            <text:p>Point</text:p>
          </table:table-cell>
          <table:table-cell office:value-type="string">
            <text:p>46.95836,48.2621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7</text:p>
          </table:table-cell>
          <table:table-cell table:style-name="Default" office:value-type="string">
            <text:p>13-107#01</text:p>
          </table:table-cell>
          <table:table-cell office:value-type="string">
            <text:p>Point</text:p>
          </table:table-cell>
          <table:table-cell office:value-type="string">
            <text:p>46.949176,48.25909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7</text:p>
          </table:table-cell>
          <table:table-cell table:style-name="Default" office:value-type="string">
            <text:p>13-107#02</text:p>
          </table:table-cell>
          <table:table-cell office:value-type="string">
            <text:p>Point</text:p>
          </table:table-cell>
          <table:table-cell office:value-type="string">
            <text:p>46.960913,48.25979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8</text:p>
          </table:table-cell>
          <table:table-cell table:style-name="Default" office:value-type="string">
            <text:p>13-108#01</text:p>
          </table:table-cell>
          <table:table-cell office:value-type="string">
            <text:p>LineString</text:p>
          </table:table-cell>
          <table:table-cell office:value-type="string">
            <text:p>46.9517,48.2603,0 46.95179,48.26032,0 46.95183,48.2603,0 46.9519,48.26028,0 46.95203,48.26021,0 46.9522,48.26015,0 46.95233,48.26009,0 46.95239,48.26006,0 46.95241,48.26006,0 46.95246,48.26004,0 46.9525,48.26002,0 46.95256,48.25998,0 46.95267,48.25991,0 46.95278,48.25985,0 46.95291,48.25976,0 46.95301,48.2597,0 46.9531,48.25966,0 46.95318,48.25959,0 46.95329,48.25955,0 46.95342,48.25948,0 46.95355,48.25944,0 46.95368,48.25938,0 46.95381,48.25933,0 46.95391,48.25929,0 46.95402,48.25925,0 46.95417,48.25918,0 46.9543,48.25914,0 46.95443,48.2591,0 46.95458,48.25906,0 46.95471,48.25901,0 46.95484,48.25897,0 46.95497,48.25893,0 46.95509,48.25886,0 46.95512,48.25886,0 46.95516,48.25884,0 46.95522,48.25882,0 46.95518,48.25888,0 46.95529,48.25884,0 46.95544,48.25878,0 46.95557,48.25873,0 46.95572,48.25869,0 46.95587,48.25865,0 46.95602,48.25861,0 46.95617,48.25856,0 46.95625,48.25852,0 46.95636,48.2585,0 46.95649,48.25848,0 46.95664,48.25845,0 46.95679,48.25843,0 46.95694,48.25841,0 46.95707,48.25839,0 46.95724,48.25841,0 46.95739,48.25843,0 46.95754,48.25843,0 46.95771,48.25845,0 46.95788,48.25848,0 46.95797,48.25848,0 46.95812,48.2585,0 46.95827,48.2585,0 46.9584,48.2585,0 46.95857,48.2585,0 46.95872,48.2585,0 46.95889,48.25848,0 46.95906,48.2585,0 46.95921,48.25852,0 46.95939,48.25854,0 46.95954,48.25854,0 46.95971,48.25856,0 46.95988,48.25858,0 46.96003,48.25861,0 46.9602,48.25865,0 46.96033,48.25869,0 46.96046,48.25873,0 46.96061,48.2588,0 46.96074,48.25886,0 46.96087,48.25893,0 46.96097,48.25899,0 46.9611,48.25906,0 46.96119,48.25914,0 46.96117,48.25923,0 46.96108,48.25931,0 46.96091,48.25931,0 46.96076,48.25933,0 46.96059,48.25936,0 46.96054,48.2593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09</text:p>
          </table:table-cell>
          <table:table-cell table:style-name="Default" office:value-type="string">
            <text:p>13-109#01</text:p>
          </table:table-cell>
          <table:table-cell office:value-type="string">
            <text:p>Point</text:p>
          </table:table-cell>
          <table:table-cell office:value-type="string">
            <text:p>46.90177,48.0600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0</text:p>
          </table:table-cell>
          <table:table-cell table:style-name="Default" office:value-type="string">
            <text:p>13-110#01</text:p>
          </table:table-cell>
          <table:table-cell office:value-type="string">
            <text:p>Point</text:p>
          </table:table-cell>
          <table:table-cell office:value-type="string">
            <text:p>46.902,48.0610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1</text:p>
          </table:table-cell>
          <table:table-cell table:style-name="Default" office:value-type="string">
            <text:p>13-111#01</text:p>
          </table:table-cell>
          <table:table-cell office:value-type="string">
            <text:p>LineString</text:p>
          </table:table-cell>
          <table:table-cell office:value-type="string">
            <text:p>46.84448,48.14745,0 46.84461,48.14743,0 46.84463,48.14741,0 46.84467,48.14739,0 46.84484,48.14737,0 46.84502,48.14737,0 46.84515,48.1473,0 46.84527,48.14724,0 46.84542,48.14715,0 46.84553,48.14711,0 46.84555,48.14711,0 46.84557,48.14709,0 46.8456,48.14709,0 46.84562,48.14709,0 46.84564,48.14707,0 46.84575,48.14707,0 46.84587,48.14698,0 46.84587,48.1469,0 46.84594,48.14687,0 46.84596,48.14679,0 46.84602,48.1467,0 46.84611,48.1466,0 46.84613,48.14651,0 46.84609,48.14647,0 46.84596,48.14642,0 46.84587,48.1464,0 46.84583,48.14642,0 46.84581,48.14649,0 46.84577,48.1466,0 46.84577,48.14662,0 46.84575,48.14666,0 46.8457,48.14679,0 46.8457,48.14687,0 46.84557,48.14698,0 46.84553,48.14707,0 46.84557,48.14703,0 46.84564,48.14692,0 46.8457,48.14683,0 46.84579,48.14675,0 46.84585,48.14664,0 46.84587,48.14657,0 46.84587,48.14655,0 46.84592,48.14655,0 46.84598,48.14655,0 46.846,48.14653,0 46.8459,48.14655,0 46.84592,48.14655,0 46.8459,48.14655,0 46.84592,48.14653,0 46.84583,48.14651,0 46.84581,48.14651,0 46.84583,48.14647,0 46.84581,48.14649,0 46.84592,48.14655,0 46.846,48.14655,0 46.84594,48.14655,0 46.84594,48.14647,0 46.84585,48.14645,0 46.84587,48.14645,0 46.84579,48.14642,0 46.84585,48.14647,0 46.84579,48.14649,0 46.84585,48.14653,0 46.84587,48.14653,0 46.84585,48.14653,0 46.84587,48.14655,0 46.84596,48.14653,0 46.84598,48.14653,0 46.846,48.14653,0 46.84602,48.14653,0 46.846,48.14653,0 46.846,48.14655,0 46.84598,48.14655,0 46.846,48.14653,0 46.84598,48.14653,0 46.84592,48.14655,0 46.84592,48.14653,0 46.84592,48.14655,0 46.8459,48.14653,0 46.84587,48.14651,0 46.84585,48.14651,0 46.84587,48.14655,0 46.84594,48.14655,0 46.84598,48.14655,0 46.84607,48.14653,0 46.84618,48.14647,0 46.84618,48.14645,0 46.84615,48.14636,0 46.84613,48.14634,0 46.84618,48.14632,0 46.84626,48.14636,0 46.84633,48.14636,0 46.84643,48.14636,0 46.8465,48.14636,0 46.8466,48.1463,0 46.84663,48.1463,0 46.84669,48.1463,0 46.84682,48.14627,0 46.8469,48.14627,0 46.84695,48.14623,0 46.84699,48.14619,0 46.84699,48.14615,0 46.84693,48.14617,0 46.84695,48.14621,0 46.84699,48.14627,0 46.84705,48.1463,0 46.84714,48.14625,0 46.84721,48.14623,0 46.84727,48.14623,0 46.84721,48.14617,0 46.8471,48.14612,0 46.84703,48.1461,0 46.84699,48.14608,0 46.84695,48.14608,0 46.84688,48.1461,0 46.8469,48.1461,0 46.84693,48.1461,0 46.84695,48.1461,0 46.84697,48.1461,0 46.84695,48.1461,0 46.84695,48.14612,0 46.84705,48.14608,0 46.84712,48.14606,0 46.8471,48.14608,0 46.84714,48.14608,0 46.8471,48.1461,0 46.84703,48.14608,0 46.84701,48.14608,0 46.84699,48.1461,0 46.84699,48.14612,0 46.8471,48.14617,0 46.84723,48.14617,0 46.84738,48.14615,0 46.84744,48.1461,0 46.84755,48.14606,0 46.84766,48.14604,0 46.84778,48.146,0 46.84778,48.14597,0 46.84791,48.14595,0 46.84802,48.14587,0 46.84806,48.14584,0 46.84811,48.14582,0 46.84811,48.1458,0 46.84813,48.1458,0 46.84819,48.14578,0 46.84826,48.14578,0 46.84832,48.1458,0 46.84839,48.14584,0 46.84847,48.14582,0 46.84854,48.14578,0 46.84858,48.14578,0 46.8486,48.14576,0 46.84854,48.14572,0 46.84845,48.14565,0 46.84843,48.14565,0 46.84839,48.14565,0 46.84832,48.14561,0 46.84839,48.14559,0 46.84843,48.14552,0 46.84847,48.14552,0 46.84856,48.14546,0 46.84862,48.14542,0 46.84851,48.14539,0 46.84845,48.14533,0 46.84834,48.14535,0 46.84828,48.14533,0 46.84824,48.14533,0 46.84815,48.14537,0 46.84811,48.14546,0 46.84811,48.14557,0 46.84806,48.14559,0 46.84806,48.14561,0 46.84811,48.14559,0 46.84811,48.14572,0 46.84813,48.14574,0 46.84817,48.14572,0 46.84821,48.14569,0 46.84821,48.14567,0 46.84832,48.14561,0 46.84834,48.14561,0 46.84826,48.14563,0 46.84828,48.14561,0 46.8483,48.14559,0 46.84832,48.14559,0 46.84832,48.14557,0 46.84834,48.14557,0 46.84839,48.14557,0 46.84817,48.14567,0 46.84815,48.14567,0 46.84824,48.14563,0 46.84824,48.14561,0 46.84821,48.14561,0 46.84819,48.14563,0 46.84821,48.14563,0 46.84824,48.14563,0 46.84821,48.14567,0 46.84819,48.14567,0 46.84821,48.14565,0 46.84819,48.14567,0 46.84806,48.14578,0 46.84802,48.14582,0 46.84811,48.14578,0 46.84813,48.14578,0 46.84811,48.14578,0 46.84811,48.14576,0 46.84815,48.14574,0 46.84824,48.14567,0 46.84832,48.14563,0 46.84839,48.14563,0 46.84836,48.14563,0 46.84841,48.14563,0 46.84841,48.14557,0 46.84847,48.14552,0 46.84858,48.14546,0 46.84866,48.14544,0 46.84875,48.14542,0 46.84875,48.14533,0 46.84881,48.14537,0 46.8489,48.14542,0 46.84903,48.14537,0 46.84911,48.14537,0 46.84918,48.14535,0 46.84929,48.14535,0 46.8492,48.14544,0 46.84914,48.1455,0 46.84922,48.14554,0 46.84922,48.14557,0 46.84927,48.14561,0 46.84929,48.14563,0 46.84929,48.14565,0 46.84931,48.14565,0 46.84929,48.14567,0 46.84918,48.14567,0 46.84907,48.14572,0 46.84903,48.1458,0 46.84903,48.14584,0 46.84896,48.14587,0 46.84881,48.14587,0 46.84866,48.14582,0 46.84851,48.14578,0 46.84836,48.14578,0 46.84826,48.14576,0 46.84819,48.14582,0 46.84819,48.14584,0 46.84817,48.14584,0 46.84815,48.1458,0 46.84817,48.1457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2</text:p>
          </table:table-cell>
          <table:table-cell table:style-name="Default" office:value-type="string">
            <text:p>13-112#01</text:p>
          </table:table-cell>
          <table:table-cell office:value-type="string">
            <text:p>LineString</text:p>
          </table:table-cell>
          <table:table-cell office:value-type="string">
            <text:p>46.84173,48.1505,0 46.84178,48.15052,0 46.84182,48.15054,0 46.84184,48.15054,0 46.84186,48.15054,0 46.84178,48.15052,0 46.84173,48.15052,0 46.84171,48.15052,0 46.84173,48.15052,0 46.84178,48.15052,0 46.84182,48.15054,0 46.84182,48.15052,0 46.84184,48.15052,0 46.84184,48.15054,0 46.84182,48.15048,0 46.84184,48.15048,0 46.84184,48.1505,0 46.84182,48.1505,0 46.84182,48.15054,0 46.84184,48.15052,0 46.84184,48.1505,0 46.84182,48.1505,0 46.8418,48.1505,0 46.84182,48.15054,0 46.84184,48.15057,0 46.8418,48.15054,0 46.8418,48.1505,0 46.84175,48.15048,0 46.84171,48.15048,0 46.84165,48.15054,0 46.84154,48.15061,0 46.84148,48.15067,0 46.84139,48.15074,0 46.84141,48.15074,0 46.84145,48.15074,0 46.84148,48.15072,0 46.8415,48.15072,0 46.84152,48.15072,0 46.84158,48.15074,0 46.84163,48.1508,0 46.84167,48.15084,0 46.84169,48.15087,0 46.84171,48.15087,0 46.84173,48.15084,0 46.84171,48.15084,0 46.84173,48.15084,0 46.84171,48.15087,0 46.84171,48.15084,0 46.84171,48.15087,0 46.84173,48.15089,0 46.84173,48.15091,0 46.84178,48.15095,0 46.84184,48.15099,0 46.84184,48.15102,0 46.84186,48.15104,0 46.84186,48.15102,0 46.84186,48.15104,0 46.84188,48.15104,0 46.84188,48.15106,0 46.84186,48.15104,0 46.84188,48.15104,0 46.84188,48.15095,0 46.84184,48.15087,0 46.84182,48.15076,0 46.84182,48.15067,0 46.84184,48.15059,0 46.84184,48.15054,0 46.84182,48.15054,0 46.84184,48.15054,0 46.84184,48.15057,0 46.84184,48.15054,0 46.84184,48.15057,0 46.8418,48.15061,0 46.84171,48.15065,0 46.84171,48.15069,0 46.84171,48.15072,0 46.84163,48.15078,0 46.8416,48.15084,0 46.84163,48.15089,0 46.84165,48.15095,0 46.84167,48.15099,0 46.84175,48.15102,0 46.8418,48.15106,0 46.84178,48.1511,0 46.84178,48.15114,0 46.84173,48.15119,0 46.84171,48.15127,0 46.84169,48.15132,0 46.84171,48.15132,0 46.84173,48.15134,0 46.84167,48.15132,0 46.84165,48.1513,0 46.8416,48.15123,0 46.84158,48.15114,0 46.84156,48.15114,0 46.84154,48.15114,0 46.84152,48.15117,0 46.84152,48.15121,0 46.8415,48.15121,0 46.8415,48.15125,0 46.8415,48.15127,0 46.8415,48.15132,0 46.8415,48.15138,0 46.84152,48.15145,0 46.84152,48.15147,0 46.84156,48.15147,0 46.84158,48.15145,0 46.84163,48.15145,0 46.84171,48.15147,0 46.84182,48.15145,0 46.84193,48.15142,0 46.84195,48.1514,0 46.84199,48.1514,0 46.84197,48.15134,0 46.84193,48.15123,0 46.84188,48.15114,0 46.84184,48.1511,0 46.8418,48.15106,0 46.8418,48.15102,0 46.84182,48.15102,0 46.84184,48.15099,0 46.84186,48.15093,0 46.84191,48.15087,0 46.84197,48.1508,0 46.84203,48.15074,0 46.8421,48.15067,0 46.84216,48.15063,0 46.84223,48.15057,0 46.84225,48.15054,0 46.84225,48.1505,0 46.84227,48.15048,0 46.84212,48.15046,0 46.84199,48.15046,0 46.84188,48.1505,0 46.84186,48.15052,0 46.84184,48.15052,0 46.84186,48.15052,0 46.84188,48.15052,0 46.84186,48.15052,0 46.84186,48.15054,0 46.84182,48.15052,0 46.8418,48.15052,0 46.84178,48.15054,0 46.84169,48.15057,0 46.84165,48.15061,0 46.84156,48.15065,0 46.84148,48.15074,0 46.84145,48.1508,0 46.8415,48.15087,0 46.8415,48.15089,0 46.84152,48.15093,0 46.84148,48.15099,0 46.84143,48.15102,0 46.84148,48.15104,0 46.8415,48.15112,0 46.84145,48.15114,0 46.84145,48.15123,0 46.84148,48.1513,0 46.84145,48.15136,0 46.84152,48.15134,0 46.84145,48.1513,0 46.8415,48.1513,0 46.84154,48.15123,0 46.84156,48.15121,0 46.84154,48.15121,0 46.84152,48.15114,0 46.8415,48.15117,0 46.84148,48.15121,0 46.84152,48.15114,0 46.8415,48.15106,0 46.84152,48.15104,0 46.84152,48.15099,0 46.84152,48.15095,0 46.84154,48.15087,0 46.84156,48.1508,0 46.84165,48.15072,0 46.84171,48.15067,0 46.84178,48.15059,0 46.84182,48.15057,0 46.84184,48.15057,0 46.84173,48.15059,0 46.84169,48.15063,0 46.84163,48.15069,0 46.84152,48.15074,0 46.84143,48.1508,0 46.84137,48.15078,0 46.84128,48.1508,0 46.84128,48.15082,0 46.84133,48.15078,0 46.84139,48.1508,0 46.84139,48.15084,0 46.84143,48.15084,0 46.84145,48.15089,0 46.84139,48.15091,0 46.84135,48.15093,0 46.84133,48.15093,0 46.8413,48.15093,0 46.84133,48.15093,0 46.84135,48.15093,0 46.84137,48.15093,0 46.84139,48.15093,0 46.84139,48.15095,0 46.84143,48.15095,0 46.84145,48.15095,0 46.8415,48.15091,0 46.84152,48.15087,0 46.84156,48.1508,0 46.84158,48.15078,0 46.84163,48.15074,0 46.84171,48.15067,0 46.84178,48.15063,0 46.84182,48.15059,0 46.84182,48.15057,0 46.84184,48.15057,0 46.84182,48.15054,0 46.84184,48.15054,0 46.84186,48.15052,0 46.84184,48.15048,0 46.84184,48.15042,0 46.84182,48.15033,0 46.84186,48.15027,0 46.84182,48.15024,0 46.84173,48.15027,0 46.84167,48.15024,0 46.84165,48.15024,0 46.84163,48.15031,0 46.84167,48.15035,0 46.84173,48.15031,0 46.84184,48.15024,0 46.84186,48.15022,0 46.84186,48.15024,0 46.84191,48.15018,0 46.84195,48.15007,0 46.84197,48.14999,0 46.84201,48.14988,0 46.84203,48.14977,0 46.84201,48.14971,0 46.84201,48.14969,0 46.84199,48.14964,0 46.84195,48.14954,0 46.84184,48.14947,0 46.84182,48.14945,0 46.8418,48.14945,0 46.84178,48.14945,0 46.8418,48.14945,0 46.84171,48.14947,0 46.84167,48.14949,0 46.84167,48.14951,0 46.84165,48.14956,0 46.8416,48.14962,0 46.84165,48.14962,0 46.84158,48.1496,0 46.84156,48.14958,0 46.84156,48.14954,0 46.84156,48.14951,0 46.8415,48.14951,0 46.84145,48.14949,0 46.84141,48.14949,0 46.84137,48.14949,0 46.84139,48.14949,0 46.84143,48.14947,0 46.84145,48.14945,0 46.84145,48.14947,0 46.8415,48.14949,0 46.84152,48.14949,0 46.84158,48.14949,0 46.8416,48.14951,0 46.84169,48.14954,0 46.84175,48.1494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3</text:p>
          </table:table-cell>
          <table:table-cell table:style-name="Default" office:value-type="string">
            <text:p>13-113#01</text:p>
          </table:table-cell>
          <table:table-cell office:value-type="string">
            <text:p>Point</text:p>
          </table:table-cell>
          <table:table-cell office:value-type="string">
            <text:p>46.8458,48.1464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4</text:p>
          </table:table-cell>
          <table:table-cell table:style-name="Default" office:value-type="string">
            <text:p>13-114#01</text:p>
          </table:table-cell>
          <table:table-cell office:value-type="string">
            <text:p>Point</text:p>
          </table:table-cell>
          <table:table-cell office:value-type="string">
            <text:p>46.841564,48.14904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5</text:p>
          </table:table-cell>
          <table:table-cell table:style-name="Default" office:value-type="string">
            <text:p>13-115#01</text:p>
          </table:table-cell>
          <table:table-cell office:value-type="string">
            <text:p>Point</text:p>
          </table:table-cell>
          <table:table-cell office:value-type="string">
            <text:p>46.857179,48.14547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6</text:p>
          </table:table-cell>
          <table:table-cell table:style-name="Default" office:value-type="string">
            <text:p>13-116#01</text:p>
          </table:table-cell>
          <table:table-cell office:value-type="string">
            <text:p>LineString</text:p>
          </table:table-cell>
          <table:table-cell office:value-type="string">
            <text:p>46.83122,48.13288,0 46.83133,48.13295,0 46.83141,48.13299,0 46.83154,48.13303,0 46.83165,48.13306,0 46.83171,48.13316,0 46.83169,48.13327,0 46.83165,48.13334,0 46.83165,48.13338,0 46.83158,48.13342,0 46.83154,48.13349,0 46.83146,48.13355,0 46.83137,48.13361,0 46.83135,48.13366,0 46.83137,48.13366,0 46.83137,48.13364,0 46.83146,48.13359,0 46.83154,48.13349,0 46.83163,48.13336,0 46.83165,48.13334,0 46.83178,48.13336,0 46.83193,48.1334,0 46.8321,48.13342,0 46.83227,48.13346,0 46.83244,48.13353,0 46.83257,48.13359,0 46.83274,48.13364,0 46.83294,48.13361,0 46.83306,48.13364,0 46.83313,48.13372,0 46.83313,48.13374,0 46.83311,48.13379,0 46.83311,48.13381,0 46.83311,48.13383,0 46.83309,48.13383,0 46.83309,48.13381,0 46.83311,48.13379,0 46.83311,48.13376,0 46.83309,48.13383,0 46.83311,48.13387,0 46.83321,48.13387,0 46.83341,48.13391,0 46.83354,48.13394,0 46.83364,48.13396,0 46.83371,48.13396,0 46.83371,48.13398,0 46.83377,48.13398,0 46.83379,48.134,0 46.83386,48.13404,0 46.83397,48.13409,0 46.83401,48.13413,0 46.83407,48.13419,0 46.83416,48.13426,0 46.83424,48.13432,0 46.83431,48.13441,0 46.83439,48.13449,0 46.83455,48.13454,0 46.83459,48.13456,0 46.83474,48.1346,0 46.83474,48.13471,0 46.83467,48.13482,0 46.83461,48.13492,0 46.83457,48.13505,0 46.83448,48.13512,0 46.83442,48.1352,0 46.83433,48.13529,0 46.83424,48.13537,0 46.83414,48.13544,0 46.83403,48.1355,0 46.83397,48.13557,0 46.83384,48.13563,0 46.83377,48.13565,0 46.83375,48.13567,0 46.83379,48.13565,0 46.83384,48.13563,0 46.83388,48.13559,0 46.8339,48.13555,0 46.83392,48.13552,0 46.83394,48.1355,0 46.83392,48.1355,0 46.8339,48.1355,0 46.8339,48.13552,0 46.83384,48.13559,0 46.83377,48.13565,0 46.83375,48.13567,0 46.83375,48.1357,0 46.83379,48.13567,0 46.83388,48.13561,0 46.83394,48.13552,0 46.83397,48.13552,0 46.83394,48.1355,0 46.83392,48.13548,0 46.8339,48.13546,0 46.8339,48.13548,0 46.83392,48.1355,0 46.8339,48.13552,0 46.8339,48.13555,0 46.83388,48.13557,0 46.83384,48.13559,0 46.83379,48.13561,0 46.83375,48.13563,0 46.83375,48.13565,0 46.83377,48.13565,0 46.83375,48.13565,0 46.83373,48.13565,0 46.83375,48.13565,0 46.83375,48.13563,0 46.83371,48.13563,0 46.83373,48.13563,0 46.83373,48.13561,0 46.83375,48.13561,0 46.83377,48.13561,0 46.83377,48.1357,0 46.83373,48.13576,0 46.83375,48.13578,0 46.83377,48.13576,0 46.83377,48.1357,0 46.83375,48.1357,0 46.83375,48.13572,0 46.83375,48.1357,0 46.83377,48.13565,0 46.83375,48.13563,0 46.83377,48.13565,0 46.83373,48.13565,0 46.83364,48.13563,0 46.83358,48.13565,0 46.83339,48.13565,0 46.83319,48.13565,0 46.83296,48.13565,0 46.8327,48.1357,0 46.83255,48.13574,0 46.83244,48.13561,0 46.83244,48.13557,0 46.83253,48.13563,0 46.83249,48.13561,0 46.83242,48.13548,0 46.83238,48.1354,0 46.83231,48.13527,0 46.83223,48.13514,0 46.83214,48.13501,0 46.83208,48.13488,0 46.83201,48.13475,0 46.83195,48.1346,0 46.83191,48.13449,0 46.83184,48.13437,0 46.83182,48.13428,0 46.83176,48.13417,0 46.83169,48.13404,0 46.83163,48.13391,0 46.83154,48.13381,0 46.83146,48.13366,0 46.83137,48.1336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7</text:p>
          </table:table-cell>
          <table:table-cell table:style-name="Default" office:value-type="string">
            <text:p>13-117#01</text:p>
          </table:table-cell>
          <table:table-cell office:value-type="string">
            <text:p>LineString</text:p>
          </table:table-cell>
          <table:table-cell office:value-type="string">
            <text:p>46.84609,48.12542,0 46.84611,48.12542,0 46.84613,48.12542,0 46.846,48.12531,0 46.8459,48.12518,0 46.84577,48.12518,0 46.84577,48.1252,0 46.84575,48.1252,0 46.84575,48.12522,0 46.84575,48.1252,0 46.84577,48.1252,0 46.84575,48.12518,0 46.84575,48.12516,0 46.84564,48.12514,0 46.84564,48.12516,0 46.8456,48.12514,0 46.84555,48.12512,0 46.84553,48.12514,0 46.84549,48.12505,0 46.84549,48.12503,0 46.84547,48.12503,0 46.84549,48.12503,0 46.8456,48.12514,0 46.84572,48.1252,0 46.84575,48.1252,0 46.84577,48.1252,0 46.84577,48.12522,0 46.84579,48.12522,0 46.84583,48.12525,0 46.84596,48.12533,0 46.84609,48.12542,0 46.84613,48.12546,0 46.84609,48.12544,0 46.84602,48.12535,0 46.8459,48.12529,0 46.84577,48.12522,0 46.84572,48.12518,0 46.8456,48.12514,0 46.84551,48.1251,0 46.84547,48.1251,0 46.84547,48.12503,0 46.84553,48.12505,0 46.84562,48.12499,0 46.84566,48.12505,0 46.84572,48.12516,0 46.84581,48.12525,0 46.84594,48.12535,0 46.84607,48.12544,0 46.84609,48.12544,0 46.84607,48.12544,0 46.84609,48.12544,0 46.84611,48.12544,0 46.84618,48.12544,0 46.84615,48.12548,0 46.84613,48.12548,0 46.84613,48.12546,0 46.84615,48.12546,0 46.84613,48.12544,0 46.84622,48.1254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8</text:p>
          </table:table-cell>
          <table:table-cell table:style-name="Default" office:value-type="string">
            <text:p>13-118#01</text:p>
          </table:table-cell>
          <table:table-cell office:value-type="string">
            <text:p>Point</text:p>
          </table:table-cell>
          <table:table-cell office:value-type="string">
            <text:p>46.868772,48.13168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9</text:p>
          </table:table-cell>
          <table:table-cell table:style-name="Default" office:value-type="string">
            <text:p>13-119#1</text:p>
          </table:table-cell>
          <table:table-cell office:value-type="string">
            <text:p>Point</text:p>
          </table:table-cell>
          <table:table-cell office:value-type="string">
            <text:p>46.84552,48.1251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19</text:p>
          </table:table-cell>
          <table:table-cell table:style-name="Default" office:value-type="string">
            <text:p>13-119#2</text:p>
          </table:table-cell>
          <table:table-cell office:value-type="string">
            <text:p>Point</text:p>
          </table:table-cell>
          <table:table-cell office:value-type="string">
            <text:p>46.84526,48.12515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0</text:p>
          </table:table-cell>
          <table:table-cell table:style-name="Default" office:value-type="string">
            <text:p>13-120#1</text:p>
          </table:table-cell>
          <table:table-cell office:value-type="string">
            <text:p>LineString</text:p>
          </table:table-cell>
          <table:table-cell office:value-type="string">
            <text:p>46.84197,48.1516,0 46.84201,48.15157,0 46.84203,48.15157,0 46.84203,48.1516,0 46.84206,48.1516,0 46.84199,48.1516,0 46.84195,48.15164,0 46.84195,48.15172,0 46.84186,48.15177,0 46.8418,48.15185,0 46.84175,48.15187,0 46.84173,48.1519,0 46.84171,48.1519,0 46.84171,48.15192,0 46.84169,48.15194,0 46.84167,48.15196,0 46.84165,48.15198,0 46.84163,48.152,0 46.8416,48.15202,0 46.84156,48.15202,0 46.84152,48.15205,0 46.84154,48.15205,0 46.84152,48.15207,0 46.84154,48.15207,0 46.84163,48.152,0 46.84156,48.15207,0 46.84156,48.15209,0 46.84156,48.15211,0 46.84154,48.15211,0 46.84152,48.15211,0 46.84152,48.15213,0 46.84152,48.15215,0 46.84154,48.1522,0 46.84154,48.15222,0 46.8415,48.15217,0 46.8415,48.15213,0 46.84143,48.15209,0 46.84141,48.15211,0 46.84143,48.15207,0 46.84141,48.15205,0 46.84139,48.15205,0 46.84143,48.15205,0 46.84145,48.15202,0 46.84143,48.15198,0 46.84143,48.15196,0 46.84141,48.15192,0 46.84143,48.15192,0 46.84148,48.15196,0 46.8415,48.15198,0 46.84152,48.15207,0 46.8415,48.15209,0 46.8415,48.15211,0 46.84148,48.15211,0 46.8415,48.15213,0 46.8415,48.15215,0 46.84148,48.15217,0 46.84143,48.15217,0 46.84139,48.15222,0 46.84137,48.15222,0 46.8413,48.15222,0 46.84135,48.15222,0 46.84141,48.15222,0 46.84143,48.15224,0 46.84148,48.15226,0 46.84152,48.15228,0 46.84154,48.1523,0 46.84156,48.1523,0 46.84156,48.15228,0 46.84158,48.15222,0 46.8416,48.1522,0 46.8416,48.15217,0 46.84163,48.15215,0 46.84156,48.15213,0 46.84154,48.15209,0 46.84156,48.15209,0 46.8416,48.15205,0 46.84165,48.15198,0 46.84169,48.15194,0 46.84165,48.15187,0 46.84158,48.15183,0 46.84158,48.15181,0 46.84156,48.15181,0 46.84154,48.15179,0 46.84156,48.15179,0 46.84158,48.15181,0 46.84165,48.15187,0 46.84169,48.1519,0 46.84169,48.15187,0 46.84171,48.15187,0 46.84169,48.15187,0 46.84171,48.15187,0 46.84169,48.15194,0 46.84173,48.15198,0 46.84175,48.15198,0 46.84173,48.15198,0 46.84173,48.152,0 46.84178,48.15209,0 46.84178,48.15211,0 46.8418,48.15209,0 46.8418,48.15202,0 46.84182,48.15198,0 46.84178,48.15192,0 46.84173,48.15185,0 46.84175,48.15181,0 46.84178,48.15181,0 46.84178,48.15183,0 46.8418,48.1519,0 46.8418,48.15196,0 46.84178,48.15202,0 46.8418,48.15209,0 46.8418,48.15213,0 46.8418,48.15211,0 46.84182,48.15213,0 46.84182,48.15211,0 46.84182,48.15205,0 46.8418,48.15205,0 46.8418,48.152,0 46.8418,48.15196,0 46.84175,48.15187,0 46.84171,48.15187,0 46.84169,48.15192,0 46.84169,48.15194,0 46.84169,48.15192,0 46.84173,48.15194,0 46.84178,48.15194,0 46.84175,48.15194,0 46.84178,48.15194,0 46.84184,48.15194,0 46.84186,48.15194,0 46.84191,48.15196,0 46.84188,48.15196,0 46.84191,48.15196,0 46.84188,48.15196,0 46.84186,48.15196,0 46.84184,48.15196,0 46.84182,48.15196,0 46.8418,48.15196,0 46.84175,48.15196,0 46.84158,48.15187,0 46.84167,48.15187,0 46.84169,48.15187,0 46.84169,48.1519,0 46.84169,48.15187,0 46.84167,48.151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1</text:p>
          </table:table-cell>
          <table:table-cell table:style-name="Default" office:value-type="string">
            <text:p>13-121#1</text:p>
          </table:table-cell>
          <table:table-cell office:value-type="string">
            <text:p>LineString</text:p>
          </table:table-cell>
          <table:table-cell office:value-type="string">
            <text:p>46.84158,48.14911,0 46.8416,48.14909,0 46.84156,48.14904,0 46.84143,48.14898,0 46.84137,48.14893,0 46.84135,48.14893,0 46.84133,48.149,0 46.8413,48.14902,0 46.84128,48.149,0 46.84128,48.14898,0 46.84126,48.149,0 46.84128,48.14902,0 46.84133,48.149,0 46.8413,48.149,0 46.84133,48.149,0 46.8413,48.149,0 46.84128,48.149,0 46.8413,48.14902,0 46.84133,48.149,0 46.84133,48.14902,0 46.84133,48.149,0 46.84139,48.1489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2</text:p>
          </table:table-cell>
          <table:table-cell table:style-name="Default" office:value-type="string">
            <text:p>13-122#1</text:p>
          </table:table-cell>
          <table:table-cell office:value-type="string">
            <text:p>LineString</text:p>
          </table:table-cell>
          <table:table-cell office:value-type="string">
            <text:p>46.84401,48.16269,0 46.84405,48.16271,0 46.84407,48.16273,0 46.84416,48.16271,0 46.8442,48.16271,0 46.84422,48.16271,0 46.84424,48.16271,0 46.84433,48.16273,0 46.84437,48.16271,0 46.84442,48.16275,0 46.84439,48.16282,0 46.8445,48.16282,0 46.84452,48.16282,0 46.84459,48.16282,0 46.84463,48.16284,0 46.84459,48.16275,0 46.84459,48.16273,0 46.84463,48.16271,0 46.84472,48.16275,0 46.84482,48.16275,0 46.84491,48.16284,0 46.84495,48.16286,0 46.84497,48.1629,0 46.84493,48.16295,0 46.84495,48.16299,0 46.84493,48.16305,0 46.84497,48.16308,0 46.84489,48.16301,0 46.84478,48.16301,0 46.84465,48.16297,0 46.84457,48.16293,0 46.84448,48.16288,0 46.84431,48.16284,0 46.84418,48.16278,0 46.84407,48.16273,0 46.84399,48.16269,0 46.84401,48.16258,0 46.84403,48.1625,0 46.84397,48.16243,0 46.84392,48.16239,0 46.8439,48.16239,0 46.8439,48.16237,0 46.84388,48.16239,0 46.84386,48.16237,0 46.84381,48.16237,0 46.84373,48.16232,0 46.84369,48.16235,0 46.84369,48.16237,0 46.8436,48.16232,0 46.84351,48.16239,0 46.84345,48.16235,0 46.84339,48.16232,0 46.84324,48.16226,0 46.84317,48.16228,0 46.84315,48.16232,0 46.84311,48.16235,0 46.84304,48.16243,0 46.84291,48.16241,0 46.84287,48.16243,0 46.84289,48.16239,0 46.84294,48.1623,0 46.843,48.16222,0 46.84306,48.16213,0 46.84311,48.16213,0 46.84319,48.16211,0 46.84324,48.16213,0 46.84339,48.16215,0 46.84347,48.16224,0 46.84362,48.1623,0 46.84379,48.16237,0 46.84388,48.16237,0 46.8439,48.1623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3</text:p>
          </table:table-cell>
          <table:table-cell table:style-name="Default" office:value-type="string">
            <text:p>13-123#1</text:p>
          </table:table-cell>
          <table:table-cell office:value-type="string">
            <text:p>Point</text:p>
          </table:table-cell>
          <table:table-cell office:value-type="string">
            <text:p>46.84207,48.1515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4</text:p>
          </table:table-cell>
          <table:table-cell table:style-name="Default" office:value-type="string">
            <text:p>13-124#1</text:p>
          </table:table-cell>
          <table:table-cell office:value-type="string">
            <text:p>Point</text:p>
          </table:table-cell>
          <table:table-cell office:value-type="string">
            <text:p>46.84187,48.1485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4</text:p>
          </table:table-cell>
          <table:table-cell table:style-name="Default" office:value-type="string">
            <text:p>13-124#2</text:p>
          </table:table-cell>
          <table:table-cell office:value-type="string">
            <text:p>Point</text:p>
          </table:table-cell>
          <table:table-cell office:value-type="string">
            <text:p>46.84184,48.1484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5</text:p>
          </table:table-cell>
          <table:table-cell table:style-name="Default" office:value-type="string">
            <text:p>13-125#1</text:p>
          </table:table-cell>
          <table:table-cell office:value-type="string">
            <text:p>Point</text:p>
          </table:table-cell>
          <table:table-cell office:value-type="string">
            <text:p>46.84164,48.1488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5</text:p>
          </table:table-cell>
          <table:table-cell table:style-name="Default" office:value-type="string">
            <text:p>13-125#2</text:p>
          </table:table-cell>
          <table:table-cell office:value-type="string">
            <text:p>Point</text:p>
          </table:table-cell>
          <table:table-cell office:value-type="string">
            <text:p>46.84162,48.148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6</text:p>
          </table:table-cell>
          <table:table-cell table:style-name="Default" office:value-type="string">
            <text:p>13-126#1</text:p>
          </table:table-cell>
          <table:table-cell office:value-type="string">
            <text:p>LineString</text:p>
          </table:table-cell>
          <table:table-cell office:value-type="string">
            <text:p>46.8445,48.14745,0 46.84452,48.14743,0 46.84461,48.14743,0 46.84478,48.14739,0 46.84487,48.14741,0 46.84491,48.14739,0 46.84504,48.14737,0 46.84521,48.14737,0 46.84536,48.14735,0 46.84551,48.1473,0 46.84564,48.14728,0 46.84562,48.14728,0 46.84564,48.14726,0 46.84575,48.14724,0 46.84592,48.14722,0 46.84607,48.1472,0 46.84622,48.14713,0 46.84639,48.14709,0 46.84652,48.14703,0 46.84667,48.14698,0 46.84686,48.14692,0 46.84693,48.1469,0 46.8469,48.1469,0 46.84693,48.1469,0 46.84697,48.1469,0 46.84708,48.14685,0 46.84718,48.14681,0 46.84731,48.14677,0 46.8474,48.14675,0 46.84751,48.1467,0 46.84766,48.14666,0 46.84768,48.14666,0 46.84768,48.14664,0 46.84781,48.1466,0 46.84791,48.14655,0 46.84796,48.14653,0 46.84798,48.14651,0 46.848,48.14651,0 46.84813,48.14645,0 46.84821,48.14636,0 46.8483,48.14632,0 46.84841,48.14623,0 46.84856,48.14621,0 46.8486,48.14621,0 46.84869,48.14621,0 46.84871,48.14621,0 46.84875,48.14623,0 46.84877,48.14623,0 46.84877,48.14625,0 46.84877,48.14623,0 46.84871,48.14621,0 46.84873,48.14615,0 46.84879,48.14608,0 46.8489,48.14602,0 46.84901,48.14595,0 46.84911,48.14589,0 46.84924,48.1458,0 46.84931,48.14578,0 46.84933,48.14574,0 46.84935,48.14572,0 46.84937,48.14572,0 46.84944,48.14565,0 46.84952,48.14559,0 46.84963,48.14552,0 46.84974,48.14548,0 46.84978,48.14546,0 46.8498,48.14544,0 46.84982,48.14544,0 46.84984,48.14544,0 46.84991,48.14542,0 46.84999,48.14537,0 46.8501,48.14533,0 46.85023,48.14529,0 46.85032,48.14527,0 46.85038,48.14524,0 46.8504,48.14524,0 46.85042,48.14522,0 46.85045,48.14522,0 46.85057,48.14518,0 46.85068,48.14512,0 46.85072,48.14509,0 46.85077,48.14512,0 46.85083,48.14514,0 46.85081,48.14507,0 46.85085,48.14499,0 46.85085,48.1449,0 46.85081,48.14479,0 46.85081,48.14477,0 46.85079,48.14477,0 46.85077,48.14473,0 46.85077,48.14466,0 46.85075,48.14466,0 46.8507,48.14473,0 46.85068,48.14481,0 46.85072,48.1449,0 46.85081,48.14494,0 46.85081,48.14497,0 46.85083,48.14497,0 46.85081,48.14497,0 46.85083,48.14497,0 46.85083,48.14499,0 46.85079,48.14507,0 46.85066,48.14512,0 46.8506,48.14514,0 46.85049,48.14516,0 46.85047,48.14518,0 46.85047,48.14516,0 46.85047,48.14518,0 46.85045,48.14518,0 46.85042,48.14518,0 46.8504,48.1452,0 46.85034,48.14522,0 46.85027,48.14524,0 46.85025,48.14529,0 46.85025,48.14527,0 46.85019,48.14527,0 46.85008,48.14533,0 46.85002,48.14535,0 46.84999,48.14537,0 46.84984,48.14542,0 46.84972,48.14548,0 46.84961,48.14552,0 46.84952,48.14561,0 46.84944,48.14567,0 46.84935,48.14574,0 46.84924,48.14578,0 46.8492,48.14582,0 46.84918,48.14582,0 46.84914,48.14587,0 46.84909,48.14589,0 46.84907,48.14589,0 46.84905,48.14591,0 46.84903,48.14593,0 46.84899,48.14595,0 46.84892,48.146,0 46.8489,48.14602,0 46.84886,48.14606,0 46.84881,48.14608,0 46.84877,48.1461,0 46.84875,48.14612,0 46.84873,48.14612,0 46.84871,48.14615,0 46.84866,48.14615,0 46.84864,48.14615,0 46.84856,48.14617,0 46.84849,48.14619,0 46.84841,48.14623,0 46.84841,48.14625,0 46.84843,48.1463,0 46.84845,48.14632,0 46.84843,48.14632,0 46.84841,48.1463,0 46.84839,48.14627,0 46.84836,48.14627,0 46.84832,48.1463,0 46.8483,48.1463,0 46.84832,48.1463,0 46.84832,48.14632,0 46.84834,48.14632,0 46.84832,48.14632,0 46.84828,48.14634,0 46.84821,48.14638,0 46.84815,48.1464,0 46.84808,48.14645,0 46.84804,48.14649,0 46.84802,48.14651,0 46.848,48.14653,0 46.84798,48.14653,0 46.84791,48.14655,0 46.84785,48.14657,0 46.84778,48.1466,0 46.84774,48.14662,0 46.84768,48.14664,0 46.84761,48.14666,0 46.84751,48.1467,0 46.8474,48.14672,0 46.84729,48.14677,0 46.84716,48.14679,0 46.84714,48.14681,0 46.84714,48.14683,0 46.84705,48.14683,0 46.84697,48.14685,0 46.84688,48.14687,0 46.8468,48.14692,0 46.84669,48.14694,0 46.8466,48.14696,0 46.84654,48.14698,0 46.84643,48.14703,0 46.84633,48.14705,0 46.84622,48.14711,0 46.84613,48.14715,0 46.84607,48.1472,0 46.84607,48.14724,0 46.84605,48.14724,0 46.84596,48.14722,0 46.84587,48.14722,0 46.84583,48.14724,0 46.84575,48.14726,0 46.84568,48.14726,0 46.84566,48.14728,0 46.8456,48.1473,0 46.84551,48.14733,0 46.84545,48.14733,0 46.84536,48.14735,0 46.84527,48.14737,0 46.84523,48.14737,0 46.84515,48.14737,0 46.84512,48.14737,0 46.84506,48.14737,0 46.84502,48.1473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7</text:p>
          </table:table-cell>
          <table:table-cell table:style-name="Default" office:value-type="string">
            <text:p>13-127#1</text:p>
          </table:table-cell>
          <table:table-cell office:value-type="string">
            <text:p>LineString</text:p>
          </table:table-cell>
          <table:table-cell office:value-type="string">
            <text:p>46.84068,48.14911,0 46.84066,48.14915,0 46.84066,48.14917,0 46.84062,48.14917,0 46.8406,48.14917,0 46.84066,48.14915,0 46.84064,48.14917,0 46.84062,48.14919,0 46.84057,48.14926,0 46.84055,48.1493,0 46.84053,48.14934,0 46.84051,48.14936,0 46.84049,48.14941,0 46.84045,48.14945,0 46.84045,48.14947,0 46.84042,48.14949,0 46.8404,48.14951,0 46.84042,48.14949,0 46.84045,48.14945,0 46.84047,48.14941,0 46.84051,48.14934,0 46.84055,48.14926,0 46.8406,48.14921,0 46.8406,48.14919,0 46.84062,48.14919,0 46.84064,48.14915,0 46.84066,48.14913,0 46.84066,48.14909,0 46.84066,48.14902,0 46.84068,48.149,0 46.84068,48.14896,0 46.84066,48.14893,0 46.84064,48.14889,0 46.84064,48.14881,0 46.84064,48.14878,0 46.84066,48.14872,0 46.84066,48.14878,0 46.84066,48.14883,0 46.84066,48.14889,0 46.84068,48.14891,0 46.84068,48.14893,0 46.84068,48.14898,0 46.84068,48.14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8</text:p>
          </table:table-cell>
          <table:table-cell table:style-name="Default" office:value-type="string">
            <text:p>13-128#1</text:p>
          </table:table-cell>
          <table:table-cell office:value-type="string">
            <text:p>Point</text:p>
          </table:table-cell>
          <table:table-cell office:value-type="string">
            <text:p>46.822686,48.13151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29</text:p>
          </table:table-cell>
          <table:table-cell table:style-name="Default" office:value-type="string">
            <text:p>13-129#1</text:p>
          </table:table-cell>
          <table:table-cell office:value-type="string">
            <text:p>LineString</text:p>
          </table:table-cell>
          <table:table-cell office:value-type="string">
            <text:p>46.878,48.15252,0 46.87798,48.15252,0 46.87798,48.15254,0 46.87798,48.15258,0 46.878,48.1526,0 46.878,48.15263,0 46.87802,48.15263,0 46.87804,48.15267,0 46.87806,48.1526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0</text:p>
          </table:table-cell>
          <table:table-cell table:style-name="Default" office:value-type="string">
            <text:p>13-130#1</text:p>
          </table:table-cell>
          <table:table-cell office:value-type="string">
            <text:p>LineString</text:p>
          </table:table-cell>
          <table:table-cell office:value-type="string">
            <text:p>46.89025,48.15037,0 46.89044,48.15031,0 46.89057,48.15022,0 46.89066,48.15012,0 46.89074,48.15003,0 46.89072,48.15005,0 46.89072,48.15007,0 46.89076,48.15014,0 46.89083,48.1502,0 46.89087,48.1502,0 46.89098,48.15024,0 46.89111,48.15027,0 46.89121,48.15027,0 46.89124,48.15027,0 46.89121,48.15029,0 46.89121,48.15027,0 46.89113,48.15022,0 46.89106,48.15016,0 46.89104,48.15014,0 46.891,48.15009,0 46.89096,48.15007,0 46.89091,48.15001,0 46.89076,48.14996,0 46.89072,48.14992,0 46.89064,48.14986,0 46.89061,48.14981,0 46.89051,48.14975,0 46.89049,48.14973,0 46.89046,48.14971,0 46.89044,48.14969,0 46.89042,48.14969,0 46.89049,48.14973,0 46.89049,48.14975,0 46.89053,48.14977,0 46.89057,48.14981,0 46.89059,48.14981,0 46.89055,48.14979,0 46.89053,48.14977,0 46.89051,48.14975,0 46.89049,48.14977,0 46.89055,48.14975,0 46.89055,48.14981,0 46.89059,48.14988,0 46.89066,48.14994,0 46.89072,48.15001,0 46.89072,48.15003,0 46.89074,48.15003,0 46.89068,48.14999,0 46.89066,48.14992,0 46.89066,48.1499,0 46.89064,48.14986,0 46.89057,48.14981,0 46.89055,48.14977,0 46.89057,48.14984,0 46.89059,48.14984,0 46.89059,48.14986,0 46.89068,48.14996,0 46.89072,48.15001,0 46.89061,48.1499,0 46.89055,48.14981,0 46.89051,48.14977,0 46.89051,48.14979,0 46.89061,48.14988,0 46.89068,48.14999,0 46.89072,48.15005,0 46.8907,48.15009,0 46.89072,48.1500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1</text:p>
          </table:table-cell>
          <table:table-cell table:style-name="Default" office:value-type="string">
            <text:p>13-131#1</text:p>
          </table:table-cell>
          <table:table-cell office:value-type="string">
            <text:p>LineString</text:p>
          </table:table-cell>
          <table:table-cell office:value-type="string">
            <text:p>46.87969,48.15245,0 46.87963,48.15245,0 46.87961,48.15245,0 46.87963,48.15243,0 46.87965,48.15243,0 46.87967,48.15243,0 46.87967,48.15239,0 46.87965,48.15239,0 46.87965,48.15233,0 46.87967,48.1523,0 46.87971,48.15228,0 46.87976,48.15226,0 46.87982,48.15226,0 46.87984,48.15226,0 46.87982,48.15228,0 46.87989,48.1523,0 46.88004,48.1523,0 46.87995,48.15233,0 46.87982,48.15239,0 46.87973,48.15241,0 46.87958,48.15243,0 46.87948,48.15243,0 46.87963,48.15243,0 46.87965,48.15243,0 46.87954,48.1525,0 46.87939,48.15254,0 46.87924,48.15263,0 46.87909,48.15267,0 46.8789,48.15271,0 46.87873,48.15278,0 46.87855,48.15282,0 46.87838,48.15284,0 46.87821,48.15284,0 46.87806,48.1528,0 46.87798,48.15271,0 46.87795,48.15267,0 46.87793,48.15271,0 46.87791,48.15273,0 46.87791,48.15278,0 46.87791,48.1528,0 46.87787,48.15282,0 46.8778,48.15284,0 46.87778,48.15282,0 46.87783,48.15282,0 46.87783,48.1528,0 46.87785,48.15278,0 46.87789,48.15278,0 46.87793,48.15278,0 46.87795,48.15275,0 46.87795,48.15273,0 46.87791,48.15275,0 46.87791,48.15278,0 46.87793,48.15273,0 46.87793,48.15271,0 46.87793,48.15269,0 46.87787,48.15273,0 46.87774,48.15278,0 46.87761,48.1528,0 46.87757,48.1528,0 46.87748,48.15282,0 46.87744,48.15282,0 46.87737,48.15284,0 46.8775,48.15284,0 46.87765,48.1528,0 46.87776,48.15275,0 46.87785,48.15271,0 46.87793,48.15267,0 46.87798,48.15271,0 46.87798,48.15273,0 46.878,48.15275,0 46.87802,48.15278,0 46.87802,48.1528,0 46.87804,48.15278,0 46.87804,48.15271,0 46.87795,48.15267,0 46.87791,48.15267,0 46.87798,48.1526,0 46.878,48.15258,0 46.87798,48.15263,0 46.87793,48.15265,0 46.87795,48.15265,0 46.87793,48.15265,0 46.87798,48.15265,0 46.878,48.15265,0 46.87798,48.15267,0 46.87793,48.15267,0 46.87802,48.15269,0 46.87804,48.15269,0 46.878,48.15271,0 46.87791,48.15278,0 46.87787,48.1528,0 46.87776,48.1528,0 46.87776,48.15282,0 46.8777,48.15282,0 46.87761,48.15284,0 46.87757,48.15284,0 46.87748,48.15284,0 46.87733,48.15288,0 46.87729,48.15288,0 46.87727,48.15288,0 46.8772,48.15288,0 46.87712,48.1529,0 46.87703,48.15293,0 46.87688,48.15295,0 46.87684,48.15295,0 46.87667,48.15299,0 46.87665,48.15299,0 46.87671,48.15301,0 46.87684,48.15301,0 46.87697,48.15299,0 46.87712,48.15301,0 46.87727,48.15295,0 46.87731,48.15293,0 46.87744,48.15295,0 46.87757,48.1529,0 46.87768,48.15284,0 46.87776,48.1528,0 46.87785,48.15275,0 46.87791,48.15269,0 46.87793,48.15267,0 46.878,48.15267,0 46.87802,48.15269,0 46.87802,48.15271,0 46.87795,48.15273,0 46.87793,48.15275,0 46.87795,48.15273,0 46.87795,48.15271,0 46.87798,48.15271,0 46.878,48.15273,0 46.87804,48.15273,0 46.87808,48.15273,0 46.87804,48.15271,0 46.87802,48.15267,0 46.87793,48.15265,0 46.87795,48.15265,0 46.87804,48.15267,0 46.87808,48.15265,0 46.8781,48.15267,0 46.87815,48.15271,0 46.87813,48.15271,0 46.87804,48.15271,0 46.87798,48.15265,0 46.87798,48.15267,0 46.87798,48.15265,0 46.87798,48.15267,0 46.878,48.1526,0 46.878,48.15258,0 46.878,48.15256,0 46.87802,48.15254,0 46.878,48.1525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2</text:p>
          </table:table-cell>
          <table:table-cell table:style-name="Default" office:value-type="string">
            <text:p>13-132#1</text:p>
          </table:table-cell>
          <table:table-cell office:value-type="string">
            <text:p>LineString</text:p>
          </table:table-cell>
          <table:table-cell office:value-type="string">
            <text:p>46.87776,48.15127,0 46.87776,48.15125,0 46.87778,48.15125,0 46.87778,48.15127,0 46.87778,48.15125,0 46.87787,48.15119,0 46.87776,48.15119,0 46.87765,48.15121,0 46.87759,48.15125,0 46.87757,48.15132,0 46.87752,48.15138,0 46.87757,48.15134,0 46.87759,48.1513,0 46.87761,48.15127,0 46.87763,48.15119,0 46.8777,48.1511,0 46.87763,48.15104,0 46.87759,48.15106,0 46.8775,48.15108,0 46.87752,48.15108,0 46.87759,48.15104,0 46.87763,48.15095,0 46.87765,48.15089,0 46.87763,48.15087,0 46.87765,48.15087,0 46.87768,48.15087,0 46.87772,48.15093,0 46.87778,48.15095,0 46.87783,48.15089,0 46.87785,48.15084,0 46.87791,48.1508,0 46.87793,48.1508,0 46.87798,48.1508,0 46.87802,48.1508,0 46.8781,48.15078,0 46.87813,48.1508,0 46.87806,48.15084,0 46.878,48.15084,0 46.87793,48.15089,0 46.87785,48.15089,0 46.8777,48.15087,0 46.87765,48.1508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3</text:p>
          </table:table-cell>
          <table:table-cell table:style-name="Default" office:value-type="string">
            <text:p>13-133#1</text:p>
          </table:table-cell>
          <table:table-cell office:value-type="string">
            <text:p>LineString</text:p>
          </table:table-cell>
          <table:table-cell office:value-type="string">
            <text:p>46.87729,48.15057,0 46.8772,48.15061,0 46.87718,48.15059,0 46.87716,48.15061,0 46.87718,48.15061,0 46.87716,48.15059,0 46.8772,48.15059,0 46.87725,48.15057,0 46.87725,48.15054,0 46.87722,48.15052,0 46.87725,48.15052,0 46.87722,48.15052,0 46.87718,48.15057,0 46.87716,48.15054,0 46.87716,48.1505,0 46.87718,48.1505,0 46.8772,48.15052,0 46.87722,48.15052,0 46.87722,48.15054,0 46.87722,48.15052,0 46.87722,48.15054,0 46.87722,48.15057,0 46.87722,48.15059,0 46.87722,48.15057,0 46.8772,48.15057,0 46.87718,48.15057,0 46.87716,48.15057,0 46.87716,48.15054,0 46.87718,48.15054,0 46.87718,48.15057,0 46.87718,48.15061,0 46.87714,48.15063,0 46.87722,48.15061,0 46.87716,48.15065,0 46.87714,48.15067,0 46.8771,48.15067,0 46.87714,48.15067,0 46.87718,48.15065,0 46.87722,48.15063,0 46.87725,48.15063,0 46.87725,48.15061,0 46.87725,48.15063,0 46.87722,48.15061,0 46.87722,48.15059,0 46.8772,48.1506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4</text:p>
          </table:table-cell>
          <table:table-cell table:style-name="Default" office:value-type="string">
            <text:p>13-134#1</text:p>
          </table:table-cell>
          <table:table-cell office:value-type="string">
            <text:p>Point</text:p>
          </table:table-cell>
          <table:table-cell office:value-type="string">
            <text:p>46.87676,48.150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5</text:p>
          </table:table-cell>
          <table:table-cell table:style-name="Default" office:value-type="string">
            <text:p>13-135#1</text:p>
          </table:table-cell>
          <table:table-cell office:value-type="string">
            <text:p>Point</text:p>
          </table:table-cell>
          <table:table-cell office:value-type="string">
            <text:p>46.8776,48.1510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5</text:p>
          </table:table-cell>
          <table:table-cell table:style-name="Default" office:value-type="string">
            <text:p>13-135#2</text:p>
          </table:table-cell>
          <table:table-cell office:value-type="string">
            <text:p>Point</text:p>
          </table:table-cell>
          <table:table-cell office:value-type="string">
            <text:p>46.87763,48.1510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6</text:p>
          </table:table-cell>
          <table:table-cell table:style-name="Default" office:value-type="string">
            <text:p>13-136#1</text:p>
          </table:table-cell>
          <table:table-cell office:value-type="string">
            <text:p>Point</text:p>
          </table:table-cell>
          <table:table-cell office:value-type="string">
            <text:p>46.87751,48.1514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6</text:p>
          </table:table-cell>
          <table:table-cell table:style-name="Default" office:value-type="string">
            <text:p>13-136#2</text:p>
          </table:table-cell>
          <table:table-cell office:value-type="string">
            <text:p>Point</text:p>
          </table:table-cell>
          <table:table-cell office:value-type="string">
            <text:p>46.87757,48.15127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7</text:p>
          </table:table-cell>
          <table:table-cell table:style-name="Default" office:value-type="string">
            <text:p>13-137#1</text:p>
          </table:table-cell>
          <table:table-cell office:value-type="string">
            <text:p>LineString</text:p>
          </table:table-cell>
          <table:table-cell office:value-type="string">
            <text:p>46.85892,48.14625,0 46.85892,48.14612,0 46.85894,48.146,0 46.85899,48.14587,0 46.85905,48.14574,0 46.85911,48.14563,0 46.8592,48.1455,0 46.85926,48.14537,0 46.85933,48.14527,0 46.85939,48.14516,0 46.85941,48.14509,0 46.85948,48.14497,0 46.85954,48.14486,0 46.85959,48.14475,0 46.85965,48.14462,0 46.85971,48.14449,0 46.85976,48.14439,0 46.85982,48.14428,0 46.85982,48.14424,0 46.85989,48.14413,0 46.85991,48.14402,0 46.85993,48.14398,0 46.85995,48.14396,0 46.85999,48.14385,0 46.86002,48.14372,0 46.86008,48.14359,0 46.86012,48.14346,0 46.86017,48.14336,0 46.86021,48.14323,0 46.86023,48.14312,0 46.86027,48.14299,0 46.86029,48.14286,0 46.86032,48.14271,0 46.86032,48.1426,0 46.86032,48.14248,0 46.86029,48.14237,0 46.86027,48.14222,0 46.86023,48.14209,0 46.86014,48.14196,0 46.86008,48.14185,0 46.86006,48.14181,0 46.86008,48.14173,0 46.86004,48.14162,0 46.85997,48.14153,0 46.85987,48.1414,0 46.85976,48.1413,0 46.85965,48.14119,0 46.85956,48.14108,0 46.85952,48.141,0 46.85952,48.14089,0 46.85959,48.1408,0 46.85956,48.1407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8</text:p>
          </table:table-cell>
          <table:table-cell table:style-name="Default" office:value-type="string">
            <text:p>13-138#1</text:p>
          </table:table-cell>
          <table:table-cell office:value-type="string">
            <text:p>Point</text:p>
          </table:table-cell>
          <table:table-cell office:value-type="string">
            <text:p>46.82808,48.1297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39</text:p>
          </table:table-cell>
          <table:table-cell table:style-name="Default" office:value-type="string">
            <text:p>13-139#1</text:p>
          </table:table-cell>
          <table:table-cell office:value-type="string">
            <text:p>LineString</text:p>
          </table:table-cell>
          <table:table-cell office:value-type="string">
            <text:p>46.84553,48.12525,0 46.84553,48.1252,0 46.84553,48.12518,0 46.84551,48.12518,0 46.84549,48.12518,0 46.84553,48.12518,0 46.84551,48.12518,0 46.84553,48.12518,0 46.84555,48.12518,0 46.84553,48.12518,0 46.84549,48.12516,0 46.84551,48.12516,0 46.84557,48.12514,0 46.84557,48.12518,0 46.8456,48.1252,0 46.84555,48.1252,0 46.84553,48.1252,0 46.84551,48.1252,0 46.84553,48.1252,0 46.84553,48.12522,0 46.84551,48.12522,0 46.84551,48.1252,0 46.84553,48.1252,0 46.84551,48.12522,0 46.84553,48.12522,0 46.84555,48.12522,0 46.84553,48.12522,0 46.84549,48.12525,0 46.84547,48.12525,0 46.84549,48.12525,0 46.84551,48.12527,0 46.84555,48.1252,0 46.84555,48.12518,0 46.8456,48.12522,0 46.8456,48.12525,0 46.84562,48.12525,0 46.84562,48.12522,0 46.84564,48.12525,0 46.84568,48.12527,0 46.84575,48.12522,0 46.84577,48.12518,0 46.84577,48.12516,0 46.84577,48.12512,0 46.84581,48.1251,0 46.84579,48.12512,0 46.84575,48.12516,0 46.84566,48.12518,0 46.84557,48.12518,0 46.84553,48.1252,0 46.84562,48.12522,0 46.84562,48.1252,0 46.84557,48.1252,0 46.8456,48.12518,0 46.84562,48.12516,0 46.8456,48.12516,0 46.84555,48.12518,0 46.84555,48.1252,0 46.8456,48.12516,0 46.84566,48.12512,0 46.84566,48.12505,0 46.84572,48.12503,0 46.84577,48.12501,0 46.84581,48.12497,0 46.84587,48.1249,0 46.84592,48.12486,0 46.84594,48.12482,0 46.846,48.12479,0 46.84611,48.12477,0 46.8462,48.12471,0 46.84626,48.12462,0 46.84635,48.12454,0 46.84639,48.12452,0 46.8465,48.12443,0 46.84656,48.12432,0 46.84656,48.12419,0 46.84656,48.12407,0 46.84654,48.12398,0 46.84652,48.12398,0 46.8465,48.12398,0 46.8465,48.12394,0 46.84645,48.12385,0 46.84641,48.12387,0 46.84637,48.12389,0 46.84633,48.12387,0 46.8463,48.12385,0 46.84628,48.12383,0 46.84622,48.12381,0 46.84626,48.12379,0 46.84624,48.12374,0 46.84633,48.12374,0 46.84637,48.12381,0 46.84641,48.12383,0 46.84637,48.12379,0 46.84637,48.12376,0 46.84643,48.12374,0 46.84639,48.1237,0 46.84645,48.12368,0 46.8465,48.12372,0 46.84648,48.12374,0 46.8465,48.12374,0 46.84648,48.12379,0 46.84645,48.12381,0 46.84645,48.12379,0 46.84643,48.12376,0 46.84656,48.12374,0 46.84663,48.12376,0 46.84665,48.12376,0 46.84667,48.12381,0 46.84671,48.12383,0 46.84669,48.12385,0 46.84671,48.12385,0 46.84675,48.12383,0 46.8468,48.12383,0 46.84678,48.12383,0 46.84673,48.12383,0 46.84673,48.12381,0 46.84673,48.12383,0 46.84675,48.12383,0 46.84673,48.12383,0 46.84673,48.12381,0 46.84669,48.12381,0 46.84671,48.12379,0 46.84673,48.12379,0 46.84675,48.12379,0 46.84678,48.12379,0 46.84678,48.1238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0</text:p>
          </table:table-cell>
          <table:table-cell table:style-name="Default" office:value-type="string">
            <text:p>13-140#1</text:p>
          </table:table-cell>
          <table:table-cell office:value-type="string">
            <text:p>Point</text:p>
          </table:table-cell>
          <table:table-cell office:value-type="string">
            <text:p>46.82333,48.132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0</text:p>
          </table:table-cell>
          <table:table-cell table:style-name="Default" office:value-type="string">
            <text:p>13-140#2</text:p>
          </table:table-cell>
          <table:table-cell office:value-type="string">
            <text:p>Point</text:p>
          </table:table-cell>
          <table:table-cell office:value-type="string">
            <text:p>46.82346,48.13238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0</text:p>
          </table:table-cell>
          <table:table-cell table:style-name="Default" office:value-type="string">
            <text:p>13-140#3</text:p>
          </table:table-cell>
          <table:table-cell office:value-type="string">
            <text:p>Point</text:p>
          </table:table-cell>
          <table:table-cell office:value-type="string">
            <text:p>46.82334,48.13242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0</text:p>
          </table:table-cell>
          <table:table-cell table:style-name="Default" office:value-type="string">
            <text:p>13-140#4</text:p>
          </table:table-cell>
          <table:table-cell office:value-type="string">
            <text:p>Point</text:p>
          </table:table-cell>
          <table:table-cell office:value-type="string">
            <text:p>46.82352,48.13244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1</text:p>
          </table:table-cell>
          <table:table-cell table:style-name="Default" office:value-type="string">
            <text:p>13-141#1</text:p>
          </table:table-cell>
          <table:table-cell office:value-type="string">
            <text:p>Point</text:p>
          </table:table-cell>
          <table:table-cell office:value-type="string">
            <text:p>46.825106,48.13263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2</text:p>
          </table:table-cell>
          <table:table-cell table:style-name="Default" office:value-type="string">
            <text:p>13-142#1</text:p>
          </table:table-cell>
          <table:table-cell office:value-type="string">
            <text:p>LineString</text:p>
          </table:table-cell>
          <table:table-cell office:value-type="string">
            <text:p>46.95883,48.26154,0 46.95889,48.2615,0 46.95889,48.26148,0 46.95883,48.26148,0 46.95876,48.2615,0 46.95874,48.2615,0 46.95872,48.26152,0 46.95863,48.26154,0 46.95846,48.26159,0 46.9584,48.26159,0 46.95842,48.26161,0 46.95833,48.26165,0 46.95831,48.26172,0 46.95836,48.26178,0 46.95831,48.26176,0 46.95825,48.26169,0 46.95823,48.26165,0 46.95829,48.26163,0 46.95829,48.26172,0 46.95831,48.2618,0 46.95833,48.26182,0 46.95836,48.2618,0 46.95833,48.26174,0 46.95831,48.26176,0 46.95827,48.26182,0 46.95823,48.26202,0 46.95829,48.26217,0 46.95833,48.26232,0 46.95836,48.26208,0 46.95833,48.26191,0 46.95831,48.26189,0 46.95833,48.26204,0 46.95831,48.26206,0 46.95825,48.26197,0 46.95833,48.26189,0 46.95836,48.26187,0 46.95831,48.26187,0 46.95836,48.2618,0 46.95836,48.26172,0 46.9584,48.26178,0 46.95842,48.26169,0 46.95846,48.26169,0 46.95851,48.26172,0 46.95829,48.26195,0 46.95842,48.26187,0 46.95851,48.26182,0 46.95859,48.26176,0 46.95857,48.26178,0 46.95846,48.2618,0 46.95838,48.26182,0 46.95836,48.26176,0 46.95833,48.26178,0 46.95829,48.26185,0 46.95827,48.26191,0 46.95829,48.26187,0 46.95831,48.26189,0 46.95827,48.26189,0 46.95831,48.26193,0 46.95825,48.26185,0 46.95838,48.26178,0 46.95838,48.2618,0 46.95836,48.2618,0 46.95833,48.2618,0 46.95833,48.26182,0 46.9584,48.2619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3</text:p>
          </table:table-cell>
          <table:table-cell table:style-name="Default" office:value-type="string">
            <text:p>13-143#1</text:p>
          </table:table-cell>
          <table:table-cell office:value-type="string">
            <text:p>LineString</text:p>
          </table:table-cell>
          <table:table-cell office:value-type="string">
            <text:p>46.97612,48.21736,0 46.97612,48.21738,0 46.9761,48.21736,0 46.9761,48.21732,0 46.97612,48.21736,0 46.97614,48.21736,0 46.97614,48.21738,0 46.97617,48.21732,0 46.97614,48.21734,0 46.97617,48.21738,0 46.97614,48.21741,0 46.9761,48.21743,0 46.97608,48.21743,0 46.97602,48.21743,0 46.97604,48.21745,0 46.97599,48.21745,0 46.97602,48.21751,0 46.97602,48.21758,0 46.97608,48.21758,0 46.97621,48.21749,0 46.97621,48.21741,0 46.97619,48.21738,0 46.97606,48.21734,0 46.97591,48.21728,0 46.97578,48.21719,0 46.97561,48.21715,0 46.97554,48.21713,0 46.97546,48.21708,0 46.97544,48.21706,0 46.97544,48.21704,0 46.97526,48.21698,0 46.97507,48.21693,0 46.9749,48.21693,0 46.97471,48.21689,0 46.97462,48.21689,0 46.97456,48.21693,0 46.97458,48.21693,0 46.9746,48.21696,0 46.97456,48.21698,0 46.97438,48.21702,0 46.97428,48.21706,0 46.97419,48.217,0 46.97406,48.21689,0 46.97391,48.21681,0 46.97376,48.21674,0 46.97366,48.21663,0 46.97351,48.21655,0 46.97346,48.21655,0 46.97342,48.21651,0 46.97323,48.21646,0 46.9731,48.2164,0 46.97301,48.21633,0 46.97286,48.21625,0 46.97267,48.21625,0 46.97256,48.21627,0 46.97254,48.21627,0 46.97256,48.21627,0 46.97258,48.21627,0 46.9726,48.21627,0 46.97258,48.21618,0 46.97256,48.21605,0 46.97254,48.2159,0 46.97258,48.2158,0 46.97258,48.21567,0 46.97252,48.21554,0 46.97245,48.21539,0 46.97239,48.21526,0 46.97237,48.21517,0 46.97239,48.21515,0 46.97241,48.21517,0 46.9725,48.21528,0 46.97256,48.21541,0 46.97254,48.2155,0 46.97265,48.21558,0 46.97273,48.21567,0 46.97275,48.21578,0 46.9728,48.2159,0 46.97273,48.21595,0 46.97278,48.21603,0 46.97284,48.21616,0 46.9729,48.21629,0 46.97297,48.21642,0 46.97295,48.21651,0 46.97295,48.21653,0 46.97299,48.21659,0 46.97297,48.21663,0 46.97297,48.21666,0 46.97295,48.21666,0 46.97288,48.21674,0 46.97301,48.21685,0 46.97316,48.21685,0 46.97318,48.21685,0 46.97333,48.21698,0 46.97348,48.21708,0 46.97366,48.21715,0 46.97385,48.21721,0 46.97393,48.21723,0 46.97385,48.21717,0 46.97366,48.21708,0 46.97348,48.21702,0 46.97331,48.21696,0 46.97316,48.21685,0 46.97299,48.21676,0 46.97286,48.21668,0 46.9728,48.21659,0 46.97293,48.21653,0 46.97305,48.21655,0 46.97316,48.21651,0 46.97333,48.21655,0 46.97342,48.21659,0 46.97338,48.21659,0 46.97355,48.21666,0 46.9737,48.21674,0 46.97387,48.21685,0 46.974,48.21691,0 46.97415,48.217,0 46.97421,48.21706,0 46.97419,48.21706,0 46.97423,48.21708,0 46.97426,48.21708,0 46.9743,48.21713,0 46.97436,48.21715,0 46.97449,48.21719,0 46.9746,48.21723,0 46.97466,48.21728,0 46.97469,48.21732,0 46.97481,48.21734,0 46.9749,48.21734,0 46.97501,48.21738,0 46.97503,48.21738,0 46.97505,48.21741,0 46.97507,48.21741,0 46.97507,48.21743,0 46.97505,48.21741,0 46.97503,48.21738,0 46.97499,48.21743,0 46.97499,48.21745,0 46.97492,48.21747,0 46.97496,48.21749,0 46.97503,48.21751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4</text:p>
          </table:table-cell>
          <table:table-cell table:style-name="Default" office:value-type="string">
            <text:p>13-144#1</text:p>
          </table:table-cell>
          <table:table-cell office:value-type="string">
            <text:p>LineString</text:p>
          </table:table-cell>
          <table:table-cell office:value-type="string">
            <text:p>46.97915,48.21987,0 46.97896,48.2199,0 46.97893,48.21992,0 46.97876,48.21996,0 46.97859,48.22,0 46.9784,48.22,0 46.97825,48.22002,0 46.97818,48.22,0 46.97805,48.22,0 46.97793,48.21998,0 46.97788,48.22,0 46.97786,48.22,0 46.97784,48.22002,0 46.97782,48.22005,0 46.97778,48.22005,0 46.97771,48.22007,0 46.97769,48.22005,0 46.97767,48.22005,0 46.97762,48.22005,0 46.97767,48.22005,0 46.97769,48.22007,0 46.97778,48.22007,0 46.97784,48.22009,0 46.97784,48.22011,0 46.97786,48.22011,0 46.97799,48.22009,0 46.97812,48.22005,0 46.97823,48.22005,0 46.9784,48.22005,0 46.97857,48.22002,0 46.97874,48.21998,0 46.97889,48.21996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3-145</text:p>
          </table:table-cell>
          <table:table-cell table:style-name="Default" office:value-type="string">
            <text:p>13-145#1</text:p>
          </table:table-cell>
          <table:table-cell office:value-type="string">
            <text:p>LineString</text:p>
          </table:table-cell>
          <table:table-cell office:value-type="string">
            <text:p>46.97992,48.21979,0 46.9799,48.21975,0 46.97988,48.21981,0 46.97977,48.21987,0 46.97966,48.21994,0 46.97956,48.22005,0 46.97956,48.22011,0 46.97966,48.22013,0 46.97971,48.22015,0 46.97968,48.22015,0 46.97964,48.22013,0 46.97962,48.22007,0 46.97968,48.22002,0 46.97975,48.21994,0 46.97986,48.21987,0 46.9799,48.21977,0 46.9799,48.21981,0 46.97988,48.21987,0 46.97979,48.21992,0 46.97975,48.21996,0 46.97971,48.21998,0 46.97971,48.22,0 46.97971,48.21998,0 46.97968,48.21998,0 46.97971,48.21998,0 46.97973,48.21998,0 46.97973,48.21996,0 46.97975,48.21998,0 46.97975,48.21996,0 46.97977,48.21994,0 46.97979,48.21994,0 46.97981,48.2199,0 46.97981,48.21985,0 46.97979,48.21983,0 46.97977,48.21983,0 46.97977,48.21981,0 46.97975,48.21981,0 46.97975,48.21983,0 46.97975,48.21981,0 46.97981,48.21979,0 46.97992,48.21979,0 46.97999,48.21981,0 46.98001,48.21981,0 46.98009,48.21983,0 46.98018,48.21985,0 46.9802,48.21979,0 46.98024,48.21972,0 46.98026,48.21966,0 46.98029,48.21964,0 46.98024,48.21962,0 46.98022,48.21962,0 46.98018,48.21959,0 46.98014,48.21962,0 46.98011,48.21964,0 46.98007,48.21966,0 46.98005,48.21964,0 46.98001,48.21966,0 46.97999,48.21966,0 46.98001,48.2197,0 46.98011,48.21977,0 46.98018,48.21977,0 46.98035,48.21977,0 46.98048,48.21975,0 46.98063,48.21972,0 46.98078,48.21977,0 46.98093,48.21981,0 46.98106,48.21987,0 46.98108,48.21987,0 46.98121,48.21994,0 46.98129,48.21998,0 46.98134,48.22,0 46.98132,48.22,0 46.98125,48.21992,0 46.98114,48.21987,0 46.98123,48.21981,0 46.98136,48.21977,0 46.98149,48.2197,0 46.98162,48.21966,0 46.98177,48.21959,0 46.98189,48.21955,0 46.98205,48.21953,0 46.98215,48.21957,0 46.98213,48.21957,0 46.98215,48.21957,0 46.98226,48.21953,0 46.98228,48.21953,0 46.98232,48.21949,0 46.98232,48.21947,0 46.98237,48.21944,0 46.98239,48.21942,0 46.98237,48.21944,0 46.98239,48.21944,0 46.98245,48.21936,0 46.98258,48.21934,0 46.98269,48.2194,0 46.98282,48.21942,0 46.98288,48.21944,0 46.98286,48.21953,0 46.98284,48.21955,0 46.98282,48.21953,0 46.98288,48.21951,0 46.9829,48.21949,0 46.98288,48.21944,0 46.98284,48.21938,0 46.98277,48.21929,0 46.98269,48.21921,0 46.98258,48.21914,0 46.98247,48.2191,0 46.98237,48.21904,0 46.9823,48.21893,0 46.98224,48.21882,0 46.98213,48.21874,0 46.98209,48.21867,0 46.98207,48.21856,0 46.982,48.21846,0 46.98196,48.21835,0 46.98198,48.21829,0 46.98196,48.21831,0 46.98194,48.21831,0 46.98189,48.21835,0 46.98187,48.21839,0 46.98179,48.21844,0 46.98174,48.2185,0 46.98166,48.21856,0 46.98159,48.21863,0 46.98153,48.21869,0 46.98147,48.21874,0 46.98142,48.21878,0 46.98136,48.21882,0 46.98132,48.21891,0 46.98123,48.21895,0 46.98117,48.21902,0 46.9811,48.21908,0 46.98106,48.21912,0 46.98099,48.21919,0 46.98091,48.21923,0 46.98084,48.21929,0 46.98078,48.21936,0 46.98074,48.21942,0 46.98074,48.21944,0 46.98069,48.21949,0 46.98067,48.21951,0 46.98063,48.21957,0 46.98061,48.21964,0 46.98063,48.21962,0 46.98061,48.21964,0 46.98059,48.21966,0 46.98056,48.21966,0 46.98052,48.2197,0 46.9805,48.21972,0 46.98048,48.21972,0 46.9805,48.21975,0 46.98048,48.21975,0 46.98046,48.21977,0 46.98041,48.21979,0 46.98033,48.21979,0 46.98011,48.21977,0 46.97996,48.21972,0 46.97996,48.21975,0 46.97996,48.21972,0 46.97999,48.21975,0 46.98005,48.21972,0 46.98005,48.2197,0 46.98007,48.21968,0 46.98003,48.21968,0 46.98003,48.2197,0 46.98005,48.21972,0 46.98007,48.21977,0 46.97999,48.21977,0 46.9799,48.21979,0 46.97981,48.21979,0 46.97981,48.21977,0 46.97988,48.21977,0 46.9799,48.21975,0 46.9799,48.2197,0 46.9799,48.21968,0 46.9799,48.2197,0 46.97988,48.21968,0 46.9799,48.21972,0 46.97986,48.2197,0 46.9799,48.21968,0 46.97992,48.21968,0 46.9799,48.21968,0 46.97992,48.21968,0 46.97988,48.21972,0 46.97984,48.21972,0 46.97981,48.21972,0 46.97984,48.21972,0 46.97981,48.21975,0 46.97977,48.21981,0 46.97971,48.21987,0 46.97968,48.2199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1</text:p>
          </table:table-cell>
          <table:table-cell table:style-name="Default" office:value-type="string">
            <text:p>14-001#01</text:p>
          </table:table-cell>
          <table:table-cell office:value-type="string">
            <text:p>Point</text:p>
          </table:table-cell>
          <table:table-cell office:value-type="string">
            <text:p>46.9611060,48.2590620,0.00000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2</text:p>
          </table:table-cell>
          <table:table-cell table:style-name="Default" office:value-type="string">
            <text:p>14-002#01</text:p>
          </table:table-cell>
          <table:table-cell office:value-type="string">
            <text:p>Polygon</text:p>
          </table:table-cell>
          <table:table-cell office:value-type="string">
            <text:p>46.9802140,48.2199800,0 46.9802460,48.2200950,0 46.9805900,48.2201240,0 46.9809010,48.2200310,0 46.9812440,48.2202310,0 46.9816300,48.2201170,0 46.9817590,48.2199370,0 46.9817160,48.2198730,0 46.9814260,48.2200380,0 46.9809650,48.2198300,0 46.9805790,48.2199950,0 46.9802140,48.21998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3</text:p>
          </table:table-cell>
          <table:table-cell table:style-name="Default" office:value-type="string">
            <text:p>14-003#01</text:p>
          </table:table-cell>
          <table:table-cell office:value-type="string">
            <text:p>Point</text:p>
          </table:table-cell>
          <table:table-cell office:value-type="string">
            <text:p>46.9765880,48.2316230,0.00000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4</text:p>
          </table:table-cell>
          <table:table-cell table:style-name="Default" office:value-type="string">
            <text:p>14-004#01</text:p>
          </table:table-cell>
          <table:table-cell office:value-type="string">
            <text:p>Polygon</text:p>
          </table:table-cell>
          <table:table-cell office:value-type="string">
            <text:p>46.9765990,48.2313140,0 46.9766410,48.2313860,0 46.9767490,48.2314430,0 46.9769630,48.2314000,0 46.9767270,48.2312140,0 46.9765990,48.231314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5</text:p>
          </table:table-cell>
          <table:table-cell table:style-name="Default" office:value-type="string">
            <text:p>14-005#01</text:p>
          </table:table-cell>
          <table:table-cell office:value-type="string">
            <text:p>Polygon</text:p>
          </table:table-cell>
          <table:table-cell office:value-type="string">
            <text:p>46.9789370,48.2202460,0 46.9792910,48.2200810,0 46.9794850,48.2199020,0 46.9791950,48.2199300,0 46.9786580,48.2201450,0 46.9789590,48.22026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6</text:p>
          </table:table-cell>
          <table:table-cell table:style-name="Default" office:value-type="string">
            <text:p>14-006#01</text:p>
          </table:table-cell>
          <table:table-cell office:value-type="string">
            <text:p>Point</text:p>
          </table:table-cell>
          <table:table-cell office:value-type="string">
            <text:p>46.9796450,48.2197650,0.00000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7</text:p>
          </table:table-cell>
          <table:table-cell table:style-name="Default" office:value-type="string">
            <text:p>14-007#01</text:p>
          </table:table-cell>
          <table:table-cell office:value-type="string">
            <text:p>Polygon</text:p>
          </table:table-cell>
          <table:table-cell office:value-type="string">
            <text:p>46.9897950,48.2084720,0 46.9894090,48.2080410,0 46.9887440,48.2079550,0 46.9875630,48.2080410,0 46.9867050,48.2084720,0 46.9870270,48.2092610,0 46.9875630,48.2103790,0 46.9888510,48.2100060,0 46.9898160,48.208486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8</text:p>
          </table:table-cell>
          <table:table-cell table:style-name="Default" office:value-type="string">
            <text:p>14-008#01</text:p>
          </table:table-cell>
          <table:table-cell office:value-type="string">
            <text:p>Polygon</text:p>
          </table:table-cell>
          <table:table-cell office:value-type="string">
            <text:p>46.8358470,48.2809490,0 46.8358360,48.2807420,0 46.8356220,48.2806990,0 46.8355360,48.2808560,0 46.8355460,48.2810840,0 46.8356970,48.2811130,0 46.8358470,48.280956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09</text:p>
          </table:table-cell>
          <table:table-cell table:style-name="Default" office:value-type="string">
            <text:p>14-009#01</text:p>
          </table:table-cell>
          <table:table-cell office:value-type="string">
            <text:p>LineString</text:p>
          </table:table-cell>
          <table:table-cell office:value-type="string">
            <text:p>46.8416500,48.2775700,0 46.8416500,48.2775700,0 46.8416700,48.2775700,0 46.8416700,48.2775700,0 46.8416500,48.2775500,0 46.8416300,48.2775300,0 46.8416500,48.2775100,0 46.8416700,48.2775100,0 46.8416900,48.2775100,0 46.8416900,48.2775100,0 46.8416900,48.2775100,0 46.8417300,48.2774900,0 46.8417800,48.2774700,0 46.8418000,48.2774900,0 46.8418000,48.2774700,0 46.8418200,48.2774700,0 46.8417800,48.2774400,0 46.8418000,48.2774400,0 46.8418400,48.2775100,0 46.8418400,48.2775500,0 46.8418400,48.2775700,0 46.8418000,48.2776000,0 46.8417800,48.2776000,0 46.8417300,48.2776000,0 46.8416900,48.2775700,0 46.8416700,48.27755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0</text:p>
          </table:table-cell>
          <table:table-cell table:style-name="Default" office:value-type="string">
            <text:p>14-010#01</text:p>
          </table:table-cell>
          <table:table-cell office:value-type="string">
            <text:p>LineString</text:p>
          </table:table-cell>
          <table:table-cell office:value-type="string">
            <text:p>46.8425100,48.2779800,0 46.8424800,48.2780500,0 46.8424400,48.2781100,0 46.8424400,48.2780900,0 46.8423800,48.2781500,0 46.8423800,48.2781100,0 46.8423600,48.2780700,0 46.8423300,48.2780200,0 46.8423300,48.2780000,0 46.8422900,48.2780000,0 46.8422500,48.2780000,0 46.8422500,48.2779600,0 46.8422100,48.2779400,0 46.8422100,48.2779400,0 46.8421600,48.2779600,0 46.8421200,48.2779600,0 46.8421000,48.2779200,0 46.8420600,48.2778700,0 46.8419700,48.2778700,0 46.8419300,48.2779200,0 46.8419500,48.2778500,0 46.8419700,48.2778100,0 46.8420100,48.2777900,0 46.8420300,48.2777900,0 46.8421400,48.27779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1</text:p>
          </table:table-cell>
          <table:table-cell table:style-name="Default" office:value-type="string">
            <text:p>14-011#01</text:p>
          </table:table-cell>
          <table:table-cell office:value-type="string">
            <text:p>LineString</text:p>
          </table:table-cell>
          <table:table-cell office:value-type="string">
            <text:p>46.8437100,48.2785000,0 46.8437100,48.2785000,0 46.8437100,48.2785000,0 46.8436600,48.2784700,0 46.8436400,48.2784500,0 46.8436400,48.2784500,0 46.8436400,48.2784500,0 46.8436400,48.2784500,0 46.8436600,48.2784100,0 46.8436900,48.2784100,0 46.8436900,48.2784100,0 46.8436900,48.2784100,0 46.8436900,48.2784100,0 46.8436900,48.2784100,0 46.8436900,48.2783900,0 46.8436900,48.2783900,0 46.8436900,48.2783900,0 46.8436900,48.2783900,0 46.8436900,48.2783900,0 46.8436900,48.2783900,0 46.84364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600,48.2783900,0 46.8436400,48.2784300,0 46.8436400,48.2784300,0 46.8436400,48.2784300,0 46.8436400,48.2784300,0 46.8436400,48.2784300,0 46.8435600,48.2784100,0 46.8435100,48.2784100,0 46.8434700,48.2784100,0 46.8434300,48.2784100,0 46.8434100,48.2784100,0 46.8433900,48.2783900,0 46.8433600,48.2783700,0 46.8433400,48.2783700,0 46.8433200,48.2783200,0 46.8433000,48.2783000,0 46.8432100,48.2783200,0 46.8431700,48.2783200,0 46.8431500,48.2783700,0 46.8431500,48.2783900,0 46.8431100,48.2783900,0 46.8430900,48.2783900,0 46.8430400,48.2783700,0 46.8430400,48.2783700,0 46.8430200,48.2783200,0 46.8429600,48.2782800,0 46.8429100,48.2782400,0 46.8428900,48.2782400,0 46.8428300,48.2782400,0 46.8427800,48.2782400,0 46.8427400,48.2782200,0 46.8427600,48.2781700,0 46.8426800,48.2781300,0 46.8426600,48.2781300,0 46.8426300,48.2780900,0 46.8426100,48.2780900,0 46.8427000,48.2780700,0 46.8427800,48.2780900,0 46.8428900,48.2780900,0 46.8429600,48.2781100,0 46.8430200,48.2781100,0 46.8430600,48.2781100,0 46.8431300,48.2781300,0 46.8432100,48.2781500,0 46.8432800,48.2781500,0 46.8432800,48.2781500,0 46.8433200,48.2781700,0 46.8434100,48.2782000,0 46.8434900,48.2782600,0 46.8435800,48.2783500,0 46.8436400,48.2783900,0 46.8436200,48.27843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2</text:p>
          </table:table-cell>
          <table:table-cell table:style-name="Default" office:value-type="string">
            <text:p>14-012#01</text:p>
          </table:table-cell>
          <table:table-cell office:value-type="string">
            <text:p>LineString</text:p>
          </table:table-cell>
          <table:table-cell office:value-type="string">
            <text:p>46.8424200,48.2775500,0 46.8424200,48.2775500,0 46.8424200,48.2775500,0 46.8424200,48.2775500,0 46.8424200,48.2775500,0 46.8424200,48.2775500,0 46.8424200,48.2775500,0 46.8424200,48.2775100,0 46.8424200,48.2775100,0 46.8424200,48.2775100,0 46.8424200,48.2775100,0 46.8424200,48.2775100,0 46.8424200,48.2775100,0 46.8424200,48.2775100,0 46.8424200,48.2775100,0 46.8424200,48.2775100,0 46.84240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200,48.2775100,0 46.8424000,48.2775100,0 46.8424000,48.2775100,0 46.8424600,48.2774900,0 46.8425300,48.2775100,0 46.8425500,48.2774900,0 46.8426100,48.2774400,0 46.8425700,48.2774000,0 46.8425700,48.2774000,0 46.8425700,48.2774000,0 46.8425700,48.2774000,0 46.8425700,48.2774000,0 46.8425700,48.2774000,0 46.8426300,48.2774000,0 46.8427600,48.2773800,0 46.8428700,48.2773600,0 46.8428700,48.2773800,0 46.8428700,48.2774200,0 46.8428700,48.2774200,0 46.8428700,48.2774200,0 46.8429100,48.2775100,0 46.8429800,48.2776000,0 46.8430900,48.2776400,0 46.8431700,48.2776800,0 46.8432400,48.2777200,0 46.8432600,48.2777900,0 46.8432800,48.2777900,0 46.8432100,48.2778100,0 46.8430900,48.2778300,0 46.8430400,48.2778300,0 46.8430400,48.2778300,0 46.8430400,48.2778300,0 46.8430400,48.2778300,0 46.8430400,48.2778300,0 46.8430400,48.2778300,0 46.8430400,48.2778300,0 46.8430400,48.2778300,0 46.8430400,48.2778300,0 46.8430400,48.2778300,0 46.8430400,48.2778300,0 46.8430400,48.2778300,0 46.8429600,48.2778300,0 46.8428700,48.2778700,0 46.8428300,48.2778700,0 46.8428300,48.2778700,0 46.8428300,48.2778700,0 46.8428300,48.2778700,0 46.8428300,48.2778700,0 46.8428300,48.2778700,0 46.8428100,48.2779000,0 46.8428100,48.2779000,0 46.8428100,48.2779000,0 46.8428300,48.2779200,0 46.8428500,48.2779400,0 46.8428500,48.2779400,0 46.8428500,48.2779400,0 46.8428300,48.2779200,0 46.8428300,48.2779200,0 46.8428500,48.2779600,0 46.8428500,48.2779600,0 46.8428300,48.2779600,0 46.8428100,48.2779600,0 46.8428100,48.2779600,0 46.8427400,48.2779400,0 46.8427200,48.2779200,0 46.8427200,48.2779200,0 46.8426300,48.2778700,0 46.8426300,48.2778700,0 46.8426300,48.2778700,0 46.8426300,48.2778700,0 46.8426300,48.2778700,0 46.8426300,48.2778700,0 46.8425900,48.2778700,0 46.8426100,48.2778700,0 46.8426100,48.2778700,0 46.8425900,48.2778700,0 46.8425900,48.2778700,0 46.8425900,48.2778700,0 46.8425900,48.2778700,0 46.8425900,48.2778700,0 46.8426100,48.2778700,0 46.8425900,48.2779000,0 46.8425900,48.2779000,0 46.8425900,48.2779000,0 46.8425900,48.2779000,0 46.8425900,48.2779000,0 46.8426100,48.2779000,0 46.8425900,48.2778700,0 46.8425900,48.2778700,0 46.8425900,48.2778700,0 46.8425700,48.2778500,0 46.8425900,48.2777900,0 46.8425900,48.2777900,0 46.8425900,48.2777900,0 46.8425900,48.2777900,0 46.8425900,48.2777900,0 46.8425900,48.2777500,0 46.8425300,48.2777500,0 46.8424800,48.2776800,0 46.8425100,48.2776800,0 46.8425100,48.2776800,0 46.8425100,48.2776800,0 46.8425100,48.2776800,0 46.8424800,48.2776600,0 46.8424600,48.2776800,0 46.8424600,48.2776800,0 46.8424600,48.2776800,0 46.8424400,48.2776800,0 46.8424400,48.2776800,0 46.8424400,48.2776800,0 46.8424400,48.2776800,0 46.8424400,48.2776800,0 46.8424400,48.2776800,0 46.8424400,48.2776800,0 46.8424400,48.2776800,0 46.8424400,48.2776800,0 46.8424400,48.2776800,0 46.8424400,48.2777000,0 46.8424400,48.2777000,0 46.8424400,48.2777000,0 46.8424400,48.2777000,0 46.8424400,48.2777000,0 46.8424400,48.2777000,0 46.8424400,48.2777000,0 46.8424400,48.2777000,0 46.8424400,48.2777000,0 46.8424600,48.2777000,0 46.8424600,48.2777000,0 46.8424600,48.2777000,0 46.8424600,48.2776800,0 46.8424600,48.2776800,0 46.8424600,48.2777000,0 46.8424600,48.2777000,0 46.8424600,48.2776800,0 46.8424600,48.2776800,0 46.8424400,48.27768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400,48.2777000,0 46.8424200,48.2776800,0 46.8423600,48.2776400,0 46.8423300,48.2776000,0 46.8423300,48.2776000,0 46.8423300,48.2776000,0 46.8423800,48.2775500,0 46.8423800,48.2775500,0 46.8423800,48.2775500,0 46.8423600,48.2775700,0 46.8423600,48.2775700,0 46.8423600,48.2775700,0 46.8423600,48.2775700,0 46.8423600,48.2775700,0 46.8423600,48.27757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3</text:p>
          </table:table-cell>
          <table:table-cell table:style-name="Default" office:value-type="string">
            <text:p>14-013#01</text:p>
          </table:table-cell>
          <table:table-cell office:value-type="string">
            <text:p>Polygon</text:p>
          </table:table-cell>
          <table:table-cell office:value-type="string">
            <text:p>46.8359860,48.2814200,0 46.8356000,48.2814480,0 46.8354930,48.2816630,0 46.8356540,48.2819270,0 46.8361580,48.2818980,0 46.8362980,48.2816980,0 46.8359970,48.28142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4</text:p>
          </table:table-cell>
          <table:table-cell table:style-name="Default" office:value-type="string">
            <text:p>14-014#01</text:p>
          </table:table-cell>
          <table:table-cell office:value-type="string">
            <text:p>Point</text:p>
          </table:table-cell>
          <table:table-cell office:value-type="string">
            <text:p>46.8367700,48.2808800,-3.35280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5</text:p>
          </table:table-cell>
          <table:table-cell table:style-name="Default" office:value-type="string">
            <text:p>14-015#01</text:p>
          </table:table-cell>
          <table:table-cell office:value-type="string">
            <text:p>Polygon</text:p>
          </table:table-cell>
          <table:table-cell office:value-type="string">
            <text:p>46.8358250,48.2828910,0 46.8356650,48.2831910,0 46.8358360,48.2835620,0 46.8364370,48.2835760,0 46.8368020,48.2832620,0 46.8365230,48.2829480,0 46.8358360,48.282884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6</text:p>
          </table:table-cell>
          <table:table-cell table:style-name="Default" office:value-type="string">
            <text:p>14-016#01</text:p>
          </table:table-cell>
          <table:table-cell office:value-type="string">
            <text:p>Polygon</text:p>
          </table:table-cell>
          <table:table-cell office:value-type="string">
            <text:p>46.8363830,48.2830050,0 46.8359760,48.2819340,0 46.8363400,48.2817840,0 46.8367270,48.2819700,0 46.8370910,48.2825050,0 46.8369310,48.2829120,0 46.8363730,48.283019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7</text:p>
          </table:table-cell>
          <table:table-cell table:style-name="Default" office:value-type="string">
            <text:p>14-017#01</text:p>
          </table:table-cell>
          <table:table-cell office:value-type="string">
            <text:p>Polygon</text:p>
          </table:table-cell>
          <table:table-cell office:value-type="string">
            <text:p>46.8353000,48.2807990,0 46.8356540,48.2808770,0 46.8358150,48.2804630,0 46.8356970,48.2803990,0 46.8353000,48.280784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8</text:p>
          </table:table-cell>
          <table:table-cell table:style-name="Default" office:value-type="string">
            <text:p>14-018#01</text:p>
          </table:table-cell>
          <table:table-cell office:value-type="string">
            <text:p>LineString</text:p>
          </table:table-cell>
          <table:table-cell office:value-type="string">
            <text:p>46.8885500,48.0608100,0 46.8885500,48.0608100,0 46.8885800,48.0608100,0 46.8885800,48.0608300,0 46.8885800,48.0608100,0 46.8885800,48.0608100,0 46.8885800,48.0608300,0 46.8885800,48.0608300,0 46.8885800,48.0608100,0 46.8885800,48.0608300,0 46.8885800,48.0608300,0 46.8885800,48.0608300,0 46.8885800,48.0608300,0 46.8885800,48.0608300,0 46.8886000,48.0608300,0 46.8886000,48.0608300,0 46.8886000,48.0608300,0 46.8886000,48.0608300,0 46.8886000,48.0608300,0 46.8886000,48.0608500,0 46.8885800,48.0608700,0 46.8886000,48.0608700,0 46.8886400,48.0608700,0 46.8886400,48.0608700,0 46.8886400,48.0608700,0 46.8886400,48.0608700,0 46.8886400,48.0608700,0 46.8886400,48.0608700,0 46.8886400,48.0608700,0 46.8886400,48.0608700,0 46.8886400,48.0608900,0 46.8886400,48.0608700,0 46.8886400,48.0608700,0 46.8886200,48.0608700,0 46.8886200,48.0608700,0 46.8886000,48.0608700,0 46.8886000,48.0608700,0 46.8886000,48.0608700,0 46.8885500,48.0608700,0 46.8884900,48.0608700,0 46.8884900,48.0608500,0 46.8884900,48.0608500,0 46.8884900,48.0608500,0 46.8884900,48.0608500,0 46.8884900,48.0608500,0 46.8884900,48.0608500,0 46.8885100,48.0608500,0 46.8885300,48.0608500,0 46.8885300,48.0608500,0 46.8885300,48.0608500,0 46.8885500,48.0608500,0 46.8885500,48.0608500,0 46.8885500,48.0608700,0 46.8885500,48.0608500,0 46.8886000,48.0608300,0 46.8886000,48.0608500,0 46.8886000,48.0608300,0 46.8886600,48.0608300,0 46.8886800,48.0608300,0 46.8886600,48.0608100,0 46.8886400,48.0608100,0 46.8886400,48.0608100,0 46.8886200,48.0608300,0 46.8886200,48.0608300,0 46.8886200,48.0608300,0 46.8886200,48.0608300,0 46.8886200,48.0608300,0 46.8886200,48.0608300,0 46.8886200,48.0608300,0 46.8886200,48.0608300,0 46.8886200,48.0608300,0 46.8886200,48.0608300,0 46.8886200,48.0608300,0 46.8886200,48.0608300,0 46.8886200,48.0608100,0 46.8886200,48.0608100,0 46.8886200,48.0608100,0 46.8886200,48.0608100,0 46.8886200,48.0608300,0 46.8886200,48.0608300,0 46.8886200,48.0608100,0 46.8886200,48.0608100,0 46.8886200,48.0608100,0 46.8886200,48.0608100,0 46.8886200,48.0608100,0 46.8886400,48.0608300,0 46.8886600,48.0608700,0 46.8886800,48.0608700,0 46.8887300,48.0608900,0 46.8887500,48.0608900,0 46.8888500,48.0608900,0 46.8888500,48.0608900,0 46.8888500,48.0608900,0 46.8888500,48.0608900,0 46.8888500,48.0608900,0 46.8888500,48.0608900,0 46.8888500,48.0608900,0 46.8888500,48.0608900,0 46.8888500,48.0608900,0 46.8888500,48.0608900,0 46.8888300,48.0608900,0 46.8888800,48.0608900,0 46.8889200,48.0609200,0 46.8889200,48.0609200,0 46.8889200,48.0609200,0 46.8889200,48.0609200,0 46.8889200,48.0609200,0 46.8889200,48.0609200,0 46.8889200,48.0609200,0 46.8889200,48.0609200,0 46.8889200,48.0609200,0 46.8889200,48.0609200,0 46.8889200,48.0609200,0 46.8889200,48.0609200,0 46.8888500,48.0609200,0 46.8887900,48.0608900,0 46.8887300,48.0608500,0 46.8886800,48.0608700,0 46.8886200,48.06087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19</text:p>
          </table:table-cell>
          <table:table-cell table:style-name="Default" office:value-type="string">
            <text:p>14-019#01</text:p>
          </table:table-cell>
          <table:table-cell office:value-type="string">
            <text:p>LineString</text:p>
          </table:table-cell>
          <table:table-cell office:value-type="string">
            <text:p>46.8954800,48.0615200,0 46.8953600,48.0615600,0 46.8952300,48.0616000,0 46.8951800,48.0616000,0 46.8951600,48.0616000,0 46.8951000,48.0616200,0 46.8950100,48.0616200,0 46.8949300,48.0616200,0 46.8948000,48.0616700,0 46.8946500,48.0616900,0 46.8945800,48.0617100,0 46.8945000,48.0617100,0 46.8943700,48.0617300,0 46.8943300,48.0617500,0 46.8943300,48.0617500,0 46.8942800,48.0617700,0 46.8941800,48.0617700,0 46.8941100,48.0618000,0 46.8941100,48.0617700,0 46.8941100,48.0618000,0 46.8941100,48.0618000,0 46.8940700,48.0618000,0 46.8939600,48.0618200,0 46.8938800,48.0618200,0 46.8938500,48.0618200,0 46.8938500,48.0618200,0 46.8938500,48.0618200,0 46.8938500,48.0618200,0 46.8938300,48.0618200,0 46.8938300,48.0618200,0 46.8938300,48.0618200,0 46.8937900,48.0618400,0 46.8937700,48.0618400,0 46.8936800,48.0618600,0 46.8936400,48.0618800,0 46.8935300,48.0619000,0 46.8934200,48.0619200,0 46.8933600,48.0619500,0 46.8933400,48.0619700,0 46.8933400,48.0619700,0 46.8932700,48.0619500,0 46.8931900,48.0619700,0 46.8931700,48.0619700,0 46.8931500,48.0619700,0 46.8931500,48.0619700,0 46.8931200,48.0619700,0 46.8930800,48.0619900,0 46.8930600,48.0619900,0 46.8930400,48.0620100,0 46.8930400,48.0619900,0 46.8930000,48.0619900,0 46.8929100,48.0619900,0 46.8928000,48.0620100,0 46.8927200,48.0620100,0 46.8926500,48.0620300,0 46.8926300,48.0620500,0 46.8926100,48.0620500,0 46.8926100,48.0620500,0 46.8925700,48.0620500,0 46.8924800,48.0620500,0 46.8924400,48.0620500,0 46.8924000,48.0620500,0 46.8923500,48.0620500,0 46.8922700,48.0620700,0 46.8922200,48.0620700,0 46.8922200,48.0621000,0 46.8921800,48.0621000,0 46.8921400,48.0621000,0 46.8920900,48.0621000,0 46.8920700,48.0621000,0 46.8920700,48.0621200,0 46.8920700,48.0621200,0 46.8920700,48.0621200,0 46.8920300,48.0621200,0 46.8919900,48.0621200,0 46.8918600,48.0621400,0 46.8917500,48.0621400,0 46.8917300,48.0621400,0 46.8916400,48.0621600,0 46.8915800,48.0621600,0 46.8914900,48.0621600,0 46.8914100,48.0621600,0 46.8913000,48.0621800,0 46.8912100,48.0621800,0 46.8911300,48.0621800,0 46.8910400,48.0622000,0 46.8910200,48.0622000,0 46.8910000,48.0622000,0 46.8909800,48.0622000,0 46.8909100,48.0622000,0 46.8908700,48.0622200,0 46.8907900,48.0622200,0 46.8907200,48.0622200,0 46.8906400,48.0622200,0 46.8905900,48.0622200,0 46.8905100,48.0622500,0 46.8904200,48.0622500,0 46.8903400,48.0622700,0 46.8902700,48.0622700,0 46.8901800,48.0622700,0 46.8901000,48.0622700,0 46.8900100,48.0622900,0 46.8899300,48.0622900,0 46.8898600,48.0622900,0 46.8897800,48.0623100,0 46.8896700,48.0623100,0 46.8896300,48.0623100,0 46.8895600,48.0623100,0 46.8894600,48.0623300,0 46.8894300,48.0623300,0 46.8894300,48.0623300,0 46.8894100,48.0623300,0 46.8894100,48.0623300,0 46.8894100,48.0623300,0 46.8893100,48.0623500,0 46.8891800,48.0623500,0 46.8890500,48.0623700,0 46.8889200,48.0623700,0 46.8887900,48.0624000,0 46.8886600,48.0624000,0 46.8885500,48.0624200,0 46.8884300,48.0624200,0 46.8883200,48.0624200,0 46.8882800,48.0624200,0 46.8881500,48.0624400,0 46.8880200,48.0624600,0 46.8878900,48.0624600,0 46.8877600,48.0624600,0 46.8876300,48.0624800,0 46.8875000,48.0624800,0 46.8874800,48.0624800,0 46.8874000,48.0625000,0 46.8872700,48.0625000,0 46.8871800,48.0625000,0 46.8871800,48.0625000,0 46.8870700,48.0625200,0 46.8869000,48.0625500,0 46.8867900,48.0625500,0 46.8866900,48.0625700,0 46.8865600,48.0625900,0 46.8864500,48.0625900,0 46.8863400,48.0626100,0 46.8861900,48.0626100,0 46.8860700,48.0626300,0 46.8859600,48.0626300,0 46.8858700,48.0626500,0 46.8857600,48.0626500,0 46.8857200,48.0626500,0 46.8857200,48.0626500,0 46.8857200,48.0626500,0 46.8857200,48.0626500,0 46.8857200,48.0626500,0 46.8857000,48.0626500,0 46.8855900,48.0626500,0 46.8854900,48.0626700,0 46.8854400,48.0626700,0 46.8854200,48.0626700,0 46.8854200,48.0626700,0 46.8854200,48.0626700,0 46.8853100,48.0627000,0 46.8852500,48.0627000,0 46.8852500,48.0627000,0 46.8852300,48.0627000,0 46.8852300,48.0627000,0 46.8852300,48.0627000,0 46.8851900,48.0627200,0 46.8852100,48.0627200,0 46.8852100,48.0627200,0 46.8852100,48.0627200,0 46.8852100,48.0627200,0 46.8851900,48.0627000,0 46.8851600,48.0627200,0 46.8850400,48.0627200,0 46.8849100,48.0627400,0 46.8847800,48.0627600,0 46.8846500,48.0627800,0 46.8846300,48.0627800,0 46.8845400,48.0627800,0 46.8844600,48.0627800,0 46.8843300,48.0628000,0 46.8842000,48.0628300,0 46.8840700,48.0628700,0 46.8840100,48.0628900,0 46.8839200,48.0629100,0 46.8838500,48.0629300,0 46.8837500,48.0629800,0 46.8836400,48.0630200,0 46.8836000,48.0630400,0 46.8835100,48.0630600,0 46.8834500,48.0630800,0 46.8833600,48.0631000,0 46.8832300,48.0631500,0 46.8831000,48.0631900,0 46.8830000,48.0632300,0 46.8829100,48.0632500,0 46.8827600,48.0633200,0 46.8826700,48.0633400,0 46.8825900,48.0633600,0 46.8824600,48.0634000,0 46.8824200,48.0634300,0 46.8822900,48.0634700,0 46.8821800,48.0635100,0 46.8820700,48.0635500,0 46.8819700,48.0636000,0 46.8818600,48.0636200,0 46.8817500,48.0636600,0 46.8816700,48.0637000,0 46.8815600,48.0637300,0 46.8814500,48.0637900,0 46.8813400,48.0638300,0 46.8813400,48.0638300,0 46.8813400,48.0638300,0 46.8813200,48.0638300,0 46.8813200,48.0638300,0 46.8811700,48.0638800,0 46.8810700,48.0639200,0 46.8809400,48.0639600,0 46.8808100,48.0640100,0 46.8807000,48.0640300,0 46.8805900,48.0640700,0 46.8804900,48.0640700,0 46.8804200,48.0640900,0 46.8804600,48.0641300,0 46.8804600,48.0641300,0 46.8804600,48.0641300,0 46.8804600,48.0641600,0 46.8803800,48.0641800,0 46.8802700,48.0642200,0 46.8802500,48.0642200,0 46.8802500,48.0642200,0 46.8802100,48.0642400,0 46.8802100,48.0642400,0 46.8802100,48.0642400,0 46.8801600,48.0642600,0 46.8801600,48.0642600,0 46.8801600,48.0642600,0 46.8802100,48.0642800,0 46.8802100,48.0643100,0 46.8802100,48.0643100,0 46.8801900,48.0643100,0 46.8801400,48.0642600,0 46.8801200,48.0642600,0 46.8801400,48.0642600,0 46.8801200,48.0642600,0 46.8800600,48.0642600,0 46.8800800,48.0642600,0 46.8800800,48.0642600,0 46.8800800,48.0642400,0 46.8800800,48.0642400,0 46.8800800,48.0642400,0 46.8800800,48.0642400,0 46.8800600,48.0642400,0 46.8800600,48.0642400,0 46.8800600,48.0642400,0 46.8800600,48.0642400,0 46.8800800,48.0642400,0 46.8800800,48.0642400,0 46.8801000,48.0642200,0 46.8801000,48.0642200,0 46.8801400,48.0642000,0 46.8801400,48.0642000,0 46.8801400,48.0642000,0 46.8801600,48.0642000,0 46.8801900,48.0641600,0 46.8801900,48.0641600,0 46.8801600,48.0641600,0 46.8801600,48.0641600,0 46.8801900,48.0641600,0 46.8802300,48.06416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0</text:p>
          </table:table-cell>
          <table:table-cell table:style-name="Default" office:value-type="string">
            <text:p>14-020#01</text:p>
          </table:table-cell>
          <table:table-cell office:value-type="string">
            <text:p>Point</text:p>
          </table:table-cell>
          <table:table-cell office:value-type="string">
            <text:p>46.8990830,48.0585140,0.00000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1</text:p>
          </table:table-cell>
          <table:table-cell table:style-name="Default" office:value-type="string">
            <text:p>14-021#01</text:p>
          </table:table-cell>
          <table:table-cell office:value-type="string">
            <text:p>LineString</text:p>
          </table:table-cell>
          <table:table-cell office:value-type="string">
            <text:p>46.8983800,48.0613400,0 46.8984000,48.0613400,0 46.8984000,48.0613400,0 46.8984000,48.0613400,0 46.8984000,48.0613700,0 46.8984000,48.0613700,0 46.8984000,48.0613700,0 46.8984000,48.0613700,0 46.8984000,48.0613400,0 46.8984000,48.0613400,0 46.8984000,48.0613400,0 46.8984000,48.0613400,0 46.8984000,48.0613400,0 46.8984000,48.0613400,0 46.8984000,48.0613400,0 46.8983600,48.0613200,0 46.8983600,48.0613200,0 46.8983600,48.0613200,0 46.8983600,48.0613200,0 46.8983600,48.0613200,0 46.8983600,48.0613200,0 46.8983600,48.0613200,0 46.8983600,48.0613200,0 46.8983600,48.0613200,0 46.8983800,48.0613200,0 46.8983800,48.0613200,0 46.8983800,48.0613200,0 46.8983800,48.0613200,0 46.8983800,48.0613200,0 46.8983800,48.0613200,0 46.8983800,48.0613200,0 46.8983600,48.0613200,0 46.8983600,48.0613200,0 46.8983600,48.0613200,0 46.8983600,48.0613200,0 46.8983600,48.0613200,0 46.8983600,48.0613200,0 46.8983400,48.0613200,0 46.8983400,48.0613200,0 46.8983400,48.0613200,0 46.8983400,48.0613200,0 46.8983400,48.0613200,0 46.8983400,48.0613200,0 46.8983600,48.0613200,0 46.8983800,48.0613400,0 46.8983800,48.0613400,0 46.8983800,48.0613400,0 46.8983800,48.0613400,0 46.8983800,48.0613400,0 46.8983800,48.0613400,0 46.8983800,48.0613400,0 46.8983800,48.0613400,0 46.8983800,48.0613400,0 46.8983800,48.0613400,0 46.8983800,48.0613400,0 46.8983800,48.0613400,0 46.8983800,48.0613400,0 46.8983800,48.0613400,0 46.8983600,48.0613400,0 46.8983600,48.0613400,0 46.8983600,48.0613400,0 46.8983600,48.0613400,0 46.8983600,48.0613400,0 46.8983400,48.0613400,0 46.8983400,48.0613400,0 46.8983400,48.0613400,0 46.8983600,48.0613400,0 46.8983600,48.0613700,0 46.8983600,48.0613700,0 46.8983600,48.0613700,0 46.8983600,48.0613700,0 46.8983600,48.0613700,0 46.8983600,48.0613700,0 46.8983600,48.0613700,0 46.8983800,48.0613700,0 46.8983800,48.0613700,0 46.8983800,48.0613700,0 46.8983800,48.0613700,0 46.8983800,48.0613700,0 46.8983800,48.06137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900,0 46.8983800,48.06137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2</text:p>
          </table:table-cell>
          <table:table-cell table:style-name="Default" office:value-type="string">
            <text:p>14-022#01</text:p>
          </table:table-cell>
          <table:table-cell office:value-type="string">
            <text:p>Polygon</text:p>
          </table:table-cell>
          <table:table-cell office:value-type="string">
            <text:p>46.8985020,48.0616890,0 46.8985120,48.0615200,0 46.8983080,48.0612620,0 46.8978260,48.0613340,0 46.8977990,48.0615530,0 46.8980510,48.0617710,0 46.8985020,48.061692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3</text:p>
          </table:table-cell>
          <table:table-cell table:style-name="Default" office:value-type="string">
            <text:p>14-023#01</text:p>
          </table:table-cell>
          <table:table-cell office:value-type="string">
            <text:p>Polygon</text:p>
          </table:table-cell>
          <table:table-cell office:value-type="string">
            <text:p>46.8984260,48.0607530,0 46.8984050,48.0605770,0 46.8981740,48.0604840,0 46.8979540,48.0604880,0 46.8976650,48.0606280,0 46.8977830,48.0607850,0 46.8979220,48.0608640,0 46.8984210,48.06076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4</text:p>
          </table:table-cell>
          <table:table-cell table:style-name="Default" office:value-type="string">
            <text:p>14-024#01</text:p>
          </table:table-cell>
          <table:table-cell office:value-type="string">
            <text:p>LineString</text:p>
          </table:table-cell>
          <table:table-cell office:value-type="string">
            <text:p>46.8973900,48.0617100,0 46.8974200,48.0617300,0 46.8974200,48.0617300,0 46.8974200,48.0617300,0 46.8974200,48.0617100,0 46.8974200,48.0617100,0 46.8974200,48.0617100,0 46.8974200,48.0617100,0 46.8974200,48.0617100,0 46.8973900,48.0617300,0 46.8974200,48.0617500,0 46.8973700,48.0617700,0 46.8973100,48.0618200,0 46.8973100,48.0618200,0 46.8972200,48.0618600,0 46.8972000,48.0619200,0 46.8971600,48.0619500,0 46.8971400,48.0619500,0 46.8971400,48.0619900,0 46.8972000,48.0620100,0 46.8972000,48.0619900,0 46.8972200,48.0620100,0 46.8973700,48.0620500,0 46.8974600,48.0620700,0 46.8974600,48.0620500,0 46.8973500,48.0620300,0 46.8972400,48.0620300,0 46.8971600,48.0620100,0 46.8970500,48.0619700,0 46.8970100,48.0619200,0 46.8969900,48.0619200,0 46.8969900,48.0619000,0 46.8969400,48.0618400,0 46.8968400,48.0618000,0 46.8967900,48.0617100,0 46.8968400,48.0616500,0 46.8969200,48.0617100,0 46.8970500,48.0617100,0 46.8971400,48.0616500,0 46.8973100,48.0616500,0 46.8974400,48.0616700,0 46.8974600,48.061690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5</text:p>
          </table:table-cell>
          <table:table-cell table:style-name="Default" office:value-type="string">
            <text:p>14-025#01</text:p>
          </table:table-cell>
          <table:table-cell office:value-type="string">
            <text:p>Polygon</text:p>
          </table:table-cell>
          <table:table-cell office:value-type="string">
            <text:p>46.8980620,48.0611870,0 46.8980880,48.0612260,0 46.8983780,48.0611220,0 46.8983410,48.0610790,0 46.8980620,48.061183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6</text:p>
          </table:table-cell>
          <table:table-cell table:style-name="Default" office:value-type="string">
            <text:p>14-026#01</text:p>
          </table:table-cell>
          <table:table-cell office:value-type="string">
            <text:p>Polygon</text:p>
          </table:table-cell>
          <table:table-cell office:value-type="string">
            <text:p>46.9607630,48.2596530,0 46.9605700,48.2597180,0 46.9605800,48.2599680,0 46.9610420,48.2599250,0 46.9607730,48.2596390,0</text:p>
          </table:table-cell>
          <table:table-cell table:number-columns-repeated="252"/>
        </table:table-row>
        <table:table-row table:style-name="ro2">
          <table:table-cell table:style-name="Default" office:value-type="string">
            <text:p>14-027</text:p>
          </table:table-cell>
          <table:table-cell table:style-name="Default" office:value-type="string">
            <text:p>14-027#01</text:p>
          </table:table-cell>
          <table:table-cell office:value-type="string">
            <text:p>LineString</text:p>
          </table:table-cell>
          <table:table-cell office:value-type="string">
            <text:p>46.9588300,48.2615400,0 46.9588300,48.2615400,0 46.9588300,48.2615400,0 46.9588300,48.2615400,0 46.9588300,48.2615400,0 46.9588300,48.2615400,0 46.9588300,48.2615400,0 46.9588300,48.2615400,0 46.9588300,48.2615400,0 46.9588300,48.2615400,0 46.9588300,48.2615400,0 46.9588500,48.2615400,0 46.9588900,48.2615400,0 46.9589600,48.2614800,0 46.9590400,48.2613900,0 46.9590400,48.2613700,0 46.9590400,48.2613700,0 46.9590400,48.2613700,0 46.9590400,48.2613700,0 46.9590600,48.2613700,0 46.9590600,48.2613700,0 46.9590600,48.2613700,0 46.9590000,48.2614600,0 46.9588900,48.2615400,0 46.9587600,48.2615900,0 46.9586600,48.2616100,0 46.9586600,48.2615900,0 46.9586100,48.2616500,0 46.9585500,48.2616700,0 46.9585500,48.2616700,0 46.9585500,48.2616700,0 46.9585300,48.2616700,0 46.9584200,48.2616900,0 46.9583800,48.2616300,0 46.9583800,48.2616300,0 46.9583600,48.2616300,0 46.9583100,48.2616300,0 46.9582500,48.2616100,0 46.9582900,48.2616500,0 46.9583300,48.2617600,0 46.9584800,48.2617600,0 46.9586100,48.2616900,0 46.9587400,48.26163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300,48.2615700,0 46.9588500,48.2615700,0 46.9588500,48.2615700,0 46.9588500,48.2615700,0 46.9588500,48.2615700,0 46.9588500,48.2615700,0 46.9588500,48.2615700,0 46.9588300,48.2615700,0 46.9588300,48.2615700,0 46.9588300,48.2615700,0 46.9588300,48.2615700,0 46.9588300,48.2615700,0 46.9588300,48.2615700,0 46.9588300,48.2615700,0 46.9588300,48.2615700,0 46.9588500,48.2615700,0 46.9588500,48.2615700,0 46.9588500,48.2615700,0 46.9588500,48.2615700,0 46.9588500,48.2615700,0 46.9588500,48.2615700,0 46.9588500,48.2615700,0 46.9588500,48.2615700,0 46.9588500,48.2615700,0 46.9588500,48.2615700,0 46.9588500,48.2615700,0 46.9588500,48.2615700,0 46.9588500,48.2615700,0 46.9588300,48.2615700,0 46.9588300,48.2615700,0 46.9588300,48.2615700,0 46.9588300,48.2615700,0 46.9588100,48.26157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 46.9588100,48.2615400,0</text:p>
          </table:table-cell>
          <table:table-cell table:number-columns-repeated="252"/>
        </table:table-row>
        <table:table-row table:style-name="ro2">
          <table:table-cell office:value-type="string">
            <text:p>14-028</text:p>
          </table:table-cell>
          <table:table-cell office:value-type="string">
            <text:p>14-028#01</text:p>
          </table:table-cell>
          <table:table-cell office:value-type="string">
            <text:p>Point</text:p>
          </table:table-cell>
          <table:table-cell office:value-type="string">
            <text:p>46.8985900,48.0616200,-2.743200</text:p>
          </table:table-cell>
          <table:table-cell table:number-columns-repeated="252"/>
        </table:table-row>
        <table:table-row table:style-name="ro2">
          <table:table-cell office:value-type="string">
            <text:p>14-029</text:p>
          </table:table-cell>
          <table:table-cell office:value-type="string">
            <text:p>14-029#01</text:p>
          </table:table-cell>
          <table:table-cell office:value-type="string">
            <text:p>Polygon</text:p>
          </table:table-cell>
          <table:table-cell office:value-type="string">
            <text:p>46.8867660,48.0621540,0 46.8867550,48.0620680,0 46.8866690,48.0620170,0 46.8866050,48.0619890,0 46.8864760,48.0620100,0 46.8864120,48.0620820,0 46.8864440,48.0621680,0 46.8865940,48.0622110,0 46.8867440,48.0622110,0 46.8867660,48.0621540,0</text:p>
          </table:table-cell>
          <table:table-cell table:number-columns-repeated="252"/>
        </table:table-row>
        <table:table-row table:style-name="ro2">
          <table:table-cell office:value-type="string">
            <text:p>14-030</text:p>
          </table:table-cell>
          <table:table-cell office:value-type="string">
            <text:p>14-030#01</text:p>
          </table:table-cell>
          <table:table-cell office:value-type="string">
            <text:p>LineString</text:p>
          </table:table-cell>
          <table:table-cell office:value-type="string">
            <text:p>46.8982700,48.0608700,0 46.8981000,48.0609200,0 46.8979700,48.0609400,0 46.8978000,48.0610000,0 46.8976300,48.0610200,0 46.8974800,48.0610400,0 46.8972900,48.0610700,0 46.8970900,48.0610700,0 46.8969400,48.0610900,0 46.8967700,48.0611300,0 46.8966200,48.0611700,0 46.8964500,48.0612400,0 46.8963000,48.0612600,0 46.8961100,48.0613200,0 46.8959600,48.0613700,0 46.8957900,48.0614100,0 46.8957000,48.0614300,0 46.8955900,48.0614500,0 46.8954200,48.0615200,0 46.8952900,48.0615400,0 46.8952300,48.0615600,0 46.8950800,48.0615800,0 46.8949300,48.0616000,0 46.8947800,48.0616500,0 46.8947300,48.0616500,0 46.8946100,48.0616700,0 46.8944500,48.0617100,0 46.8943900,48.0617300,0 46.8942200,48.0617700,0 46.8940700,48.0618000,0 46.8939000,48.0618400,0 46.8937300,48.0618600,0 46.8935500,48.0618800,0 46.8934000,48.0619200,0 46.8934000,48.0619200,0 46.8933200,48.0619200,0 46.8931500,48.0619500,0 46.8929700,48.0619700,0 46.8928000,48.0620100,0 46.8926500,48.0620300,0 46.8924600,48.0620500,0 46.8922900,48.0620700,0 46.8920900,48.0621000,0 46.8919400,48.0621200,0 46.8917500,48.0621400,0 46.8915800,48.0621600,0 46.8914100,48.0621600,0 46.8912600,48.0621800,0 46.8910400,48.0622000,0 46.8908900,48.0622000,0 46.8907200,48.0622000,0 46.8905500,48.0622200,0 46.8903800,48.0622500,0 46.8902100,48.0622700,0 46.8900300,48.0622700,0 46.8900300,48.0622700,0 46.8900300,48.0622700,0 46.8899300,48.0622900,0 46.8897600,48.0622900,0 46.8895800,48.0623100,0 46.8894100,48.0623300,0 46.8892200,48.0623300,0 46.8890500,48.0623700,0 46.8888300,48.0623700,0 46.8886800,48.0624000,0 46.8885100,48.0624000,0 46.8883200,48.0624200,0 46.8881500,48.0624200,0 46.8879500,48.0624400,0 46.8878000,48.0624600,0 46.8876300,48.0624800,0 46.8874400,48.0624800,0</text:p>
          </table:table-cell>
          <table:table-cell table:number-columns-repeated="252"/>
        </table:table-row>
        <table:table-row table:style-name="ro2">
          <table:table-cell office:value-type="string">
            <text:p>14-031</text:p>
          </table:table-cell>
          <table:table-cell office:value-type="string">
            <text:p>14-031#01</text:p>
          </table:table-cell>
          <table:table-cell office:value-type="string">
            <text:p>LineString</text:p>
          </table:table-cell>
          <table:table-cell office:value-type="string">
            <text:p>46.8659400,48.1381600,0 46.8660200,48.1380600,0 46.8661500,48.1379500,0 46.8662600,48.1378600,0 46.8663700,48.1377600,0 46.8664300,48.1376100,0 46.8665200,48.1375000,0 46.8665800,48.1374100,0 46.8665800,48.1374100,0 46.8665800,48.1374100,0 46.8666000,48.1373900,0 46.8667300,48.1373300,0 46.8668600,48.1372200,0 46.8669900,48.1371300,0 46.8671200,48.1370500,0 46.8672300,48.1369400,0 46.8673300,48.1368500,0 46.8674400,48.1367300,0 46.8675500,48.1366400,0 46.8676300,48.1365300,0 46.8677400,48.1364300,0 46.8678300,48.1363400,0 46.8678900,48.1362700,0 46.8679800,48.1362300,0 46.8680200,48.1361200,0 46.8680600,48.1360400,0 46.8680600,48.1360400,0 46.8680600,48.1360400,0 46.8680600,48.1360400,0 46.8680600,48.1360400,0 46.8680600,48.1360400,0 46.8680800,48.1359700,0 46.8681300,48.1358500,0 46.8682300,48.1357400,0 46.8682800,48.1356300,0 46.8683000,48.1355000,0 46.8683400,48.1354000,0 46.8683400,48.1353500,0 46.8683600,48.1353300,0 46.8684300,48.1352000,0 46.8685100,48.1351200,0 46.8686200,48.1350300,0 46.8687100,48.1349400,0 46.8687700,48.1348400,0 46.8688600,48.1347300,0 46.8689200,48.1346200,0 46.8689600,48.1345200,0 46.8690300,48.1344100,0 46.8690900,48.1343000,0 46.8691600,48.1341900,0 46.8692200,48.1340600,0 46.8692600,48.1339600,0 46.8693300,48.1338500,0 46.8694600,48.1337600,0 46.8695400,48.1337200,0 46.8695400,48.1337200,0 46.8696300,48.1337200,0 46.8696300,48.1337200,0 46.8696300,48.1337200,0 46.8696300,48.1337200,0 46.8696300,48.1337200,0 46.8696500,48.1336400,0 46.8696700,48.1335100,0 46.8698200,48.1334200,0 46.8699900,48.1333800,0 46.8701400,48.1333100,0 46.8702100,48.1332900,0 46.8702300,48.1332700,0 46.8703400,48.1332700,0 46.8703600,48.1332700,0 46.8703600,48.1332700,0 46.8703600,48.1332700,0 46.8703600,48.1332700,0 46.8703600,48.1332700,0 46.8703600,48.1332700,0 46.8703200,48.1332300,0 46.8703200,48.1332300,0 46.8703200,48.1332300,0 46.8703200,48.1332300,0 46.8702900,48.1332300,0 46.8702900,48.1332300,0 46.8702900,48.1332300,0 46.8702700,48.1331800,0</text:p>
          </table:table-cell>
          <table:table-cell table:number-columns-repeated="252"/>
        </table:table-row>
        <table:table-row table:style-name="ro2">
          <table:table-cell office:value-type="string">
            <text:p>14-032</text:p>
          </table:table-cell>
          <table:table-cell office:value-type="string">
            <text:p>14-032#01</text:p>
          </table:table-cell>
          <table:table-cell office:value-type="string">
            <text:p>Point</text:p>
          </table:table-cell>
          <table:table-cell office:value-type="string">
            <text:p>46.9026550,48.0603320,0.000000</text:p>
          </table:table-cell>
          <table:table-cell table:number-columns-repeated="252"/>
        </table:table-row>
        <table:table-row table:style-name="ro2">
          <table:table-cell office:value-type="string">
            <text:p>14-033</text:p>
          </table:table-cell>
          <table:table-cell office:value-type="string">
            <text:p>14-033#01</text:p>
          </table:table-cell>
          <table:table-cell office:value-type="string">
            <text:p>Point</text:p>
          </table:table-cell>
          <table:table-cell office:value-type="string">
            <text:p>46.8865200,48.0620700,6.400800</text:p>
          </table:table-cell>
          <table:table-cell table:number-columns-repeated="252"/>
        </table:table-row>
        <table:table-row table:style-name="ro2">
          <table:table-cell office:value-type="string">
            <text:p>14-033</text:p>
          </table:table-cell>
          <table:table-cell office:value-type="string">
            <text:p>14-033#02</text:p>
          </table:table-cell>
          <table:table-cell office:value-type="string">
            <text:p>Point</text:p>
          </table:table-cell>
          <table:table-cell office:value-type="string">
            <text:p>46.8863500,48.0618800,7.620000</text:p>
          </table:table-cell>
          <table:table-cell table:number-columns-repeated="252"/>
        </table:table-row>
        <table:table-row table:style-name="ro2">
          <table:table-cell office:value-type="string">
            <text:p>14-033</text:p>
          </table:table-cell>
          <table:table-cell office:value-type="string">
            <text:p>14-033#03</text:p>
          </table:table-cell>
          <table:table-cell office:value-type="string">
            <text:p>Point</text:p>
          </table:table-cell>
          <table:table-cell office:value-type="string">
            <text:p>46.8867400,48.0621300,4.572000</text:p>
          </table:table-cell>
          <table:table-cell table:number-columns-repeated="252"/>
        </table:table-row>
        <table:table-row table:style-name="ro2">
          <table:table-cell office:value-type="string">
            <text:p>14-034</text:p>
          </table:table-cell>
          <table:table-cell office:value-type="string">
            <text:p>14-034#01</text:p>
          </table:table-cell>
          <table:table-cell office:value-type="string">
            <text:p>Point</text:p>
          </table:table-cell>
          <table:table-cell office:value-type="string">
            <text:p>46.8935400,48.0618900,17.068800</text:p>
          </table:table-cell>
          <table:table-cell table:number-columns-repeated="252"/>
        </table:table-row>
        <table:table-row table:style-name="ro2">
          <table:table-cell office:value-type="string">
            <text:p>14-035</text:p>
          </table:table-cell>
          <table:table-cell office:value-type="string">
            <text:p>14-035#01</text:p>
          </table:table-cell>
          <table:table-cell office:value-type="string">
            <text:p>LineString</text:p>
          </table:table-cell>
          <table:table-cell office:value-type="string">
            <text:p>46.8870100,48.0624200,0 46.8871200,48.0625000,0 46.8872900,48.0625000,0 46.8874600,48.0625000,0 46.8876100,48.0625000,0 46.8878000,48.0624800,0 46.8879700,48.0624800,0 46.8881700,48.0624600,0 46.8883600,48.0624400,0 46.8885100,48.0624200,0 46.8887000,48.0624200,0 46.8888300,48.0624000,0 46.8889000,48.0624000,0 46.8891100,48.0623700,0 46.8893100,48.0623500,0 46.8894800,48.0623500,0 46.8896700,48.0623300,0 46.8898600,48.0623100,0 46.8900800,48.0622900,0 46.8902500,48.0622700,0 46.8904400,48.0622700,0 46.8906100,48.0622500,0 46.8908100,48.0622200,0 46.8909800,48.0622200,0 46.8911700,48.0622000,0 46.8913400,48.0622000,0 46.8915400,48.0621800,0 46.8917300,48.0621600,0 46.8919200,48.0621400,0 46.8920900,48.0621200,0 46.8922400,48.0621000,0 46.8924200,48.0620700,0 46.8926100,48.0620500,0 46.8927800,48.0620300,0 46.8928700,48.0620100,0 46.8929300,48.0620100,0 46.8931200,48.0619900,0 46.8933000,48.0619700,0 46.8934900,48.0619200,0 46.8936000,48.0619000,0 46.8936200,48.0619000,0 46.8936200,48.0619000,0 46.8936200,48.0619000,0 46.8936200,48.0619000,0 46.8936200,48.0619000,0 46.8936200,48.0619000,0 46.8936200,48.0619000,0 46.8936200,48.0619000,0 46.8936200,48.0619000,0 46.8936000,48.0619000,0 46.8936000,48.0619000,0 46.8936000,48.0619000,0 46.8937700,48.0618600,0 46.8939600,48.0618000,0 46.8941500,48.0617700,0 46.8943300,48.0617500,0 46.8945400,48.0616900,0 46.8946900,48.0616700,0 46.8948800,48.0616200,0 46.8950800,48.0616000,0 46.8952500,48.0615800,0 46.8954200,48.0615400,0 46.8955300,48.0615200,0 46.8955300,48.0615200,0 46.8955300,48.0615200,0 46.8955300,48.0615200,0 46.8955700,48.0614900,0 46.8957200,48.0614300,0 46.8958900,48.0613700,0 46.8960400,48.0613400,0 46.8962400,48.0613000,0 46.8964100,48.0612600,0 46.8965800,48.0611900,0 46.8967500,48.0611500,0 46.8968800,48.0611100,0 46.8970500,48.0610900,0 46.8972200,48.0610700,0 46.8973900,48.0610400,0 46.8975700,48.0610400,0 46.8976100,48.0610200,0 46.8977200,48.0610000,0 46.8978900,48.0609600,0 46.8980600,48.0609200,0 46.8982300,48.0608700,0 46.8984000,48.0608500,0 46.8984900,48.0608300,0 46.8985300,48.0608300,0 46.8986400,48.0607900,0 46.8988100,48.0607400,0 46.8989600,48.0606800,0 46.8990900,48.0605900,0 46.8992000,48.0605100,0 46.8992400,48.0604600,0 46.8993000,48.0603600,0 46.8993700,48.0602300,0 46.8994100,48.0601200,0 46.8994500,48.0600100,0 46.8995400,48.0598900,0 46.8996500,48.0597800,0 46.8997600,48.0596700,0 46.8998000,48.0595400,0 46.8997800,48.0594300,0 46.8997100,48.0593300,0 46.8996000,48.0592200,0 46.8995200,48.0591100,0 46.8994300,48.0589800,0 46.8993700,48.0588800,0 46.8993300,48.0587500,0 46.8992600,48.0586600,0 46.8991800,48.0585600,0 46.8991100,48.0584900,0 46.8990900,48.0584900,0 46.89909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100,48.0584900,0 46.8991300,48.0584500,0 46.8990300,48.0583400,0 46.8989400,48.0582300,0 46.8988100,48.0581300,0 46.8987900,48.0580000,0 46.8988100,48.0578700,0 46.8987900,48.0578700,0 46.8987900,48.0578700,0 46.8987900,48.0578700,0 46.8987900,48.0578700,0 46.8987900,48.0578700,0 46.8987900,48.0578700,0 46.8987900,48.0578700,0 46.8987900,48.0578700,0 46.8987900,48.0578700,0 46.8987900,48.0578700,0 46.8987900,48.0578700,0 46.8987900,48.0578700,0 46.8987900,48.0579300,0 46.8987900,48.0580400,0 46.8988300,48.0581300,0 46.8989400,48.0582500,0 46.8990300,48.0583600,0 46.8991100,48.0584500,0 46.8991100,48.0584500,0 46.8991100,48.0584500,0 46.8990900,48.0584500,0 46.8990900,48.0584700,0 46.8990900,48.0584500,0 46.8990900,48.0584500,0 46.8990900,48.0584500,0 46.8990900,48.0584500,0 46.8990900,48.0584500,0 46.8990900,48.0584500,0 46.8990900,48.0584700,0 46.8990900,48.0584500,0 46.8990900,48.0584700,0 46.8990900,48.0584700,0 46.8990900,48.0584900,0 46.8990900,48.0584900,0 46.8990900,48.0584900,0 46.8991500,48.0584500,0 46.8991500,48.0584500,0 46.8990900,48.0584900,0 46.8990700,48.0585100,0 46.8990500,48.0585100,0 46.8990500,48.0584900,0 46.8990500,48.0584900,0 46.8990500,48.0584900,0 46.8990500,48.0584900,0 46.8990500,48.0584900,0 46.8990700,48.0585100,0 46.8989800,48.0585100,0 46.8989600,48.0585100,0 46.8989600,48.0585100,0 46.8989600,48.0585100,0 46.8989400,48.0585300,0 46.8989400,48.0585300,0 46.8989400,48.0585300,0 46.8989400,48.0585300,0 46.8989600,48.0585300,0 46.8989600,48.0585300,0 46.8989600,48.0585600,0 46.8989600,48.0585600,0 46.8989600,48.0585600,0 46.8989600,48.0585600,0 46.8990700,48.0585300,0 46.8990700,48.0585300,0 46.8990700,48.0585300,0 46.8990900,48.0585300,0 46.8990900,48.0585300,0 46.8991800,48.0585300,0 46.8992400,48.0586600,0 46.8993000,48.0587900,0 46.8993300,48.0588800,0 46.8993900,48.0590100,0 46.8994800,48.0591100,0 46.8995800,48.0592200,0 46.8996900,48.0593300,0 46.8997300,48.0594300,0 46.8997600,48.0595600,0 46.8996900,48.0596900,0 46.8995800,48.0598000,0 46.8995000,48.0599100,0 46.8994100,48.0600100,0 46.8993500,48.0601400,0 46.8993300,48.0602500,0 46.8992800,48.0603600,0 46.8992200,48.0604900,0 46.8991300,48.0605900,0 46.8990500,48.0606800,0 46.8988800,48.0607400,0 46.8986800,48.0607900,0 46.8985100,48.0608300,0 46.8983400,48.0608700,0 46.8982100,48.0609200,0 46.8982100,48.0610000,0 46.8982300,48.0610700,0 46.8982500,48.0611300,0 46.8983200,48.0611100,0 46.8983200,48.0611100,0 46.8983400,48.0611100,0 46.8983400,48.0610900,0 46.8983400,48.0611100,0 46.8983800,48.0610900,0 46.8983600,48.0610900,0 46.8983400,48.0611100,0 46.8983200,48.0611100,0 46.8983000,48.0611100,0 46.8983400,48.0611100,0 46.8983800,48.0610900,0 46.8983800,48.0610900,0 46.8983800,48.0610900,0 46.8983800,48.0610900,0 46.8983800,48.0610900,0 46.8983800,48.0610900,0 46.8983800,48.0610900,0 46.8983800,48.0610900,0 46.8983800,48.0610900,0 46.8983800,48.0610900,0 46.8983800,48.0610900,0 46.8983800,48.0610900,0 46.8983600,48.0610900,0 46.8983400,48.0610900,0 46.8983000,48.0611100,0 46.8982500,48.0611100,0 46.8983000,48.0611100,0 46.8982300,48.0611300,0 46.8982500,48.0611300,0 46.8982700,48.0611100,0 46.8982700,48.0611100,0 46.8983200,48.0611100,0 46.8983200,48.0611100,0 46.8983000,48.0611100,0 46.8983000,48.0611300,0 46.8982300,48.0611300,0 46.8982300,48.0611300,0 46.8982100,48.0611300,0 46.8982100,48.0611300,0 46.8981900,48.0611500,0 46.8982100,48.0611300,0 46.8982300,48.0611300,0 46.8982300,48.0611300,0 46.8982300,48.0611300,0 46.8982100,48.0611300,0 46.8982100,48.0611500,0 46.8982100,48.0611500,0 46.8982100,48.0611500,0 46.8982100,48.0611500,0 46.8981900,48.0611500,0 46.8982100,48.0611300,0 46.8982300,48.0611300,0 46.8982700,48.0611100,0 46.8982700,48.0611100,0 46.8982100,48.0611300,0 46.8982300,48.0611300,0 46.8982300,48.0611300,0 46.8982300,48.0611300,0 46.8982300,48.0611300,0 46.8981700,48.0611500,0 46.8982300,48.0611300,0 46.8982300,48.0611300,0 46.8982300,48.0611300,0 46.89827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400,48.0611100,0 46.8983200,48.0611300,0 46.8983200,48.0611300,0 46.8983200,48.0611300,0 46.8983000,48.0611300,0 46.8982700,48.0611500,0 46.8982700,48.0611500,0 46.8982700,48.0611500,0 46.8982700,48.0611500,0 46.8982700,48.0611500,0 46.8982700,48.0611500,0 46.8983600,48.0611500,0 46.8983400,48.0611300,0 46.8983200,48.0610900,0 46.8983200,48.0610900,0 46.8983200,48.0610900,0 46.8983200,48.0610900,0 46.8983200,48.0610900,0 46.8983200,48.0610900,0 46.8983200,48.0611100,0 46.8984000,48.0610700,0 46.8984000,48.0610700,0 46.8984000,48.0610700,0 46.8984000,48.0610700,0 46.8984500,48.0610400,0 46.8985700,48.0610200,0 46.8985700,48.0610700,0 46.8986200,48.0610700,0 46.8986200,48.0610700,0 46.8986200,48.0610700,0 46.8986000,48.0610700,0 46.8986000,48.0610700,0 46.8986000,48.0610900,0 46.8985700,48.0610700,0 46.8985100,48.0610700,0 46.8984000,48.0610900,0 46.8982700,48.0611100,0 46.8981700,48.0611500,0 46.8981700,48.0611500,0 46.8981700,48.0611500,0 46.8981900,48.0611500,0 46.8981900,48.0611500,0 46.8981900,48.0611300,0 46.8981900,48.0611300,0 46.8981900,48.0611300,0 46.8981900,48.0611300,0 46.8981900,48.0611500,0 46.8981900,48.0611500,0 46.8981900,48.0611500,0 46.8981900,48.0611500,0 46.8981900,48.0611500,0 46.8981900,48.0611500,0 46.8981900,48.0611500,0 46.8981900,48.0611500,0 46.8981900,48.0611500,0 46.8981900,48.0611500,0 46.8982300,48.0611300,0 46.8982700,48.0611300,0 46.8983000,48.0611300,0 46.8983400,48.0611100,0 46.8983600,48.0610900,0 46.8983400,48.0611100,0 46.8983400,48.0611100,0 46.8983400,48.0611100,0 46.8983400,48.0611100,0 46.8983400,48.0611100,0 46.8983400,48.0611100,0 46.8983400,48.0611100,0 46.8983200,48.0611500,0 46.8983200,48.0611900,0 46.8983200,48.0612800,0 46.8983800,48.0613700,0 46.8984700,48.0614300,0 46.8985300,48.0615400,0 46.8986200,48.0616000,0 46.8986200,48.0616200,0 46.8986200,48.0616200,0 46.8986200,48.0616200,0 46.8986200,48.0616200,0 46.8986200,48.0616200,0 46.8986200,48.0616200,0 46.8986200,48.0616200,0 46.8986200,48.0616500,0 46.8986200,48.0616500,0 46.8986200,48.0616500,0 46.8986000,48.0616500,0 46.8986000,48.0616500,0 46.8986000,48.0616500,0 46.8986000,48.0616500,0 46.8986000,48.0616500,0 46.8986000,48.0616500,0 46.8986000,48.0616500,0 46.8986000,48.0616500,0 46.8986000,48.06165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400,48.0616500,0 46.8986600,48.0616500,0 46.8986600,48.0616500,0 46.8986600,48.0616500,0 46.8986600,48.0616500,0 46.8986400,48.0616200,0 46.8986400,48.0616200,0 46.8986400,48.0616200,0 46.8986400,48.0616200,0 46.8986400,48.0616000,0 46.8986400,48.0616000,0 46.8986400,48.0616000,0 46.8986400,48.0616000,0 46.8986200,48.0616200,0 46.8986200,48.0616200,0 46.8986200,48.0616200,0 46.8986200,48.0616200,0 46.8986200,48.0616200,0 46.8986200,48.0616200,0 46.8986200,48.0616200,0 46.89862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000,48.0616200,0 46.8986200,48.0616200,0 46.8986200,48.0616200,0 46.8986200,48.0616200,0 46.8986200,48.0616200,0 46.8986000,48.0616200,0 46.8986000,48.0616200,0 46.8986000,48.0616200,0 46.8986000,48.0616200,0 46.8986200,48.0616500,0 46.8986200,48.0616500,0 46.8986200,48.0616500,0 46.8986200,48.0616500,0 46.8986200,48.0616500,0 46.8986200,48.0616500,0 46.8986200,48.0616500,0 46.8986200,48.0616500,0 46.8986200,48.0616700,0 46.8986200,48.06167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 46.8986200,48.0616500,0</text:p>
          </table:table-cell>
          <table:table-cell table:number-columns-repeated="252"/>
        </table:table-row>
        <table:table-row table:style-name="ro2">
          <table:table-cell office:value-type="string">
            <text:p>14-036</text:p>
          </table:table-cell>
          <table:table-cell office:value-type="string">
            <text:p>14-036#01</text:p>
          </table:table-cell>
          <table:table-cell office:value-type="string">
            <text:p>LineString</text:p>
          </table:table-cell>
          <table:table-cell office:value-type="string">
            <text:p>46.8901200,48.0592200,0 46.8902500,48.0591600,0 46.8903800,48.0590700,0 46.8904200,48.0590100,0 46.8903800,48.05894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800,48.0589200,0 46.8903600,48.0589200,0 46.8903600,48.0589200,0 46.8903600,48.0589200,0 46.8903600,48.0589200,0 46.8902900,48.0589200,0 46.8902500,48.0589200,0 46.8902100,48.0589400,0 46.8901600,48.0589400,0 46.8901200,48.0589600,0 46.8900600,48.0589400,0 46.8901000,48.0588800,0 46.8902100,48.0588600,0 46.8902100,48.0587900,0 46.8902300,48.0587500,0 46.8902500,48.0587100,0 46.8902500,48.0586800,0 46.8902300,48.0587700,0 46.8902700,48.0588600,0 46.8903600,48.0589000,0</text:p>
          </table:table-cell>
          <table:table-cell table:number-columns-repeated="252"/>
        </table:table-row>
        <table:table-row table:style-name="ro2">
          <table:table-cell office:value-type="string">
            <text:p>14-037</text:p>
          </table:table-cell>
          <table:table-cell office:value-type="string">
            <text:p>14-037#01</text:p>
          </table:table-cell>
          <table:table-cell office:value-type="string">
            <text:p>Point</text:p>
          </table:table-cell>
          <table:table-cell office:value-type="string">
            <text:p>46.8890300,48.0610900,-6.705600</text:p>
          </table:table-cell>
          <table:table-cell table:number-columns-repeated="252"/>
        </table:table-row>
        <table:table-row table:style-name="ro2">
          <table:table-cell office:value-type="string">
            <text:p>14-038</text:p>
          </table:table-cell>
          <table:table-cell office:value-type="string">
            <text:p>14-038#01</text:p>
          </table:table-cell>
          <table:table-cell office:value-type="string">
            <text:p>Point</text:p>
          </table:table-cell>
          <table:table-cell office:value-type="string">
            <text:p>46.9030300,48.0605500,-1.219200</text:p>
          </table:table-cell>
          <table:table-cell table:number-columns-repeated="252"/>
        </table:table-row>
        <table:table-row table:style-name="ro2">
          <table:table-cell office:value-type="string">
            <text:p>14-039</text:p>
          </table:table-cell>
          <table:table-cell office:value-type="string">
            <text:p>14-039#01</text:p>
          </table:table-cell>
          <table:table-cell office:value-type="string">
            <text:p>LineString</text:p>
          </table:table-cell>
          <table:table-cell office:value-type="string">
            <text:p>46.8957400,48.0613900,0 46.8955900,48.0614500,0 46.8954200,48.0615200,0 46.8952300,48.0615600,0 46.8950600,48.0615800,0 46.8948800,48.0616200,0 46.8946900,48.0616500,0 46.8945200,48.0616900,0 46.8943300,48.0617300,0 46.8941300,48.0617700,0 46.8939400,48.0618200,0 46.8937500,48.0618600,0 46.8935500,48.0619000,0 46.8933600,48.0619200,0 46.8931700,48.0619500,0 46.8930000,48.0619500,0 46.8928500,48.0619700,0 46.8926500,48.0619900,0 46.8924800,48.0620100,0 46.8922900,48.0620500,0 46.8921200,48.0620700,0 46.8919400,48.0621000,0 46.8917500,48.0621200,0 46.8915600,48.0621400,0 46.8913900,48.0621600,0 46.8912100,48.0621800,0 46.8910000,48.0621800,0 46.8908300,48.0622000,0</text:p>
          </table:table-cell>
          <table:table-cell table:number-columns-repeated="252"/>
        </table:table-row>
        <table:table-row table:style-name="ro2">
          <table:table-cell office:value-type="string">
            <text:p>14-040</text:p>
          </table:table-cell>
          <table:table-cell office:value-type="string">
            <text:p>14-040#01</text:p>
          </table:table-cell>
          <table:table-cell office:value-type="string">
            <text:p>Point</text:p>
          </table:table-cell>
          <table:table-cell office:value-type="string">
            <text:p>46.9000910,48.0582890,0.000000</text:p>
          </table:table-cell>
          <table:table-cell table:number-columns-repeated="252"/>
        </table:table-row>
        <table:table-row table:style-name="ro2">
          <table:table-cell office:value-type="string">
            <text:p>14-041</text:p>
          </table:table-cell>
          <table:table-cell office:value-type="string">
            <text:p>14-041#01</text:p>
          </table:table-cell>
          <table:table-cell office:value-type="string">
            <text:p>LineString</text:p>
          </table:table-cell>
          <table:table-cell office:value-type="string">
            <text:p>46.8947050,48.0576790,0 46.8951670,48.0576080,0 46.8959610,48.0575140,0 46.8968510,48.0573920,0 46.8975590,48.0573640,0</text:p>
          </table:table-cell>
          <table:table-cell table:number-columns-repeated="252"/>
        </table:table-row>
        <table:table-row table:style-name="ro2">
          <table:table-cell office:value-type="string">
            <text:p>14-042</text:p>
          </table:table-cell>
          <table:table-cell office:value-type="string">
            <text:p>14-042#01</text:p>
          </table:table-cell>
          <table:table-cell office:value-type="string">
            <text:p>LineString</text:p>
          </table:table-cell>
          <table:table-cell office:value-type="string">
            <text:p>46.8416900,48.1509900,0 46.8416700,48.1509700,0 46.8416500,48.1508900,0 46.8416700,48.1508000,0 46.8416900,48.1506900,0 46.8417100,48.1506100,0 46.8417100,48.1505700,0 46.8417500,48.1505200,0 46.8417500,48.1505200,0 46.8417500,48.1505200,0 46.8417100,48.1505200,0 46.8417100,48.1505200,0 46.8417500,48.1505200,0 46.8417500,48.1505200,0 46.8417800,48.1505200,0 46.8417500,48.1505200,0 46.8417500,48.1505200,0 46.8417500,48.1505200,0 46.8417500,48.1505200,0 46.8417500,48.1505200,0 46.8417100,48.1504800,0 46.8416700,48.1504200,0 46.8416700,48.1503300,0 46.8416900,48.1502400,0 46.8416700,48.1501400,0 46.8416300,48.1500500,0 46.8416500,48.1500300,0 46.8416700,48.1499900,0 46.8416900,48.1499600,0 46.8417300,48.1499000,0 46.8418200,48.1497900,0 46.8419100,48.1497100,0 46.8419900,48.1496200,0 46.8419500,48.1495400,0 46.8418800,48.1494300,0 46.8418200,48.1493600,0 46.8418000,48.1493200,0 46.8417300,48.1492600,0 46.8417800,48.1492100,0 46.8418000,48.1491500,0 46.8417500,48.1490900,0 46.8417300,48.1490400,0 46.8418000,48.1489600,0 46.8418200,48.1488500,0 46.8418200,48.1487400,0 46.8418600,48.1486600,0 46.8419100,48.1485700,0 46.8418400,48.1484800,0 46.8418400,48.1484600,0 46.8418200,48.1484600,0 46.8418200,48.1484600,0 46.8418400,48.1484600,0 46.8418400,48.1484600,0 46.8418400,48.1484600,0 46.8418400,48.1484600,0 46.8418400,48.1484600,0 46.8418400,48.1484600,0 46.8418400,48.1484600,0 46.8418400,48.1484600,0 46.8418200,48.1484600,0 46.8418200,48.1484600,0 46.8418200,48.1484600,0 46.8418200,48.1484600,0 46.8418200,48.1484600,0 46.8418200,48.1484600,0 46.8418200,48.1484600,0 46.8418200,48.1484600,0 46.8418200,48.1484600,0 46.8418200,48.1484600,0 46.8418200,48.1484600,0 46.84182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000,48.1484600,0 46.8418200,48.1484800,0 46.8418400,48.1485100,0 46.8418800,48.1485300,0 46.8418800,48.1486100,0 46.8418400,48.1486600,0 46.8417800,48.1487200,0 46.8417100,48.1488100,0 46.8416900,48.1488100,0 46.8416900,48.1488100,0 46.8416900,48.1488100,0 46.8416900,48.1488100,0 46.8416900,48.1488100,0 46.8416300,48.1488700,0 46.8416300,48.1489100,0 46.8416300,48.1489100,0 46.8416300,48.1489100,0 46.8416300,48.1489100,0 46.8416300,48.1489100,0 46.8416300,48.1489100,0 46.8416300,48.1489100,0 46.8416300,48.1489100,0 46.8416300,48.1489100,0 46.8415800,48.1489100,0 46.8415600,48.1489800,0 46.8415800,48.1490400,0 46.8415800,48.1490400,0 46.8415600,48.1490400,0 46.8416000,48.1490900,0 46.8415800,48.1490600,0 46.8415800,48.1489800,0 46.8415800,48.1489100,0 46.8416300,48.1488500,0 46.8417100,48.1487800,0 46.8418000,48.1487200,0 46.8418800,48.1486300,0 46.8419100,48.1485500,0 46.8418600,48.1484800,0 46.8418400,48.1484400,0 46.8418800,48.1483600,0 46.8419100,48.1482500,0 46.8419300,48.1481600,0 46.8419100,48.1481400,0 46.8419900,48.1481000,0 46.8419900,48.1481000,0 46.8419900,48.1481000,0 46.8419900,48.1481000,0 46.8419900,48.1481000,0 46.8419900,48.1481000,0 46.8419900,48.1481000,0 46.8419900,48.1481000,0 46.8419900,48.1481000,0 46.8420100,48.1480800,0 46.8420300,48.1480800,0 46.8420300,48.1480800,0 46.8420300,48.1480600,0 46.8419900,48.1480100,0 46.8419700,48.1479300,0 46.8419700,48.1479300,0 46.8419700,48.1479300,0 46.8419700,48.1479300,0 46.8419700,48.1479300,0 46.8419700,48.1479300,0 46.8419700,48.1479300,0 46.8419500,48.1479300,0 46.8418600,48.1479000,0 46.8418200,48.1479300,0 46.8418000,48.1479300,0 46.8418000,48.1478800,0 46.8418000,48.1478600,0 46.8418000,48.1477800,0 46.8417500,48.1477300,0 46.8417100,48.1476900,0 46.8417800,48.1476300,0 46.8417800,48.1475600,0 46.8418400,48.1475000,0 46.8418400,48.1474800,0 46.8418400,48.1474500,0 46.8418400,48.1473700,0 46.8418400,48.1473700,0 46.8418400,48.1473500,0 46.8417800,48.1473000,0 46.8417300,48.1472800,0 46.8416700,48.1472600,0 46.8416900,48.1472000,0 46.8416900,48.1472000,0 46.8416900,48.1472000,0 46.8416900,48.1471800,0 46.8416900,48.1471800,0 46.8417300,48.1470500,0 46.8417800,48.1469400,0 46.8418200,48.1468300,0 46.8418400,48.1467200,0 46.8418600,48.1466200,0 46.8418800,48.1464900,0 46.8418800,48.1464900,0 46.8418800,48.1464900,0 46.8418800,48.1464900,0 46.8418800,48.1464900,0 46.8418800,48.1464900,0 46.8418800,48.1464900,0 46.8418800,48.1464500,0 46.8418800,48.1464500,0 46.8418800,48.1464500,0 46.8418600,48.1464500,0 46.8418600,48.1464500,0 46.8418800,48.1463600,0 46.8419100,48.14627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100,48.1462300,0 46.8419300,48.1462100,0 46.8420300,48.1461000,0 46.8421200,48.1460200,0 46.8422100,48.1459300,0 46.8422900,48.1458200,0 46.8423600,48.1457200,0 46.8424200,48.1456100,0 46.8424800,48.1455700,0 46.8425300,48.1454600,0 46.8425500,48.1454200,0 46.8425900,48.1453500,0 46.8426300,48.1452400,0 46.8427200,48.1451800,0 46.8428100,48.1451600,0 46.8428100,48.1451600,0 46.8428300,48.1451200,0 46.8428300,48.1450700,0 46.8428100,48.1449700,0 46.8427800,48.1448800,0 46.8428500,48.1447700,0 46.8428700,48.1447700,0 46.8428700,48.1447700,0 46.8428700,48.1447700,0 46.8428700,48.1447700,0 46.8428700,48.1447700,0 46.8428700,48.1447900,0 46.8428700,48.1447900,0 46.8428700,48.1447900,0 46.8428700,48.1447900,0 46.8428700,48.1447900,0 46.8428700,48.1447900,0 46.8428900,48.1447700,0 46.8429800,48.1446900,0 46.8431100,48.1446200,0 46.8431900,48.1445400,0 46.8433000,48.1444500,0 46.8434100,48.1443600,0 46.8434700,48.1443000,0 46.8434900,48.1442600,0 46.8435600,48.1441500,0 46.8436200,48.1440400,0 46.8437100,48.1439400,0 46.8437700,48.1438300,0 46.8438600,48.1437200,0 46.8439400,48.1436100,0 46.8440100,48.1435300,0 46.8440500,48.1434800,0 46.8440900,48.1434000,0 46.8441800,48.1432900,0 46.8442700,48.1432100,0 46.8443700,48.1431200,0 46.8444800,48.1430100,0 46.8446100,48.1429300,0 46.8446500,48.1428800,0 46.8446500,48.1428800,0 46.8446500,48.1428800,0 46.8446700,48.1428800,0 46.8446700,48.1428800,0 46.8446700,48.1428800,0 46.8446700,48.1428800,0 46.8446700,48.1428800,0 46.8446700,48.1428800,0 46.8446700,48.1428800,0 46.8446700,48.1428800,0 46.8446700,48.1428800,0 46.8446700,48.1428800,0 46.8446700,48.1428800,0 46.8447400,48.1428400,0 46.8448400,48.1427800,0 46.8449500,48.1427100,0 46.8450400,48.1426500,0 46.8451500,48.1426000,0 46.8452700,48.1425600,0 46.8453800,48.1425200,0 46.8454700,48.1424800,0 46.8455300,48.1424500,0 46.8456200,48.1424100,0 46.8456400,48.1423900,0 46.8457500,48.1423300,0 46.8458500,48.1422400,0 46.8459400,48.1422000,0 46.8460000,48.1421500,0 46.8461100,48.1420900,0 46.8461500,48.1420500,0 46.8462600,48.1420000,0 46.8463900,48.1419400,0 46.8465200,48.1418800,0 46.8466300,48.1418100,0 46.8466300,48.1418100,0 46.8466700,48.1417700,0 46.8467800,48.1416800,0 46.8468600,48.1416000,0 46.8469300,48.1414900,0 46.8469700,48.1414700,0 46.8470300,48.1414000,0 46.8470300,48.1414000,0 46.8470300,48.1414000,0 46.8470300,48.1413800,0 46.8470300,48.1414200,0 46.8470500,48.1414700,0 46.8470500,48.1414700,0 46.8470500,48.1414700,0 46.8470500,48.1414700,0 46.8470500,48.1414700,0 46.8470500,48.1414700,0 46.8470500,48.1414700,0 46.8470500,48.1414700,0 46.8470500,48.1414700,0 46.8470500,48.1414700,0 46.8470500,48.1414700,0 46.8470800,48.1414700,0 46.8470500,48.14142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300,48.1413800,0 46.8470800,48.1413600,0 46.8472100,48.1413000,0 46.8473300,48.1412300,0 46.8473800,48.1412100,0 46.8474800,48.1411700,0 46.8475900,48.1411000,0 46.8477400,48.1410400,0 46.8477800,48.1410200,0 46.8478300,48.1410000,0 46.8479600,48.1409500,0 46.8480800,48.1408900,0 46.8482100,48.1408500,0 46.8483600,48.1408000,0 46.8484300,48.1408000,0 46.8485400,48.1407600,0 46.8485400,48.1407600,0 46.8485800,48.1407400,0 46.8486600,48.1407200,0 46.8486900,48.1407200,0 46.8487700,48.1407000,0 46.8489000,48.1406700,0 46.8490900,48.1406300,0 46.8492200,48.1406100,0 46.8493900,48.1405700,0 46.8495400,48.1405200,0 46.8497200,48.1405000,0 46.8498900,48.1405000,0 46.8500400,48.1404800,0 46.8501900,48.1404800,0 46.8503400,48.1404600,0 46.8505100,48.1404600,0 46.8506600,48.1404400,0 46.8508100,48.1404400,0 46.8508700,48.1404200,0 46.8510000,48.1404200,0 46.8511700,48.1404200,0</text:p>
          </table:table-cell>
          <table:table-cell table:number-columns-repeated="252"/>
        </table:table-row>
        <table:table-row table:style-name="ro2">
          <table:table-cell office:value-type="string">
            <text:p>14-043</text:p>
          </table:table-cell>
          <table:table-cell office:value-type="string">
            <text:p>14-043#01</text:p>
          </table:table-cell>
          <table:table-cell office:value-type="string">
            <text:p>LineString</text:p>
          </table:table-cell>
          <table:table-cell office:value-type="string">
            <text:p>46.8519700,48.1387900,0 46.8518200,48.1387400,0 46.8517100,48.1387000,0 46.8517300,48.1386100,0 46.8518000,48.1385300,0 46.8518200,48.1385100,0 46.8518200,48.1385100,0 46.8518200,48.1385100,0 46.8517300,48.1385100,0 46.8516300,48.1385900,0 46.8515400,48.1386400,0 46.8515000,48.1386600,0 46.8513500,48.1386600,0 46.8511700,48.1386400,0 46.8510000,48.1386100,0 46.8508500,48.1385900,0 46.8507700,48.1385700,0 46.8507500,48.1385700,0 46.8507500,48.1385700,0 46.8506200,48.1385700,0 46.8504500,48.1385500,0 46.8503000,48.1385300,0 46.8501400,48.1384800,0 46.8500200,48.1384400,0 46.8498700,48.1384000,0 46.8496900,48.1383800,0 46.8495200,48.1383600,0 46.8493500,48.1383100,0 46.8492000,48.1382900,0 46.8490300,48.1382700,0 46.8489000,48.1382500,0 46.8487500,48.1382300,0 46.8485800,48.1382100,0 46.8484100,48.1381800,0 46.8482400,48.1381600,0 46.8482100,48.1381600,0 46.8482100,48.1381600,0 46.8480800,48.1381400,0 46.8479100,48.1381400,0 46.8477400,48.1381200,0 46.8475900,48.1381200,0 46.8474200,48.1381000,0 46.8472700,48.1381000,0 46.8470800,48.1380800,0 46.8470800,48.1381000,0 46.8470800,48.1381000,0 46.8469300,48.1380800,0 46.8467500,48.1380600,0 46.8465800,48.1380300,0 46.8463900,48.1379900,0 46.8462400,48.1379700,0 46.8460700,48.1379300,0 46.8459400,48.1379100,0 46.8459400,48.1379100,0 46.8459400,48.1379100,0 46.8458100,48.1378600,0 46.8457900,48.1378400,0 46.8457700,48.1378000,0 46.8457500,48.1377800,0 46.8456200,48.1377100,0 46.8454700,48.1376500,0 46.8453200,48.1375600,0 46.8452500,48.1375400,0 46.8451200,48.1374500,0 46.8450000,48.1373700,0 46.8448700,48.1373000,0 46.8447200,48.1372400,0 46.8445900,48.1371800,0 46.8445700,48.1371300,0 46.8444200,48.1370900,0 46.8442900,48.1370300,0 46.8441600,48.1369600,0 46.8440500,48.1369400,0 46.8439000,48.1368800,0 46.8437700,48.1368300,0 46.8436000,48.1368100,0 46.8434500,48.1367500,0 46.8433000,48.1367000,0 46.8431900,48.1366600,0 46.8431100,48.1366600,0 46.8429600,48.1366200,0 46.8428100,48.1365800,0 46.8426300,48.1365100,0 46.8424800,48.1364700,0 46.8423100,48.1364300,0 46.8421400,48.1363800,0 46.8419900,48.1363200,0 46.8418200,48.1362700,0 46.8416500,48.1362300,0 46.8415000,48.1361900,0 46.8413500,48.1361500,0 46.8411500,48.1360800,0 46.8410000,48.1360400,0 46.8408800,48.1360000,0 46.8409200,48.1360000,0 46.8407500,48.1359500,0 46.8406000,48.1359500,0</text:p>
          </table:table-cell>
          <table:table-cell table:number-columns-repeated="252"/>
        </table:table-row>
        <table:table-row table:style-name="ro2">
          <table:table-cell office:value-type="string">
            <text:p>14-044</text:p>
          </table:table-cell>
          <table:table-cell office:value-type="string">
            <text:p>14-044#01</text:p>
          </table:table-cell>
          <table:table-cell office:value-type="string">
            <text:p>LineString</text:p>
          </table:table-cell>
          <table:table-cell office:value-type="string">
            <text:p>46.8186160,48.1341440,0 46.8189600,48.1338790,0 46.8191960,48.1337140,0 46.8192390,48.1333490,0 46.8192170,48.1330480,0 46.8201400,48.1325970,0 46.8215990,48.1328910,0 46.8221570,48.1328190,0 46.8226180,48.1327480,0 46.8234120,48.1327760,0 46.8238410,48.1328690,0 46.8245170,48.1327760,0 46.8238630,48.1328690,0 46.8233910,48.1327760,0 46.8226080,48.1327480,0 46.8216100,48.1328910,0 46.8201510,48.1325970,0 46.8210730,48.1321890,0 46.8218890,48.1318310,0 46.8223290,48.1315950,0 46.8219420,48.1318100,0 46.8223500,48.1317450,0 46.8229830,48.1316950,0 46.8234770,48.1316020,0 46.8244960,48.1313510,0 46.8251930,48.1311720,0 46.8260300,48.1309650,0 46.8267700,48.1307570,0 46.8286160,48.1304920,0 46.8294200,48.1303630,0 46.8301390,48.1300340,0 46.8314370,48.1294460,0 46.8301390,48.1300340,0 46.8294420,48.1303560,0 46.8301820,48.1301980,0 46.8310830,48.1301550,0 46.8317160,48.1303130,0 46.8324670,48.1305710,0 46.8337440,48.1308640,0</text:p>
          </table:table-cell>
          <table:table-cell table:number-columns-repeated="252"/>
        </table:table-row>
        <table:table-row table:style-name="ro2">
          <table:table-cell office:value-type="string">
            <text:p>14-045</text:p>
          </table:table-cell>
          <table:table-cell office:value-type="string">
            <text:p>14-045#01</text:p>
          </table:table-cell>
          <table:table-cell office:value-type="string">
            <text:p>LineString</text:p>
          </table:table-cell>
          <table:table-cell office:value-type="string">
            <text:p>46.8187990,48.1334560,0 46.8187450,48.1332560,0 46.8184020,48.1331630,0 46.8181770,48.1333420,0 46.8186060,48.1335640,0 46.8187990,48.1334640,0</text:p>
          </table:table-cell>
          <table:table-cell table:number-columns-repeated="252"/>
        </table:table-row>
        <table:table-row table:style-name="ro2">
          <table:table-cell office:value-type="string">
            <text:p>14-046</text:p>
          </table:table-cell>
          <table:table-cell office:value-type="string">
            <text:p>14-046#01</text:p>
          </table:table-cell>
          <table:table-cell office:value-type="string">
            <text:p>LineString</text:p>
          </table:table-cell>
          <table:table-cell office:value-type="string">
            <text:p>46.8598900,48.1407800,0 46.8599100,48.1407800,0 46.8599300,48.1407800,0 46.8599300,48.1407800,0 46.8599300,48.1407600,0 46.8599500,48.1407600,0 46.8599900,48.1407000,0 46.8600400,48.1407200,0 46.8600400,48.1407000,0 46.8600800,48.1406500,0 46.8601000,48.1406100,0 46.8601900,48.1405400,0 46.8603400,48.1405000,0 46.8604400,48.1405200,0 46.8605300,48.1405200,0 46.8605700,48.1405900,0 46.8605500,48.1405900,0 46.8605500,48.1406100,0 46.8605700,48.1406500,0 46.8606800,48.1407000,0 46.8607700,48.1407400,0 46.8607700,48.1407800,0 46.8607700,48.1408000,0 46.8607700,48.1408000,0 46.8607900,48.1408200,0 46.8607900,48.1408700,0 46.8608300,48.1408700,0 46.8608300,48.1409100,0 46.8609000,48.1409700,0 46.8609400,48.1410600,0 46.8609400,48.1410800,0 46.8609400,48.1410800,0 46.8609400,48.1410800,0 46.8609400,48.1410800,0 46.8609600,48.1410800,0 46.8609600,48.1410800,0 46.8609600,48.1410800,0 46.8609600,48.1411900,0 46.8609400,48.1412300,0 46.8609200,48.1413200,0 46.8609200,48.1413200,0 46.8609200,48.1413200,0 46.8609200,48.1413200,0 46.8609200,48.1413200,0 46.8609000,48.1413200,0 46.8609000,48.1413200,0 46.8609000,48.1413200,0 46.8609000,48.1413200,0 46.8609000,48.1413200,0 46.8609000,48.1413200,0 46.8609000,48.1413200,0 46.8609000,48.1413200,0 46.8609000,48.1413200,0 46.8609400,48.1413400,0 46.8609800,48.1413600,0 46.8609800,48.1413600,0 46.8609800,48.1413600,0 46.8609800,48.1413800,0 46.8609800,48.1413800,0 46.8610200,48.1414000,0 46.8610200,48.1414700,0 46.8610000,48.1415300,0 46.8609800,48.1415700,0 46.8610700,48.1416000,0 46.8611300,48.1416000,0 46.8610700,48.1416200,0 46.8610700,48.1416200,0 46.8610000,48.1416400,0 46.8609600,48.1416200,0 46.8609600,48.1416200,0 46.8609600,48.1416200,0 46.8609600,48.1416200,0 46.8610200,48.1416400,0 46.8610200,48.1416200,0 46.8610200,48.1416400,0 46.8610500,48.1416800,0 46.8610500,48.1416800,0 46.8609800,48.1417000,0 46.8609800,48.1417000,0 46.8609000,48.1417300,0 46.8608500,48.1417500,0 46.8608300,48.1417700,0 46.8607700,48.1418300,0 46.8607700,48.1418300,0 46.8607700,48.1418300,0 46.8607700,48.1418300,0 46.8607700,48.1418500,0 46.8607700,48.1418500,0 46.8607400,48.1418500,0 46.8607400,48.1418500,0 46.8607400,48.1418500,0 46.8607700,48.1418300,0 46.8608100,48.1417900,0 46.8608100,48.1417900,0 46.8607900,48.1418100,0 46.8607700,48.1418300,0 46.8607700,48.1418300,0 46.8607700,48.1418300,0 46.8607200,48.1419000,0 46.8606800,48.1419200,0 46.8605900,48.1419200,0 46.8604700,48.1419000,0 46.8603400,48.1418500,0 46.8602700,48.1418100,0 46.8602100,48.1417900,0 46.8601900,48.1417900,0 46.8601900,48.1417900,0 46.8601900,48.1417900,0 46.8601700,48.1417900,0 46.8601200,48.1418100,0 46.8601200,48.1418100,0 46.8601200,48.1418100,0 46.8600600,48.1417900,0 46.8600800,48.1418300,0 46.8601200,48.1419200,0 46.8601700,48.1420300,0 46.8602100,48.1421100,0 46.8602500,48.1421800,0 46.8602700,48.1421800,0 46.8602500,48.1422200,0 46.8602900,48.1423500,0 46.8603200,48.1424500,0 46.8603400,48.1425200,0 46.8603400,48.1426300,0 46.8603200,48.1427300,0 46.8603200,48.1428400,0 46.8602700,48.1429500,0 46.8602500,48.1430600,0 46.8602300,48.1431400,0 46.8601900,48.1432500,0 46.8601700,48.1433600,0 46.8601200,48.1434400,0 46.8601200,48.1434400,0 46.8601000,48.1435500,0 46.8600800,48.1436300,0 46.8600400,48.1437200,0 46.8600200,48.1438300,0 46.8599700,48.1439400,0 46.8599300,48.1440400,0 46.8598900,48.1441300,0 46.8598400,48.1442400,0 46.8598000,48.1443200,0 46.8597600,48.1444300,0 46.8596900,48.1445400,0 46.8596500,48.1446200,0 46.8596100,48.1447100,0 46.8595600,48.1447700,0 46.8595200,48.1448800,0 46.8594800,48.1449700,0 46.8594800,48.1449900,0 46.8594400,48.1450900,0 46.8593700,48.1451800,0 46.8593500,48.1452200,0 46.8593500,48.1452200,0 46.8593500,48.1452200,0 46.8593500,48.1452200,0 46.8593100,48.1453100,0 46.8592900,48.1453300,0 46.8592200,48.1453900,0 46.8591800,48.1454800,0 46.8591400,48.1455700,0 46.8590700,48.1456700,0 46.8589600,48.1457400,0 46.8588800,48.1458200,0 46.8587500,48.1458700,0 46.8586000,48.1459100,0 46.8584700,48.1459500,0 46.8583400,48.1460000,0 46.8582300,48.1460400,0 46.8580800,48.1460600,0 46.8580400,48.1460800,0 46.8579600,48.1461000,0 46.8578100,48.1461000,0 46.8577000,48.1461500,0 46.8576100,48.1461700,0 46.8576100,48.1461700,0 46.8576100,48.1461700,0 46.8575900,48.1461900,0 46.8575700,48.1461900,0 46.8574800,48.1461900,0 46.8573300,48.1462100,0 46.8572500,48.1462100,0 46.8571400,48.1462300,0 46.8570800,48.1462700,0 46.8570500,48.1463400,0 46.8571000,48.1463800,0 46.8570800,48.1464000,0 46.8569900,48.1464700,0 46.8568400,48.14649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8000,48.1465100,0 46.8567800,48.1465100,0 46.8567800,48.1465100,0 46.8567800,48.1465100,0 46.8567800,48.1465100,0 46.8567800,48.1465100,0 46.8567800,48.1465100,0 46.8568000,48.1465100,0 46.8568200,48.1465300,0 46.8568200,48.1465300,0 46.8568200,48.1465300,0 46.8568200,48.1465300,0 46.8568200,48.1465300,0 46.8568000,48.1465300,0 46.8568000,48.1465300,0 46.8568000,48.1465300,0 46.8568000,48.14653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7800,48.1465100,0 46.8568000,48.1465100,0 46.8568000,48.1465100,0 46.8567800,48.1465300,0 46.8567500,48.1465500,0 46.8567500,48.1465100,0 46.8567500,48.1464900,0 46.8567500,48.1464900,0 46.8567500,48.1464900,0 46.8567500,48.1464900,0 46.8567500,48.1465100,0 46.8567500,48.1465100,0 46.8567500,48.1465100,0 46.8567500,48.1465100,0 46.8567500,48.1465100,0 46.8567300,48.1465100,0 46.8566500,48.1465500,0 46.8566500,48.1464900,0 46.8566700,48.1464500,0 46.8566700,48.1464500,0 46.8566900,48.1464200,0 46.8566900,48.1464200,0 46.8566900,48.1464200,0 46.8567500,48.1463800,0 46.8568000,48.1463200,0 46.8568800,48.1462500,0 46.8569500,48.1461700,0 46.8569300,48.1460800,0 46.8569700,48.1459700,0 46.8570300,48.1458900,0 46.8570500,48.1458400,0 46.8571000,48.1457400,0 46.8571200,48.1456900,0 46.8571600,48.1456300,0 46.8572000,48.1455700,0 46.8572500,48.1455000,0 46.8572700,48.1454400,0 46.8572700,48.1454200,0 46.8572700,48.1454200,0 46.8572700,48.1453900,0 46.8572700,48.1453900,0 46.8572700,48.1453500,0 46.8572700,48.1453300,0 46.8572900,48.1452200,0 46.8572700,48.1451200,0 46.8571600,48.1450700,0 46.8570800,48.1449900,0 46.8570500,48.1449200,0 46.8570500,48.1449200,0 46.8570500,48.1449200,0 46.8570500,48.1449200,0 46.8570500,48.1449200,0 46.8570500,48.1449000,0 46.8570500,48.1449000,0 46.8570500,48.1449000,0 46.8570500,48.1448600,0 46.8570800,48.1447900,0 46.8570500,48.1447300,0 46.8569500,48.1446400,0 46.8568400,48.1446200,0 46.8567300,48.1446200,0 46.8567100,48.1445600,0 46.8567100,48.1445600,0 46.8567100,48.1445600,0 46.8567100,48.1445600,0 46.8567100,48.1445600,0 46.8567100,48.1445600,0 46.8566700,48.1445400,0 46.8566700,48.1445400,0 46.8566500,48.1445400,0 46.8566500,48.1445400,0 46.8566300,48.1445400,0 46.8566000,48.1444900,0 46.8565800,48.1443900,0 46.8565400,48.1443400,0 46.8565200,48.1443200,0 46.8566300,48.1442400,0 46.8566300,48.1442400,0 46.8566500,48.1442100,0 46.8566700,48.1442100,0 46.8567500,48.1441300,0 46.8567800,48.1441100,0 46.8568000,48.1440200,0 46.8568000,48.1440000,0 46.8567500,48.1439800,0 46.8567100,48.1438900,0 46.8567100,48.1438700,0 46.8567100,48.1438700,0 46.8567100,48.1438700,0 46.8566900,48.1438700,0 46.8566900,48.1438700,0 46.8566500,48.1438500,0 46.8566000,48.1438300,0 46.8565600,48.1438100,0 46.8565200,48.1438100,0 46.8564700,48.1438300,0 46.8564100,48.1438500,0 46.8563200,48.1438700,0 46.8563200,48.1438700,0 46.8563200,48.1438700,0 46.8562800,48.1438300,0 46.8562800,48.1437800,0 46.8562800,48.1437800,0 46.8562400,48.1437600,0 46.8562400,48.1437600,0 46.8561700,48.1437600,0 46.8561300,48.1437400,0 46.8561300,48.1437400,0 46.8560000,48.1437600,0 46.8559000,48.1437600,0 46.8559000,48.1437600,0 46.8559000,48.1437600,0 46.8559600,48.1437600,0 46.8560700,48.1437600,0 46.8561100,48.1438100,0 46.8560900,48.1438900,0 46.8560700,48.1439100,0 46.8560500,48.1439600,0 46.8559600,48.1439800,0 46.8559600,48.1439800,0 46.8559400,48.1439800,0 46.8558500,48.1440200,0 46.8558100,48.1440600,0 46.8557500,48.1439800,0 46.8557200,48.1440900,0 46.8557000,48.1440900,0 46.8557000,48.1441100,0 46.8557700,48.1441700,0 46.8557500,48.1442100,0 46.8557000,48.1442400,0 46.8556600,48.1442800,0 46.8556000,48.1442600,0 46.8555100,48.1442600,0 46.8555100,48.1442600,0 46.8554700,48.1442800,0 46.8553800,48.1443000,0 46.8553200,48.1443000,0 46.8553200,48.1443000,0 46.8553200,48.1443000,0 46.8552900,48.1443000,0 46.8552900,48.1443000,0 46.8552900,48.1443000,0 46.8552900,48.1443000,0 46.8552700,48.1443000,0 46.8552500,48.1443000,0 46.8551400,48.1443200,0 46.8551200,48.1443000,0 46.8551200,48.1443000,0 46.8550800,48.1443000,0 46.8550800,48.1443000,0 46.8550800,48.1443000,0 46.8550400,48.1442800,0 46.8549700,48.1443000,0 46.8549500,48.1443200,0 46.8549100,48.1443200,0 46.8548900,48.1443000,0 46.8549100,48.1442600,0 46.8549500,48.1441900,0 46.8549500,48.1441700,0 46.8549500,48.1441500,0 46.8549500,48.1441500,0 46.8549500,48.1441500,0 46.8549700,48.1441300,0 46.8549700,48.1441300,0 46.8549500,48.1441300,0 46.8549100,48.1441100,0 46.8548900,48.1441100,0 46.8548700,48.1440900,0 46.8548700,48.1440900,0 46.8548200,48.1440900,0 46.8548200,48.1440900,0 46.8548200,48.1440900,0 46.8548200,48.1440900,0 46.8547600,48.1440400,0 46.8547400,48.1440400,0 46.8547400,48.1440400,0 46.8547400,48.1440400,0 46.8547400,48.1440400,0 46.8547400,48.1440400,0 46.8547200,48.1440200,0 46.8547200,48.1440200,0 46.8547200,48.1440200,0 46.8546900,48.1440200,0 46.8546700,48.1440000,0 46.8546700,48.1440000,0 46.8546700,48.1440000,0 46.8546700,48.1440000,0 46.8546700,48.1440000,0 46.8546700,48.1440000,0 46.8546500,48.1440000,0 46.8546500,48.1440000,0 46.8546300,48.1439800,0 46.8546300,48.1439800,0 46.8545700,48.1439400,0 46.8545400,48.1439400,0 46.8545400,48.1439400,0 46.8545400,48.1439100,0 46.8545200,48.1438900,0 46.8545000,48.1438900,0 46.8545000,48.1438900,0 46.8545000,48.1438900,0 46.8545000,48.1438700,0 46.8544800,48.1438700,0 46.8544600,48.1438700,0 46.8544600,48.1438700,0 46.8544600,48.1438500,0 46.8544100,48.1438500,0 46.8543700,48.1438300,0 46.8543500,48.1438300,0 46.8543300,48.1438100,0 46.8542900,48.1437600,0 46.8542400,48.1437400,0 46.8541400,48.1437000,0 46.8540500,48.1436300,0 46.8539900,48.1436100,0 46.8539400,48.1436100,0 46.8538600,48.1437000,0 46.8537500,48.1437400,0 46.8536400,48.1438300,0 46.8535800,48.1438900,0 46.8535400,48.1438900,0 46.8535400,48.1438900,0 46.8535400,48.1438900,0 46.8535400,48.1438900,0 46.8535400,48.1439100,0 46.8535400,48.1439100,0 46.8535400,48.1439100,0 46.8535400,48.1439100,0 46.8535400,48.1439100,0 46.8535100,48.1439100,0 46.8534500,48.1439800,0 46.8533600,48.1440200,0 46.8533400,48.1440200,0 46.8533200,48.1440600,0 46.8532300,48.1441100,0 46.8531900,48.1441300,0 46.8530800,48.1441700,0 46.8530600,48.1441700,0 46.8529800,48.1442400,0 46.8528700,48.1442800,0 46.8528100,48.1443000,0 46.8527200,48.1443600,0 46.8526800,48.1443900,0 46.8526600,48.1444100,0 46.8525900,48.1444100,0 46.8524400,48.1444700,0 46.8523100,48.1445400,0 46.8522900,48.1445400,0 46.8522300,48.1445400,0 46.8522300,48.1445400,0 46.8522500,48.1445400,0 46.8521400,48.1445800,0 46.8520100,48.1446200,0 46.8518800,48.1446600,0 46.8517300,48.1446600,0 46.8517300,48.1446600,0 46.8517100,48.1446600,0 46.8516900,48.1446600,0 46.8516500,48.1446600,0 46.8516500,48.1446600,0 46.8516300,48.1446600,0 46.8515600,48.1446600,0 46.8514800,48.1446600,0 46.8513300,48.1446900,0 46.8512200,48.1447100,0 46.8511700,48.1447700,0 46.8510700,48.1448400,0 46.8510000,48.1448600,0 46.8509200,48.1449200,0 46.8508100,48.1449200,0 46.8506600,48.1449000,0 46.8505500,48.1448600,0 46.8504500,48.1447900,0 46.8503600,48.1447300,0 46.8502700,48.1446600,0 46.8502100,48.1445600,0 46.8501200,48.1444900,0 46.8500600,48.1444100,0 46.8500400,48.1443400,0 46.8500400,48.1443400,0 46.8500400,48.1443400,0 46.8500400,48.1443400,0 46.8500400,48.1443400,0 46.8500400,48.1443400,0 46.8500400,48.1443400,0 46.8500400,48.1443400,0 46.8500400,48.14436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200,48.1443400,0 46.8500200,48.1443400,0 46.8500200,48.1443400,0 46.85002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400,0 46.8500400,48.1443200,0 46.8500200,48.1443200,0 46.8500200,48.1443200,0 46.8500200,48.1443200,0 46.8500200,48.1443400,0 46.8500200,48.1443400,0 46.8500200,48.1443400,0 46.8500200,48.1443400,0 46.8500400,48.1443400,0 46.8500400,48.1443400,0 46.8500400,48.1443400,0 46.8500200,48.1443200,0 46.8499300,48.1442600,0 46.8498400,48.1442100,0 46.8497800,48.1441500,0 46.8497600,48.1441300,0 46.8497400,48.1440900,0 46.8497400,48.1440900,0 46.8497400,48.1440900,0 46.8497400,48.1440900,0 46.8497200,48.1440400,0 46.8497200,48.1440000,0 46.8496900,48.1439100,0 46.8496900,48.1438700,0 46.8496900,48.1437800,0 46.8496900,48.1437000,0 46.8496900,48.1436600,0 46.8496900,48.1436600,0 46.8496900,48.1435900,0 46.8496900,48.1435900,0 46.8496900,48.1435900,0 46.8496900,48.1435900,0 46.8496900,48.1435900,0 46.8496900,48.1435700,0 46.8496900,48.1435700,0 46.8497200,48.1435500,0 46.8497200,48.1435500,0 46.8497200,48.1435300,0 46.8497400,48.1434400,0 46.8497400,48.1434400,0 46.8497600,48.1434000,0 46.8497800,48.1433300,0 46.8498000,48.1432500,0 46.8498200,48.1431600,0 46.8498900,48.1431000,0 46.8499700,48.1430300,0 46.8500800,48.1429900,0 46.8500600,48.1429700,0 46.8501200,48.1429300,0 46.8501700,48.1429100,0 46.8502300,48.1428200,0 46.8503600,48.1427300,0 46.8504900,48.1426700,0 46.8505700,48.1426500,0 46.8505700,48.1426300,0 46.8507000,48.1425800,0 46.8508100,48.1425000,0 46.8508700,48.1424100,0 46.8509400,48.1423500,0 46.8510200,48.1422800,0 46.8511300,48.1422000,0 46.8512200,48.1421100,0 46.8513300,48.1420500,0 46.8514300,48.1419600,0 46.8515200,48.1419000,0 46.8516000,48.1418300,0 46.8516900,48.1417500,0 46.8517800,48.1416600,0 46.8518600,48.1416200,0 46.8519700,48.1415500,0 46.8521000,48.1414700,0 46.8522000,48.1414000,0 46.8522900,48.1413400,0 46.8524000,48.1412500,0</text:p>
          </table:table-cell>
          <table:table-cell table:number-columns-repeated="252"/>
        </table:table-row>
        <table:table-row table:style-name="ro2">
          <table:table-cell office:value-type="string">
            <text:p>14-046a</text:p>
          </table:table-cell>
          <table:table-cell office:value-type="string">
            <text:p>14-046a#01</text:p>
          </table:table-cell>
          <table:table-cell office:value-type="string">
            <text:p>LineString</text:p>
          </table:table-cell>
          <table:table-cell office:value-type="string">
            <text:p>46.8548900,48.1400500,0 46.8549100,48.1400500,0 46.8549100,48.1400500,0 46.8549100,48.1400500,0 46.8549100,48.1400500,0 46.8549100,48.1400500,0 46.8549100,48.1400500,0 46.8549100,48.1400500,0 46.8549100,48.1400500,0 46.8549300,48.1400500,0 46.8549300,48.1400500,0 46.8549300,48.1400500,0 46.8549300,48.1400500,0 46.8549300,48.1400500,0 46.8549300,48.1400500,0 46.8549300,48.1400500,0 46.8549300,48.1400500,0 46.8549300,48.1400500,0 46.8549300,48.1400500,0 46.8549500,48.1400500,0 46.8549700,48.1400500,0 46.8550400,48.1400700,0 46.8551000,48.1400900,0 46.8551000,48.1400900,0 46.8551700,48.1400700,0 46.8551700,48.1400700,0 46.8551900,48.1401600,0 46.8552700,48.1402200,0 46.8553600,48.1402900,0 46.8553800,48.1403100,0 46.8553800,48.1403100,0 46.8553800,48.1403100,0 46.8553800,48.1403100,0 46.8554000,48.1403300,0 46.8555100,48.1403900,0 46.8555300,48.1404200,0 46.8555300,48.1404200,0 46.8555300,48.1404200,0 46.8555300,48.1404200,0 46.8555700,48.1404600,0 46.8556200,48.1405200,0 46.8556400,48.1405400,0 46.8556800,48.1406100,0 46.8557000,48.1406300,0 46.8557200,48.1406700,0 46.8557500,48.1407000,0 46.8557500,48.1407400,0 46.8557500,48.1407800,0 46.8557700,48.1408500,0 46.8557700,48.1408900,0 46.8557500,48.1409300,0 46.8557500,48.1409300,0 46.8557900,48.1410000,0 46.8558100,48.1410800,0 46.8557900,48.1411200,0 46.8557900,48.1412100,0 46.8557900,48.1412700,0 46.8557900,48.1413600,0 46.8557500,48.1414700,0 46.8557700,48.1414900,0 46.8557700,48.1414900,0 46.8557700,48.1414900,0 46.8557700,48.1414900,0 46.8558100,48.1414500,0 46.8558300,48.1414000,0 46.8558500,48.1413800,0 46.8559200,48.1413000,0 46.8560000,48.1412100,0 46.8560200,48.1412100,0 46.8560200,48.1412100,0 46.8560200,48.1412100,0 46.8560200,48.1412100,0 46.8560200,48.1412100,0 46.8560500,48.1411700,0 46.8560200,48.1411700,0 46.8560200,48.1411700,0 46.8560000,48.1411500,0 46.8559800,48.1411000,0 46.8559000,48.1410600,0 46.8558700,48.1410400,0 46.8558700,48.1410200,0 46.8558700,48.1410200,0 46.8559200,48.1410000,0 46.8558700,48.1409700,0 46.8558100,48.1409500,0 46.8558100,48.1409100,0 46.8558100,48.1409100,0 46.8558100,48.1409100,0 46.8558100,48.1409100,0 46.8558100,48.1409100,0 46.8558100,48.1409100,0 46.8558300,48.1408900,0 46.8558100,48.1408700,0 46.8558100,48.1408000,0 46.8558100,48.1407200,0 46.8557700,48.1406700,0 46.8557500,48.1406300,0 46.8557200,48.1405900,0 46.8556600,48.1405200,0 46.8556200,48.1404800,0 46.8556000,48.1404400,0 46.8555500,48.1404200,0 46.8554700,48.1403500,0 46.8554000,48.1402700,0 46.8552900,48.1402200,0 46.8552100,48.1401600,0 46.8551700,48.1401200,0 46.8550600,48.1400700,0 46.8549900,48.1400500,0 46.8549300,48.1400300,0 46.8549300,48.1400300,0 46.8549100,48.1400500,0 46.8548900,48.1400500,0 46.8549100,48.1400500,0 46.8549100,48.1400500,0 46.8549100,48.1400500,0 46.8549100,48.1400500,0</text:p>
          </table:table-cell>
          <table:table-cell table:number-columns-repeated="252"/>
        </table:table-row>
        <table:table-row table:style-name="ro2">
          <table:table-cell office:value-type="string">
            <text:p>14-047</text:p>
          </table:table-cell>
          <table:table-cell office:value-type="string">
            <text:p>14-047#01</text:p>
          </table:table-cell>
          <table:table-cell office:value-type="string">
            <text:p>Point</text:p>
          </table:table-cell>
          <table:table-cell office:value-type="string">
            <text:p>46.9107100,48.1299500,0.000000</text:p>
          </table:table-cell>
          <table:table-cell table:number-columns-repeated="252"/>
        </table:table-row>
        <table:table-row table:style-name="ro2">
          <table:table-cell office:value-type="string">
            <text:p>14-048</text:p>
          </table:table-cell>
          <table:table-cell office:value-type="string">
            <text:p>14-048#01</text:p>
          </table:table-cell>
          <table:table-cell office:value-type="string">
            <text:p>Point</text:p>
          </table:table-cell>
          <table:table-cell office:value-type="string">
            <text:p>46.9111800,48.1300300,0.000000</text:p>
          </table:table-cell>
          <table:table-cell table:number-columns-repeated="252"/>
        </table:table-row>
        <table:table-row table:style-name="ro2">
          <table:table-cell office:value-type="string">
            <text:p>14-049</text:p>
          </table:table-cell>
          <table:table-cell office:value-type="string">
            <text:p>14-049#01</text:p>
          </table:table-cell>
          <table:table-cell office:value-type="string">
            <text:p>LineString</text:p>
          </table:table-cell>
          <table:table-cell office:value-type="string">
            <text:p>46.8995600,48.0583200,0 46.8994800,48.0583000,0 46.8994100,48.0582800,0 46.8993700,48.0582500,0 46.8993700,48.0582800,0 46.8993700,48.0582500,0 46.8993300,48.0582500,0 46.8992000,48.0582100,0 46.8990500,48.0581300,0 46.8989400,48.0580800,0 46.8988100,48.0580600,0 46.8987000,48.0580600,0 46.8985700,48.0580400,0 46.8984700,48.0579800,0 46.8983600,48.0578900,0 46.8983000,48.0578000,0 46.8982300,48.0577200,0 46.8981700,48.0576300,0 46.8980800,48.0575500,0 46.8979500,48.0574600,0 46.8978000,48.0574000,0 46.8976300,48.0573500,0 46.8974800,48.0573500,0 46.8973500,48.0573300,0 46.8972700,48.0573500,0 46.8972000,48.0573500,0 46.8970500,48.0573500,0 46.8968800,48.0573700,0 46.8967100,48.0574000,0 46.8965400,48.0574200,0 46.8964500,48.0574200,0 46.8964500,48.0574200,0 46.8964500,48.0574200,0 46.8964300,48.0574200,0 46.8964300,48.0574200,0 46.8964300,48.0574200,0 46.8964300,48.0574200,0 46.8964100,48.0574200,0 46.8963900,48.0574200,0 46.8963900,48.0574200,0 46.8963900,48.0574200,0 46.8963600,48.0574200,0 46.8962100,48.0574600,0 46.8960400,48.0574800,0 46.8959100,48.0575000,0 46.8957900,48.0575300,0 46.8956100,48.0575500,0 46.8954600,48.0575500,0 46.8953600,48.0575700,0 46.8953600,48.0575700,0 46.8952700,48.0575700,0 46.8952500,48.0575900,0 46.8952700,48.0575900,0 46.8952500,48.0575900,0 46.8952500,48.0576100,0 46.8952300,48.0576100,0 46.8952300,48.0576100,0 46.8952300,48.0576100,0 46.8951600,48.0575900,0 46.8950100,48.0576100,0 46.8948600,48.0576300,0 46.8947100,48.0576500,0 46.8945400,48.0577000,0 46.8945400,48.0577000,0 46.8945400,48.0577000,0 46.8945400,48.0577000,0 46.8945400,48.0577000,0 46.8945200,48.0577000,0 46.8943700,48.0577200,0 46.8942400,48.0577400,0 46.8941800,48.0577400,0 46.8940500,48.0577600,0 46.8939200,48.0577800,0 46.8937700,48.0578300,0 46.8937900,48.0578500,0 46.8936600,48.0578700,0 46.8935500,48.0579100,0 46.8934700,48.0579300,0 46.8934500,48.0579500,0 46.8933200,48.0579800,0 46.8933000,48.0579800,0 46.8932300,48.0580000,0 46.8931200,48.0580200,0 46.8930000,48.0580600,0 46.8928500,48.0581000,0 46.8927000,48.0581500,0 46.8926300,48.0581700,0 46.8924800,48.0582100,0 46.8924600,48.0582300,0 46.8923500,48.0582800,0 46.8922400,48.0583000,0 46.8921400,48.0583400,0 46.8920300,48.0583600,0 46.8919000,48.0583800,0 46.8917500,48.0584300,0 46.8916200,48.0584900,0 46.8914700,48.0585600,0 46.8913900,48.0586000,0 46.8913900,48.0586000,0 46.8913900,48.0586000,0 46.8913900,48.0586000,0 46.8912600,48.0586400,0 46.8911300,48.0586600,0 46.8909600,48.0586800,0 46.8908100,48.0587100,0 46.8906600,48.0587700,0 46.8905300,48.0588600,0 46.8904200,48.0589400,0 46.8903100,48.0590100,0 46.8901800,48.0590500,0 46.8900600,48.0591300,0 46.8899500,48.0592000,0 46.8898400,48.0593100,0 46.8897300,48.0593700,0 46.8896100,48.0594300,0 46.8895000,48.0595200,0 46.8894800,48.0595400,0 46.8894600,48.0596100,0 46.8894600,48.0596100,0 46.8894600,48.0596100,0 46.8894300,48.0596700,0 46.8894100,48.0597400,0 46.8893700,48.0598200,0 46.8893100,48.0599300,0 46.8892600,48.0600400,0 46.8892000,48.0601200,0 46.8892000,48.0601400,0 46.8891800,48.0601600,0 46.8891500,48.0601900,0 46.8891800,48.0601900,0 46.8891500,48.0602100,0 46.8891300,48.0602500,0 46.8891300,48.0602500,0 46.8891100,48.0602700,0 46.8890900,48.0603100,0 46.8890300,48.0604000,0 46.8890000,48.0604400,0 46.8889000,48.0604900,0 46.8888500,48.0605100,0 46.8888500,48.0605100,0 46.8887500,48.0605100,0 46.8885800,48.0605500,0 46.8884700,48.0605900,0 46.8883400,48.0606400,0 46.8883400,48.0606400,0 46.8881900,48.0606600,0 46.8880000,48.0606600,0 46.8878200,48.0606600,0 46.8876100,48.0606600,0 46.8875200,48.0606600,0 46.8874800,48.0606800,0 46.8874600,48.0606800,0 46.8873300,48.0607000,0 46.8871800,48.0607400,0 46.8870500,48.0608100,0 46.8869700,48.0609200,0 46.8869400,48.0610200,0 46.8868600,48.0611300,0 46.8867500,48.0612400,0 46.8866200,48.0613000,0 46.8866200,48.0613000,0 46.8865600,48.0613400,0 46.8864500,48.0614300,0 46.8863700,48.0615400,0 46.8863000,48.0616200,0 46.8862800,48.0616200,0 46.8862600,48.0616500,0 46.8861700,48.0617500,0 46.8860900,48.0618400,0 46.8859800,48.0619500,0 46.8859100,48.0620300,0 46.8858100,48.0621400,0 46.8857200,48.0622500,0 46.8855700,48.0623100,0 46.8854400,48.0624000,0 46.8853400,48.0624800,0 46.8853800,48.0624800,0 46.8853800,48.0624800,0 46.8853400,48.0625200,0 46.8852900,48.0625700,0 46.8851900,48.0626100,0 46.8851000,48.0626500,0 46.8851000,48.0626500,0 46.8851600,48.0627000,0 46.8853400,48.0627000,0 46.8855500,48.0626700,0 46.8857200,48.0626700,0 46.8858100,48.0626500,0 46.8858300,48.0626700,0 46.8858300,48.0626700,0 46.8858500,48.0626700,0 46.8859800,48.0626500,0 46.8861900,48.0626500,0 46.8863700,48.0626300,0 46.8865400,48.0626100,0 46.8866900,48.0626100,0 46.8868800,48.0625700,0 46.8870700,48.0625700,0 46.8872500,48.0625700,0 46.8874200,48.0625500,0 46.8875900,48.0625200,0 46.8877600,48.0625200,0 46.8879100,48.0625200,0 46.8880000,48.0625000,0 46.8880000,48.0625000,0 46.8881200,48.0625000,0 46.8883200,48.0624800,0 46.8884900,48.0624800,0 46.8886400,48.0624600,0 46.8888100,48.0624400,0 46.8890000,48.0624400,0 46.8892000,48.0624200,0 46.8893500,48.0624200,0 46.8895000,48.0624000,0 46.8896900,48.0624000,0 46.8898600,48.0624000,0 46.8900300,48.0623700,0 46.8901800,48.0623700,0 46.8903800,48.0623500,0 46.8905500,48.0623300,0 46.8907200,48.0623100,0 46.8908100,48.0622900,0 46.8907900,48.0622700,0 46.8907900,48.0622700,0 46.8907900,48.0622700,0 46.8908300,48.0622700,0 46.8909600,48.0622500,0 46.8911300,48.0622500,0 46.8912600,48.0622500,0 46.8914500,48.0622200,0 46.8914900,48.0622200,0 46.8916900,48.0622200,0 46.8918600,48.0622000,0 46.8920100,48.0621800,0 46.8921800,48.0621600,0 46.8922200,48.0621400,0 46.8923300,48.0621200,0 46.8924200,48.0621000,0 46.8924200,48.0621000,0 46.8924200,48.0621000,0 46.8924200,48.0621000,0 46.8925700,48.0621000,0 46.8927400,48.0620700,0 46.8929100,48.0620500,0 46.8930600,48.0620300,0 46.8932500,48.0620100,0 46.8933000,48.0620100,0 46.8934700,48.0619700,0 46.8936000,48.0619500,0 46.8937000,48.0619200,0 46.8938500,48.0618800,0 46.8940500,48.0618600,0 46.8940700,48.0618400,0 46.8940900,48.0618400,0 46.8941100,48.0618400,0 46.8942800,48.0618200,0 46.8944800,48.0617700,0 46.8946900,48.0617500,0 46.8948400,48.0617300,0 46.8949500,48.0617100,0 46.8951000,48.0616900,0 46.8952500,48.0616500,0 46.8953100,48.0616500,0 46.8954800,48.0616000,0 46.8956400,48.0615400,0 46.8957900,48.0614900,0 46.8957900,48.0614900,0 46.8957900,48.0614900,0 46.8957900,48.0614900,0 46.8957900,48.0614900,0 46.8959100,48.0614700,0 46.8960900,48.0614300,0 46.8962400,48.0613900,0 46.8964100,48.0613400,0 46.8964700,48.0613000,0 46.8964700,48.0613000,0 46.8964700,48.0613000,0 46.8964700,48.0613000,0 46.8964900,48.0613000,0 46.8965800,48.0612800,0 46.8967300,48.0612200,0 46.8969000,48.0611700,0 46.8970500,48.0611500,0 46.8972200,48.0611300,0 46.8973300,48.0611100,0 46.8974600,48.0610900,0 46.8976100,48.0610700,0 46.8977400,48.0610700,0 46.8977400,48.0610700,0 46.8977600,48.0610400,0 46.8977800,48.0610400,0 46.8979100,48.0610200,0 46.8981000,48.0609800,0 46.8982100,48.0609400,0 46.8982500,48.0609200,0 46.8983600,48.0608900,0 46.8985100,48.0608700,0 46.8986400,48.0608300,0 46.8987500,48.0608100,0 46.8987700,48.0608100,0 46.8987700,48.0608100,0 46.8988100,48.0607900,0 46.8989200,48.0607700,0 46.8989200,48.0607700,0 46.8990300,48.0607000,0 46.8991300,48.0606400,0 46.8992200,48.0605300,0 46.8992800,48.0604400,0 46.8993500,48.0603400,0 46.8993900,48.0602300,0 46.8994100,48.0601200,0 46.8994800,48.0600100,0 46.8995200,48.0599100,0 46.8996300,48.0598200,0 46.8997300,48.0597400,0</text:p>
          </table:table-cell>
          <table:table-cell table:number-columns-repeated="252"/>
        </table:table-row>
        <table:table-row table:style-name="ro2">
          <table:table-cell office:value-type="string">
            <text:p>14-050</text:p>
          </table:table-cell>
          <table:table-cell office:value-type="string">
            <text:p>14-050#01</text:p>
          </table:table-cell>
          <table:table-cell office:value-type="string">
            <text:p>Point</text:p>
          </table:table-cell>
          <table:table-cell office:value-type="string">
            <text:p>46.8333400,48.1352700,87.4776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0#02</text:p>
          </table:table-cell>
          <table:table-cell office:value-type="string">
            <text:p>Point</text:p>
          </table:table-cell>
          <table:table-cell office:value-type="string">
            <text:p>46.8340000,48.1353300,89.9160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1</text:p>
          </table:table-cell>
          <table:table-cell office:value-type="string">
            <text:p>Point</text:p>
          </table:table-cell>
          <table:table-cell office:value-type="string">
            <text:p>46.8143500,48.1636300,-6.0960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2</text:p>
          </table:table-cell>
          <table:table-cell office:value-type="string">
            <text:p>Point</text:p>
          </table:table-cell>
          <table:table-cell office:value-type="string">
            <text:p>46.8145100,48.1636600,-3.9624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3</text:p>
          </table:table-cell>
          <table:table-cell office:value-type="string">
            <text:p>Point</text:p>
          </table:table-cell>
          <table:table-cell office:value-type="string">
            <text:p>46.8150600,48.1637800,-7.9248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4</text:p>
          </table:table-cell>
          <table:table-cell office:value-type="string">
            <text:p>Point</text:p>
          </table:table-cell>
          <table:table-cell office:value-type="string">
            <text:p>46.8151800,48.1638500,-7.6200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5</text:p>
          </table:table-cell>
          <table:table-cell office:value-type="string">
            <text:p>Point</text:p>
          </table:table-cell>
          <table:table-cell office:value-type="string">
            <text:p>46.8130700,48.1630630,0.000000</text:p>
          </table:table-cell>
          <table:table-cell table:number-columns-repeated="252"/>
        </table:table-row>
        <table:table-row table:style-name="ro2">
          <table:table-cell office:value-type="string">
            <text:p>14-051</text:p>
          </table:table-cell>
          <table:table-cell office:value-type="string">
            <text:p>14-051#06</text:p>
          </table:table-cell>
          <table:table-cell office:value-type="string">
            <text:p>Point</text:p>
          </table:table-cell>
          <table:table-cell office:value-type="string">
            <text:p>46.8129840,48.1631920,0.000000</text:p>
          </table:table-cell>
          <table:table-cell table:number-columns-repeated="252"/>
        </table:table-row>
        <table:table-row table:style-name="ro2">
          <table:table-cell office:value-type="string">
            <text:p>14-052</text:p>
          </table:table-cell>
          <table:table-cell office:value-type="string">
            <text:p>14-052#01</text:p>
          </table:table-cell>
          <table:table-cell office:value-type="string">
            <text:p>Point</text:p>
          </table:table-cell>
          <table:table-cell office:value-type="string">
            <text:p>46.8129840,48.1631920,0.000000</text:p>
          </table:table-cell>
          <table:table-cell table:number-columns-repeated="252"/>
        </table:table-row>
        <table:table-row table:style-name="ro2">
          <table:table-cell office:value-type="string">
            <text:p>14-053</text:p>
          </table:table-cell>
          <table:table-cell office:value-type="string">
            <text:p>14-053#01</text:p>
          </table:table-cell>
          <table:table-cell office:value-type="string">
            <text:p>Point</text:p>
          </table:table-cell>
          <table:table-cell office:value-type="string">
            <text:p>46.8130700,48.1630630,0.000000</text:p>
          </table:table-cell>
          <table:table-cell table:number-columns-repeated="252"/>
        </table:table-row>
        <table:table-row table:style-name="ro2">
          <table:table-cell office:value-type="string">
            <text:p>14-054</text:p>
          </table:table-cell>
          <table:table-cell office:value-type="string">
            <text:p>14-054#01</text:p>
          </table:table-cell>
          <table:table-cell office:value-type="string">
            <text:p>Polygon</text:p>
          </table:table-cell>
          <table:table-cell office:value-type="string">
            <text:p>46.8162450,48.1640220,0 46.8164170,48.1639000,0 46.8164280,48.1637570,0 46.8164060,48.1634350,0 46.8161380,48.1632060,0 46.8157300,48.1631490,0 46.8153010,48.1631280,0 46.8147430,48.1630630,0 46.8145070,48.1630490,0 46.8143030,48.1631780,0 46.8142280,48.1633780,0 46.8143030,48.1635210,0 46.8148720,48.1637070,0 46.8158160,48.1639080,0 46.8162450,48.1640220,0</text:p>
          </table:table-cell>
          <table:table-cell table:number-columns-repeated="252"/>
        </table:table-row>
        <table:table-row table:style-name="ro2">
          <table:table-cell office:value-type="string">
            <text:p>14-055</text:p>
          </table:table-cell>
          <table:table-cell office:value-type="string">
            <text:p>14-055#01</text:p>
          </table:table-cell>
          <table:table-cell office:value-type="string">
            <text:p>Polygon</text:p>
          </table:table-cell>
          <table:table-cell office:value-type="string">
            <text:p>46.9790340,48.2194090,0 46.9787660,48.2195100,0 46.9787120,48.2197810,0 46.9790770,48.2200170,0 46.9796780,48.2201170,0 46.9796350,48.2197950,0 46.9798390,48.2196450,0 46.9800320,48.2196670,0 46.9803110,48.2195310,0 46.9803000,48.2194170,0 46.9799670,48.2192810,0 46.9797100,48.2193520,0 46.9795060,48.2194090,0 46.9793240,48.2194810,0 46.9790340,48.2194090,0</text:p>
          </table:table-cell>
          <table:table-cell table:number-columns-repeated="252"/>
        </table:table-row>
        <table:table-row table:style-name="ro2">
          <table:table-cell office:value-type="string">
            <text:p>14-056</text:p>
          </table:table-cell>
          <table:table-cell office:value-type="string">
            <text:p>14-056#01</text:p>
          </table:table-cell>
          <table:table-cell office:value-type="string">
            <text:p>Point</text:p>
          </table:table-cell>
          <table:table-cell office:value-type="string">
            <text:p>46.8246000,48.1333500,55.778400</text:p>
          </table:table-cell>
          <table:table-cell table:number-columns-repeated="252"/>
        </table:table-row>
        <table:table-row table:style-name="ro2">
          <table:table-cell office:value-type="string">
            <text:p>14-056</text:p>
          </table:table-cell>
          <table:table-cell office:value-type="string">
            <text:p>14-056#02</text:p>
          </table:table-cell>
          <table:table-cell office:value-type="string">
            <text:p>Point</text:p>
          </table:table-cell>
          <table:table-cell office:value-type="string">
            <text:p>46.8244900,48.1333100,56.083199</text:p>
          </table:table-cell>
          <table:table-cell table:number-columns-repeated="252"/>
        </table:table-row>
        <table:table-row table:style-name="ro2">
          <table:table-cell office:value-type="string">
            <text:p>14-056</text:p>
          </table:table-cell>
          <table:table-cell office:value-type="string">
            <text:p>14-056#03</text:p>
          </table:table-cell>
          <table:table-cell office:value-type="string">
            <text:p>Point</text:p>
          </table:table-cell>
          <table:table-cell office:value-type="string">
            <text:p>46.8249700,48.1334300,51.206402</text:p>
          </table:table-cell>
          <table:table-cell table:number-columns-repeated="252"/>
        </table:table-row>
        <table:table-row table:style-name="ro2">
          <table:table-cell office:value-type="string">
            <text:p>14-056</text:p>
          </table:table-cell>
          <table:table-cell office:value-type="string">
            <text:p>14-056#04</text:p>
          </table:table-cell>
          <table:table-cell office:value-type="string">
            <text:p>Point</text:p>
          </table:table-cell>
          <table:table-cell office:value-type="string">
            <text:p>46.8242500,48.1334500,57.302399</text:p>
          </table:table-cell>
          <table:table-cell table:number-columns-repeated="252"/>
        </table:table-row>
        <table:table-row table:style-name="ro2">
          <table:table-cell office:value-type="string">
            <text:p>14-057</text:p>
          </table:table-cell>
          <table:table-cell office:value-type="string">
            <text:p>14-057#01</text:p>
          </table:table-cell>
          <table:table-cell office:value-type="string">
            <text:p>Point</text:p>
          </table:table-cell>
          <table:table-cell office:value-type="string">
            <text:p>46.8249700,48.1334300,51.206402</text:p>
          </table:table-cell>
          <table:table-cell table:number-columns-repeated="252"/>
        </table:table-row>
        <table:table-row table:style-name="ro2">
          <table:table-cell office:value-type="string">
            <text:p>14-058</text:p>
          </table:table-cell>
          <table:table-cell office:value-type="string">
            <text:p>14-058#01</text:p>
          </table:table-cell>
          <table:table-cell office:value-type="string">
            <text:p>Point</text:p>
          </table:table-cell>
          <table:table-cell office:value-type="string">
            <text:p>46.8780430,48.1524990,0.000000</text:p>
          </table:table-cell>
          <table:table-cell table:number-columns-repeated="252"/>
        </table:table-row>
        <table:table-row table:style-name="ro2">
          <table:table-cell office:value-type="string">
            <text:p>14-059</text:p>
          </table:table-cell>
          <table:table-cell office:value-type="string">
            <text:p>14-059#01</text:p>
          </table:table-cell>
          <table:table-cell office:value-type="string">
            <text:p>Point</text:p>
          </table:table-cell>
          <table:table-cell office:value-type="string">
            <text:p>46.8796700,48.1523400,-23.774401</text:p>
          </table:table-cell>
          <table:table-cell table:number-columns-repeated="252"/>
        </table:table-row>
        <table:table-row table:style-name="ro2">
          <table:table-cell office:value-type="string">
            <text:p>14-059</text:p>
          </table:table-cell>
          <table:table-cell office:value-type="string">
            <text:p>14-059#02</text:p>
          </table:table-cell>
          <table:table-cell office:value-type="string">
            <text:p>Point</text:p>
          </table:table-cell>
          <table:table-cell office:value-type="string">
            <text:p>46.8796900,48.1523800,-24.079201</text:p>
          </table:table-cell>
          <table:table-cell table:number-columns-repeated="252"/>
        </table:table-row>
        <table:table-row table:style-name="ro2">
          <table:table-cell office:value-type="string">
            <text:p>14-059</text:p>
          </table:table-cell>
          <table:table-cell office:value-type="string">
            <text:p>14-059#03</text:p>
          </table:table-cell>
          <table:table-cell office:value-type="string">
            <text:p>Point</text:p>
          </table:table-cell>
          <table:table-cell office:value-type="string">
            <text:p>46.8797600,48.1523100,-23.164801</text:p>
          </table:table-cell>
          <table:table-cell table:number-columns-repeated="252"/>
        </table:table-row>
        <table:table-row table:style-name="ro2">
          <table:table-cell office:value-type="string">
            <text:p>14-059</text:p>
          </table:table-cell>
          <table:table-cell office:value-type="string">
            <text:p>14-059#04</text:p>
          </table:table-cell>
          <table:table-cell office:value-type="string">
            <text:p>Point</text:p>
          </table:table-cell>
          <table:table-cell office:value-type="string">
            <text:p>46.8795000,48.1523800,-23.774401</text:p>
          </table:table-cell>
          <table:table-cell table:number-columns-repeated="252"/>
        </table:table-row>
        <table:table-row table:style-name="ro2">
          <table:table-cell office:value-type="string">
            <text:p>14-059</text:p>
          </table:table-cell>
          <table:table-cell office:value-type="string">
            <text:p>14-059#05</text:p>
          </table:table-cell>
          <table:table-cell office:value-type="string">
            <text:p>Point</text:p>
          </table:table-cell>
          <table:table-cell office:value-type="string">
            <text:p>46.8795800,48.1523600,-24.688801</text:p>
          </table:table-cell>
          <table:table-cell table:number-columns-repeated="252"/>
        </table:table-row>
        <table:table-row table:style-name="ro2">
          <table:table-cell office:value-type="string">
            <text:p>14-060</text:p>
          </table:table-cell>
          <table:table-cell office:value-type="string">
            <text:p>14-060#01</text:p>
          </table:table-cell>
          <table:table-cell office:value-type="string">
            <text:p>Point</text:p>
          </table:table-cell>
          <table:table-cell office:value-type="string">
            <text:p>46.8780500,48.1526400,-26.212799</text:p>
          </table:table-cell>
          <table:table-cell table:number-columns-repeated="252"/>
        </table:table-row>
        <table:table-row table:style-name="ro2">
          <table:table-cell office:value-type="string">
            <text:p>14-060</text:p>
          </table:table-cell>
          <table:table-cell office:value-type="string">
            <text:p>14-060#02</text:p>
          </table:table-cell>
          <table:table-cell office:value-type="string">
            <text:p>Point</text:p>
          </table:table-cell>
          <table:table-cell office:value-type="string">
            <text:p>46.8781700,48.1527400,-26.212799</text:p>
          </table:table-cell>
          <table:table-cell table:number-columns-repeated="252"/>
        </table:table-row>
        <table:table-row table:style-name="ro2">
          <table:table-cell office:value-type="string">
            <text:p>14-061</text:p>
          </table:table-cell>
          <table:table-cell office:value-type="string">
            <text:p>14-061#01</text:p>
          </table:table-cell>
          <table:table-cell office:value-type="string">
            <text:p>Point</text:p>
          </table:table-cell>
          <table:table-cell office:value-type="string">
            <text:p>46.8778400,48.1521100,-24.384001</text:p>
          </table:table-cell>
          <table:table-cell table:number-columns-repeated="252"/>
        </table:table-row>
        <table:table-row table:style-name="ro2">
          <table:table-cell office:value-type="string">
            <text:p>14-062</text:p>
          </table:table-cell>
          <table:table-cell office:value-type="string">
            <text:p>14-062#01</text:p>
          </table:table-cell>
          <table:table-cell office:value-type="string">
            <text:p>Point</text:p>
          </table:table-cell>
          <table:table-cell office:value-type="string">
            <text:p>46.8781100,48.1519000,-17.068800</text:p>
          </table:table-cell>
          <table:table-cell table:number-columns-repeated="252"/>
        </table:table-row>
        <table:table-row table:style-name="ro2">
          <table:table-cell office:value-type="string">
            <text:p>14-063</text:p>
          </table:table-cell>
          <table:table-cell office:value-type="string">
            <text:p>14-063#01</text:p>
          </table:table-cell>
          <table:table-cell office:value-type="string">
            <text:p>LineString</text:p>
          </table:table-cell>
          <table:table-cell office:value-type="string">
            <text:p>46.8905900,48.1498400,0 46.8905900,48.1498400,0 46.89059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100,48.1498600,0 46.8906600,48.1498800,0 46.8906600,48.1498800,0 46.8907000,48.1499200,0 46.8907200,48.1499200,0 46.8907200,48.1499600,0 46.8907200,48.1499600,0 46.8907200,48.1499400,0 46.8906600,48.1499000,0 46.8906800,48.1498800,0 46.8906100,48.1498600,0 46.8906100,48.1498600,0 46.8906100,48.1498600,0 46.8906100,48.1498600,0 46.8906100,48.1498600,0 46.8906100,48.1498600,0 46.8906100,48.1498600,0 46.8906100,48.1498600,0 46.8906400,48.1498600,0 46.8906100,48.1498400,0 46.8905900,48.1498400,0 46.8905900,48.1498400,0 46.8905900,48.1498400,0 46.8905900,48.1498400,0 46.8905900,48.1498100,0 46.8905900,48.1498100,0 46.8905900,48.1498100,0 46.8905900,48.1498100,0 46.8905900,48.1498400,0 46.8905900,48.1498400,0 46.8905900,48.1498400,0 46.8906100,48.1498600,0 46.8906100,48.1498600,0 46.8907000,48.1499400,0 46.8907000,48.1499600,0 46.8907900,48.1500300,0 46.8908500,48.1500700,0 46.8908500,48.1500700,0 46.8909100,48.1500900,0 46.8909800,48.1500900,0 46.8910200,48.1501600,0 46.8910600,48.1501600,0 46.8909400,48.1500900,0 46.8908100,48.1500500,0 46.8907000,48.1499900,0 46.8906800,48.1499900,0 46.8906800,48.1499900,0 46.8906800,48.1499900,0 46.8906800,48.1499900,0</text:p>
          </table:table-cell>
          <table:table-cell table:number-columns-repeated="252"/>
        </table:table-row>
        <table:table-row table:style-name="ro2">
          <table:table-cell office:value-type="string">
            <text:p>14-064</text:p>
          </table:table-cell>
          <table:table-cell office:value-type="string">
            <text:p>14-064#01</text:p>
          </table:table-cell>
          <table:table-cell office:value-type="string">
            <text:p>Point</text:p>
          </table:table-cell>
          <table:table-cell office:value-type="string">
            <text:p>46.8772600,48.1506530,0.000000</text:p>
          </table:table-cell>
          <table:table-cell table:number-columns-repeated="252"/>
        </table:table-row>
        <table:table-row table:style-name="ro2">
          <table:table-cell office:value-type="string">
            <text:p>14-065</text:p>
          </table:table-cell>
          <table:table-cell office:value-type="string">
            <text:p>14-065#01</text:p>
          </table:table-cell>
          <table:table-cell office:value-type="string">
            <text:p>Point</text:p>
          </table:table-cell>
          <table:table-cell office:value-type="string">
            <text:p>46.8227680,48.1331410,0.000000</text:p>
          </table:table-cell>
          <table:table-cell table:number-columns-repeated="252"/>
        </table:table-row>
        <table:table-row table:style-name="ro2">
          <table:table-cell office:value-type="string">
            <text:p>14-066</text:p>
          </table:table-cell>
          <table:table-cell office:value-type="string">
            <text:p>14-066#01</text:p>
          </table:table-cell>
          <table:table-cell office:value-type="string">
            <text:p>Point</text:p>
          </table:table-cell>
          <table:table-cell office:value-type="string">
            <text:p>46.87688,48.14994,0</text:p>
          </table:table-cell>
          <table:table-cell table:number-columns-repeated="252"/>
        </table:table-row>
        <table:table-row table:style-name="ro2">
          <table:table-cell office:value-type="string">
            <text:p>14-066</text:p>
          </table:table-cell>
          <table:table-cell office:value-type="string">
            <text:p>14-066#02</text:p>
          </table:table-cell>
          <table:table-cell office:value-type="string">
            <text:p>Point</text:p>
          </table:table-cell>
          <table:table-cell office:value-type="string">
            <text:p>46.87685,48.15004,0</text:p>
          </table:table-cell>
          <table:table-cell table:number-columns-repeated="252"/>
        </table:table-row>
        <table:table-row table:style-name="ro2">
          <table:table-cell office:value-type="string">
            <text:p>14-067</text:p>
          </table:table-cell>
          <table:table-cell office:value-type="string">
            <text:p>14-067#01</text:p>
          </table:table-cell>
          <table:table-cell office:value-type="string">
            <text:p>Point</text:p>
          </table:table-cell>
          <table:table-cell office:value-type="string">
            <text:p>46.87675,48.15013,0</text:p>
          </table:table-cell>
          <table:table-cell table:number-columns-repeated="252"/>
        </table:table-row>
        <table:table-row table:style-name="ro2">
          <table:table-cell office:value-type="string">
            <text:p>14-067</text:p>
          </table:table-cell>
          <table:table-cell office:value-type="string">
            <text:p>14-067#02</text:p>
          </table:table-cell>
          <table:table-cell office:value-type="string">
            <text:p>Point</text:p>
          </table:table-cell>
          <table:table-cell office:value-type="string">
            <text:p>46.87662,48.1502,0</text:p>
          </table:table-cell>
          <table:table-cell table:number-columns-repeated="252"/>
        </table:table-row>
        <table:table-row table:style-name="ro2">
          <table:table-cell office:value-type="string">
            <text:p>14-068</text:p>
          </table:table-cell>
          <table:table-cell office:value-type="string">
            <text:p>14-068#01</text:p>
          </table:table-cell>
          <table:table-cell office:value-type="string">
            <text:p>Point</text:p>
          </table:table-cell>
          <table:table-cell office:value-type="string">
            <text:p>46.87632,48.15026,0</text:p>
          </table:table-cell>
          <table:table-cell table:number-columns-repeated="252"/>
        </table:table-row>
        <table:table-row table:style-name="ro2">
          <table:table-cell office:value-type="string">
            <text:p>14-069</text:p>
          </table:table-cell>
          <table:table-cell office:value-type="string">
            <text:p>14-069#01</text:p>
          </table:table-cell>
          <table:table-cell office:value-type="string">
            <text:p>LineString</text:p>
          </table:table-cell>
          <table:table-cell office:value-type="string">
            <text:p>46.87737,48.15288,0 46.87729,48.1529,0 46.87722,48.15293,0 46.87718,48.15295,0 46.87701,48.15293,0 46.87686,48.15293,0 46.87671,48.15295,0 46.87669,48.15295,0 46.87667,48.15295,0 46.87665,48.15297,0 46.87665,48.15295,0 46.87649,48.15295,0 46.87645,48.15297,0 46.87641,48.15295,0 46.87637,48.15295,0 46.87639,48.15295,0 46.87641,48.15295,0 46.87645,48.15297,0 46.87647,48.15297,0 46.87649,48.15297,0 46.87652,48.15297,0 46.87665,48.15297,0 46.87673,48.15295,0 46.87675,48.15293,0 46.87677,48.15297,0 46.87682,48.15299,0 46.87684,48.15297,0 46.87682,48.15293,0 46.8768,48.15295,0 46.87677,48.15293,0 46.87669,48.1529,0 46.87658,48.1529,0 46.87654,48.15293,0 46.87658,48.1529,0 46.87656,48.1529,0 46.87658,48.1529,0 46.87671,48.15293,0 46.87682,48.1529,0 46.87682,48.15293,0 46.87682,48.1529,0 46.87682,48.15293,0 46.87682,48.1529,0 46.87682,48.15293,0 46.87682,48.1529,0 46.8768,48.15288,0 46.8768,48.1529,0 46.87677,48.1529,0 46.87688,48.1529,0 46.8769,48.1529,0 46.87688,48.1529,0 46.8769,48.15288,0 46.87692,48.15288,0 46.87697,48.1529,0 46.8768,48.15293,0 46.87697,48.1529,0 46.87699,48.1529,0 46.87697,48.1529,0 46.87705,48.1529,0 46.8771,48.15293,0 46.8772,48.1529,0 46.87727,48.15286,0 46.87731,48.15288,0 46.87746,48.15284,0 46.87759,48.15282,0 46.87772,48.15282,0 46.87785,48.1528,0 46.87791,48.1528,0 46.878,48.15278,0 46.87815,48.1528,0 46.87832,48.1528,0 46.87838,48.15278,0 46.8784,48.15275,0 46.87845,48.15278,0 46.87851,48.15273,0 46.87858,48.15273,0 46.8786,48.15271,0 46.87862,48.15271,0 46.87862,48.15269,0 46.87858,48.15273,0 46.87853,48.15273,0 46.87853,48.15278,0 46.87853,48.1528,0 46.87853,48.15282,0 46.87851,48.15282,0 46.87851,48.15284,0 46.87849,48.15284,0 46.87845,48.15284,0 46.8784,48.15284,0 46.87838,48.15282,0 46.87834,48.1528,0</text:p>
          </table:table-cell>
          <table:table-cell table:number-columns-repeated="252"/>
        </table:table-row>
        <table:table-row table:style-name="ro2">
          <table:table-cell office:value-type="string">
            <text:p>14-070</text:p>
          </table:table-cell>
          <table:table-cell office:value-type="string">
            <text:p>14-070#01</text:p>
          </table:table-cell>
          <table:table-cell office:value-type="string">
            <text:p>LineString</text:p>
          </table:table-cell>
          <table:table-cell office:value-type="string">
            <text:p>46.87735,48.15054,0 46.87737,48.15057,0 46.87742,48.15059,0 46.87742,48.15061,0 46.87737,48.15065,0 46.87742,48.15065,0 46.87744,48.15067,0 46.8774,48.15059,0 46.87748,48.15052,0 46.87752,48.1505,0 46.87757,48.1505,0 46.87757,48.15052,0 46.87755,48.1505,0 46.87759,48.15048,0 46.87765,48.15046,0 46.87776,48.15044,0 46.87791,48.15037,0 46.87806,48.15035,0 46.87815,48.15037,0 46.87821,48.15035,0 46.87828,48.15035,0 46.87834,48.15037,0 46.87838,48.15037,0 46.87855,48.15039,0 46.87858,48.15044,0 46.87853,48.1505,0 46.87853,48.15054,0 46.87849,48.15057,0 46.87849,48.15063,0 46.87858,48.15063,0 46.87864,48.15063,0 46.87871,48.15067,0 46.87877,48.15067,0 46.87879,48.15069,0 46.8789,48.15065,0 46.87892,48.15061,0 46.87892,48.15054,0 46.87894,48.1505,0 46.8789,48.15042,0 46.87875,48.15039,0 46.8786,48.15037,0 46.87845,48.15037,0 46.87832,48.15037,0 46.87819,48.15035,0 46.878,48.15035,0 46.87787,48.15039,0 46.87774,48.15044,0 46.87768,48.15046,0 46.87761,48.15048,0 46.87757,48.1505,0</text:p>
          </table:table-cell>
          <table:table-cell table:number-columns-repeated="252"/>
        </table:table-row>
        <table:table-row table:style-name="ro2">
          <table:table-cell office:value-type="string">
            <text:p>14-071</text:p>
          </table:table-cell>
          <table:table-cell office:value-type="string">
            <text:p>14-071#01</text:p>
          </table:table-cell>
          <table:table-cell office:value-type="string">
            <text:p>Point</text:p>
          </table:table-cell>
          <table:table-cell office:value-type="string">
            <text:p>46.98279,48.21953,0</text:p>
          </table:table-cell>
          <table:table-cell table:number-columns-repeated="252"/>
        </table:table-row>
        <table:table-row table:style-name="ro2">
          <table:table-cell office:value-type="string">
            <text:p>14-071</text:p>
          </table:table-cell>
          <table:table-cell office:value-type="string">
            <text:p>14-071#02</text:p>
          </table:table-cell>
          <table:table-cell office:value-type="string">
            <text:p>Point</text:p>
          </table:table-cell>
          <table:table-cell office:value-type="string">
            <text:p>46.98272,48.21963,0</text:p>
          </table:table-cell>
          <table:table-cell table:number-columns-repeated="252"/>
        </table:table-row>
        <table:table-row table:style-name="ro2">
          <table:table-cell office:value-type="string">
            <text:p>14-071</text:p>
          </table:table-cell>
          <table:table-cell office:value-type="string">
            <text:p>14-071#03</text:p>
          </table:table-cell>
          <table:table-cell office:value-type="string">
            <text:p>Point</text:p>
          </table:table-cell>
          <table:table-cell office:value-type="string">
            <text:p>46.98267,48.22,0</text:p>
          </table:table-cell>
          <table:table-cell table:number-columns-repeated="252"/>
        </table:table-row>
        <table:table-row table:style-name="ro2">
          <table:table-cell office:value-type="string">
            <text:p>14-071</text:p>
          </table:table-cell>
          <table:table-cell office:value-type="string">
            <text:p>14-071#04</text:p>
          </table:table-cell>
          <table:table-cell office:value-type="string">
            <text:p>Point</text:p>
          </table:table-cell>
          <table:table-cell office:value-type="string">
            <text:p>46.98086,48.21984,0</text:p>
          </table:table-cell>
          <table:table-cell table:number-columns-repeated="252"/>
        </table:table-row>
        <table:table-row table:style-name="ro2">
          <table:table-cell office:value-type="string">
            <text:p>14-072</text:p>
          </table:table-cell>
          <table:table-cell office:value-type="string">
            <text:p>14-072#01</text:p>
          </table:table-cell>
          <table:table-cell office:value-type="string">
            <text:p>LineString</text:p>
          </table:table-cell>
          <table:table-cell office:value-type="string">
            <text:p>46.97632,48.2199,0 46.97619,48.21987,0 46.97612,48.21987,0 46.97614,48.21983,0 46.97612,48.21985,0 46.97612,48.21983,0 46.9761,48.21977,0 46.97612,48.2197,0 46.97621,48.2197,0 46.97627,48.21966,0 46.97629,48.21964,0 46.97621,48.21962,0 46.97612,48.21955,0 46.97604,48.21955,0 46.97599,48.21951,0 46.97597,48.2194,0 46.97593,48.21936,0 46.97593,48.21927,0 46.9758,48.21927,0 46.97576,48.21921,0 46.97572,48.21917,0 46.97556,48.21919,0 46.97541,48.21921,0 46.97541,48.21927,0 46.97541,48.21929,0 46.97531,48.21936,0 46.97522,48.21936,0 46.97514,48.21934,0 46.97511,48.21929,0 46.97505,48.21925,0 46.9749,48.21925,0 46.97488,48.21934,0 46.97499,48.2194,0 46.97509,48.21949,0 46.97522,48.21955,0 46.9752,48.21957,0 46.97511,48.21951,0 46.97509,48.21944,0 46.97499,48.2194,0 46.97486,48.21934,0 46.97479,48.21936,0 46.97479,48.21932,0 46.97473,48.21927,0 46.97464,48.21919,0 46.97456,48.2191,0 46.97449,48.21899,0 46.97441,48.21902,0 46.97438,48.21908,0 46.97432,48.21908,0 46.97426,48.21906,0 46.97423,48.2191,0 46.97426,48.2191,0 46.9743,48.21906,0 46.97443,48.21899,0 46.97438,48.21889,0 46.97432,48.21878,0 46.97426,48.21867,0 46.97419,48.21856,0 46.97411,48.21848,0 46.974,48.21839,0 46.97389,48.21833,0 46.97387,48.21824,0 46.97387,48.2182,0 46.97389,48.21816,0 46.97385,48.21816,0 46.97383,48.21816,0 46.97381,48.21814,0 46.9737,48.21818,0 46.97359,48.2182,0 46.97346,48.2182,0 46.97342,48.21822,0 46.97333,48.21822,0 46.9732,48.21816,0 46.97312,48.21814,0 46.97301,48.21818,0 46.97303,48.21818,0 46.97301,48.21818,0 46.97301,48.21816,0 46.97297,48.21816,0 46.97297,48.21822,0 46.97295,48.21826,0 46.97297,48.21829,0 46.97299,48.21837,0 46.97293,48.21835,0 46.97282,48.21826,0 46.97273,48.21816,0 46.97267,48.21807,0 46.97265,48.21799,0 46.97263,48.21788,0 46.9726,48.21777,0 46.97263,48.21769,0 46.97265,48.21758,0 46.97258,48.21749,0 46.97258,48.21738,0 46.97258,48.21726,0 46.97271,48.21721,0 46.9728,48.21721,0 46.9728,48.21715,0 46.9728,48.21711,0 46.97278,48.21706,0 46.97271,48.21698,0 46.97263,48.21693,0 46.9726,48.21693,0 46.97258,48.21691,0 46.97254,48.21693,0 46.9725,48.21691,0 46.97235,48.21693,0 46.97217,48.21691,0 46.97211,48.21691,0 46.97207,48.21687,0 46.97194,48.21685,0 46.97185,48.21687,0 46.97172,48.21685,0 46.9716,48.21681,0 46.97157,48.21681,0 46.9716,48.21681,0 46.97157,48.21681,0 46.97155,48.21678,0 46.97155,48.21676,0 46.9716,48.21676,0</text:p>
          </table:table-cell>
          <table:table-cell table:number-columns-repeated="252"/>
        </table:table-row>
        <table:table-row table:style-name="ro2">
          <table:table-cell office:value-type="string">
            <text:p>14-073</text:p>
          </table:table-cell>
          <table:table-cell office:value-type="string">
            <text:p>14-073#01</text:p>
          </table:table-cell>
          <table:table-cell office:value-type="string">
            <text:p>Polygon</text:p>
          </table:table-cell>
          <table:table-cell office:value-type="string">
            <text:p>46.979892,48.220418,0 46.979721,48.220382,0 46.979688,48.220181,0 46.97956,48.220081,0 46.97942,48.220002,0 46.979946,48.219636,0 46.980515,48.219636,0 46.980751,48.219593,0 46.981019,48.219271,0 46.981469,48.218855,0 46.98221,48.218833,0 46.983122,48.218862,0 46.98265,48.219263,0 46.982199,48.2196,0 46.981491,48.219909,0 46.980729,48.219866,0 46.980418,48.219988,0 46.98,48.219823,0 46.97971,48.220002,0 46.979892,48.220418,0</text:p>
          </table:table-cell>
          <table:table-cell table:number-columns-repeated="252"/>
        </table:table-row>
        <table:table-row table:style-name="ro2">
          <table:table-cell office:value-type="string">
            <text:p>14-074</text:p>
          </table:table-cell>
          <table:table-cell office:value-type="string">
            <text:p>14-074#01</text:p>
          </table:table-cell>
          <table:table-cell office:value-type="string">
            <text:p>LineString</text:p>
          </table:table-cell>
          <table:table-cell office:value-type="string">
            <text:p>46.98159,48.21983,0 46.98177,48.21979,0 46.98189,48.21975,0 46.98202,48.21968,0 46.98211,48.21959,0 46.98213,48.21959,0 46.98213,48.21957,0 46.98213,48.21955,0 46.98211,48.21957,0 46.98213,48.21957,0 46.98224,48.21953,0 46.9823,48.21951,0 46.98228,48.21949,0 46.98237,48.21947,0 46.98237,48.21944,0 46.98235,48.21944,0 46.98237,48.21944,0 46.98243,48.2194,0 46.98254,48.21934,0 46.98262,48.21927,0 46.98265,48.21923,0 46.98267,48.21923,0 46.98267,48.21925,0 46.98265,48.21925,0 46.98262,48.21925,0 46.98265,48.21925,0 46.98265,48.21923,0 46.98265,48.21929,0 46.98265,48.2194,0 46.9826,48.21942,0 46.98256,48.21942,0 46.98254,48.21947,0 46.9826,48.21947,0 46.98258,48.21944,0 46.9826,48.21942,0 46.98262,48.2194,0 46.9826,48.21944,0 46.98245,48.21947,0 46.98237,48.21953,0 46.98235,48.21957,0 46.98232,48.21962,0 46.9823,48.21964,0 46.9823,48.2197,0 46.98228,48.2197,0 46.98228,48.21972,0 46.98235,48.21972,0 46.98235,48.21975,0 46.98237,48.21975,0 46.98235,48.21977,0 46.98237,48.21977,0 46.98235,48.21972,0 46.98235,48.2197,0 46.98232,48.21972,0 46.98235,48.21972,0 46.98235,48.21977,0 46.98235,48.21979,0 46.98237,48.21977,0 46.98235,48.21977,0 46.98235,48.21975,0 46.98237,48.21977,0 46.98235,48.21975,0 46.98237,48.21972,0 46.98235,48.21975,0 46.98228,48.21977,0 46.98209,48.21972,0 46.98205,48.21975,0 46.98213,48.21972,0 46.9822,48.21972,0 46.98222,48.21972,0 46.98226,48.2197,0 46.98226,48.21972,0 46.9823,48.21972,0 46.9823,48.2197,0 46.98228,48.21975,0 46.98226,48.21977,0 46.98226,48.21975,0 46.98228,48.21972,0 46.98226,48.21972,0 46.98228,48.21972,0 46.98226,48.2197,0 46.98224,48.21968,0 46.98232,48.21968,0 46.9823,48.21975,0 46.98232,48.21975,0 46.98232,48.21977,0 46.9823,48.21975,0 46.9823,48.21972,0</text:p>
          </table:table-cell>
          <table:table-cell table:number-columns-repeated="252"/>
        </table:table-row>
        <table:table-row table:style-name="ro2">
          <table:table-cell office:value-type="string">
            <text:p>14-075</text:p>
          </table:table-cell>
          <table:table-cell office:value-type="string">
            <text:p>14-075#01</text:p>
          </table:table-cell>
          <table:table-cell office:value-type="string">
            <text:p>LineString</text:p>
          </table:table-cell>
          <table:table-cell office:value-type="string">
            <text:p>46.98217,48.22015,0 46.98215,48.2202,0 46.98211,48.22022,0 46.98207,48.22026,0 46.98205,48.22028,0 46.982,48.22035,0 46.98198,48.22039,0 46.98196,48.22043,0</text:p>
          </table:table-cell>
          <table:table-cell table:number-columns-repeated="252"/>
        </table:table-row>
        <table:table-row table:style-name="ro2">
          <table:table-cell office:value-type="string">
            <text:p>14-076</text:p>
          </table:table-cell>
          <table:table-cell office:value-type="string">
            <text:p>14-076#01</text:p>
          </table:table-cell>
          <table:table-cell office:value-type="string">
            <text:p>Polygon</text:p>
          </table:table-cell>
          <table:table-cell office:value-type="string">
            <text:p>46.91052,48.129611,0 46.911217,48.129733,0 46.911324,48.129955,0 46.911045,48.130141,0 46.910273,48.130084,0 46.910273,48.129847,0 46.91053,48.129618,0</text:p>
          </table:table-cell>
          <table:table-cell table:number-columns-repeated="252"/>
        </table:table-row>
        <table:table-row table:style-name="ro2">
          <table:table-cell office:value-type="string">
            <text:p>14-077</text:p>
          </table:table-cell>
          <table:table-cell office:value-type="string">
            <text:p>14-077#01</text:p>
          </table:table-cell>
          <table:table-cell office:value-type="string">
            <text:p>Point</text:p>
          </table:table-cell>
          <table:table-cell office:value-type="string">
            <text:p>46.9602500,48.2598000,-7.010400</text:p>
          </table:table-cell>
          <table:table-cell table:number-columns-repeated="252"/>
        </table:table-row>
        <table:table-row table:style-name="ro2">
          <table:table-cell office:value-type="string">
            <text:p>14-077</text:p>
          </table:table-cell>
          <table:table-cell office:value-type="string">
            <text:p>14-077#02</text:p>
          </table:table-cell>
          <table:table-cell office:value-type="string">
            <text:p>Point</text:p>
          </table:table-cell>
          <table:table-cell office:value-type="string">
            <text:p>46.9601400,48.2596700,-6.705600</text:p>
          </table:table-cell>
          <table:table-cell table:number-columns-repeated="252"/>
        </table:table-row>
        <table:table-row table:style-name="ro2">
          <table:table-cell office:value-type="string">
            <text:p>14-078</text:p>
          </table:table-cell>
          <table:table-cell office:value-type="string">
            <text:p>14-078#01</text:p>
          </table:table-cell>
          <table:table-cell office:value-type="string">
            <text:p>Point</text:p>
          </table:table-cell>
          <table:table-cell office:value-type="string">
            <text:p>46.9585100,48.2615840,0.000000</text:p>
          </table:table-cell>
          <table:table-cell table:number-columns-repeated="252"/>
        </table:table-row>
        <table:table-row table:style-name="ro2">
          <table:table-cell office:value-type="string">
            <text:p>14-078</text:p>
          </table:table-cell>
          <table:table-cell office:value-type="string">
            <text:p>14-078#02</text:p>
          </table:table-cell>
          <table:table-cell office:value-type="string">
            <text:p>Point</text:p>
          </table:table-cell>
          <table:table-cell office:value-type="string">
            <text:p>46.9588100,48.2616410,0.000000</text:p>
          </table:table-cell>
          <table:table-cell table:number-columns-repeated="252"/>
        </table:table-row>
        <table:table-row table:style-name="ro2">
          <table:table-cell office:value-type="string">
            <text:p>14-079</text:p>
          </table:table-cell>
          <table:table-cell office:value-type="string">
            <text:p>14-079#01</text:p>
          </table:table-cell>
          <table:table-cell office:value-type="string">
            <text:p>LineString</text:p>
          </table:table-cell>
          <table:table-cell office:value-type="string">
            <text:p>46.9587600,48.2616700,0 46.9587200,48.2616900,0 46.9586600,48.2617400,0 46.9586100,48.2617600,0 46.9585700,48.2617800,0 46.9585500,48.2617800,0 46.9585700,48.2618000,0 46.9585700,48.2618200,0 46.9585900,48.2618500,0 46.9585700,48.2618500,0 46.9585900,48.2618500,0 46.9585500,48.2617800,0 46.9584200,48.2617800,0 46.9583600,48.2617800,0 46.9583100,48.2618200,0 46.9582700,48.2618700,0 46.9582900,48.2618900,0 46.9582500,48.2619100,0 46.9581600,48.2619100,0 46.9581800,48.2619100,0 46.9582100,48.2619100,0 46.9582100,48.2618200,0 46.9582300,48.2617400,0 46.9583100,48.2616500,0 46.9583100,48.2615400,0 46.9583600,48.2615200,0 46.9583800,48.2615200,0 46.9584000,48.2615000,0 46.9584400,48.2614600,0 46.9584800,48.2614400,0 46.9584200,48.2613700,0 46.9583300,48.2613100,0 46.9583800,48.2612700,0 46.9584200,48.2612200,0 46.9585700,48.2612400,0 46.9586800,48.2612000,0 46.9586800,48.2611200,0 46.9586800,48.2610700,0 46.9586600,48.2610500,0 46.9587200,48.2610700,0 46.9587900,48.2611400,0 46.9588300,48.2611800,0</text:p>
          </table:table-cell>
          <table:table-cell table:number-columns-repeated="252"/>
        </table:table-row>
        <table:table-row table:style-name="ro2">
          <table:table-cell office:value-type="string">
            <text:p>14-080</text:p>
          </table:table-cell>
          <table:table-cell office:value-type="string">
            <text:p>14-080#01</text:p>
          </table:table-cell>
          <table:table-cell office:value-type="string">
            <text:p>Point</text:p>
          </table:table-cell>
          <table:table-cell office:value-type="string">
            <text:p>46.9589600,48.2619630,0.000000</text:p>
          </table:table-cell>
          <table:table-cell table:number-columns-repeated="252"/>
        </table:table-row>
        <table:table-row table:style-name="ro2">
          <table:table-cell office:value-type="string">
            <text:p>14-081</text:p>
          </table:table-cell>
          <table:table-cell office:value-type="string">
            <text:p>14-081#01</text:p>
          </table:table-cell>
          <table:table-cell office:value-type="string">
            <text:p>LineString</text:p>
          </table:table-cell>
          <table:table-cell office:value-type="string">
            <text:p>46.9600500,48.2599100,0 46.9600300,48.2599400,0 46.9599900,48.2599800,0 46.9599900,48.2599600,0 46.9599900,48.2599400,0 46.9600300,48.2599600,0 46.9600100,48.2600000,0 46.9600100,48.2599800,0 46.9600100,48.2600200,0 46.9600100,48.2600000,0 46.9600300,48.2600000,0 46.9599700,48.2600000,0 46.9599400,48.2599800,0 46.9599700,48.2599600,0 46.9600100,48.2599600,0 46.9599900,48.2599800,0 46.9599400,48.2600200,0 46.9599200,48.2600400,0 46.9600100,48.2600400,0 46.9599400,48.2600200,0 46.9599700,48.2600000,0 46.9599900,48.2599600,0 46.9599900,48.2599800,0 46.9599900,48.2599600,0 46.9599900,48.2599800,0 46.9599400,48.2600000,0 46.9599400,48.2600200,0 46.9599400,48.2600400,0 46.9599700,48.2600200,0 46.9599900,48.2600200,0 46.9600100,48.2600200,0 46.9599900,48.2600400,0 46.9599700,48.2600900,0 46.9600100,48.2600400,0 46.9600500,48.2600000,0 46.9600500,48.2600200,0 46.9599900,48.2600600,0 46.9598800,48.2601300,0 46.9598600,48.2601500,0 46.9599000,48.2601300,0 46.9599400,48.2601100,0 46.9599700,48.2601100,0 46.9600100,48.2600900,0 46.9599900,48.2600900,0 46.9599700,48.2601100,0 46.9599900,48.2600900,0 46.9599700,48.2600900,0 46.9599200,48.2601100,0 46.9599400,48.2601300,0 46.9599200,48.2601700,0 46.9599400,48.2601500,0 46.9599400,48.2601300,0 46.9599700,48.2601300,0 46.9600100,48.2600900,0 46.9598600,48.2601100,0 46.9598600,48.2600900,0 46.9599000,48.2600900,0 46.9599700,48.2600600,0 46.9599900,48.2600600,0 46.9600300,48.2600400,0 46.9600100,48.2600600,0 46.9599900,48.2600600,0 46.9599900,48.2600400,0 46.9599900,48.2600600,0 46.9600100,48.2600600,0 46.9599900,48.2600600,0 46.9599700,48.2600900,0 46.9599700,48.2601300,0 46.9599400,48.2601300,0 46.9599200,48.2601100,0 46.9599400,48.2601100,0 46.9599400,48.2601300,0 46.9599700,48.2601500,0 46.9600300,48.2601500,0 46.9600700,48.2601500,0 46.9600100,48.2601300,0 46.9599900,48.2601300,0 46.9599700,48.2601300,0 46.9600300,48.2602400,0 46.9600900,48.2601900,0 46.9600900,48.2602100,0 46.9600500,48.2602400,0 46.9600900,48.2602100,0 46.9600300,48.2602100,0 46.9600100,48.2601700,0 46.9599000,48.2601500,0 46.9598800,48.2601500,0 46.9599000,48.2601700,0 46.9599000,48.2601300,0 46.9599200,48.2601500,0 46.9599200,48.2601300,0 46.9599400,48.2601500,0 46.9599000,48.2601300,0 46.9599200,48.2601300,0 46.9599400,48.2601300,0 46.9599200,48.2601300,0 46.9599400,48.2601300,0 46.9599400,48.2601100,0</text:p>
          </table:table-cell>
          <table:table-cell table:number-columns-repeated="252"/>
        </table:table-row>
        <table:table-row table:style-name="ro2">
          <table:table-cell office:value-type="string">
            <text:p>14-082</text:p>
          </table:table-cell>
          <table:table-cell office:value-type="string">
            <text:p>14-082#01</text:p>
          </table:table-cell>
          <table:table-cell office:value-type="string">
            <text:p>LineString</text:p>
          </table:table-cell>
          <table:table-cell office:value-type="string">
            <text:p>46.9544100,48.2591200,0 46.9543600,48.2591200,0 46.9542800,48.2591400,0 46.9542100,48.2591800,0 46.9541300,48.2592100,0 46.9540400,48.2592500,0 46.9539100,48.2592700,0 46.9538900,48.2592700,0 46.9538500,48.2592900,0 46.9537400,48.2593300,0 46.9536400,48.2593800,0 46.9535300,48.2594400,0 46.9534400,48.2594600,0 46.9533300,48.2595100,0 46.9532300,48.2595500,0 46.9531400,48.2596100,0 46.9531400,48.2596800,0 46.9532300,48.2596800,0 46.9532700,48.2596300,0 46.9533600,48.2596300,0 46.9533300,48.2597000,0 46.9534200,48.2596600,0 46.9534900,48.2596100,0 46.9535500,48.2595700,0 46.9535900,48.2594800,0 46.9535900,48.2594400,0 46.9535900,48.2594200,0 46.9536100,48.2594200,0 46.9535900,48.2594200,0 46.9536100,48.2594200,0 46.9537400,48.2593800,0 46.9538500,48.2593600,0 46.9539800,48.2592900,0 46.9540900,48.2592500,0 46.9541700,48.2592100,0 46.9541900,48.2591600,0 46.9542400,48.2591600,0 46.9542400,48.2591400,0 46.9543600,48.2591200,0 46.9544300,48.2590800,0 46.9544300,48.2590300,0 46.9544500,48.2590100,0 46.9545100,48.2590600,0</text:p>
          </table:table-cell>
          <table:table-cell table:number-columns-repeated="252"/>
        </table:table-row>
        <table:table-row table:style-name="ro2">
          <table:table-cell office:value-type="string">
            <text:p>14-083</text:p>
          </table:table-cell>
          <table:table-cell office:value-type="string">
            <text:p>14-083#01</text:p>
          </table:table-cell>
          <table:table-cell office:value-type="string">
            <text:p>Point</text:p>
          </table:table-cell>
          <table:table-cell office:value-type="string">
            <text:p>46.9552160,48.2588400,0.000000</text:p>
          </table:table-cell>
          <table:table-cell table:number-columns-repeated="252"/>
        </table:table-row>
        <table:table-row table:style-name="ro2">
          <table:table-cell office:value-type="string">
            <text:p>14-084</text:p>
          </table:table-cell>
          <table:table-cell office:value-type="string">
            <text:p>14-084#01</text:p>
          </table:table-cell>
          <table:table-cell office:value-type="string">
            <text:p>Polygon</text:p>
          </table:table-cell>
          <table:table-cell office:value-type="string">
            <text:p>46.9605480,48.2600220,0 46.9603550,48.2601440,0 46.9602910,48.2602510,0 46.9603770,48.2603300,0 46.9605910,48.2603440,0 46.9606550,48.2599650,0 46.9605910,48.2596350,0 46.9605590,48.2595350,0 46.9603550,48.2595920,0 46.9602690,48.2596780,0 46.9605480,48.2597780,0 46.9605370,48.2600220,0</text:p>
          </table:table-cell>
          <table:table-cell table:number-columns-repeated="252"/>
        </table:table-row>
        <table:table-row table:style-name="ro2">
          <table:table-cell office:value-type="string">
            <text:p>14-085</text:p>
          </table:table-cell>
          <table:table-cell office:value-type="string">
            <text:p>14-085#01</text:p>
          </table:table-cell>
          <table:table-cell office:value-type="string">
            <text:p>Point</text:p>
          </table:table-cell>
          <table:table-cell office:value-type="string">
            <text:p>46.9275400,48.1250100,54.559200</text:p>
          </table:table-cell>
          <table:table-cell table:number-columns-repeated="252"/>
        </table:table-row>
        <table:table-row table:style-name="ro2">
          <table:table-cell office:value-type="string">
            <text:p>14-085</text:p>
          </table:table-cell>
          <table:table-cell office:value-type="string">
            <text:p>14-085#02</text:p>
          </table:table-cell>
          <table:table-cell office:value-type="string">
            <text:p>Point</text:p>
          </table:table-cell>
          <table:table-cell office:value-type="string">
            <text:p>46.9276600,48.1248300,-4.876800</text:p>
          </table:table-cell>
          <table:table-cell table:number-columns-repeated="252"/>
        </table:table-row>
        <table:table-row table:style-name="ro2">
          <table:table-cell office:value-type="string">
            <text:p>14-085</text:p>
          </table:table-cell>
          <table:table-cell office:value-type="string">
            <text:p>14-085#03</text:p>
          </table:table-cell>
          <table:table-cell office:value-type="string">
            <text:p>Point</text:p>
          </table:table-cell>
          <table:table-cell office:value-type="string">
            <text:p>46.9276700,48.1247500,-9.144000</text:p>
          </table:table-cell>
          <table:table-cell table:number-columns-repeated="252"/>
        </table:table-row>
        <table:table-row table:style-name="ro2">
          <table:table-cell office:value-type="string">
            <text:p>14-085</text:p>
          </table:table-cell>
          <table:table-cell office:value-type="string">
            <text:p>14-085#04</text:p>
          </table:table-cell>
          <table:table-cell office:value-type="string">
            <text:p>Point</text:p>
          </table:table-cell>
          <table:table-cell office:value-type="string">
            <text:p>46.9275700,48.1246600,-12.496800</text:p>
          </table:table-cell>
          <table:table-cell table:number-columns-repeated="252"/>
        </table:table-row>
        <table:table-row table:style-name="ro2">
          <table:table-cell office:value-type="string">
            <text:p>14-086</text:p>
          </table:table-cell>
          <table:table-cell office:value-type="string">
            <text:p>14-086#01</text:p>
          </table:table-cell>
          <table:table-cell office:value-type="string">
            <text:p>LineString</text:p>
          </table:table-cell>
          <table:table-cell office:value-type="string">
            <text:p>46.9271300,48.1250500,0 46.9272400,48.1251200,0 46.9272600,48.1251400,0 46.9273500,48.1252000,0 46.9273700,48.1252200,0 46.9273900,48.1252200,0 46.9275000,48.1252900,0 46.9274800,48.1253300,0 46.9275400,48.1253500,0 46.9276300,48.1253700,0 46.9276700,48.1254000,0 46.9276900,48.1254000,0 46.9277100,48.1253700,0 46.9277400,48.1253700,0 46.9277600,48.1253700,0 46.9277800,48.1253700,0 46.9277600,48.1253500,0 46.9277400,48.1253300,0 46.9277600,48.1253300,0 46.9277600,48.1253100,0 46.9276700,48.1252900,0 46.9276500,48.1252000,0 46.9275900,48.1251200,0 46.9275200,48.1249900,0 46.9274400,48.1249000,0 46.9274100,48.1249000,0 46.9273300,48.1249200,0 46.9272600,48.1249900,0 46.9272400,48.1249900,0 46.9272600,48.1249900,0 46.9272400,48.1250300,0 46.9272400,48.1251200,0 46.9272400,48.1251800,0 46.9272600,48.1252500,0 46.9273500,48.1252900,0 46.9273900,48.1252200,0 46.9274600,48.1251800,0 46.9275000,48.1251800,0 46.9273900,48.1252500,0 46.9274100,48.1252900,0 46.9274400,48.1253300,0 46.9274600,48.1253300,0 46.9274800,48.1253300,0 46.9274800,48.1253100,0 46.9274400,48.1252500,0 46.9274400,48.1251600,0 46.9274400,48.1251200,0 46.9274100,48.1250300,0 46.9274800,48.1249900,0 46.9274400,48.1249000,0 46.9275400,48.1249500,0 46.9276900,48.1249500,0 46.9277400,48.1249200,0 46.9278200,48.1248400,0 46.9278400,48.1247500,0 46.9278900,48.1246900,0 46.9278900,48.1246700,0 46.9278900,48.1246400,0 46.9279100,48.1246200,0</text:p>
          </table:table-cell>
          <table:table-cell table:number-columns-repeated="252"/>
        </table:table-row>
        <table:table-row table:style-name="ro2">
          <table:table-cell office:value-type="string">
            <text:p>14-087</text:p>
          </table:table-cell>
          <table:table-cell office:value-type="string">
            <text:p>14-087#01</text:p>
          </table:table-cell>
          <table:table-cell office:value-type="string">
            <text:p>LineString</text:p>
          </table:table-cell>
          <table:table-cell office:value-type="string">
            <text:p>46.9262100,48.1247900,0 46.9261300,48.1247900,0 46.9260400,48.1247500,0 46.9260400,48.1247300,0 46.9260200,48.1247300,0 46.9260200,48.1247100,0 46.9260400,48.1247100,0 46.9260200,48.1247100,0 46.9260000,48.1247300,0 46.9260200,48.1247300,0 46.9260400,48.1247300,0 46.9260800,48.1247700,0 46.9260800,48.1247900,0 46.9261100,48.1247900,0 46.9260600,48.1248200,0 46.9260800,48.1247900,0 46.9260800,48.1247500,0 46.9261300,48.1247700,0 46.9261700,48.1247500,0 46.9261700,48.1247300,0 46.9261900,48.1247300,0 46.9262100,48.1247500,0 46.9262100,48.1247300,0</text:p>
          </table:table-cell>
          <table:table-cell table:number-columns-repeated="252"/>
        </table:table-row>
        <table:table-row table:style-name="ro2">
          <table:table-cell office:value-type="string">
            <text:p>14-088</text:p>
          </table:table-cell>
          <table:table-cell office:value-type="string">
            <text:p>14-088#01</text:p>
          </table:table-cell>
          <table:table-cell office:value-type="string">
            <text:p>Point</text:p>
          </table:table-cell>
          <table:table-cell office:value-type="string">
            <text:p>46.9274280,48.1247280,0.000000</text:p>
          </table:table-cell>
          <table:table-cell table:number-columns-repeated="252"/>
        </table:table-row>
        <table:table-row table:style-name="ro2">
          <table:table-cell office:value-type="string">
            <text:p>14-089</text:p>
          </table:table-cell>
          <table:table-cell office:value-type="string">
            <text:p>14-089#01</text:p>
          </table:table-cell>
          <table:table-cell office:value-type="string">
            <text:p>Point</text:p>
          </table:table-cell>
          <table:table-cell office:value-type="string">
            <text:p>46.9501730,48.1308120,0.000000</text:p>
          </table:table-cell>
          <table:table-cell table:number-columns-repeated="252"/>
        </table:table-row>
        <table:table-row table:style-name="ro2">
          <table:table-cell office:value-type="string">
            <text:p>14-090</text:p>
          </table:table-cell>
          <table:table-cell office:value-type="string">
            <text:p>14-090#01</text:p>
          </table:table-cell>
          <table:table-cell office:value-type="string">
            <text:p>LineString</text:p>
          </table:table-cell>
          <table:table-cell office:value-type="string">
            <text:p>46.9587900,48.2615700,0 46.9587400,48.2615400,0 46.9587600,48.2615400,0 46.9586800,48.2615700,0 46.9587000,48.2615700,0 46.9586300,48.2615700,0 46.9585700,48.2615700,0 46.9585900,48.2615700,0 46.9585900,48.2615400,0 46.9585500,48.2615200,0 46.9585700,48.2615400,0 46.9587400,48.2615000,0 46.9586300,48.2614400,0 46.9585300,48.2613300,0 46.9584400,48.2612200,0 46.9584000,48.2611600,0 46.9583300,48.2610500,0 46.9583300,48.2610300,0 46.9583600,48.2610700,0 46.9584000,48.2610500,0 46.9584600,48.2610300,0 46.9583600,48.2610100,0 46.9583300,48.2610100,0 46.9583100,48.2610100,0 46.9582500,48.2609700,0 46.9582500,48.2609400,0 46.9583300,48.2609200,0 46.9584000,48.2609400,0 46.9584400,48.2609400,0 46.9584800,48.2609000,0 46.9584400,48.2609400,0 46.9583300,48.2610100,0 46.9583600,48.2610100,0 46.9583800,48.2610100,0</text:p>
          </table:table-cell>
          <table:table-cell table:number-columns-repeated="252"/>
        </table:table-row>
        <table:table-row table:style-name="ro2">
          <table:table-cell office:value-type="string">
            <text:p>14-091</text:p>
          </table:table-cell>
          <table:table-cell office:value-type="string">
            <text:p>14-091#01</text:p>
          </table:table-cell>
          <table:table-cell office:value-type="string">
            <text:p>LineString</text:p>
          </table:table-cell>
          <table:table-cell office:value-type="string">
            <text:p>46.8395000,48.2789700,0 46.8395200,48.2789500,0 46.8394800,48.2789300,0 46.8395000,48.2789500,0 46.8394800,48.2789900,0 46.8395700,48.2789700,0 46.8396300,48.2789300,0 46.8396500,48.2788800,0 46.8395400,48.2788800,0 46.8395200,48.2788800,0 46.8395400,48.2789000,0 46.8395400,48.2789300,0 46.8395200,48.2789500,0 46.8395400,48.2789300,0 46.8396100,48.2788400,0</text:p>
          </table:table-cell>
          <table:table-cell table:number-columns-repeated="252"/>
        </table:table-row>
        <table:table-row table:style-name="ro2">
          <table:table-cell office:value-type="string">
            <text:p>14-092</text:p>
          </table:table-cell>
          <table:table-cell office:value-type="string">
            <text:p>14-092#01</text:p>
          </table:table-cell>
          <table:table-cell office:value-type="string">
            <text:p>LineString</text:p>
          </table:table-cell>
          <table:table-cell office:value-type="string">
            <text:p>46.8518800,48.2792000,0 46.8519000,48.2792000,0 46.8519000,48.2792500,0 46.8519700,48.2792500,0 46.8520100,48.2792700,0 46.8519300,48.2791800,0 46.8518400,48.2791400,0 46.8518200,48.2791400,0 46.8518200,48.2791600,0 46.8518800,48.2792000,0 46.8519000,48.2792000,0 46.8519300,48.2792300,0</text:p>
          </table:table-cell>
          <table:table-cell table:number-columns-repeated="252"/>
        </table:table-row>
        <table:table-row table:style-name="ro2">
          <table:table-cell office:value-type="string">
            <text:p>14-093</text:p>
          </table:table-cell>
          <table:table-cell office:value-type="string">
            <text:p>14-093#01</text:p>
          </table:table-cell>
          <table:table-cell office:value-type="string">
            <text:p>LineString</text:p>
          </table:table-cell>
          <table:table-cell office:value-type="string">
            <text:p>46.8942200,48.2704900,0 46.8942000,48.2704500,0 46.8941800,48.2704300,0 46.8941800,48.2704100,0 46.8941800,48.2704300,0 46.8941500,48.2704300,0 46.8941800,48.2704500,0 46.8942000,48.2704300,0 46.8942000,48.2704100,0 46.8941500,48.2703600,0 46.8941100,48.2703200,0 46.8941300,48.2702800,0 46.8941300,48.2703000,0 46.8941300,48.2703200,0 46.8941300,48.2703900,0 46.8941500,48.2704300,0 46.8941300,48.2704100,0 46.8942000,48.2704900,0</text:p>
          </table:table-cell>
          <table:table-cell table:number-columns-repeated="252"/>
        </table:table-row>
        <table:table-row table:style-name="ro2">
          <table:table-cell office:value-type="string">
            <text:p>14-094</text:p>
          </table:table-cell>
          <table:table-cell office:value-type="string">
            <text:p>14-094#01</text:p>
          </table:table-cell>
          <table:table-cell office:value-type="string">
            <text:p>LineString</text:p>
          </table:table-cell>
          <table:table-cell office:value-type="string">
            <text:p>46.8360300,48.2814800,0 46.8360000,48.2814800,0 46.8359800,48.2815000,0 46.8359600,48.2815000,0 46.8359600,48.2814800,0 46.8359600,48.2814600,0 46.8359400,48.2814600,0 46.8359400,48.2815000,0 46.8360000,48.2815600,0 46.8360500,48.2815600,0 46.8360300,48.2815400,0 46.8360000,48.2815400,0 46.8359800,48.2815200,0 46.8358500,48.2815400,0 46.8357700,48.2815400,0 46.8357000,48.2815400,0 46.8356000,48.2815600,0 46.8355300,48.2815600,0 46.8353800,48.2815400,0 46.8353000,48.2815200,0 46.8352700,48.2814800,0 46.8352700,48.2814600,0 46.8352500,48.2814600,0 46.8352100,48.2814400,0 46.8351500,48.2814400,0</text:p>
          </table:table-cell>
          <table:table-cell table:number-columns-repeated="252"/>
        </table:table-row>
        <table:table-row table:style-name="ro2">
          <table:table-cell office:value-type="string">
            <text:p>14-095</text:p>
          </table:table-cell>
          <table:table-cell office:value-type="string">
            <text:p>14-095#01</text:p>
          </table:table-cell>
          <table:table-cell office:value-type="string">
            <text:p>Point</text:p>
          </table:table-cell>
          <table:table-cell office:value-type="string">
            <text:p>46.9598300,48.2595000,-19.202400</text:p>
          </table:table-cell>
          <table:table-cell table:number-columns-repeated="252"/>
        </table:table-row>
        <table:table-row table:style-name="ro2">
          <table:table-cell office:value-type="string">
            <text:p>14-096</text:p>
          </table:table-cell>
          <table:table-cell office:value-type="string">
            <text:p>14-096#01</text:p>
          </table:table-cell>
          <table:table-cell office:value-type="string">
            <text:p>Point</text:p>
          </table:table-cell>
          <table:table-cell office:value-type="string">
            <text:p>46.9060240,48.1303950,0.000000</text:p>
          </table:table-cell>
          <table:table-cell table:number-columns-repeated="252"/>
        </table:table-row>
        <table:table-row table:style-name="ro2">
          <table:table-cell office:value-type="string">
            <text:p>14-097</text:p>
          </table:table-cell>
          <table:table-cell office:value-type="string">
            <text:p>14-097#01</text:p>
          </table:table-cell>
          <table:table-cell office:value-type="string">
            <text:p>Point</text:p>
          </table:table-cell>
          <table:table-cell office:value-type="string">
            <text:p>46.8249400,48.1334400,65.836800</text:p>
          </table:table-cell>
          <table:table-cell table:number-columns-repeated="252"/>
        </table:table-row>
        <table:table-row table:style-name="ro2">
          <table:table-cell office:value-type="string">
            <text:p>14-097</text:p>
          </table:table-cell>
          <table:table-cell office:value-type="string">
            <text:p>14-097#02</text:p>
          </table:table-cell>
          <table:table-cell office:value-type="string">
            <text:p>Point</text:p>
          </table:table-cell>
          <table:table-cell office:value-type="string">
            <text:p>46.8247700,48.1333000,64.312798</text:p>
          </table:table-cell>
          <table:table-cell table:number-columns-repeated="252"/>
        </table:table-row>
        <table:table-row table:style-name="ro2" table:number-rows-repeated="1048285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named-expressions>
        <table:named-expression table:name="placemark" table:base-cell-address="$location.$A$1" table:expression="$location.$#ссыл!$#ССЫЛ!:$#ССЫЛ!$#ССЫЛ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MS Sans Serif1" svg:font-family="'MS Sans Serif'"/>
    <style:font-face style:name="Arial" svg:font-family="Arial" style:font-family-generic="swiss" style:font-pitch="variable"/>
    <style:font-face style:name="MS Sans Serif" svg:font-family="'MS Sans Serif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39">
      <number:month number:textual="true"/>
      <number:text>.</number:text>
      <number:year number:style="long"/>
    </number:date-style>
    <number:number-style style:name="N141P0" style:volatile="true">
      <number:text>Да</number:text>
    </number:number-style>
    <number:number-style style:name="N141P1" style:volatile="true">
      <number:text>Да</number:text>
    </number:number-style>
    <number:number-style style:name="N141">
      <number:text>Нет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Истина</number:text>
    </number:number-style>
    <number:number-style style:name="N143P1" style:volatile="true">
      <number:text>Истина</number:text>
    </number:number-style>
    <number:number-style style:name="N143">
      <number:text>Ложь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Вкл</number:text>
    </number:number-style>
    <number:number-style style:name="N145P1" style:volatile="true">
      <number:text>Вкл</number:text>
    </number:number-style>
    <number:number-style style:name="N145">
      <number:text>Выкл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7P0"/>
    </number:currency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number number:decimal-places="0" number:min-integer-digits="1" number:grouping="true"/>
      <number:text> </number:text>
    </number:number-style>
    <number:number-style style:name="N155P1" style:volatile="true">
      <number:text> $(</number:text>
      <number:number number:decimal-places="0" number:min-integer-digits="1" number:grouping="true"/>
      <number:text>)</number:text>
    </number:number-style>
    <number:number-style style:name="N155P2" style:volatile="true">
      <number:text> $-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(</number:text>
      <number:number number:decimal-places="2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 (</number:text>
      <number:number number:decimal-places="0" number:min-integer-digits="1" number:grouping="true"/>
      <number:text>)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5P0" style:volatile="true">
      <number:currency-symbol>$</number:currency-symbol>
      <number:number number:decimal-places="2" number:min-integer-digits="1" number:grouping="true"/>
    </number:currency-style>
    <number:currency-style style:name="N16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65P0"/>
    </number:currency-style>
    <number:number-style style:name="N167P0" style:volatile="true">
      <number:text> </number:text>
      <number:number number:decimal-places="0" number:min-integer-digits="1" number:grouping="true"/>
      <number:text>    </number:text>
    </number:number-style>
    <number:number-style style:name="N167P1" style:volatile="true">
      <number:text>-</number:text>
      <number:number number:decimal-places="0" number:min-integer-digits="1" number:grouping="true"/>
      <number:text>    </number:text>
    </number:number-style>
    <number:number-style style:name="N167P2" style:volatile="true">
      <number:text> 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text> </number:text>
      <number:number number:decimal-places="0" number:min-integer-digits="1" number:grouping="true"/>
      <number:text>р. </number:text>
    </number:number-style>
    <number:number-style style:name="N169P1" style:volatile="true">
      <number:text>-</number:text>
      <number:number number:decimal-places="0" number:min-integer-digits="1" number:grouping="true"/>
      <number:text>р. </number:text>
    </number:number-style>
    <number:number-style style:name="N169P2" style:volatile="true">
      <number:text> -р.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text> </number:text>
      <number:number number:decimal-places="2" number:min-integer-digits="1" number:grouping="true"/>
      <number:text>    </number:text>
    </number:number-style>
    <number:number-style style:name="N171P1" style:volatile="true">
      <number:text>-</number:text>
      <number:number number:decimal-places="2" number:min-integer-digits="1" number:grouping="true"/>
      <number:text>    </number:text>
    </number:number-style>
    <number:number-style style:name="N171P2" style:volatile="true">
      <number:text> -</number:text>
      <number:number number:decimal-places="0" number:min-integer-digits="0"/>
      <number:text>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text> </number:text>
      <number:number number:decimal-places="2" number:min-integer-digits="1" number:grouping="true"/>
      <number:text> </number:text>
    </number:number-style>
    <number:number-style style:name="N175P1" style:volatile="true">
      <number:text> (</number:text>
      <number:number number:decimal-places="2" number:min-integer-digits="1" number:grouping="true"/>
      <number:text>)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 </number:text>
      <number:number number:decimal-places="0" number:min-integer-digits="1" number:grouping="true"/>
      <number:text> </number:text>
    </number:number-style>
    <number:number-style style:name="N177P1" style:volatile="true">
      <number:text> (</number:text>
      <number:number number:decimal-places="0" number:min-integer-digits="1" number:grouping="true"/>
      <number:text>)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7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78P0"/>
    </number:currency-style>
    <style:style style:name="Default" style:family="table-cell">
      <style:table-cell-properties style:rotation-align="none"/>
      <style:text-properties style:font-name="MS Sans Serif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5f_location" style:display-name="Обычный_location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Обычный_5f_location_5f_1" style:display-name="Обычный_location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Обычный_5f_series" style:display-name="Обычный_serie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.917cm"/>
      </style:header-style>
      <style:footer-style>
        <style:header-footer-properties fo:min-height="0.751cm" fo:margin-left="0cm" fo:margin-right="0cm" fo:margin-top="0.917cm"/>
      </style:footer-style>
    </style:page-layout>
    <style:page-layout style:name="Mpm4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1" fo:font-size="10pt" fo:font-style="normal" fo:text-shadow="none" style:text-underline-style="none" fo:font-weight="normal" style:font-size-asian="10pt" style:font-style-asian="normal" style:font-weight-asian="normal" style:font-name-complex="MS Sans Serif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16.06.2015</text:date>, <text:time>09:33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location" style:display-name="PageStyle_locatio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lacemark" style:display-name="PageStyle_placemar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thor" style:display-name="PageStyle_autho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ocation_20_1" style:display-name="PageStyle_location 1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placemark_20_1" style:display-name="PageStyle_placemark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</meta:initial-creator>
    <meta:creation-date>2013-10-02T15:25:07</meta:creation-date>
    <dc:creator>Konstantin Grebennikov</dc:creator>
    <dc:date>2015-06-16T09:33:10.81</dc:date>
    <meta:generator>OpenOffice/4.0.1$Win32 OpenOffice.org_project/401m5$Build-9714</meta:generator>
    <meta:editing-duration>PT1H59M18S</meta:editing-duration>
    <meta:editing-cycles>15</meta:editing-cycles>
    <meta:document-statistic meta:table-count="2" meta:cell-count="2373" meta:object-count="0"/>
  </office:meta>
</office:document-meta>
</file>